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script-lb.xml" manifest:media-type="text/xml"/>
  <manifest:file-entry manifest:full-path="Basic/VBAProject/AltFormulation.xml" manifest:media-type="text/xml"/>
  <manifest:file-entry manifest:full-path="Basic/VBAProject/Sheet1 (Sheet1).xml" manifest:media-type="text/xml"/>
  <manifest:file-entry manifest:full-path="Basic/VBAProject/Sheet1.xml" manifest:media-type="text/xml"/>
  <manifest:file-entry manifest:full-path="Basic/VBAProject/NewFormulation.xml" manifest:media-type="text/xml"/>
  <manifest:file-entry manifest:full-path="Basic/VBAProject/script-lb.xml" manifest:media-type="text/xml"/>
  <manifest:file-entry manifest:full-path="Basic/VBAProject/OldFormulation.xml" manifest:media-type="text/xml"/>
  <manifest:file-entry manifest:full-path="Basic/VBAProject/Sheet2.xml" manifest:media-type="text/xml"/>
  <manifest:file-entry manifest:full-path="Basic/VBAProject/Sheet3.xml" manifest:media-type="text/xml"/>
  <manifest:file-entry manifest:full-path="Basic/VBAProject/ThisWorkbook.xml" manifest:media-type="text/xml"/>
  <manifest:file-entry manifest:full-path="Basic/script-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61pt"/>
    </style:style>
    <style:style style:name="co2" style:family="table-column">
      <style:table-column-properties fo:break-before="auto" style:column-width="94.45pt"/>
    </style:style>
    <style:style style:name="co3" style:family="table-column">
      <style:table-column-properties fo:break-before="auto" style:column-width="66.64pt"/>
    </style:style>
    <style:style style:name="co4" style:family="table-column">
      <style:table-column-properties fo:break-before="auto" style:column-width="50.8pt"/>
    </style:style>
    <style:style style:name="co5" style:family="table-column">
      <style:table-column-properties fo:break-before="auto" style:column-width="107.15pt"/>
    </style:style>
    <style:style style:name="co6" style:family="table-column">
      <style:table-column-properties fo:break-before="auto" style:column-width="111.09pt"/>
    </style:style>
    <style:style style:name="co7" style:family="table-column">
      <style:table-column-properties fo:break-before="auto" style:column-width="53.21pt"/>
    </style:style>
    <style:style style:name="co8" style:family="table-column">
      <style:table-column-properties fo:break-before="auto" style:column-width="48.19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style:style style:name="ce1" style:family="table-cell" style:parent-style-name="Default" style:data-style-name="N0">
      <style:table-cell-properties style:rotation-align="none"/>
    </style:style>
    <style:style style:name="ce2" style:family="table-cell" style:parent-style-name="Default" style:data-style-name="N1">
      <style:table-cell-properties style:rotation-align="none"/>
    </style:style>
    <style:style style:name="ce3" style:family="table-cell" style:parent-style-name="Default" style:data-style-name="N3">
      <style:table-cell-properties style:rotation-align="none"/>
    </style:style>
    <style:style style:name="ce4" style:family="table-cell" style:parent-style-name="Default" style:data-style-name="N2">
      <style:table-cell-properties style:rotation-align="none"/>
    </style:style>
    <style:style style:name="ce5" style:family="table-cell" style:parent-style-name="Default" style:data-style-name="N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6" style:family="table-cell" style:parent-style-name="Default" style:data-style-name="N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none" svg:stroke-width="0pt" draw:fill="solid" draw:fill-color="#ffffff" draw:textarea-vertical-align="middle" draw:auto-grow-height="true" draw:fit-to-size="false" fo:min-height="0pt" fo:min-width="0pt" fo:padding-top="0pt" fo:padding-bottom="0pt" fo:padding-left="0pt" fo:padding-right="0pt" fo:wrap-option="wrap"/>
    </style:style>
    <style:style style:name="gr3" style:family="graphic">
      <style:graphic-properties draw:stroke="none" svg:stroke-width="0pt" draw:fill="solid" draw:fill-color="#ffffff" draw:textarea-vertical-align="middle" draw:auto-grow-height="false" draw:fit-to-size="false" fo:min-height="0pt" fo:min-width="0pt" fo:padding-top="0pt" fo:padding-bottom="0pt" fo:padding-left="0pt" fo:padding-right="0pt" fo:wrap-option="wrap"/>
    </style:style>
    <style:style style:name="P1" style:family="paragraph">
      <loext:graphic-properties draw:fill="none"/>
      <style:paragraph-properties fo:text-align="start"/>
      <style:text-properties fo:font-size="18pt"/>
    </style:style>
    <style:style style:name="P2" style:family="paragraph">
      <style:paragraph-properties fo:margin-top="0pt" fo:margin-bottom="0pt" fo:line-height="100%" fo:text-align="center"/>
    </style:style>
    <style:style style:name="P3"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font-variant="normal" fo:text-transform="none" fo:color="#000000" style:text-line-through-style="none" style:text-line-through-type="none" style:text-position="-25%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7" table:default-cell-style-name="ce1"/>
        <table:table-row table:style-name="ro1">
          <table:table-cell office:value-type="string" calcext:value-type="string">
            <text:p>baseReward</text:p>
          </table:table-cell>
          <table:table-cell office:value-type="float" office:value="8.5" calcext:value-type="float">
            <text:p>8.5</text:p>
          </table:table-cell>
          <table:table-cell office:value-type="string" calcext:value-type="string">
            <text:p>XMR</text:p>
          </table:table-cell>
          <table:table-cell/>
          <table:table-cell office:value-type="string" calcext:value-type="string">
            <text:p>T0</text:p>
          </table:table-cell>
          <table:table-cell table:formula="of:=GETT0()" office:value-type="float" office:value="13000" calcext:value-type="float">
            <text:p>13000</text:p>
          </table:table-cell>
          <table:table-cell office:value-type="string" calcext:value-type="string">
            <text:p>b</text:p>
          </table:table-cell>
          <table:table-cell/>
          <table:table-cell office:value-type="string" calcext:value-type="string">
            <text:p>XMRUSD</text:p>
          </table:table-cell>
          <table:table-cell office:value-type="float" office:value="13" calcext:value-type="float">
            <text:p>13</text:p>
          </table:table-cell>
          <table:table-cell office:value-type="string" calcext:value-type="string">
            <text:p>-</text:p>
          </table:table-cell>
          <table:table-cell office:value-type="string" calcext:value-type="string">
            <text:p>XMRUSD</text:p>
          </table:table-cell>
          <table:table-cell office:value-type="float" office:value="13" calcext:value-type="float">
            <text:p>13</text:p>
          </table:table-cell>
          <table:table-cell office:value-type="string" calcext:value-type="string">
            <text:p>-</text:p>
          </table:table-cell>
          <table:table-cell table:number-columns-repeated="1010"/>
        </table:table-row>
        <table:table-row table:style-name="ro1">
          <table:table-cell office:value-type="string" calcext:value-type="string">
            <text:p>medianBlockSize</text:p>
          </table:table-cell>
          <table:table-cell office:value-type="float" office:value="60000" calcext:value-type="float">
            <text:p>60000</text:p>
          </table:table-cell>
          <table:table-cell office:value-type="string" calcext:value-type="string">
            <text:p>b</text:p>
          </table:table-cell>
          <table:table-cell/>
          <table:table-cell office:value-type="string" calcext:value-type="string">
            <text:p>W0</text:p>
          </table:table-cell>
          <table:table-cell table:formula="of:=GETW0()" office:value-type="float" office:value="1.012" calcext:value-type="float">
            <text:p>1.012</text:p>
          </table:table-cell>
          <table:table-cell office:value-type="string" calcext:value-type="string">
            <text:p>-</text:p>
          </table:table-cell>
          <table:table-cell table:number-columns-repeated="1017"/>
        </table:table-row>
        <table:table-row table:style-name="ro1">
          <table:table-cell office:value-type="string" calcext:value-type="string">
            <text:p>singleTxExpansionFactor</text:p>
          </table:table-cell>
          <table:table-cell table:formula="of:=1+[.F1]/medianBlockSize" office:value-type="float" office:value="1.21666666666667" calcext:value-type="float">
            <text:p>1.21666666666667</text:p>
          </table:table-cell>
          <table:table-cell office:value-type="string" calcext:value-type="string">
            <text:p>-</text:p>
          </table:table-cell>
          <table:table-cell table:number-columns-repeated="1021"/>
        </table:table-row>
        <table:table-row table:style-name="ro1">
          <table:table-cell table:number-columns-repeated="1024"/>
        </table:table-row>
        <table:table-row table:style-name="ro1">
          <table:table-cell table:number-columns-repeated="5"/>
          <table:table-cell table:number-columns-repeated="12" office:value-type="string" calcext:value-type="string">
            <text:p>Fee / TX</text:p>
          </table:table-cell>
          <table:table-cell table:number-columns-repeated="9" office:value-type="string" calcext:value-type="string">
            <text:p>Total Fee</text:p>
          </table:table-cell>
          <table:table-cell table:number-columns-repeated="998"/>
        </table:table-row>
        <table:table-row table:style-name="ro1">
          <table:table-cell table:number-columns-repeated="5"/>
          <table:table-cell table:number-columns-repeated="3" office:value-type="string" calcext:value-type="string">
            <text:p>New</text:p>
          </table:table-cell>
          <table:table-cell table:number-columns-repeated="3" office:value-type="string" calcext:value-type="string">
            <text:p>Old-ideal</text:p>
          </table:table-cell>
          <table:table-cell table:number-columns-repeated="3" office:value-type="string" calcext:value-type="string">
            <text:p>Old-feasible</text:p>
          </table:table-cell>
          <table:table-cell table:number-columns-repeated="3" office:value-type="string" calcext:value-type="string">
            <text:p>Alt</text:p>
          </table:table-cell>
          <table:table-cell table:number-columns-repeated="3" office:value-type="string" calcext:value-type="string">
            <text:p>New</text:p>
          </table:table-cell>
          <table:table-cell table:number-columns-repeated="3" office:value-type="string" calcext:value-type="string">
            <text:p>Old</text:p>
          </table:table-cell>
          <table:table-cell table:number-columns-repeated="3" office:value-type="string" calcext:value-type="string">
            <text:p>Alt</text:p>
          </table:table-cell>
          <table:table-cell table:number-columns-repeated="998"/>
        </table:table-row>
        <table:table-row table:style-name="ro1">
          <table:table-cell/>
          <table:table-cell table:style-name="ce2" office:value-type="string" calcext:value-type="string">
            <text:p>Median Block Size</text:p>
          </table:table-cell>
          <table:table-cell office:value-type="string" calcext:value-type="string">
            <text:p>Linear Price</text:p>
          </table:table-cell>
          <table:table-cell office:value-type="string" calcext:value-type="string">
            <text:p>Square Price</text:p>
          </table:table-cell>
          <table:table-cell office:value-type="string" calcext:value-type="string">
            <text:p>Fla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table:number-columns-repeated="998"/>
        </table:table-row>
        <table:table-row table:style-name="ro1">
          <table:table-cell/>
          <table:table-cell table:style-name="ce3" table:formula="of:=[.B9]" office:value-type="float" office:value="1083333.33333333" calcext:value-type="float">
            <text:p>1,083,333</text:p>
          </table:table-cell>
          <table:table-cell table:number-columns-repeated="2" table:style-name="ce3" office:value-type="float" office:value="0" calcext:value-type="float">
            <text:p>0</text:p>
          </table:table-cell>
          <table:table-cell office:value-type="float" office:value="0" calcext:value-type="float">
            <text:p>0</text:p>
          </table:table-cell>
          <table:table-cell table:number-columns-repeated="3" table:style-name="ce4" office:value-type="float" office:value="0" calcext:value-type="float">
            <text:p>0.00</text:p>
          </table:table-cell>
          <table:table-cell table:number-columns-repeated="6" office:value-type="float" office:value="0" calcext:value-type="float">
            <text:p>0</text:p>
          </table:table-cell>
          <table:table-cell table:number-columns-repeated="6" table:style-name="ce4" office:value-type="float" office:value="0" calcext:value-type="float">
            <text:p>0.00</text:p>
          </table:table-cell>
          <table:table-cell table:number-columns-repeated="3" office:value-type="float" office:value="0" calcext:value-type="float">
            <text:p>0</text:p>
          </table:table-cell>
          <table:table-cell table:number-columns-repeated="3" table:style-name="ce4" office:value-type="float" office:value="0" calcext:value-type="float">
            <text:p>0.00</text:p>
          </table:table-cell>
          <table:table-cell table:number-columns-repeated="998"/>
        </table:table-row>
        <table:table-row table:style-name="ro1">
          <table:table-cell/>
          <table:table-cell table:style-name="ce3" table:formula="of:=T_0/(W_0-1)" office:value-type="float" office:value="1083333.33333333" calcext:value-type="float">
            <text:p>1,083,333</text:p>
          </table:table-cell>
          <table:table-cell table:style-name="ce3" table:formula="of:=([.$B9]/[.$B$15])*XMRUSD" office:value-type="float" office:value="234.722222222222" calcext:value-type="float">
            <text:p>235</text:p>
          </table:table-cell>
          <table:table-cell table:style-name="ce3" table:formula="of:=([.$B9]/[.$B$15])^2*XMRUSD" office:value-type="float" office:value="4238.04012345678" calcext:value-type="float">
            <text:p>4,238</text:p>
          </table:table-cell>
          <table:table-cell table:formula="of:=XMRUSD" office:value-type="float" office:value="13" calcext:value-type="float">
            <text:p>13</text:p>
          </table:table-cell>
          <table:table-cell table:style-name="ce4" table:formula="of:=GETNEUTRALFEE(baseReward;[.$B9];IF(T_0/[.$B9]+1&gt;W_0;T_0/[.$B9]+1;W_0))*T_0*[.$C9]" office:value-type="float" office:value="0.2873" calcext:value-type="float">
            <text:p>0.29</text:p>
          </table:table-cell>
          <table:table-cell table:style-name="ce4" table:formula="of:=GETNEUTRALFEE(baseReward;[.$B9];IF(T_0/[.$B9]+1&gt;W_0;T_0/[.$B9]+1;W_0))*T_0*[.$D9]" office:value-type="float" office:value="5.18736111111111" calcext:value-type="float">
            <text:p>5.19</text:p>
          </table:table-cell>
          <table:table-cell table:style-name="ce4" table:formula="of:=GETNEUTRALFEE(baseReward;[.$B9];IF(T_0/[.$B9]+1&gt;W_0;T_0/[.$B9]+1;W_0))*T_0*[.$E9]" office:value-type="float" office:value="0.015912" calcext:value-type="float">
            <text:p>0.02</text:p>
          </table:table-cell>
          <table:table-cell table:formula="of:=GETNEUTRALFEEOLD(baseReward;[.$B9];W_0)*T_0*[.$C9]" office:value-type="float" office:value="0.2873" calcext:value-type="float">
            <text:p>0.2873</text:p>
          </table:table-cell>
          <table:table-cell table:formula="of:=GETNEUTRALFEEOLD(baseReward;[.$B9];W_0)*T_0*[.$D9]" office:value-type="float" office:value="5.18736111111111" calcext:value-type="float">
            <text:p>5.18736111111111</text:p>
          </table:table-cell>
          <table:table-cell table:formula="of:=GETNEUTRALFEEOLD(baseReward;[.$B9];W_0)*T_0*[.$E9]" office:value-type="float" office:value="0.015912" calcext:value-type="float">
            <text:p>0.015912</text:p>
          </table:table-cell>
          <table:table-cell table:formula="of:=GETNEUTRALFEEOLD(baseReward;[.$B9];IF(T_0/[.$B9]+1&gt;W_0;T_0/[.$B9]+1;W_0))*T_0*[.$C9]" office:value-type="string" office:string-value="" calcext:value-type="error">
            <text:p>#VALUE!</text:p>
          </table:table-cell>
          <table:table-cell table:formula="of:=GETNEUTRALFEEOLD(baseReward;[.$B9];IF(T_0/[.$B9]+1&gt;W_0;T_0/[.$B9]+1;W_0))*T_0*[.$D9]" office:value-type="string" office:string-value="" calcext:value-type="error">
            <text:p>#VALUE!</text:p>
          </table:table-cell>
          <table:table-cell table:formula="of:=GETNEUTRALFEEOLD(baseReward;[.$B9];IF(T_0/[.$B9]+1&gt;W_0;T_0/[.$B9]+1;W_0))*T_0*[.$E9]" office:value-type="string" office:string-value="" calcext:value-type="error">
            <text:p>#VALUE!</text:p>
          </table:table-cell>
          <table:table-cell table:style-name="ce4" table:formula="of:=GETNEUTRALFEE(baseReward;[.$B9];T_0/[.$B9]+1)*T_0*[.$C9]" office:value-type="string" office:string-value="" calcext:value-type="error">
            <text:p>#VALUE!</text:p>
          </table:table-cell>
          <table:table-cell table:style-name="ce4" table:formula="of:=GETNEUTRALFEE(baseReward;[.$B9];T_0/[.$B9]+1)*T_0*[.$D9]" office:value-type="string" office:string-value="" calcext:value-type="error">
            <text:p>#VALUE!</text:p>
          </table:table-cell>
          <table:table-cell table:style-name="ce4" table:formula="of:=GETNEUTRALFEE(baseReward;[.$B9];T_0/[.$B9]+1)*T_0*[.$E9]" office:value-type="string" office:string-value="" calcext:value-type="error">
            <text:p>#VALUE!</text:p>
          </table:table-cell>
          <table:table-cell table:style-name="ce4" table:formula="of:=GETNEUTRALFEE(baseReward;[.$B9];IF(T_0/[.$B9]+1&gt;W_0;T_0/[.$B9]+1;W_0))*[.$B9]*[.$C9]" office:value-type="string" office:string-value="" calcext:value-type="error">
            <text:p>#VALUE!</text:p>
          </table:table-cell>
          <table:table-cell table:style-name="ce4" table:formula="of:=GETNEUTRALFEE(baseReward;[.$B9];IF(T_0/[.$B9]+1&gt;W_0;T_0/[.$B9]+1;W_0))*[.$B9]*[.$D9]" office:value-type="string" office:string-value="" calcext:value-type="error">
            <text:p>#VALUE!</text:p>
          </table:table-cell>
          <table:table-cell table:style-name="ce4" table:formula="of:=GETNEUTRALFEE(baseReward;[.$B9];IF(T_0/[.$B9]+1&gt;W_0;T_0/[.$B9]+1;W_0))*[.$B9]*[.$E9]" office:value-type="string" office:string-value="" calcext:value-type="error">
            <text:p>#VALUE!</text:p>
          </table:table-cell>
          <table:table-cell table:formula="of:=GETNEUTRALFEEOLD(baseReward;[.$B9];IF(T_0/[.$B9]+1&gt;W_0;T_0/[.$B9]+1;W_0))*[.$B9]*[.$C9]" office:value-type="string" office:string-value="" calcext:value-type="error">
            <text:p>#VALUE!</text:p>
          </table:table-cell>
          <table:table-cell table:formula="of:=GETNEUTRALFEEOLD(baseReward;[.$B9];IF(T_0/[.$B9]+1&gt;W_0;T_0/[.$B9]+1;W_0))*[.$B9]*[.$D9]" office:value-type="string" office:string-value="" calcext:value-type="error">
            <text:p>#VALUE!</text:p>
          </table:table-cell>
          <table:table-cell table:formula="of:=GETNEUTRALFEEOLD(baseReward;[.$B9];IF(T_0/[.$B9]+1&gt;W_0;T_0/[.$B9]+1;W_0))*[.$B9]*[.$E9]" office:value-type="string" office:string-value="" calcext:value-type="error">
            <text:p>#VALUE!</text:p>
          </table:table-cell>
          <table:table-cell table:style-name="ce4" table:formula="of:=GETNEUTRALFEE(baseReward;[.$B9];T_0/[.$B9]+1)*[.$B9]*[.$C9]" office:value-type="string" office:string-value="" calcext:value-type="error">
            <text:p>#VALUE!</text:p>
          </table:table-cell>
          <table:table-cell table:style-name="ce4" table:formula="of:=GETNEUTRALFEE(baseReward;[.$B9];T_0/[.$B9]+1)*[.$B9]*[.$D9]" office:value-type="string" office:string-value="" calcext:value-type="error">
            <text:p>#VALUE!</text:p>
          </table:table-cell>
          <table:table-cell table:style-name="ce4" table:formula="of:=GETNEUTRALFEE(baseReward;[.$B9];T_0/[.$B9]+1)*[.$B9]*[.$E9]" office:value-type="string" office:string-value="" calcext:value-type="error">
            <text:p>#VALUE!</text:p>
          </table:table-cell>
          <table:table-cell table:number-columns-repeated="998"/>
        </table:table-row>
        <table:table-row table:style-name="ro1">
          <table:table-cell/>
          <table:table-cell table:style-name="ce3" office:value-type="float" office:value="0" calcext:value-type="float">
            <text:p>0</text:p>
          </table:table-cell>
          <table:table-cell table:style-name="ce3" table:formula="of:=[.C9]" office:value-type="float" office:value="234.722222222222" calcext:value-type="float">
            <text:p>235</text:p>
          </table:table-cell>
          <table:table-cell table:style-name="ce3" table:formula="of:=[.D9]" office:value-type="float" office:value="4238.04012345678" calcext:value-type="float">
            <text:p>4,238</text:p>
          </table:table-cell>
          <table:table-cell table:style-name="ce3" table:formula="of:=[.E9]" office:value-type="float" office:value="13" calcext:value-type="float">
            <text:p>13</text:p>
          </table:table-cell>
          <table:table-cell table:style-name="ce3" table:formula="of:=[.F9]" office:value-type="float" office:value="0.2873" calcext:value-type="float">
            <text:p>0</text:p>
          </table:table-cell>
          <table:table-cell table:style-name="ce3" table:formula="of:=[.G9]" office:value-type="float" office:value="5.18736111111111" calcext:value-type="float">
            <text:p>5</text:p>
          </table:table-cell>
          <table:table-cell table:style-name="ce3" table:formula="of:=[.H9]" office:value-type="float" office:value="0.015912" calcext:value-type="float">
            <text:p>0</text:p>
          </table:table-cell>
          <table:table-cell table:style-name="ce3" table:formula="of:=[.I9]" office:value-type="float" office:value="0.2873" calcext:value-type="float">
            <text:p>0</text:p>
          </table:table-cell>
          <table:table-cell table:style-name="ce3" table:formula="of:=[.J9]" office:value-type="float" office:value="5.18736111111111" calcext:value-type="float">
            <text:p>5</text:p>
          </table:table-cell>
          <table:table-cell table:style-name="ce3" table:formula="of:=[.K9]" office:value-type="float" office:value="0.015912" calcext:value-type="float">
            <text:p>0</text:p>
          </table:table-cell>
          <table:table-cell table:style-name="ce3" table:formula="of:=[.L9]" office:value-type="string" office:string-value="" calcext:value-type="error">
            <text:p>#VALUE!</text:p>
          </table:table-cell>
          <table:table-cell table:style-name="ce3" table:formula="of:=[.M9]" office:value-type="string" office:string-value="" calcext:value-type="error">
            <text:p>#VALUE!</text:p>
          </table:table-cell>
          <table:table-cell table:style-name="ce3" table:formula="of:=[.N9]" office:value-type="string" office:string-value="" calcext:value-type="error">
            <text:p>#VALUE!</text:p>
          </table:table-cell>
          <table:table-cell table:style-name="ce3" table:formula="of:=[.O9]" office:value-type="string" office:string-value="" calcext:value-type="error">
            <text:p>#VALUE!</text:p>
          </table:table-cell>
          <table:table-cell table:style-name="ce3" table:formula="of:=[.P9]" office:value-type="string" office:string-value="" calcext:value-type="error">
            <text:p>#VALUE!</text:p>
          </table:table-cell>
          <table:table-cell table:style-name="ce3" table:formula="of:=[.Q9]" office:value-type="string" office:string-value="" calcext:value-type="error">
            <text:p>#VALUE!</text:p>
          </table:table-cell>
          <table:table-cell table:style-name="ce3" table:formula="of:=[.R9]" office:value-type="string" office:string-value="" calcext:value-type="error">
            <text:p>#VALUE!</text:p>
          </table:table-cell>
          <table:table-cell table:style-name="ce3" table:formula="of:=[.S9]" office:value-type="string" office:string-value="" calcext:value-type="error">
            <text:p>#VALUE!</text:p>
          </table:table-cell>
          <table:table-cell table:style-name="ce3" table:formula="of:=[.T9]" office:value-type="string" office:string-value="" calcext:value-type="error">
            <text:p>#VALUE!</text:p>
          </table:table-cell>
          <table:table-cell table:style-name="ce3" table:formula="of:=[.U9]" office:value-type="string" office:string-value="" calcext:value-type="error">
            <text:p>#VALUE!</text:p>
          </table:table-cell>
          <table:table-cell table:style-name="ce3" table:formula="of:=[.V9]" office:value-type="string" office:string-value="" calcext:value-type="error">
            <text:p>#VALUE!</text:p>
          </table:table-cell>
          <table:table-cell table:style-name="ce3" table:formula="of:=[.W9]" office:value-type="string" office:string-value="" calcext:value-type="error">
            <text:p>#VALUE!</text:p>
          </table:table-cell>
          <table:table-cell table:style-name="ce3" table:formula="of:=[.X9]" office:value-type="string" office:string-value="" calcext:value-type="error">
            <text:p>#VALUE!</text:p>
          </table:table-cell>
          <table:table-cell table:style-name="ce3" table:formula="of:=[.Y9]" office:value-type="string" office:string-value="" calcext:value-type="error">
            <text:p>#VALUE!</text:p>
          </table:table-cell>
          <table:table-cell table:style-name="ce3" table:formula="of:=[.Z9]" office:value-type="string" office:string-value="" calcext:value-type="error">
            <text:p>#VALUE!</text:p>
          </table:table-cell>
          <table:table-cell table:number-columns-repeated="998"/>
        </table:table-row>
        <table:table-row table:style-name="ro1">
          <table:table-cell table:number-columns-repeated="1024"/>
        </table:table-row>
        <table:table-row table:style-name="ro1">
          <table:table-cell table:number-columns-repeated="5"/>
          <table:table-cell table:number-columns-repeated="12" office:value-type="string" calcext:value-type="string">
            <text:p>Fee / TX</text:p>
          </table:table-cell>
          <table:table-cell table:number-columns-repeated="9" office:value-type="string" calcext:value-type="string">
            <text:p>Total Fee</text:p>
          </table:table-cell>
          <table:table-cell table:number-columns-repeated="998"/>
        </table:table-row>
        <table:table-row table:style-name="ro1">
          <table:table-cell table:number-columns-repeated="5"/>
          <table:table-cell table:number-columns-repeated="3" office:value-type="string" calcext:value-type="string">
            <text:p>New</text:p>
          </table:table-cell>
          <table:table-cell table:number-columns-repeated="3" office:value-type="string" calcext:value-type="string">
            <text:p>Old-ideal</text:p>
          </table:table-cell>
          <table:table-cell table:number-columns-repeated="3" office:value-type="string" calcext:value-type="string">
            <text:p>Old-feasible</text:p>
          </table:table-cell>
          <table:table-cell table:number-columns-repeated="3" office:value-type="string" calcext:value-type="string">
            <text:p>Alt</text:p>
          </table:table-cell>
          <table:table-cell table:number-columns-repeated="3" office:value-type="string" calcext:value-type="string">
            <text:p>New</text:p>
          </table:table-cell>
          <table:table-cell table:number-columns-repeated="3" office:value-type="string" calcext:value-type="string">
            <text:p>Old</text:p>
          </table:table-cell>
          <table:table-cell table:number-columns-repeated="3" office:value-type="string" calcext:value-type="string">
            <text:p>Alt</text:p>
          </table:table-cell>
          <table:table-cell table:number-columns-repeated="998"/>
        </table:table-row>
        <table:table-row table:style-name="ro1">
          <table:table-cell/>
          <table:table-cell table:style-name="ce2" office:value-type="string" calcext:value-type="string">
            <text:p>Median Block Size</text:p>
          </table:table-cell>
          <table:table-cell office:value-type="string" calcext:value-type="string">
            <text:p>Linear Price</text:p>
          </table:table-cell>
          <table:table-cell office:value-type="string" calcext:value-type="string">
            <text:p>Square Price</text:p>
          </table:table-cell>
          <table:table-cell office:value-type="string" calcext:value-type="string">
            <text:p>Fla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office:value-type="string" calcext:value-type="string">
            <text:p>Linear Market Price</text:p>
          </table:table-cell>
          <table:table-cell office:value-type="string" calcext:value-type="string">
            <text:p>Square Market Price</text:p>
          </table:table-cell>
          <table:table-cell office:value-type="string" calcext:value-type="string">
            <text:p>Flat Market Price</text:p>
          </table:table-cell>
          <table:table-cell table:number-columns-repeated="6"/>
          <table:table-cell>
            <draw:frame table:end-cell-address="Sheet1.AK36" table:end-x="50.26pt" table:end-y="15pt" draw:z-index="3" draw:name="Chart 7" draw:style-name="gr1" draw:text-style-name="P1" svg:width="263.06pt" svg:height="344.98pt" svg:x="0pt" svg:y="0pt">
              <loext:p draw:notify-on-update-of-ranges="Sheet1.J14:Sheet1.J14 Sheet1.J15:Sheet1.J239 Sheet1.B15:Sheet1.B239 Sheet1.I14:Sheet1.I14 Sheet1.I15:Sheet1.I239 Sheet1.B15:Sheet1.B239 Sheet1.K14:Sheet1.K14 Sheet1.K15:Sheet1.K239 Sheet1.B15:Sheet1.B239 Sheet1.J7:Sheet1.J7 Sheet1.J8:Sheet1.J9 Sheet1.B8:Sheet1.B9"/>
              <draw:object xlink:href="./Object 4" xlink:type="simple" xlink:show="embed" xlink:actuate="onLoad"/>
              <draw:image xlink:href="./ObjectReplacements/Object 4" xlink:type="simple" xlink:show="embed" xlink:actuate="onLoad"/>
            </draw:frame>
          </table:table-cell>
          <table:table-cell table:number-columns-repeated="4"/>
          <table:table-cell>
            <draw:frame table:end-cell-address="Sheet1.AP36" table:end-x="53.15pt" table:end-y="15pt" draw:z-index="5" draw:name="Chart 9" draw:style-name="gr1" draw:text-style-name="P1" svg:width="265.95pt" svg:height="344.98pt" svg:x="0pt" svg:y="0pt">
              <loext:p draw:notify-on-update-of-ranges="Sheet1.M14:Sheet1.M14 Sheet1.M15:Sheet1.M239 Sheet1.B15:Sheet1.B239 Sheet1.L14:Sheet1.L14 Sheet1.L15:Sheet1.L239 Sheet1.B15:Sheet1.B239 Sheet1.N14:Sheet1.N14 Sheet1.N15:Sheet1.N239 Sheet1.B15:Sheet1.B239 Sheet1.J7:Sheet1.J7 Sheet1.J8:Sheet1.J9 Sheet1.B8:Sheet1.B9"/>
              <draw:object xlink:href="./Object 5" xlink:type="simple" xlink:show="embed" xlink:actuate="onLoad"/>
              <draw:image xlink:href="./ObjectReplacements/Object 5" xlink:type="simple" xlink:show="embed" xlink:actuate="onLoad"/>
            </draw:frame>
          </table:table-cell>
          <table:table-cell table:number-columns-repeated="4"/>
          <table:table-cell>
            <draw:frame table:end-cell-address="Sheet1.AU36" table:end-x="53.15pt" table:end-y="15pt" draw:z-index="7" draw:name="Chart 11" draw:style-name="gr1" draw:text-style-name="P1" svg:width="265.97pt" svg:height="344.98pt" svg:x="0pt" svg:y="0pt">
              <loext:p draw:notify-on-update-of-ranges="Sheet1.G14:Sheet1.G14 Sheet1.G15:Sheet1.G239 Sheet1.B15:Sheet1.B239 Sheet1.F14:Sheet1.F14 Sheet1.F15:Sheet1.F239 Sheet1.B15:Sheet1.B239 Sheet1.H14:Sheet1.H14 Sheet1.H15:Sheet1.H239 Sheet1.B15:Sheet1.B239 Sheet1.J7:Sheet1.J7 Sheet1.J8:Sheet1.J9 Sheet1.B8:Sheet1.B9"/>
              <draw:object xlink:href="./Object 6" xlink:type="simple" xlink:show="embed" xlink:actuate="onLoad"/>
              <draw:image xlink:href="./ObjectReplacements/Object 6" xlink:type="simple" xlink:show="embed" xlink:actuate="onLoad"/>
            </draw:frame>
          </table:table-cell>
          <table:table-cell table:number-columns-repeated="981"/>
        </table:table-row>
        <table:table-row table:style-name="ro1">
          <table:table-cell/>
          <table:table-cell table:style-name="ce3" office:value-type="float" office:value="60000" calcext:value-type="float">
            <text:p>60,000</text:p>
          </table:table-cell>
          <table:table-cell table:style-name="ce3" table:formula="of:=([.$B15]/[.$B$15])*XMRUSD" office:value-type="float" office:value="13" calcext:value-type="float">
            <text:p>13</text:p>
          </table:table-cell>
          <table:table-cell table:style-name="ce3" table:formula="of:=([.$B15]/[.$B$15])^2*XMRUSD" office:value-type="float" office:value="13" calcext:value-type="float">
            <text:p>13</text:p>
          </table:table-cell>
          <table:table-cell table:formula="of:=XMRUSD" office:value-type="float" office:value="13" calcext:value-type="float">
            <text:p>13</text:p>
          </table:table-cell>
          <table:table-cell table:style-name="ce4" table:formula="of:=GETNEUTRALFEE(baseReward;[.$B15];IF(T_0/[.$B15]+1&gt;W_0;T_0/[.$B15]+1;W_0))*T_0*[.$C15]" office:value-type="float" office:value="0.0159120000000001" calcext:value-type="float">
            <text:p>0.02</text:p>
          </table:table-cell>
          <table:table-cell table:style-name="ce4" table:formula="of:=GETNEUTRALFEE(baseReward;[.$B15];IF(T_0/[.$B15]+1&gt;W_0;T_0/[.$B15]+1;W_0))*T_0*[.$D15]" office:value-type="float" office:value="0.0159120000000001" calcext:value-type="float">
            <text:p>0.02</text:p>
          </table:table-cell>
          <table:table-cell table:style-name="ce4" table:formula="of:=GETNEUTRALFEE(baseReward;[.$B15];IF(T_0/[.$B15]+1&gt;W_0;T_0/[.$B15]+1;W_0))*T_0*[.$E15]" office:value-type="float" office:value="0.0159120000000001" calcext:value-type="float">
            <text:p>0.02</text:p>
          </table:table-cell>
          <table:table-cell table:formula="of:=GETNEUTRALFEEOLD(baseReward;[.$B15];W_0)*T_0*[.$C15]" office:value-type="float" office:value="0.2873" calcext:value-type="float">
            <text:p>0.2873</text:p>
          </table:table-cell>
          <table:table-cell table:formula="of:=GETNEUTRALFEEOLD(baseReward;[.$B15];W_0)*T_0*[.$D15]" office:value-type="float" office:value="0.2873" calcext:value-type="float">
            <text:p>0.2873</text:p>
          </table:table-cell>
          <table:table-cell table:formula="of:=GETNEUTRALFEEOLD(baseReward;[.$B15];W_0)*T_0*[.$E15]" office:value-type="float" office:value="0.2873" calcext:value-type="float">
            <text:p>0.2873</text:p>
          </table:table-cell>
          <table:table-cell table:formula="of:=GETNEUTRALFEEOLD(baseReward;[.$B15];IF(T_0/[.$B15]+1&gt;W_0;T_0/[.$B15]+1;W_0))*T_0*[.$C15]" office:value-type="string" office:string-value="" calcext:value-type="error">
            <text:p>#VALUE!</text:p>
          </table:table-cell>
          <table:table-cell table:formula="of:=GETNEUTRALFEEOLD(baseReward;[.$B15];IF(T_0/[.$B15]+1&gt;W_0;T_0/[.$B15]+1;W_0))*T_0*[.$D15]" office:value-type="string" office:string-value="" calcext:value-type="error">
            <text:p>#VALUE!</text:p>
          </table:table-cell>
          <table:table-cell table:formula="of:=GETNEUTRALFEEOLD(baseReward;[.$B15];IF(T_0/[.$B15]+1&gt;W_0;T_0/[.$B15]+1;W_0))*T_0*[.$E15]" office:value-type="string" office:string-value="" calcext:value-type="error">
            <text:p>#VALUE!</text:p>
          </table:table-cell>
          <table:table-cell table:style-name="ce4" table:formula="of:=GETNEUTRALFEE(baseReward;[.$B15];T_0/[.$B15]+1)*T_0*[.$C15]" office:value-type="string" office:string-value="" calcext:value-type="error">
            <text:p>#VALUE!</text:p>
          </table:table-cell>
          <table:table-cell table:style-name="ce4" table:formula="of:=GETNEUTRALFEE(baseReward;[.$B15];T_0/[.$B15]+1)*T_0*[.$D15]" office:value-type="string" office:string-value="" calcext:value-type="error">
            <text:p>#VALUE!</text:p>
          </table:table-cell>
          <table:table-cell table:style-name="ce4" table:formula="of:=GETNEUTRALFEE(baseReward;[.$B15];T_0/[.$B15]+1)*T_0*[.$E15]" office:value-type="string" office:string-value="" calcext:value-type="error">
            <text:p>#VALUE!</text:p>
          </table:table-cell>
          <table:table-cell table:style-name="ce4" table:formula="of:=GETNEUTRALFEE(baseReward;[.$B15];IF(T_0/[.$B15]+1&gt;W_0;T_0/[.$B15]+1;W_0))*[.$B15]*[.$C15]" office:value-type="string" office:string-value="" calcext:value-type="error">
            <text:p>#VALUE!</text:p>
          </table:table-cell>
          <table:table-cell table:style-name="ce4" table:formula="of:=GETNEUTRALFEE(baseReward;[.$B15];IF(T_0/[.$B15]+1&gt;W_0;T_0/[.$B15]+1;W_0))*[.$B15]*[.$D15]" office:value-type="string" office:string-value="" calcext:value-type="error">
            <text:p>#VALUE!</text:p>
          </table:table-cell>
          <table:table-cell table:style-name="ce4" table:formula="of:=GETNEUTRALFEE(baseReward;[.$B15];IF(T_0/[.$B15]+1&gt;W_0;T_0/[.$B15]+1;W_0))*[.$B15]*[.$E15]" office:value-type="string" office:string-value="" calcext:value-type="error">
            <text:p>#VALUE!</text:p>
          </table:table-cell>
          <table:table-cell table:formula="of:=GETNEUTRALFEEOLD(baseReward;[.$B15];IF(T_0/[.$B15]+1&gt;W_0;T_0/[.$B15]+1;W_0))*[.$B15]*[.$C15]" office:value-type="string" office:string-value="" calcext:value-type="error">
            <text:p>#VALUE!</text:p>
          </table:table-cell>
          <table:table-cell table:formula="of:=GETNEUTRALFEEOLD(baseReward;[.$B15];IF(T_0/[.$B15]+1&gt;W_0;T_0/[.$B15]+1;W_0))*[.$B15]*[.$D15]" office:value-type="string" office:string-value="" calcext:value-type="error">
            <text:p>#VALUE!</text:p>
          </table:table-cell>
          <table:table-cell table:formula="of:=GETNEUTRALFEEOLD(baseReward;[.$B15];IF(T_0/[.$B15]+1&gt;W_0;T_0/[.$B15]+1;W_0))*[.$B15]*[.$E15]" office:value-type="string" office:string-value="" calcext:value-type="error">
            <text:p>#VALUE!</text:p>
          </table:table-cell>
          <table:table-cell table:style-name="ce4" table:formula="of:=GETNEUTRALFEE(baseReward;[.$B15];T_0/[.$B15]+1)*[.$B15]*[.$C15]" office:value-type="string" office:string-value="" calcext:value-type="error">
            <text:p>#VALUE!</text:p>
          </table:table-cell>
          <table:table-cell table:style-name="ce4" table:formula="of:=GETNEUTRALFEE(baseReward;[.$B15];T_0/[.$B15]+1)*[.$B15]*[.$D15]" office:value-type="string" office:string-value="" calcext:value-type="error">
            <text:p>#VALUE!</text:p>
          </table:table-cell>
          <table:table-cell table:style-name="ce4" table:formula="of:=GETNEUTRALFEE(baseReward;[.$B15];T_0/[.$B15]+1)*[.$B15]*[.$E15]"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15]*1.1;T_0/(W_0-1)&lt;[.B15]*1.1^2);T_0/(W_0-1);[.B15]*1.1)" office:value-type="float" office:value="66000" calcext:value-type="float">
            <text:p>66,000</text:p>
          </table:table-cell>
          <table:table-cell table:style-name="ce3" table:formula="of:=([.B16]/[.$B$15])*XMRUSD" office:value-type="float" office:value="14.3" calcext:value-type="float">
            <text:p>14</text:p>
          </table:table-cell>
          <table:table-cell table:style-name="ce3" table:formula="of:=([.$B16]/[.$B$15])^2*XMRUSD" office:value-type="float" office:value="15.73" calcext:value-type="float">
            <text:p>16</text:p>
          </table:table-cell>
          <table:table-cell table:formula="of:=XMRUSD" office:value-type="float" office:value="13" calcext:value-type="float">
            <text:p>13</text:p>
          </table:table-cell>
          <table:table-cell table:style-name="ce4" table:formula="of:=GETNEUTRALFEE(baseReward;[.B16];IF(T_0/[.B16]+1&gt;W_0;T_0/[.B16]+1;W_0))*T_0*[.C16]" office:value-type="string" office:string-value="" calcext:value-type="error">
            <text:p>#VALUE!</text:p>
          </table:table-cell>
          <table:table-cell table:style-name="ce4" table:formula="of:=GETNEUTRALFEE(baseReward;[.$B16];IF(T_0/[.$B16]+1&gt;W_0;T_0/[.$B16]+1;W_0))*T_0*[.D16]" office:value-type="string" office:string-value="" calcext:value-type="error">
            <text:p>#VALUE!</text:p>
          </table:table-cell>
          <table:table-cell table:style-name="ce4" table:formula="of:=GETNEUTRALFEE(baseReward;[.B16];IF(T_0/[.B16]+1&gt;W_0;T_0/[.B16]+1;W_0))*T_0*[.E16]" office:value-type="string" office:string-value="" calcext:value-type="error">
            <text:p>#VALUE!</text:p>
          </table:table-cell>
          <table:table-cell table:formula="of:=GETNEUTRALFEEOLD(baseReward;[.$B16];W_0)*T_0*[.$C16]" office:value-type="float" office:value="0.2873" calcext:value-type="float">
            <text:p>0.2873</text:p>
          </table:table-cell>
          <table:table-cell table:formula="of:=GETNEUTRALFEEOLD(baseReward;[.$B16];W_0)*T_0*[.$D16]" office:value-type="float" office:value="0.31603" calcext:value-type="float">
            <text:p>0.31603</text:p>
          </table:table-cell>
          <table:table-cell table:formula="of:=GETNEUTRALFEEOLD(baseReward;[.$B16];W_0)*T_0*[.$E16]" office:value-type="float" office:value="0.261181818181818" calcext:value-type="float">
            <text:p>0.261181818181818</text:p>
          </table:table-cell>
          <table:table-cell table:formula="of:=GETNEUTRALFEEOLD(baseReward;[.$B16];IF(T_0/[.$B16]+1&gt;W_0;T_0/[.$B16]+1;W_0))*T_0*[.$C16]" office:value-type="string" office:string-value="" calcext:value-type="error">
            <text:p>#VALUE!</text:p>
          </table:table-cell>
          <table:table-cell table:formula="of:=GETNEUTRALFEEOLD(baseReward;[.$B16];IF(T_0/[.$B16]+1&gt;W_0;T_0/[.$B16]+1;W_0))*T_0*[.$D16]" office:value-type="string" office:string-value="" calcext:value-type="error">
            <text:p>#VALUE!</text:p>
          </table:table-cell>
          <table:table-cell table:formula="of:=GETNEUTRALFEEOLD(baseReward;[.$B16];IF(T_0/[.$B16]+1&gt;W_0;T_0/[.$B16]+1;W_0))*T_0*[.$E16]" office:value-type="string" office:string-value="" calcext:value-type="error">
            <text:p>#VALUE!</text:p>
          </table:table-cell>
          <table:table-cell table:style-name="ce4" table:formula="of:=GETNEUTRALFEE(baseReward;[.$B16];T_0/[.$B16]+1)*T_0*[.$C16]" office:value-type="string" office:string-value="" calcext:value-type="error">
            <text:p>#VALUE!</text:p>
          </table:table-cell>
          <table:table-cell table:style-name="ce4" table:formula="of:=GETNEUTRALFEE(baseReward;[.$B16];T_0/[.$B16]+1)*T_0*[.$D16]" office:value-type="string" office:string-value="" calcext:value-type="error">
            <text:p>#VALUE!</text:p>
          </table:table-cell>
          <table:table-cell table:style-name="ce4" table:formula="of:=GETNEUTRALFEE(baseReward;[.$B16];T_0/[.$B16]+1)*T_0*[.$E16]" office:value-type="string" office:string-value="" calcext:value-type="error">
            <text:p>#VALUE!</text:p>
          </table:table-cell>
          <table:table-cell table:style-name="ce4" table:formula="of:=GETNEUTRALFEE(baseReward;[.$B16];IF(T_0/[.$B16]+1&gt;W_0;T_0/[.$B16]+1;W_0))*[.$B16]*[.$C16]" office:value-type="string" office:string-value="" calcext:value-type="error">
            <text:p>#VALUE!</text:p>
          </table:table-cell>
          <table:table-cell table:style-name="ce4" table:formula="of:=GETNEUTRALFEE(baseReward;[.$B16];IF(T_0/[.$B16]+1&gt;W_0;T_0/[.$B16]+1;W_0))*[.$B16]*[.$D16]" office:value-type="string" office:string-value="" calcext:value-type="error">
            <text:p>#VALUE!</text:p>
          </table:table-cell>
          <table:table-cell table:style-name="ce4" table:formula="of:=GETNEUTRALFEE(baseReward;[.$B16];IF(T_0/[.$B16]+1&gt;W_0;T_0/[.$B16]+1;W_0))*[.$B16]*[.$E16]" office:value-type="string" office:string-value="" calcext:value-type="error">
            <text:p>#VALUE!</text:p>
          </table:table-cell>
          <table:table-cell table:formula="of:=GETNEUTRALFEEOLD(baseReward;[.$B16];IF(T_0/[.$B16]+1&gt;W_0;T_0/[.$B16]+1;W_0))*[.$B16]*[.$C16]" office:value-type="string" office:string-value="" calcext:value-type="error">
            <text:p>#VALUE!</text:p>
          </table:table-cell>
          <table:table-cell table:formula="of:=GETNEUTRALFEEOLD(baseReward;[.$B16];IF(T_0/[.$B16]+1&gt;W_0;T_0/[.$B16]+1;W_0))*[.$B16]*[.$D16]" office:value-type="string" office:string-value="" calcext:value-type="error">
            <text:p>#VALUE!</text:p>
          </table:table-cell>
          <table:table-cell table:formula="of:=GETNEUTRALFEEOLD(baseReward;[.$B16];IF(T_0/[.$B16]+1&gt;W_0;T_0/[.$B16]+1;W_0))*[.$B16]*[.$E16]" office:value-type="string" office:string-value="" calcext:value-type="error">
            <text:p>#VALUE!</text:p>
          </table:table-cell>
          <table:table-cell table:style-name="ce4" table:formula="of:=GETNEUTRALFEE(baseReward;[.$B16];T_0/[.$B16]+1)*[.$B16]*[.$C16]" office:value-type="string" office:string-value="" calcext:value-type="error">
            <text:p>#VALUE!</text:p>
          </table:table-cell>
          <table:table-cell table:style-name="ce4" table:formula="of:=GETNEUTRALFEE(baseReward;[.$B16];T_0/[.$B16]+1)*[.$B16]*[.$D16]" office:value-type="string" office:string-value="" calcext:value-type="error">
            <text:p>#VALUE!</text:p>
          </table:table-cell>
          <table:table-cell table:style-name="ce4" table:formula="of:=GETNEUTRALFEE(baseReward;[.$B16];T_0/[.$B16]+1)*[.$B16]*[.$E16]"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16]*1.1;T_0/(W_0-1)&lt;[.B16]*1.1^2);T_0/(W_0-1);[.B16]*1.1)" office:value-type="float" office:value="72600" calcext:value-type="float">
            <text:p>72,600</text:p>
          </table:table-cell>
          <table:table-cell table:style-name="ce3" table:formula="of:=([.B17]/[.$B$15])*XMRUSD" office:value-type="float" office:value="15.73" calcext:value-type="float">
            <text:p>16</text:p>
          </table:table-cell>
          <table:table-cell table:style-name="ce3" table:formula="of:=([.$B17]/[.$B$15])^2*XMRUSD" office:value-type="float" office:value="19.0333" calcext:value-type="float">
            <text:p>19</text:p>
          </table:table-cell>
          <table:table-cell table:formula="of:=XMRUSD" office:value-type="float" office:value="13" calcext:value-type="float">
            <text:p>13</text:p>
          </table:table-cell>
          <table:table-cell table:style-name="ce4" table:formula="of:=GETNEUTRALFEE(baseReward;[.B17];IF(T_0/[.B17]+1&gt;W_0;T_0/[.B17]+1;W_0))*T_0*[.C17]" office:value-type="string" office:string-value="" calcext:value-type="error">
            <text:p>#VALUE!</text:p>
          </table:table-cell>
          <table:table-cell table:style-name="ce4" table:formula="of:=GETNEUTRALFEE(baseReward;[.$B17];IF(T_0/[.$B17]+1&gt;W_0;T_0/[.$B17]+1;W_0))*T_0*[.D17]" office:value-type="string" office:string-value="" calcext:value-type="error">
            <text:p>#VALUE!</text:p>
          </table:table-cell>
          <table:table-cell table:style-name="ce4" table:formula="of:=GETNEUTRALFEE(baseReward;[.B17];IF(T_0/[.B17]+1&gt;W_0;T_0/[.B17]+1;W_0))*T_0*[.E17]" office:value-type="string" office:string-value="" calcext:value-type="error">
            <text:p>#VALUE!</text:p>
          </table:table-cell>
          <table:table-cell table:formula="of:=GETNEUTRALFEEOLD(baseReward;[.$B17];W_0)*T_0*[.$C17]" office:value-type="float" office:value="0.2873" calcext:value-type="float">
            <text:p>0.2873</text:p>
          </table:table-cell>
          <table:table-cell table:formula="of:=GETNEUTRALFEEOLD(baseReward;[.$B17];W_0)*T_0*[.$D17]" office:value-type="float" office:value="0.347633" calcext:value-type="float">
            <text:p>0.347633</text:p>
          </table:table-cell>
          <table:table-cell table:formula="of:=GETNEUTRALFEEOLD(baseReward;[.$B17];W_0)*T_0*[.$E17]" office:value-type="float" office:value="0.237438016528926" calcext:value-type="float">
            <text:p>0.237438016528926</text:p>
          </table:table-cell>
          <table:table-cell table:formula="of:=GETNEUTRALFEEOLD(baseReward;[.$B17];IF(T_0/[.$B17]+1&gt;W_0;T_0/[.$B17]+1;W_0))*T_0*[.$C17]" office:value-type="string" office:string-value="" calcext:value-type="error">
            <text:p>#VALUE!</text:p>
          </table:table-cell>
          <table:table-cell table:formula="of:=GETNEUTRALFEEOLD(baseReward;[.$B17];IF(T_0/[.$B17]+1&gt;W_0;T_0/[.$B17]+1;W_0))*T_0*[.$D17]" office:value-type="string" office:string-value="" calcext:value-type="error">
            <text:p>#VALUE!</text:p>
          </table:table-cell>
          <table:table-cell table:formula="of:=GETNEUTRALFEEOLD(baseReward;[.$B17];IF(T_0/[.$B17]+1&gt;W_0;T_0/[.$B17]+1;W_0))*T_0*[.$E17]" office:value-type="string" office:string-value="" calcext:value-type="error">
            <text:p>#VALUE!</text:p>
          </table:table-cell>
          <table:table-cell table:style-name="ce4" table:formula="of:=GETNEUTRALFEE(baseReward;[.$B17];T_0/[.$B17]+1)*T_0*[.$C17]" office:value-type="string" office:string-value="" calcext:value-type="error">
            <text:p>#VALUE!</text:p>
          </table:table-cell>
          <table:table-cell table:style-name="ce4" table:formula="of:=GETNEUTRALFEE(baseReward;[.$B17];T_0/[.$B17]+1)*T_0*[.$D17]" office:value-type="string" office:string-value="" calcext:value-type="error">
            <text:p>#VALUE!</text:p>
          </table:table-cell>
          <table:table-cell table:style-name="ce4" table:formula="of:=GETNEUTRALFEE(baseReward;[.$B17];T_0/[.$B17]+1)*T_0*[.$E17]" office:value-type="string" office:string-value="" calcext:value-type="error">
            <text:p>#VALUE!</text:p>
          </table:table-cell>
          <table:table-cell table:style-name="ce4" table:formula="of:=GETNEUTRALFEE(baseReward;[.$B17];IF(T_0/[.$B17]+1&gt;W_0;T_0/[.$B17]+1;W_0))*[.$B17]*[.$C17]" office:value-type="string" office:string-value="" calcext:value-type="error">
            <text:p>#VALUE!</text:p>
          </table:table-cell>
          <table:table-cell table:style-name="ce4" table:formula="of:=GETNEUTRALFEE(baseReward;[.$B17];IF(T_0/[.$B17]+1&gt;W_0;T_0/[.$B17]+1;W_0))*[.$B17]*[.$D17]" office:value-type="string" office:string-value="" calcext:value-type="error">
            <text:p>#VALUE!</text:p>
          </table:table-cell>
          <table:table-cell table:style-name="ce4" table:formula="of:=GETNEUTRALFEE(baseReward;[.$B17];IF(T_0/[.$B17]+1&gt;W_0;T_0/[.$B17]+1;W_0))*[.$B17]*[.$E17]" office:value-type="string" office:string-value="" calcext:value-type="error">
            <text:p>#VALUE!</text:p>
          </table:table-cell>
          <table:table-cell table:formula="of:=GETNEUTRALFEEOLD(baseReward;[.$B17];IF(T_0/[.$B17]+1&gt;W_0;T_0/[.$B17]+1;W_0))*[.$B17]*[.$C17]" office:value-type="string" office:string-value="" calcext:value-type="error">
            <text:p>#VALUE!</text:p>
          </table:table-cell>
          <table:table-cell table:formula="of:=GETNEUTRALFEEOLD(baseReward;[.$B17];IF(T_0/[.$B17]+1&gt;W_0;T_0/[.$B17]+1;W_0))*[.$B17]*[.$D17]" office:value-type="string" office:string-value="" calcext:value-type="error">
            <text:p>#VALUE!</text:p>
          </table:table-cell>
          <table:table-cell table:formula="of:=GETNEUTRALFEEOLD(baseReward;[.$B17];IF(T_0/[.$B17]+1&gt;W_0;T_0/[.$B17]+1;W_0))*[.$B17]*[.$E17]" office:value-type="string" office:string-value="" calcext:value-type="error">
            <text:p>#VALUE!</text:p>
          </table:table-cell>
          <table:table-cell table:style-name="ce4" table:formula="of:=GETNEUTRALFEE(baseReward;[.$B17];T_0/[.$B17]+1)*[.$B17]*[.$C17]" office:value-type="string" office:string-value="" calcext:value-type="error">
            <text:p>#VALUE!</text:p>
          </table:table-cell>
          <table:table-cell table:style-name="ce4" table:formula="of:=GETNEUTRALFEE(baseReward;[.$B17];T_0/[.$B17]+1)*[.$B17]*[.$D17]" office:value-type="string" office:string-value="" calcext:value-type="error">
            <text:p>#VALUE!</text:p>
          </table:table-cell>
          <table:table-cell table:style-name="ce4" table:formula="of:=GETNEUTRALFEE(baseReward;[.$B17];T_0/[.$B17]+1)*[.$B17]*[.$E17]"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17]*1.1;T_0/(W_0-1)&lt;[.B17]*1.1^2);T_0/(W_0-1);[.B17]*1.1)" office:value-type="float" office:value="79860" calcext:value-type="float">
            <text:p>79,860</text:p>
          </table:table-cell>
          <table:table-cell table:style-name="ce3" table:formula="of:=([.B18]/[.$B$15])*XMRUSD" office:value-type="float" office:value="17.303" calcext:value-type="float">
            <text:p>17</text:p>
          </table:table-cell>
          <table:table-cell table:style-name="ce3" table:formula="of:=([.$B18]/[.$B$15])^2*XMRUSD" office:value-type="float" office:value="23.030293" calcext:value-type="float">
            <text:p>23</text:p>
          </table:table-cell>
          <table:table-cell table:formula="of:=XMRUSD" office:value-type="float" office:value="13" calcext:value-type="float">
            <text:p>13</text:p>
          </table:table-cell>
          <table:table-cell table:style-name="ce4" table:formula="of:=GETNEUTRALFEE(baseReward;[.B18];IF(T_0/[.B18]+1&gt;W_0;T_0/[.B18]+1;W_0))*T_0*[.C18]" office:value-type="string" office:string-value="" calcext:value-type="error">
            <text:p>#VALUE!</text:p>
          </table:table-cell>
          <table:table-cell table:style-name="ce4" table:formula="of:=GETNEUTRALFEE(baseReward;[.$B18];IF(T_0/[.$B18]+1&gt;W_0;T_0/[.$B18]+1;W_0))*T_0*[.D18]" office:value-type="string" office:string-value="" calcext:value-type="error">
            <text:p>#VALUE!</text:p>
          </table:table-cell>
          <table:table-cell table:style-name="ce4" table:formula="of:=GETNEUTRALFEE(baseReward;[.B18];IF(T_0/[.B18]+1&gt;W_0;T_0/[.B18]+1;W_0))*T_0*[.E18]" office:value-type="string" office:string-value="" calcext:value-type="error">
            <text:p>#VALUE!</text:p>
          </table:table-cell>
          <table:table-cell table:formula="of:=GETNEUTRALFEEOLD(baseReward;[.$B18];W_0)*T_0*[.$C18]" office:value-type="float" office:value="0.2873" calcext:value-type="float">
            <text:p>0.2873</text:p>
          </table:table-cell>
          <table:table-cell table:formula="of:=GETNEUTRALFEEOLD(baseReward;[.$B18];W_0)*T_0*[.$D18]" office:value-type="float" office:value="0.3823963" calcext:value-type="float">
            <text:p>0.3823963</text:p>
          </table:table-cell>
          <table:table-cell table:formula="of:=GETNEUTRALFEEOLD(baseReward;[.$B18];W_0)*T_0*[.$E18]" office:value-type="float" office:value="0.215852742299023" calcext:value-type="float">
            <text:p>0.215852742299023</text:p>
          </table:table-cell>
          <table:table-cell table:formula="of:=GETNEUTRALFEEOLD(baseReward;[.$B18];IF(T_0/[.$B18]+1&gt;W_0;T_0/[.$B18]+1;W_0))*T_0*[.$C18]" office:value-type="string" office:string-value="" calcext:value-type="error">
            <text:p>#VALUE!</text:p>
          </table:table-cell>
          <table:table-cell table:formula="of:=GETNEUTRALFEEOLD(baseReward;[.$B18];IF(T_0/[.$B18]+1&gt;W_0;T_0/[.$B18]+1;W_0))*T_0*[.$D18]" office:value-type="string" office:string-value="" calcext:value-type="error">
            <text:p>#VALUE!</text:p>
          </table:table-cell>
          <table:table-cell table:formula="of:=GETNEUTRALFEEOLD(baseReward;[.$B18];IF(T_0/[.$B18]+1&gt;W_0;T_0/[.$B18]+1;W_0))*T_0*[.$E18]" office:value-type="string" office:string-value="" calcext:value-type="error">
            <text:p>#VALUE!</text:p>
          </table:table-cell>
          <table:table-cell table:style-name="ce4" table:formula="of:=GETNEUTRALFEE(baseReward;[.$B18];T_0/[.$B18]+1)*T_0*[.$C18]" office:value-type="string" office:string-value="" calcext:value-type="error">
            <text:p>#VALUE!</text:p>
          </table:table-cell>
          <table:table-cell table:style-name="ce4" table:formula="of:=GETNEUTRALFEE(baseReward;[.$B18];T_0/[.$B18]+1)*T_0*[.$D18]" office:value-type="string" office:string-value="" calcext:value-type="error">
            <text:p>#VALUE!</text:p>
          </table:table-cell>
          <table:table-cell table:style-name="ce4" table:formula="of:=GETNEUTRALFEE(baseReward;[.$B18];T_0/[.$B18]+1)*T_0*[.$E18]" office:value-type="string" office:string-value="" calcext:value-type="error">
            <text:p>#VALUE!</text:p>
          </table:table-cell>
          <table:table-cell table:style-name="ce4" table:formula="of:=GETNEUTRALFEE(baseReward;[.$B18];IF(T_0/[.$B18]+1&gt;W_0;T_0/[.$B18]+1;W_0))*[.$B18]*[.$C18]" office:value-type="string" office:string-value="" calcext:value-type="error">
            <text:p>#VALUE!</text:p>
          </table:table-cell>
          <table:table-cell table:style-name="ce4" table:formula="of:=GETNEUTRALFEE(baseReward;[.$B18];IF(T_0/[.$B18]+1&gt;W_0;T_0/[.$B18]+1;W_0))*[.$B18]*[.$D18]" office:value-type="string" office:string-value="" calcext:value-type="error">
            <text:p>#VALUE!</text:p>
          </table:table-cell>
          <table:table-cell table:style-name="ce4" table:formula="of:=GETNEUTRALFEE(baseReward;[.$B18];IF(T_0/[.$B18]+1&gt;W_0;T_0/[.$B18]+1;W_0))*[.$B18]*[.$E18]" office:value-type="string" office:string-value="" calcext:value-type="error">
            <text:p>#VALUE!</text:p>
          </table:table-cell>
          <table:table-cell table:formula="of:=GETNEUTRALFEEOLD(baseReward;[.$B18];IF(T_0/[.$B18]+1&gt;W_0;T_0/[.$B18]+1;W_0))*[.$B18]*[.$C18]" office:value-type="string" office:string-value="" calcext:value-type="error">
            <text:p>#VALUE!</text:p>
          </table:table-cell>
          <table:table-cell table:formula="of:=GETNEUTRALFEEOLD(baseReward;[.$B18];IF(T_0/[.$B18]+1&gt;W_0;T_0/[.$B18]+1;W_0))*[.$B18]*[.$D18]" office:value-type="string" office:string-value="" calcext:value-type="error">
            <text:p>#VALUE!</text:p>
          </table:table-cell>
          <table:table-cell table:formula="of:=GETNEUTRALFEEOLD(baseReward;[.$B18];IF(T_0/[.$B18]+1&gt;W_0;T_0/[.$B18]+1;W_0))*[.$B18]*[.$E18]" office:value-type="string" office:string-value="" calcext:value-type="error">
            <text:p>#VALUE!</text:p>
          </table:table-cell>
          <table:table-cell table:style-name="ce4" table:formula="of:=GETNEUTRALFEE(baseReward;[.$B18];T_0/[.$B18]+1)*[.$B18]*[.$C18]" office:value-type="string" office:string-value="" calcext:value-type="error">
            <text:p>#VALUE!</text:p>
          </table:table-cell>
          <table:table-cell table:style-name="ce4" table:formula="of:=GETNEUTRALFEE(baseReward;[.$B18];T_0/[.$B18]+1)*[.$B18]*[.$D18]" office:value-type="string" office:string-value="" calcext:value-type="error">
            <text:p>#VALUE!</text:p>
          </table:table-cell>
          <table:table-cell table:style-name="ce4" table:formula="of:=GETNEUTRALFEE(baseReward;[.$B18];T_0/[.$B18]+1)*[.$B18]*[.$E18]"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18]*1.1;T_0/(W_0-1)&lt;[.B18]*1.1^2);T_0/(W_0-1);[.B18]*1.1)" office:value-type="float" office:value="87846" calcext:value-type="float">
            <text:p>87,846</text:p>
          </table:table-cell>
          <table:table-cell table:style-name="ce3" table:formula="of:=([.B19]/[.$B$15])*XMRUSD" office:value-type="float" office:value="19.0333" calcext:value-type="float">
            <text:p>19</text:p>
          </table:table-cell>
          <table:table-cell table:style-name="ce3" table:formula="of:=([.$B19]/[.$B$15])^2*XMRUSD" office:value-type="float" office:value="27.86665453" calcext:value-type="float">
            <text:p>28</text:p>
          </table:table-cell>
          <table:table-cell table:formula="of:=XMRUSD" office:value-type="float" office:value="13" calcext:value-type="float">
            <text:p>13</text:p>
          </table:table-cell>
          <table:table-cell table:style-name="ce4" table:formula="of:=GETNEUTRALFEE(baseReward;[.B19];IF(T_0/[.B19]+1&gt;W_0;T_0/[.B19]+1;W_0))*T_0*[.C19]" office:value-type="string" office:string-value="" calcext:value-type="error">
            <text:p>#VALUE!</text:p>
          </table:table-cell>
          <table:table-cell table:style-name="ce4" table:formula="of:=GETNEUTRALFEE(baseReward;[.$B19];IF(T_0/[.$B19]+1&gt;W_0;T_0/[.$B19]+1;W_0))*T_0*[.D19]" office:value-type="string" office:string-value="" calcext:value-type="error">
            <text:p>#VALUE!</text:p>
          </table:table-cell>
          <table:table-cell table:style-name="ce4" table:formula="of:=GETNEUTRALFEE(baseReward;[.B19];IF(T_0/[.B19]+1&gt;W_0;T_0/[.B19]+1;W_0))*T_0*[.E19]" office:value-type="string" office:string-value="" calcext:value-type="error">
            <text:p>#VALUE!</text:p>
          </table:table-cell>
          <table:table-cell table:formula="of:=GETNEUTRALFEEOLD(baseReward;[.$B19];W_0)*T_0*[.$C19]" office:value-type="float" office:value="0.2873" calcext:value-type="float">
            <text:p>0.2873</text:p>
          </table:table-cell>
          <table:table-cell table:formula="of:=GETNEUTRALFEEOLD(baseReward;[.$B19];W_0)*T_0*[.$D19]" office:value-type="float" office:value="0.42063593" calcext:value-type="float">
            <text:p>0.42063593</text:p>
          </table:table-cell>
          <table:table-cell table:formula="of:=GETNEUTRALFEEOLD(baseReward;[.$B19];W_0)*T_0*[.$E19]" office:value-type="float" office:value="0.196229765726385" calcext:value-type="float">
            <text:p>0.196229765726385</text:p>
          </table:table-cell>
          <table:table-cell table:formula="of:=GETNEUTRALFEEOLD(baseReward;[.$B19];IF(T_0/[.$B19]+1&gt;W_0;T_0/[.$B19]+1;W_0))*T_0*[.$C19]" office:value-type="string" office:string-value="" calcext:value-type="error">
            <text:p>#VALUE!</text:p>
          </table:table-cell>
          <table:table-cell table:formula="of:=GETNEUTRALFEEOLD(baseReward;[.$B19];IF(T_0/[.$B19]+1&gt;W_0;T_0/[.$B19]+1;W_0))*T_0*[.$D19]" office:value-type="string" office:string-value="" calcext:value-type="error">
            <text:p>#VALUE!</text:p>
          </table:table-cell>
          <table:table-cell table:formula="of:=GETNEUTRALFEEOLD(baseReward;[.$B19];IF(T_0/[.$B19]+1&gt;W_0;T_0/[.$B19]+1;W_0))*T_0*[.$E19]" office:value-type="string" office:string-value="" calcext:value-type="error">
            <text:p>#VALUE!</text:p>
          </table:table-cell>
          <table:table-cell table:style-name="ce4" table:formula="of:=GETNEUTRALFEE(baseReward;[.$B19];T_0/[.$B19]+1)*T_0*[.$C19]" office:value-type="string" office:string-value="" calcext:value-type="error">
            <text:p>#VALUE!</text:p>
          </table:table-cell>
          <table:table-cell table:style-name="ce4" table:formula="of:=GETNEUTRALFEE(baseReward;[.$B19];T_0/[.$B19]+1)*T_0*[.$D19]" office:value-type="string" office:string-value="" calcext:value-type="error">
            <text:p>#VALUE!</text:p>
          </table:table-cell>
          <table:table-cell table:style-name="ce4" table:formula="of:=GETNEUTRALFEE(baseReward;[.$B19];T_0/[.$B19]+1)*T_0*[.$E19]" office:value-type="string" office:string-value="" calcext:value-type="error">
            <text:p>#VALUE!</text:p>
          </table:table-cell>
          <table:table-cell table:style-name="ce4" table:formula="of:=GETNEUTRALFEE(baseReward;[.$B19];IF(T_0/[.$B19]+1&gt;W_0;T_0/[.$B19]+1;W_0))*[.$B19]*[.$C19]" office:value-type="string" office:string-value="" calcext:value-type="error">
            <text:p>#VALUE!</text:p>
          </table:table-cell>
          <table:table-cell table:style-name="ce4" table:formula="of:=GETNEUTRALFEE(baseReward;[.$B19];IF(T_0/[.$B19]+1&gt;W_0;T_0/[.$B19]+1;W_0))*[.$B19]*[.$D19]" office:value-type="string" office:string-value="" calcext:value-type="error">
            <text:p>#VALUE!</text:p>
          </table:table-cell>
          <table:table-cell table:style-name="ce4" table:formula="of:=GETNEUTRALFEE(baseReward;[.$B19];IF(T_0/[.$B19]+1&gt;W_0;T_0/[.$B19]+1;W_0))*[.$B19]*[.$E19]" office:value-type="string" office:string-value="" calcext:value-type="error">
            <text:p>#VALUE!</text:p>
          </table:table-cell>
          <table:table-cell table:formula="of:=GETNEUTRALFEEOLD(baseReward;[.$B19];IF(T_0/[.$B19]+1&gt;W_0;T_0/[.$B19]+1;W_0))*[.$B19]*[.$C19]" office:value-type="string" office:string-value="" calcext:value-type="error">
            <text:p>#VALUE!</text:p>
          </table:table-cell>
          <table:table-cell table:formula="of:=GETNEUTRALFEEOLD(baseReward;[.$B19];IF(T_0/[.$B19]+1&gt;W_0;T_0/[.$B19]+1;W_0))*[.$B19]*[.$D19]" office:value-type="string" office:string-value="" calcext:value-type="error">
            <text:p>#VALUE!</text:p>
          </table:table-cell>
          <table:table-cell table:formula="of:=GETNEUTRALFEEOLD(baseReward;[.$B19];IF(T_0/[.$B19]+1&gt;W_0;T_0/[.$B19]+1;W_0))*[.$B19]*[.$E19]" office:value-type="string" office:string-value="" calcext:value-type="error">
            <text:p>#VALUE!</text:p>
          </table:table-cell>
          <table:table-cell table:style-name="ce4" table:formula="of:=GETNEUTRALFEE(baseReward;[.$B19];T_0/[.$B19]+1)*[.$B19]*[.$C19]" office:value-type="string" office:string-value="" calcext:value-type="error">
            <text:p>#VALUE!</text:p>
          </table:table-cell>
          <table:table-cell table:style-name="ce4" table:formula="of:=GETNEUTRALFEE(baseReward;[.$B19];T_0/[.$B19]+1)*[.$B19]*[.$D19]" office:value-type="string" office:string-value="" calcext:value-type="error">
            <text:p>#VALUE!</text:p>
          </table:table-cell>
          <table:table-cell table:style-name="ce4" table:formula="of:=GETNEUTRALFEE(baseReward;[.$B19];T_0/[.$B19]+1)*[.$B19]*[.$E19]"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19]*1.1;T_0/(W_0-1)&lt;[.B19]*1.1^2);T_0/(W_0-1);[.B19]*1.1)" office:value-type="float" office:value="96630.6" calcext:value-type="float">
            <text:p>96,631</text:p>
          </table:table-cell>
          <table:table-cell table:style-name="ce3" table:formula="of:=([.B20]/[.$B$15])*XMRUSD" office:value-type="float" office:value="20.93663" calcext:value-type="float">
            <text:p>21</text:p>
          </table:table-cell>
          <table:table-cell table:style-name="ce3" table:formula="of:=([.$B20]/[.$B$15])^2*XMRUSD" office:value-type="float" office:value="33.7186519813" calcext:value-type="float">
            <text:p>34</text:p>
          </table:table-cell>
          <table:table-cell table:formula="of:=XMRUSD" office:value-type="float" office:value="13" calcext:value-type="float">
            <text:p>13</text:p>
          </table:table-cell>
          <table:table-cell table:style-name="ce4" table:formula="of:=GETNEUTRALFEE(baseReward;[.B20];IF(T_0/[.B20]+1&gt;W_0;T_0/[.B20]+1;W_0))*T_0*[.C20]" office:value-type="string" office:string-value="" calcext:value-type="error">
            <text:p>#VALUE!</text:p>
          </table:table-cell>
          <table:table-cell table:style-name="ce4" table:formula="of:=GETNEUTRALFEE(baseReward;[.$B20];IF(T_0/[.$B20]+1&gt;W_0;T_0/[.$B20]+1;W_0))*T_0*[.D20]" office:value-type="string" office:string-value="" calcext:value-type="error">
            <text:p>#VALUE!</text:p>
          </table:table-cell>
          <table:table-cell table:style-name="ce4" table:formula="of:=GETNEUTRALFEE(baseReward;[.B20];IF(T_0/[.B20]+1&gt;W_0;T_0/[.B20]+1;W_0))*T_0*[.E20]" office:value-type="string" office:string-value="" calcext:value-type="error">
            <text:p>#VALUE!</text:p>
          </table:table-cell>
          <table:table-cell table:formula="of:=GETNEUTRALFEEOLD(baseReward;[.$B20];W_0)*T_0*[.$C20]" office:value-type="float" office:value="0.2873" calcext:value-type="float">
            <text:p>0.2873</text:p>
          </table:table-cell>
          <table:table-cell table:formula="of:=GETNEUTRALFEEOLD(baseReward;[.$B20];W_0)*T_0*[.$D20]" office:value-type="float" office:value="0.462699523000001" calcext:value-type="float">
            <text:p>0.462699523000001</text:p>
          </table:table-cell>
          <table:table-cell table:formula="of:=GETNEUTRALFEEOLD(baseReward;[.$B20];W_0)*T_0*[.$E20]" office:value-type="float" office:value="0.178390696114895" calcext:value-type="float">
            <text:p>0.178390696114895</text:p>
          </table:table-cell>
          <table:table-cell table:formula="of:=GETNEUTRALFEEOLD(baseReward;[.$B20];IF(T_0/[.$B20]+1&gt;W_0;T_0/[.$B20]+1;W_0))*T_0*[.$C20]" office:value-type="string" office:string-value="" calcext:value-type="error">
            <text:p>#VALUE!</text:p>
          </table:table-cell>
          <table:table-cell table:formula="of:=GETNEUTRALFEEOLD(baseReward;[.$B20];IF(T_0/[.$B20]+1&gt;W_0;T_0/[.$B20]+1;W_0))*T_0*[.$D20]" office:value-type="string" office:string-value="" calcext:value-type="error">
            <text:p>#VALUE!</text:p>
          </table:table-cell>
          <table:table-cell table:formula="of:=GETNEUTRALFEEOLD(baseReward;[.$B20];IF(T_0/[.$B20]+1&gt;W_0;T_0/[.$B20]+1;W_0))*T_0*[.$E20]" office:value-type="string" office:string-value="" calcext:value-type="error">
            <text:p>#VALUE!</text:p>
          </table:table-cell>
          <table:table-cell table:style-name="ce4" table:formula="of:=GETNEUTRALFEE(baseReward;[.$B20];T_0/[.$B20]+1)*T_0*[.$C20]" office:value-type="string" office:string-value="" calcext:value-type="error">
            <text:p>#VALUE!</text:p>
          </table:table-cell>
          <table:table-cell table:style-name="ce4" table:formula="of:=GETNEUTRALFEE(baseReward;[.$B20];T_0/[.$B20]+1)*T_0*[.$D20]" office:value-type="string" office:string-value="" calcext:value-type="error">
            <text:p>#VALUE!</text:p>
          </table:table-cell>
          <table:table-cell table:style-name="ce4" table:formula="of:=GETNEUTRALFEE(baseReward;[.$B20];T_0/[.$B20]+1)*T_0*[.$E20]" office:value-type="string" office:string-value="" calcext:value-type="error">
            <text:p>#VALUE!</text:p>
          </table:table-cell>
          <table:table-cell table:style-name="ce4" table:formula="of:=GETNEUTRALFEE(baseReward;[.$B20];IF(T_0/[.$B20]+1&gt;W_0;T_0/[.$B20]+1;W_0))*[.$B20]*[.$C20]" office:value-type="string" office:string-value="" calcext:value-type="error">
            <text:p>#VALUE!</text:p>
          </table:table-cell>
          <table:table-cell table:style-name="ce4" table:formula="of:=GETNEUTRALFEE(baseReward;[.$B20];IF(T_0/[.$B20]+1&gt;W_0;T_0/[.$B20]+1;W_0))*[.$B20]*[.$D20]" office:value-type="string" office:string-value="" calcext:value-type="error">
            <text:p>#VALUE!</text:p>
          </table:table-cell>
          <table:table-cell table:style-name="ce4" table:formula="of:=GETNEUTRALFEE(baseReward;[.$B20];IF(T_0/[.$B20]+1&gt;W_0;T_0/[.$B20]+1;W_0))*[.$B20]*[.$E20]" office:value-type="string" office:string-value="" calcext:value-type="error">
            <text:p>#VALUE!</text:p>
          </table:table-cell>
          <table:table-cell table:formula="of:=GETNEUTRALFEEOLD(baseReward;[.$B20];IF(T_0/[.$B20]+1&gt;W_0;T_0/[.$B20]+1;W_0))*[.$B20]*[.$C20]" office:value-type="string" office:string-value="" calcext:value-type="error">
            <text:p>#VALUE!</text:p>
          </table:table-cell>
          <table:table-cell table:formula="of:=GETNEUTRALFEEOLD(baseReward;[.$B20];IF(T_0/[.$B20]+1&gt;W_0;T_0/[.$B20]+1;W_0))*[.$B20]*[.$D20]" office:value-type="string" office:string-value="" calcext:value-type="error">
            <text:p>#VALUE!</text:p>
          </table:table-cell>
          <table:table-cell table:formula="of:=GETNEUTRALFEEOLD(baseReward;[.$B20];IF(T_0/[.$B20]+1&gt;W_0;T_0/[.$B20]+1;W_0))*[.$B20]*[.$E20]" office:value-type="string" office:string-value="" calcext:value-type="error">
            <text:p>#VALUE!</text:p>
          </table:table-cell>
          <table:table-cell table:style-name="ce4" table:formula="of:=GETNEUTRALFEE(baseReward;[.$B20];T_0/[.$B20]+1)*[.$B20]*[.$C20]" office:value-type="string" office:string-value="" calcext:value-type="error">
            <text:p>#VALUE!</text:p>
          </table:table-cell>
          <table:table-cell table:style-name="ce4" table:formula="of:=GETNEUTRALFEE(baseReward;[.$B20];T_0/[.$B20]+1)*[.$B20]*[.$D20]" office:value-type="string" office:string-value="" calcext:value-type="error">
            <text:p>#VALUE!</text:p>
          </table:table-cell>
          <table:table-cell table:style-name="ce4" table:formula="of:=GETNEUTRALFEE(baseReward;[.$B20];T_0/[.$B20]+1)*[.$B20]*[.$E20]"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20]*1.1;T_0/(W_0-1)&lt;[.B20]*1.1^2);T_0/(W_0-1);[.B20]*1.1)" office:value-type="float" office:value="106293.66" calcext:value-type="float">
            <text:p>106,294</text:p>
          </table:table-cell>
          <table:table-cell table:style-name="ce3" table:formula="of:=([.B21]/[.$B$15])*XMRUSD" office:value-type="float" office:value="23.030293" calcext:value-type="float">
            <text:p>23</text:p>
          </table:table-cell>
          <table:table-cell table:style-name="ce3" table:formula="of:=([.$B21]/[.$B$15])^2*XMRUSD" office:value-type="float" office:value="40.799568897373" calcext:value-type="float">
            <text:p>41</text:p>
          </table:table-cell>
          <table:table-cell table:formula="of:=XMRUSD" office:value-type="float" office:value="13" calcext:value-type="float">
            <text:p>13</text:p>
          </table:table-cell>
          <table:table-cell table:style-name="ce4" table:formula="of:=GETNEUTRALFEE(baseReward;[.B21];IF(T_0/[.B21]+1&gt;W_0;T_0/[.B21]+1;W_0))*T_0*[.C21]" office:value-type="string" office:string-value="" calcext:value-type="error">
            <text:p>#VALUE!</text:p>
          </table:table-cell>
          <table:table-cell table:style-name="ce4" table:formula="of:=GETNEUTRALFEE(baseReward;[.$B21];IF(T_0/[.$B21]+1&gt;W_0;T_0/[.$B21]+1;W_0))*T_0*[.D21]" office:value-type="string" office:string-value="" calcext:value-type="error">
            <text:p>#VALUE!</text:p>
          </table:table-cell>
          <table:table-cell table:style-name="ce4" table:formula="of:=GETNEUTRALFEE(baseReward;[.B21];IF(T_0/[.B21]+1&gt;W_0;T_0/[.B21]+1;W_0))*T_0*[.E21]" office:value-type="string" office:string-value="" calcext:value-type="error">
            <text:p>#VALUE!</text:p>
          </table:table-cell>
          <table:table-cell table:formula="of:=GETNEUTRALFEEOLD(baseReward;[.$B21];W_0)*T_0*[.$C21]" office:value-type="float" office:value="0.2873" calcext:value-type="float">
            <text:p>0.2873</text:p>
          </table:table-cell>
          <table:table-cell table:formula="of:=GETNEUTRALFEEOLD(baseReward;[.$B21];W_0)*T_0*[.$D21]" office:value-type="float" office:value="0.5089694753" calcext:value-type="float">
            <text:p>0.5089694753</text:p>
          </table:table-cell>
          <table:table-cell table:formula="of:=GETNEUTRALFEEOLD(baseReward;[.$B21];W_0)*T_0*[.$E21]" office:value-type="float" office:value="0.16217336010445" calcext:value-type="float">
            <text:p>0.16217336010445</text:p>
          </table:table-cell>
          <table:table-cell table:formula="of:=GETNEUTRALFEEOLD(baseReward;[.$B21];IF(T_0/[.$B21]+1&gt;W_0;T_0/[.$B21]+1;W_0))*T_0*[.$C21]" office:value-type="string" office:string-value="" calcext:value-type="error">
            <text:p>#VALUE!</text:p>
          </table:table-cell>
          <table:table-cell table:formula="of:=GETNEUTRALFEEOLD(baseReward;[.$B21];IF(T_0/[.$B21]+1&gt;W_0;T_0/[.$B21]+1;W_0))*T_0*[.$D21]" office:value-type="string" office:string-value="" calcext:value-type="error">
            <text:p>#VALUE!</text:p>
          </table:table-cell>
          <table:table-cell table:formula="of:=GETNEUTRALFEEOLD(baseReward;[.$B21];IF(T_0/[.$B21]+1&gt;W_0;T_0/[.$B21]+1;W_0))*T_0*[.$E21]" office:value-type="string" office:string-value="" calcext:value-type="error">
            <text:p>#VALUE!</text:p>
          </table:table-cell>
          <table:table-cell table:style-name="ce4" table:formula="of:=GETNEUTRALFEE(baseReward;[.$B21];T_0/[.$B21]+1)*T_0*[.$C21]" office:value-type="string" office:string-value="" calcext:value-type="error">
            <text:p>#VALUE!</text:p>
          </table:table-cell>
          <table:table-cell table:style-name="ce4" table:formula="of:=GETNEUTRALFEE(baseReward;[.$B21];T_0/[.$B21]+1)*T_0*[.$D21]" office:value-type="string" office:string-value="" calcext:value-type="error">
            <text:p>#VALUE!</text:p>
          </table:table-cell>
          <table:table-cell table:style-name="ce4" table:formula="of:=GETNEUTRALFEE(baseReward;[.$B21];T_0/[.$B21]+1)*T_0*[.$E21]" office:value-type="string" office:string-value="" calcext:value-type="error">
            <text:p>#VALUE!</text:p>
          </table:table-cell>
          <table:table-cell table:style-name="ce4" table:formula="of:=GETNEUTRALFEE(baseReward;[.$B21];IF(T_0/[.$B21]+1&gt;W_0;T_0/[.$B21]+1;W_0))*[.$B21]*[.$C21]" office:value-type="string" office:string-value="" calcext:value-type="error">
            <text:p>#VALUE!</text:p>
          </table:table-cell>
          <table:table-cell table:style-name="ce4" table:formula="of:=GETNEUTRALFEE(baseReward;[.$B21];IF(T_0/[.$B21]+1&gt;W_0;T_0/[.$B21]+1;W_0))*[.$B21]*[.$D21]" office:value-type="string" office:string-value="" calcext:value-type="error">
            <text:p>#VALUE!</text:p>
          </table:table-cell>
          <table:table-cell table:style-name="ce4" table:formula="of:=GETNEUTRALFEE(baseReward;[.$B21];IF(T_0/[.$B21]+1&gt;W_0;T_0/[.$B21]+1;W_0))*[.$B21]*[.$E21]" office:value-type="string" office:string-value="" calcext:value-type="error">
            <text:p>#VALUE!</text:p>
          </table:table-cell>
          <table:table-cell table:formula="of:=GETNEUTRALFEEOLD(baseReward;[.$B21];IF(T_0/[.$B21]+1&gt;W_0;T_0/[.$B21]+1;W_0))*[.$B21]*[.$C21]" office:value-type="string" office:string-value="" calcext:value-type="error">
            <text:p>#VALUE!</text:p>
          </table:table-cell>
          <table:table-cell table:formula="of:=GETNEUTRALFEEOLD(baseReward;[.$B21];IF(T_0/[.$B21]+1&gt;W_0;T_0/[.$B21]+1;W_0))*[.$B21]*[.$D21]" office:value-type="string" office:string-value="" calcext:value-type="error">
            <text:p>#VALUE!</text:p>
          </table:table-cell>
          <table:table-cell table:formula="of:=GETNEUTRALFEEOLD(baseReward;[.$B21];IF(T_0/[.$B21]+1&gt;W_0;T_0/[.$B21]+1;W_0))*[.$B21]*[.$E21]" office:value-type="string" office:string-value="" calcext:value-type="error">
            <text:p>#VALUE!</text:p>
          </table:table-cell>
          <table:table-cell table:style-name="ce4" table:formula="of:=GETNEUTRALFEE(baseReward;[.$B21];T_0/[.$B21]+1)*[.$B21]*[.$C21]" office:value-type="string" office:string-value="" calcext:value-type="error">
            <text:p>#VALUE!</text:p>
          </table:table-cell>
          <table:table-cell table:style-name="ce4" table:formula="of:=GETNEUTRALFEE(baseReward;[.$B21];T_0/[.$B21]+1)*[.$B21]*[.$D21]" office:value-type="string" office:string-value="" calcext:value-type="error">
            <text:p>#VALUE!</text:p>
          </table:table-cell>
          <table:table-cell table:style-name="ce4" table:formula="of:=GETNEUTRALFEE(baseReward;[.$B21];T_0/[.$B21]+1)*[.$B21]*[.$E21]"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21]*1.1;T_0/(W_0-1)&lt;[.B21]*1.1^2);T_0/(W_0-1);[.B21]*1.1)" office:value-type="float" office:value="116923.026" calcext:value-type="float">
            <text:p>116,923</text:p>
          </table:table-cell>
          <table:table-cell table:style-name="ce3" table:formula="of:=([.B22]/[.$B$15])*XMRUSD" office:value-type="float" office:value="25.3333223" calcext:value-type="float">
            <text:p>25</text:p>
          </table:table-cell>
          <table:table-cell table:style-name="ce3" table:formula="of:=([.$B22]/[.$B$15])^2*XMRUSD" office:value-type="float" office:value="49.3674783658214" calcext:value-type="float">
            <text:p>49</text:p>
          </table:table-cell>
          <table:table-cell table:formula="of:=XMRUSD" office:value-type="float" office:value="13" calcext:value-type="float">
            <text:p>13</text:p>
          </table:table-cell>
          <table:table-cell table:style-name="ce4" table:formula="of:=GETNEUTRALFEE(baseReward;[.B22];IF(T_0/[.B22]+1&gt;W_0;T_0/[.B22]+1;W_0))*T_0*[.C22]" office:value-type="string" office:string-value="" calcext:value-type="error">
            <text:p>#VALUE!</text:p>
          </table:table-cell>
          <table:table-cell table:style-name="ce4" table:formula="of:=GETNEUTRALFEE(baseReward;[.$B22];IF(T_0/[.$B22]+1&gt;W_0;T_0/[.$B22]+1;W_0))*T_0*[.D22]" office:value-type="string" office:string-value="" calcext:value-type="error">
            <text:p>#VALUE!</text:p>
          </table:table-cell>
          <table:table-cell table:style-name="ce4" table:formula="of:=GETNEUTRALFEE(baseReward;[.B22];IF(T_0/[.B22]+1&gt;W_0;T_0/[.B22]+1;W_0))*T_0*[.E22]" office:value-type="string" office:string-value="" calcext:value-type="error">
            <text:p>#VALUE!</text:p>
          </table:table-cell>
          <table:table-cell table:formula="of:=GETNEUTRALFEEOLD(baseReward;[.$B22];W_0)*T_0*[.$C22]" office:value-type="float" office:value="0.2873" calcext:value-type="float">
            <text:p>0.2873</text:p>
          </table:table-cell>
          <table:table-cell table:formula="of:=GETNEUTRALFEEOLD(baseReward;[.$B22];W_0)*T_0*[.$D22]" office:value-type="float" office:value="0.559866422830001" calcext:value-type="float">
            <text:p>0.559866422830001</text:p>
          </table:table-cell>
          <table:table-cell table:formula="of:=GETNEUTRALFEEOLD(baseReward;[.$B22];W_0)*T_0*[.$E22]" office:value-type="float" office:value="0.147430327367682" calcext:value-type="float">
            <text:p>0.147430327367682</text:p>
          </table:table-cell>
          <table:table-cell table:formula="of:=GETNEUTRALFEEOLD(baseReward;[.$B22];IF(T_0/[.$B22]+1&gt;W_0;T_0/[.$B22]+1;W_0))*T_0*[.$C22]" office:value-type="string" office:string-value="" calcext:value-type="error">
            <text:p>#VALUE!</text:p>
          </table:table-cell>
          <table:table-cell table:formula="of:=GETNEUTRALFEEOLD(baseReward;[.$B22];IF(T_0/[.$B22]+1&gt;W_0;T_0/[.$B22]+1;W_0))*T_0*[.$D22]" office:value-type="string" office:string-value="" calcext:value-type="error">
            <text:p>#VALUE!</text:p>
          </table:table-cell>
          <table:table-cell table:formula="of:=GETNEUTRALFEEOLD(baseReward;[.$B22];IF(T_0/[.$B22]+1&gt;W_0;T_0/[.$B22]+1;W_0))*T_0*[.$E22]" office:value-type="string" office:string-value="" calcext:value-type="error">
            <text:p>#VALUE!</text:p>
          </table:table-cell>
          <table:table-cell table:style-name="ce4" table:formula="of:=GETNEUTRALFEE(baseReward;[.$B22];T_0/[.$B22]+1)*T_0*[.$C22]" office:value-type="string" office:string-value="" calcext:value-type="error">
            <text:p>#VALUE!</text:p>
          </table:table-cell>
          <table:table-cell table:style-name="ce4" table:formula="of:=GETNEUTRALFEE(baseReward;[.$B22];T_0/[.$B22]+1)*T_0*[.$D22]" office:value-type="string" office:string-value="" calcext:value-type="error">
            <text:p>#VALUE!</text:p>
          </table:table-cell>
          <table:table-cell table:style-name="ce4" table:formula="of:=GETNEUTRALFEE(baseReward;[.$B22];T_0/[.$B22]+1)*T_0*[.$E22]" office:value-type="string" office:string-value="" calcext:value-type="error">
            <text:p>#VALUE!</text:p>
          </table:table-cell>
          <table:table-cell table:style-name="ce4" table:formula="of:=GETNEUTRALFEE(baseReward;[.$B22];IF(T_0/[.$B22]+1&gt;W_0;T_0/[.$B22]+1;W_0))*[.$B22]*[.$C22]" office:value-type="string" office:string-value="" calcext:value-type="error">
            <text:p>#VALUE!</text:p>
          </table:table-cell>
          <table:table-cell table:style-name="ce4" table:formula="of:=GETNEUTRALFEE(baseReward;[.$B22];IF(T_0/[.$B22]+1&gt;W_0;T_0/[.$B22]+1;W_0))*[.$B22]*[.$D22]" office:value-type="string" office:string-value="" calcext:value-type="error">
            <text:p>#VALUE!</text:p>
          </table:table-cell>
          <table:table-cell table:style-name="ce4" table:formula="of:=GETNEUTRALFEE(baseReward;[.$B22];IF(T_0/[.$B22]+1&gt;W_0;T_0/[.$B22]+1;W_0))*[.$B22]*[.$E22]" office:value-type="string" office:string-value="" calcext:value-type="error">
            <text:p>#VALUE!</text:p>
          </table:table-cell>
          <table:table-cell table:formula="of:=GETNEUTRALFEEOLD(baseReward;[.$B22];IF(T_0/[.$B22]+1&gt;W_0;T_0/[.$B22]+1;W_0))*[.$B22]*[.$C22]" office:value-type="string" office:string-value="" calcext:value-type="error">
            <text:p>#VALUE!</text:p>
          </table:table-cell>
          <table:table-cell table:formula="of:=GETNEUTRALFEEOLD(baseReward;[.$B22];IF(T_0/[.$B22]+1&gt;W_0;T_0/[.$B22]+1;W_0))*[.$B22]*[.$D22]" office:value-type="string" office:string-value="" calcext:value-type="error">
            <text:p>#VALUE!</text:p>
          </table:table-cell>
          <table:table-cell table:formula="of:=GETNEUTRALFEEOLD(baseReward;[.$B22];IF(T_0/[.$B22]+1&gt;W_0;T_0/[.$B22]+1;W_0))*[.$B22]*[.$E22]" office:value-type="string" office:string-value="" calcext:value-type="error">
            <text:p>#VALUE!</text:p>
          </table:table-cell>
          <table:table-cell table:style-name="ce4" table:formula="of:=GETNEUTRALFEE(baseReward;[.$B22];T_0/[.$B22]+1)*[.$B22]*[.$C22]" office:value-type="string" office:string-value="" calcext:value-type="error">
            <text:p>#VALUE!</text:p>
          </table:table-cell>
          <table:table-cell table:style-name="ce4" table:formula="of:=GETNEUTRALFEE(baseReward;[.$B22];T_0/[.$B22]+1)*[.$B22]*[.$D22]" office:value-type="string" office:string-value="" calcext:value-type="error">
            <text:p>#VALUE!</text:p>
          </table:table-cell>
          <table:table-cell table:style-name="ce4" table:formula="of:=GETNEUTRALFEE(baseReward;[.$B22];T_0/[.$B22]+1)*[.$B22]*[.$E22]"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22]*1.1;T_0/(W_0-1)&lt;[.B22]*1.1^2);T_0/(W_0-1);[.B22]*1.1)" office:value-type="float" office:value="128615.3286" calcext:value-type="float">
            <text:p>128,615</text:p>
          </table:table-cell>
          <table:table-cell table:style-name="ce3" table:formula="of:=([.B23]/[.$B$15])*XMRUSD" office:value-type="float" office:value="27.86665453" calcext:value-type="float">
            <text:p>28</text:p>
          </table:table-cell>
          <table:table-cell table:style-name="ce3" table:formula="of:=([.$B23]/[.$B$15])^2*XMRUSD" office:value-type="float" office:value="59.7346488226439" calcext:value-type="float">
            <text:p>60</text:p>
          </table:table-cell>
          <table:table-cell table:formula="of:=XMRUSD" office:value-type="float" office:value="13" calcext:value-type="float">
            <text:p>13</text:p>
          </table:table-cell>
          <table:table-cell table:style-name="ce4" table:formula="of:=GETNEUTRALFEE(baseReward;[.B23];IF(T_0/[.B23]+1&gt;W_0;T_0/[.B23]+1;W_0))*T_0*[.C23]" office:value-type="string" office:string-value="" calcext:value-type="error">
            <text:p>#VALUE!</text:p>
          </table:table-cell>
          <table:table-cell table:style-name="ce4" table:formula="of:=GETNEUTRALFEE(baseReward;[.$B23];IF(T_0/[.$B23]+1&gt;W_0;T_0/[.$B23]+1;W_0))*T_0*[.D23]" office:value-type="string" office:string-value="" calcext:value-type="error">
            <text:p>#VALUE!</text:p>
          </table:table-cell>
          <table:table-cell table:style-name="ce4" table:formula="of:=GETNEUTRALFEE(baseReward;[.B23];IF(T_0/[.B23]+1&gt;W_0;T_0/[.B23]+1;W_0))*T_0*[.E23]" office:value-type="string" office:string-value="" calcext:value-type="error">
            <text:p>#VALUE!</text:p>
          </table:table-cell>
          <table:table-cell table:formula="of:=GETNEUTRALFEEOLD(baseReward;[.$B23];W_0)*T_0*[.$C23]" office:value-type="float" office:value="0.2873" calcext:value-type="float">
            <text:p>0.2873</text:p>
          </table:table-cell>
          <table:table-cell table:formula="of:=GETNEUTRALFEEOLD(baseReward;[.$B23];W_0)*T_0*[.$D23]" office:value-type="float" office:value="0.615853065113001" calcext:value-type="float">
            <text:p>0.615853065113001</text:p>
          </table:table-cell>
          <table:table-cell table:formula="of:=GETNEUTRALFEEOLD(baseReward;[.$B23];W_0)*T_0*[.$E23]" office:value-type="float" office:value="0.134027570334257" calcext:value-type="float">
            <text:p>0.134027570334257</text:p>
          </table:table-cell>
          <table:table-cell table:formula="of:=GETNEUTRALFEEOLD(baseReward;[.$B23];IF(T_0/[.$B23]+1&gt;W_0;T_0/[.$B23]+1;W_0))*T_0*[.$C23]" office:value-type="string" office:string-value="" calcext:value-type="error">
            <text:p>#VALUE!</text:p>
          </table:table-cell>
          <table:table-cell table:formula="of:=GETNEUTRALFEEOLD(baseReward;[.$B23];IF(T_0/[.$B23]+1&gt;W_0;T_0/[.$B23]+1;W_0))*T_0*[.$D23]" office:value-type="string" office:string-value="" calcext:value-type="error">
            <text:p>#VALUE!</text:p>
          </table:table-cell>
          <table:table-cell table:formula="of:=GETNEUTRALFEEOLD(baseReward;[.$B23];IF(T_0/[.$B23]+1&gt;W_0;T_0/[.$B23]+1;W_0))*T_0*[.$E23]" office:value-type="string" office:string-value="" calcext:value-type="error">
            <text:p>#VALUE!</text:p>
          </table:table-cell>
          <table:table-cell table:style-name="ce4" table:formula="of:=GETNEUTRALFEE(baseReward;[.$B23];T_0/[.$B23]+1)*T_0*[.$C23]" office:value-type="string" office:string-value="" calcext:value-type="error">
            <text:p>#VALUE!</text:p>
          </table:table-cell>
          <table:table-cell table:style-name="ce4" table:formula="of:=GETNEUTRALFEE(baseReward;[.$B23];T_0/[.$B23]+1)*T_0*[.$D23]" office:value-type="string" office:string-value="" calcext:value-type="error">
            <text:p>#VALUE!</text:p>
          </table:table-cell>
          <table:table-cell table:style-name="ce4" table:formula="of:=GETNEUTRALFEE(baseReward;[.$B23];T_0/[.$B23]+1)*T_0*[.$E23]" office:value-type="string" office:string-value="" calcext:value-type="error">
            <text:p>#VALUE!</text:p>
          </table:table-cell>
          <table:table-cell table:style-name="ce4" table:formula="of:=GETNEUTRALFEE(baseReward;[.$B23];IF(T_0/[.$B23]+1&gt;W_0;T_0/[.$B23]+1;W_0))*[.$B23]*[.$C23]" office:value-type="string" office:string-value="" calcext:value-type="error">
            <text:p>#VALUE!</text:p>
          </table:table-cell>
          <table:table-cell table:style-name="ce4" table:formula="of:=GETNEUTRALFEE(baseReward;[.$B23];IF(T_0/[.$B23]+1&gt;W_0;T_0/[.$B23]+1;W_0))*[.$B23]*[.$D23]" office:value-type="string" office:string-value="" calcext:value-type="error">
            <text:p>#VALUE!</text:p>
          </table:table-cell>
          <table:table-cell table:style-name="ce4" table:formula="of:=GETNEUTRALFEE(baseReward;[.$B23];IF(T_0/[.$B23]+1&gt;W_0;T_0/[.$B23]+1;W_0))*[.$B23]*[.$E23]" office:value-type="string" office:string-value="" calcext:value-type="error">
            <text:p>#VALUE!</text:p>
          </table:table-cell>
          <table:table-cell table:formula="of:=GETNEUTRALFEEOLD(baseReward;[.$B23];IF(T_0/[.$B23]+1&gt;W_0;T_0/[.$B23]+1;W_0))*[.$B23]*[.$C23]" office:value-type="string" office:string-value="" calcext:value-type="error">
            <text:p>#VALUE!</text:p>
          </table:table-cell>
          <table:table-cell table:formula="of:=GETNEUTRALFEEOLD(baseReward;[.$B23];IF(T_0/[.$B23]+1&gt;W_0;T_0/[.$B23]+1;W_0))*[.$B23]*[.$D23]" office:value-type="string" office:string-value="" calcext:value-type="error">
            <text:p>#VALUE!</text:p>
          </table:table-cell>
          <table:table-cell table:formula="of:=GETNEUTRALFEEOLD(baseReward;[.$B23];IF(T_0/[.$B23]+1&gt;W_0;T_0/[.$B23]+1;W_0))*[.$B23]*[.$E23]" office:value-type="string" office:string-value="" calcext:value-type="error">
            <text:p>#VALUE!</text:p>
          </table:table-cell>
          <table:table-cell table:style-name="ce4" table:formula="of:=GETNEUTRALFEE(baseReward;[.$B23];T_0/[.$B23]+1)*[.$B23]*[.$C23]" office:value-type="string" office:string-value="" calcext:value-type="error">
            <text:p>#VALUE!</text:p>
          </table:table-cell>
          <table:table-cell table:style-name="ce4" table:formula="of:=GETNEUTRALFEE(baseReward;[.$B23];T_0/[.$B23]+1)*[.$B23]*[.$D23]" office:value-type="string" office:string-value="" calcext:value-type="error">
            <text:p>#VALUE!</text:p>
          </table:table-cell>
          <table:table-cell table:style-name="ce4" table:formula="of:=GETNEUTRALFEE(baseReward;[.$B23];T_0/[.$B23]+1)*[.$B23]*[.$E23]"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23]*1.1;T_0/(W_0-1)&lt;[.B23]*1.1^2);T_0/(W_0-1);[.B23]*1.1)" office:value-type="float" office:value="141476.86146" calcext:value-type="float">
            <text:p>141,477</text:p>
          </table:table-cell>
          <table:table-cell table:style-name="ce3" table:formula="of:=([.B24]/[.$B$15])*XMRUSD" office:value-type="float" office:value="30.653319983" calcext:value-type="float">
            <text:p>31</text:p>
          </table:table-cell>
          <table:table-cell table:style-name="ce3" table:formula="of:=([.$B24]/[.$B$15])^2*XMRUSD" office:value-type="float" office:value="72.278925075399" calcext:value-type="float">
            <text:p>72</text:p>
          </table:table-cell>
          <table:table-cell table:formula="of:=XMRUSD" office:value-type="float" office:value="13" calcext:value-type="float">
            <text:p>13</text:p>
          </table:table-cell>
          <table:table-cell table:style-name="ce4" table:formula="of:=GETNEUTRALFEE(baseReward;[.B24];IF(T_0/[.B24]+1&gt;W_0;T_0/[.B24]+1;W_0))*T_0*[.C24]" office:value-type="string" office:string-value="" calcext:value-type="error">
            <text:p>#VALUE!</text:p>
          </table:table-cell>
          <table:table-cell table:style-name="ce4" table:formula="of:=GETNEUTRALFEE(baseReward;[.$B24];IF(T_0/[.$B24]+1&gt;W_0;T_0/[.$B24]+1;W_0))*T_0*[.D24]" office:value-type="string" office:string-value="" calcext:value-type="error">
            <text:p>#VALUE!</text:p>
          </table:table-cell>
          <table:table-cell table:style-name="ce4" table:formula="of:=GETNEUTRALFEE(baseReward;[.B24];IF(T_0/[.B24]+1&gt;W_0;T_0/[.B24]+1;W_0))*T_0*[.E24]" office:value-type="string" office:string-value="" calcext:value-type="error">
            <text:p>#VALUE!</text:p>
          </table:table-cell>
          <table:table-cell table:formula="of:=GETNEUTRALFEEOLD(baseReward;[.$B24];W_0)*T_0*[.$C24]" office:value-type="float" office:value="0.2873" calcext:value-type="float">
            <text:p>0.2873</text:p>
          </table:table-cell>
          <table:table-cell table:formula="of:=GETNEUTRALFEEOLD(baseReward;[.$B24];W_0)*T_0*[.$D24]" office:value-type="float" office:value="0.677438371624301" calcext:value-type="float">
            <text:p>0.677438371624301</text:p>
          </table:table-cell>
          <table:table-cell table:formula="of:=GETNEUTRALFEEOLD(baseReward;[.$B24];W_0)*T_0*[.$E24]" office:value-type="float" office:value="0.121843245758415" calcext:value-type="float">
            <text:p>0.121843245758415</text:p>
          </table:table-cell>
          <table:table-cell table:formula="of:=GETNEUTRALFEEOLD(baseReward;[.$B24];IF(T_0/[.$B24]+1&gt;W_0;T_0/[.$B24]+1;W_0))*T_0*[.$C24]" office:value-type="string" office:string-value="" calcext:value-type="error">
            <text:p>#VALUE!</text:p>
          </table:table-cell>
          <table:table-cell table:formula="of:=GETNEUTRALFEEOLD(baseReward;[.$B24];IF(T_0/[.$B24]+1&gt;W_0;T_0/[.$B24]+1;W_0))*T_0*[.$D24]" office:value-type="string" office:string-value="" calcext:value-type="error">
            <text:p>#VALUE!</text:p>
          </table:table-cell>
          <table:table-cell table:formula="of:=GETNEUTRALFEEOLD(baseReward;[.$B24];IF(T_0/[.$B24]+1&gt;W_0;T_0/[.$B24]+1;W_0))*T_0*[.$E24]" office:value-type="string" office:string-value="" calcext:value-type="error">
            <text:p>#VALUE!</text:p>
          </table:table-cell>
          <table:table-cell table:style-name="ce4" table:formula="of:=GETNEUTRALFEE(baseReward;[.$B24];T_0/[.$B24]+1)*T_0*[.$C24]" office:value-type="string" office:string-value="" calcext:value-type="error">
            <text:p>#VALUE!</text:p>
          </table:table-cell>
          <table:table-cell table:style-name="ce4" table:formula="of:=GETNEUTRALFEE(baseReward;[.$B24];T_0/[.$B24]+1)*T_0*[.$D24]" office:value-type="string" office:string-value="" calcext:value-type="error">
            <text:p>#VALUE!</text:p>
          </table:table-cell>
          <table:table-cell table:style-name="ce4" table:formula="of:=GETNEUTRALFEE(baseReward;[.$B24];T_0/[.$B24]+1)*T_0*[.$E24]" office:value-type="string" office:string-value="" calcext:value-type="error">
            <text:p>#VALUE!</text:p>
          </table:table-cell>
          <table:table-cell table:style-name="ce4" table:formula="of:=GETNEUTRALFEE(baseReward;[.$B24];IF(T_0/[.$B24]+1&gt;W_0;T_0/[.$B24]+1;W_0))*[.$B24]*[.$C24]" office:value-type="string" office:string-value="" calcext:value-type="error">
            <text:p>#VALUE!</text:p>
          </table:table-cell>
          <table:table-cell table:style-name="ce4" table:formula="of:=GETNEUTRALFEE(baseReward;[.$B24];IF(T_0/[.$B24]+1&gt;W_0;T_0/[.$B24]+1;W_0))*[.$B24]*[.$D24]" office:value-type="string" office:string-value="" calcext:value-type="error">
            <text:p>#VALUE!</text:p>
          </table:table-cell>
          <table:table-cell table:style-name="ce4" table:formula="of:=GETNEUTRALFEE(baseReward;[.$B24];IF(T_0/[.$B24]+1&gt;W_0;T_0/[.$B24]+1;W_0))*[.$B24]*[.$E24]" office:value-type="string" office:string-value="" calcext:value-type="error">
            <text:p>#VALUE!</text:p>
          </table:table-cell>
          <table:table-cell table:formula="of:=GETNEUTRALFEEOLD(baseReward;[.$B24];IF(T_0/[.$B24]+1&gt;W_0;T_0/[.$B24]+1;W_0))*[.$B24]*[.$C24]" office:value-type="string" office:string-value="" calcext:value-type="error">
            <text:p>#VALUE!</text:p>
          </table:table-cell>
          <table:table-cell table:formula="of:=GETNEUTRALFEEOLD(baseReward;[.$B24];IF(T_0/[.$B24]+1&gt;W_0;T_0/[.$B24]+1;W_0))*[.$B24]*[.$D24]" office:value-type="string" office:string-value="" calcext:value-type="error">
            <text:p>#VALUE!</text:p>
          </table:table-cell>
          <table:table-cell table:formula="of:=GETNEUTRALFEEOLD(baseReward;[.$B24];IF(T_0/[.$B24]+1&gt;W_0;T_0/[.$B24]+1;W_0))*[.$B24]*[.$E24]" office:value-type="string" office:string-value="" calcext:value-type="error">
            <text:p>#VALUE!</text:p>
          </table:table-cell>
          <table:table-cell table:style-name="ce4" table:formula="of:=GETNEUTRALFEE(baseReward;[.$B24];T_0/[.$B24]+1)*[.$B24]*[.$C24]" office:value-type="string" office:string-value="" calcext:value-type="error">
            <text:p>#VALUE!</text:p>
          </table:table-cell>
          <table:table-cell table:style-name="ce4" table:formula="of:=GETNEUTRALFEE(baseReward;[.$B24];T_0/[.$B24]+1)*[.$B24]*[.$D24]" office:value-type="string" office:string-value="" calcext:value-type="error">
            <text:p>#VALUE!</text:p>
          </table:table-cell>
          <table:table-cell table:style-name="ce4" table:formula="of:=GETNEUTRALFEE(baseReward;[.$B24];T_0/[.$B24]+1)*[.$B24]*[.$E24]" office:value-type="string" office:string-value="" calcext:value-type="error">
            <text:p>#VALUE!</text:p>
          </table:table-cell>
          <table:table-cell table:style-name="ce4" table:number-columns-repeated="3"/>
          <table:table-cell table:number-columns-repeated="4"/>
          <table:table-cell>
            <draw:custom-shape table:end-cell-address="Sheet1.AI26" table:end-x="19.64pt" table:end-y="4.34pt" draw:z-index="4" draw:name="TextBox 1" draw:style-name="gr2" draw:text-style-name="P3" svg:width="71.97pt" svg:height="23.64pt" svg:x="0.88pt" svg:y="10.71pt">
              <text:p text:style-name="P2"><text:span text:style-name="T1">Unfeasible zone</text:span></text:p>
              <text:p text:style-name="P2"><text:span text:style-name="T1">(W</text:span><text:span text:style-name="T2">0</text:span><text:span text:style-name="T1"> &lt; W</text:span><text:span text:style-name="T2">T</text:span><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990"/>
        </table:table-row>
        <table:table-row table:style-name="ro1">
          <table:table-cell/>
          <table:table-cell table:style-name="ce3" table:formula="of:=IF(AND(T_0/(W_0-1)&gt;[.B24]*1.1;T_0/(W_0-1)&lt;[.B24]*1.1^2);T_0/(W_0-1);[.B24]*1.1)" office:value-type="float" office:value="155624.547606" calcext:value-type="float">
            <text:p>155,625</text:p>
          </table:table-cell>
          <table:table-cell table:style-name="ce3" table:formula="of:=([.B25]/[.$B$15])*XMRUSD" office:value-type="float" office:value="33.7186519813" calcext:value-type="float">
            <text:p>34</text:p>
          </table:table-cell>
          <table:table-cell table:style-name="ce3" table:formula="of:=([.$B25]/[.$B$15])^2*XMRUSD" office:value-type="float" office:value="87.4574993412329" calcext:value-type="float">
            <text:p>87</text:p>
          </table:table-cell>
          <table:table-cell table:formula="of:=XMRUSD" office:value-type="float" office:value="13" calcext:value-type="float">
            <text:p>13</text:p>
          </table:table-cell>
          <table:table-cell table:style-name="ce4" table:formula="of:=GETNEUTRALFEE(baseReward;[.B25];IF(T_0/[.B25]+1&gt;W_0;T_0/[.B25]+1;W_0))*T_0*[.C25]" office:value-type="string" office:string-value="" calcext:value-type="error">
            <text:p>#VALUE!</text:p>
          </table:table-cell>
          <table:table-cell table:style-name="ce4" table:formula="of:=GETNEUTRALFEE(baseReward;[.$B25];IF(T_0/[.$B25]+1&gt;W_0;T_0/[.$B25]+1;W_0))*T_0*[.D25]" office:value-type="string" office:string-value="" calcext:value-type="error">
            <text:p>#VALUE!</text:p>
          </table:table-cell>
          <table:table-cell table:style-name="ce4" table:formula="of:=GETNEUTRALFEE(baseReward;[.B25];IF(T_0/[.B25]+1&gt;W_0;T_0/[.B25]+1;W_0))*T_0*[.E25]" office:value-type="string" office:string-value="" calcext:value-type="error">
            <text:p>#VALUE!</text:p>
          </table:table-cell>
          <table:table-cell table:formula="of:=GETNEUTRALFEEOLD(baseReward;[.$B25];W_0)*T_0*[.$C25]" office:value-type="float" office:value="0.2873" calcext:value-type="float">
            <text:p>0.2873</text:p>
          </table:table-cell>
          <table:table-cell table:formula="of:=GETNEUTRALFEEOLD(baseReward;[.$B25];W_0)*T_0*[.$D25]" office:value-type="float" office:value="0.745182208786731" calcext:value-type="float">
            <text:p>0.745182208786731</text:p>
          </table:table-cell>
          <table:table-cell table:formula="of:=GETNEUTRALFEEOLD(baseReward;[.$B25];W_0)*T_0*[.$E25]" office:value-type="float" office:value="0.110766587053105" calcext:value-type="float">
            <text:p>0.110766587053105</text:p>
          </table:table-cell>
          <table:table-cell table:formula="of:=GETNEUTRALFEEOLD(baseReward;[.$B25];IF(T_0/[.$B25]+1&gt;W_0;T_0/[.$B25]+1;W_0))*T_0*[.$C25]" office:value-type="string" office:string-value="" calcext:value-type="error">
            <text:p>#VALUE!</text:p>
          </table:table-cell>
          <table:table-cell table:formula="of:=GETNEUTRALFEEOLD(baseReward;[.$B25];IF(T_0/[.$B25]+1&gt;W_0;T_0/[.$B25]+1;W_0))*T_0*[.$D25]" office:value-type="string" office:string-value="" calcext:value-type="error">
            <text:p>#VALUE!</text:p>
          </table:table-cell>
          <table:table-cell table:formula="of:=GETNEUTRALFEEOLD(baseReward;[.$B25];IF(T_0/[.$B25]+1&gt;W_0;T_0/[.$B25]+1;W_0))*T_0*[.$E25]" office:value-type="string" office:string-value="" calcext:value-type="error">
            <text:p>#VALUE!</text:p>
          </table:table-cell>
          <table:table-cell table:style-name="ce4" table:formula="of:=GETNEUTRALFEE(baseReward;[.$B25];T_0/[.$B25]+1)*T_0*[.$C25]" office:value-type="string" office:string-value="" calcext:value-type="error">
            <text:p>#VALUE!</text:p>
          </table:table-cell>
          <table:table-cell table:style-name="ce4" table:formula="of:=GETNEUTRALFEE(baseReward;[.$B25];T_0/[.$B25]+1)*T_0*[.$D25]" office:value-type="string" office:string-value="" calcext:value-type="error">
            <text:p>#VALUE!</text:p>
          </table:table-cell>
          <table:table-cell table:style-name="ce4" table:formula="of:=GETNEUTRALFEE(baseReward;[.$B25];T_0/[.$B25]+1)*T_0*[.$E25]" office:value-type="string" office:string-value="" calcext:value-type="error">
            <text:p>#VALUE!</text:p>
          </table:table-cell>
          <table:table-cell table:style-name="ce4" table:formula="of:=GETNEUTRALFEE(baseReward;[.$B25];IF(T_0/[.$B25]+1&gt;W_0;T_0/[.$B25]+1;W_0))*[.$B25]*[.$C25]" office:value-type="string" office:string-value="" calcext:value-type="error">
            <text:p>#VALUE!</text:p>
          </table:table-cell>
          <table:table-cell table:style-name="ce4" table:formula="of:=GETNEUTRALFEE(baseReward;[.$B25];IF(T_0/[.$B25]+1&gt;W_0;T_0/[.$B25]+1;W_0))*[.$B25]*[.$D25]" office:value-type="string" office:string-value="" calcext:value-type="error">
            <text:p>#VALUE!</text:p>
          </table:table-cell>
          <table:table-cell table:style-name="ce4" table:formula="of:=GETNEUTRALFEE(baseReward;[.$B25];IF(T_0/[.$B25]+1&gt;W_0;T_0/[.$B25]+1;W_0))*[.$B25]*[.$E25]" office:value-type="string" office:string-value="" calcext:value-type="error">
            <text:p>#VALUE!</text:p>
          </table:table-cell>
          <table:table-cell table:formula="of:=GETNEUTRALFEEOLD(baseReward;[.$B25];IF(T_0/[.$B25]+1&gt;W_0;T_0/[.$B25]+1;W_0))*[.$B25]*[.$C25]" office:value-type="string" office:string-value="" calcext:value-type="error">
            <text:p>#VALUE!</text:p>
          </table:table-cell>
          <table:table-cell table:formula="of:=GETNEUTRALFEEOLD(baseReward;[.$B25];IF(T_0/[.$B25]+1&gt;W_0;T_0/[.$B25]+1;W_0))*[.$B25]*[.$D25]" office:value-type="string" office:string-value="" calcext:value-type="error">
            <text:p>#VALUE!</text:p>
          </table:table-cell>
          <table:table-cell table:formula="of:=GETNEUTRALFEEOLD(baseReward;[.$B25];IF(T_0/[.$B25]+1&gt;W_0;T_0/[.$B25]+1;W_0))*[.$B25]*[.$E25]" office:value-type="string" office:string-value="" calcext:value-type="error">
            <text:p>#VALUE!</text:p>
          </table:table-cell>
          <table:table-cell table:style-name="ce4" table:formula="of:=GETNEUTRALFEE(baseReward;[.$B25];T_0/[.$B25]+1)*[.$B25]*[.$C25]" office:value-type="string" office:string-value="" calcext:value-type="error">
            <text:p>#VALUE!</text:p>
          </table:table-cell>
          <table:table-cell table:style-name="ce4" table:formula="of:=GETNEUTRALFEE(baseReward;[.$B25];T_0/[.$B25]+1)*[.$B25]*[.$D25]" office:value-type="string" office:string-value="" calcext:value-type="error">
            <text:p>#VALUE!</text:p>
          </table:table-cell>
          <table:table-cell table:style-name="ce4" table:formula="of:=GETNEUTRALFEE(baseReward;[.$B25];T_0/[.$B25]+1)*[.$B25]*[.$E25]"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25]*1.1;T_0/(W_0-1)&lt;[.B25]*1.1^2);T_0/(W_0-1);[.B25]*1.1)" office:value-type="float" office:value="171187.0023666" calcext:value-type="float">
            <text:p>171,187</text:p>
          </table:table-cell>
          <table:table-cell table:style-name="ce3" table:formula="of:=([.B26]/[.$B$15])*XMRUSD" office:value-type="float" office:value="37.09051717943" calcext:value-type="float">
            <text:p>37</text:p>
          </table:table-cell>
          <table:table-cell table:style-name="ce3" table:formula="of:=([.$B26]/[.$B$15])^2*XMRUSD" office:value-type="float" office:value="105.823574202892" calcext:value-type="float">
            <text:p>106</text:p>
          </table:table-cell>
          <table:table-cell table:formula="of:=XMRUSD" office:value-type="float" office:value="13" calcext:value-type="float">
            <text:p>13</text:p>
          </table:table-cell>
          <table:table-cell table:style-name="ce4" table:formula="of:=GETNEUTRALFEE(baseReward;[.B26];IF(T_0/[.B26]+1&gt;W_0;T_0/[.B26]+1;W_0))*T_0*[.C26]" office:value-type="string" office:string-value="" calcext:value-type="error">
            <text:p>#VALUE!</text:p>
          </table:table-cell>
          <table:table-cell table:style-name="ce4" table:formula="of:=GETNEUTRALFEE(baseReward;[.$B26];IF(T_0/[.$B26]+1&gt;W_0;T_0/[.$B26]+1;W_0))*T_0*[.D26]" office:value-type="string" office:string-value="" calcext:value-type="error">
            <text:p>#VALUE!</text:p>
          </table:table-cell>
          <table:table-cell table:style-name="ce4" table:formula="of:=GETNEUTRALFEE(baseReward;[.B26];IF(T_0/[.B26]+1&gt;W_0;T_0/[.B26]+1;W_0))*T_0*[.E26]" office:value-type="string" office:string-value="" calcext:value-type="error">
            <text:p>#VALUE!</text:p>
          </table:table-cell>
          <table:table-cell table:formula="of:=GETNEUTRALFEEOLD(baseReward;[.$B26];W_0)*T_0*[.$C26]" office:value-type="float" office:value="0.2873" calcext:value-type="float">
            <text:p>0.2873</text:p>
          </table:table-cell>
          <table:table-cell table:formula="of:=GETNEUTRALFEEOLD(baseReward;[.$B26];W_0)*T_0*[.$D26]" office:value-type="float" office:value="0.819700429665404" calcext:value-type="float">
            <text:p>0.819700429665404</text:p>
          </table:table-cell>
          <table:table-cell table:formula="of:=GETNEUTRALFEEOLD(baseReward;[.$B26];W_0)*T_0*[.$E26]" office:value-type="float" office:value="0.100696897321004" calcext:value-type="float">
            <text:p>0.100696897321004</text:p>
          </table:table-cell>
          <table:table-cell table:formula="of:=GETNEUTRALFEEOLD(baseReward;[.$B26];IF(T_0/[.$B26]+1&gt;W_0;T_0/[.$B26]+1;W_0))*T_0*[.$C26]" office:value-type="string" office:string-value="" calcext:value-type="error">
            <text:p>#VALUE!</text:p>
          </table:table-cell>
          <table:table-cell table:formula="of:=GETNEUTRALFEEOLD(baseReward;[.$B26];IF(T_0/[.$B26]+1&gt;W_0;T_0/[.$B26]+1;W_0))*T_0*[.$D26]" office:value-type="string" office:string-value="" calcext:value-type="error">
            <text:p>#VALUE!</text:p>
          </table:table-cell>
          <table:table-cell table:formula="of:=GETNEUTRALFEEOLD(baseReward;[.$B26];IF(T_0/[.$B26]+1&gt;W_0;T_0/[.$B26]+1;W_0))*T_0*[.$E26]" office:value-type="string" office:string-value="" calcext:value-type="error">
            <text:p>#VALUE!</text:p>
          </table:table-cell>
          <table:table-cell table:style-name="ce4" table:formula="of:=GETNEUTRALFEE(baseReward;[.$B26];T_0/[.$B26]+1)*T_0*[.$C26]" office:value-type="string" office:string-value="" calcext:value-type="error">
            <text:p>#VALUE!</text:p>
          </table:table-cell>
          <table:table-cell table:style-name="ce4" table:formula="of:=GETNEUTRALFEE(baseReward;[.$B26];T_0/[.$B26]+1)*T_0*[.$D26]" office:value-type="string" office:string-value="" calcext:value-type="error">
            <text:p>#VALUE!</text:p>
          </table:table-cell>
          <table:table-cell table:style-name="ce4" table:formula="of:=GETNEUTRALFEE(baseReward;[.$B26];T_0/[.$B26]+1)*T_0*[.$E26]" office:value-type="string" office:string-value="" calcext:value-type="error">
            <text:p>#VALUE!</text:p>
          </table:table-cell>
          <table:table-cell table:style-name="ce4" table:formula="of:=GETNEUTRALFEE(baseReward;[.$B26];IF(T_0/[.$B26]+1&gt;W_0;T_0/[.$B26]+1;W_0))*[.$B26]*[.$C26]" office:value-type="string" office:string-value="" calcext:value-type="error">
            <text:p>#VALUE!</text:p>
          </table:table-cell>
          <table:table-cell table:style-name="ce4" table:formula="of:=GETNEUTRALFEE(baseReward;[.$B26];IF(T_0/[.$B26]+1&gt;W_0;T_0/[.$B26]+1;W_0))*[.$B26]*[.$D26]" office:value-type="string" office:string-value="" calcext:value-type="error">
            <text:p>#VALUE!</text:p>
          </table:table-cell>
          <table:table-cell table:style-name="ce4" table:formula="of:=GETNEUTRALFEE(baseReward;[.$B26];IF(T_0/[.$B26]+1&gt;W_0;T_0/[.$B26]+1;W_0))*[.$B26]*[.$E26]" office:value-type="string" office:string-value="" calcext:value-type="error">
            <text:p>#VALUE!</text:p>
          </table:table-cell>
          <table:table-cell table:formula="of:=GETNEUTRALFEEOLD(baseReward;[.$B26];IF(T_0/[.$B26]+1&gt;W_0;T_0/[.$B26]+1;W_0))*[.$B26]*[.$C26]" office:value-type="string" office:string-value="" calcext:value-type="error">
            <text:p>#VALUE!</text:p>
          </table:table-cell>
          <table:table-cell table:formula="of:=GETNEUTRALFEEOLD(baseReward;[.$B26];IF(T_0/[.$B26]+1&gt;W_0;T_0/[.$B26]+1;W_0))*[.$B26]*[.$D26]" office:value-type="string" office:string-value="" calcext:value-type="error">
            <text:p>#VALUE!</text:p>
          </table:table-cell>
          <table:table-cell table:formula="of:=GETNEUTRALFEEOLD(baseReward;[.$B26];IF(T_0/[.$B26]+1&gt;W_0;T_0/[.$B26]+1;W_0))*[.$B26]*[.$E26]" office:value-type="string" office:string-value="" calcext:value-type="error">
            <text:p>#VALUE!</text:p>
          </table:table-cell>
          <table:table-cell table:style-name="ce4" table:formula="of:=GETNEUTRALFEE(baseReward;[.$B26];T_0/[.$B26]+1)*[.$B26]*[.$C26]" office:value-type="string" office:string-value="" calcext:value-type="error">
            <text:p>#VALUE!</text:p>
          </table:table-cell>
          <table:table-cell table:style-name="ce4" table:formula="of:=GETNEUTRALFEE(baseReward;[.$B26];T_0/[.$B26]+1)*[.$B26]*[.$D26]" office:value-type="string" office:string-value="" calcext:value-type="error">
            <text:p>#VALUE!</text:p>
          </table:table-cell>
          <table:table-cell table:style-name="ce4" table:formula="of:=GETNEUTRALFEE(baseReward;[.$B26];T_0/[.$B26]+1)*[.$B26]*[.$E26]" office:value-type="string" office:string-value="" calcext:value-type="error">
            <text:p>#VALUE!</text:p>
          </table:table-cell>
          <table:table-cell table:style-name="ce4" table:number-columns-repeated="3"/>
          <table:table-cell table:number-columns-repeated="9"/>
          <table:table-cell>
            <draw:custom-shape table:end-cell-address="Sheet1.AN29" table:end-x="26.7pt" table:end-y="0.88pt" draw:z-index="6" draw:name="TextBox 10" draw:style-name="gr3" draw:text-style-name="P3" svg:width="71.97pt" svg:height="31.75pt" svg:x="7.94pt" svg:y="14.12pt">
              <text:p text:style-name="P2"><text:span text:style-name="T1">Transition Zone</text:span></text:p>
              <text:p text:style-name="P2"><text:span text:style-name="T1">(W</text:span><text:span text:style-name="T2">0</text:span><text:span text:style-name="T1"> &lt; W</text:span><text:span text:style-name="T2">T</text:span><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3"/>
          <table:table-cell>
            <draw:custom-shape table:end-cell-address="Sheet1.AS28" table:end-x="14.09pt" table:end-y="1.76pt" draw:z-index="8" draw:name="TextBox 12" draw:style-name="gr3" draw:text-style-name="P3" svg:width="71.97pt" svg:height="31.75pt" svg:x="48.53pt" svg:y="0pt">
              <text:p text:style-name="P2"><text:span text:style-name="T1">Transition Zone</text:span></text:p>
              <text:p text:style-name="P2"><text:span text:style-name="T1">(W</text:span><text:span text:style-name="T2">0</text:span><text:span text:style-name="T1"> &lt; W</text:span><text:span text:style-name="T2">T</text:span><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981"/>
        </table:table-row>
        <table:table-row table:style-name="ro1">
          <table:table-cell/>
          <table:table-cell table:style-name="ce3" table:formula="of:=IF(AND(T_0/(W_0-1)&gt;[.B26]*1.1;T_0/(W_0-1)&lt;[.B26]*1.1^2);T_0/(W_0-1);[.B26]*1.1)" office:value-type="float" office:value="188305.70260326" calcext:value-type="float">
            <text:p>188,306</text:p>
          </table:table-cell>
          <table:table-cell table:style-name="ce3" table:formula="of:=([.B27]/[.$B$15])*XMRUSD" office:value-type="float" office:value="40.799568897373" calcext:value-type="float">
            <text:p>41</text:p>
          </table:table-cell>
          <table:table-cell table:style-name="ce3" table:formula="of:=([.$B27]/[.$B$15])^2*XMRUSD" office:value-type="float" office:value="128.046524785499" calcext:value-type="float">
            <text:p>128</text:p>
          </table:table-cell>
          <table:table-cell table:formula="of:=XMRUSD" office:value-type="float" office:value="13" calcext:value-type="float">
            <text:p>13</text:p>
          </table:table-cell>
          <table:table-cell table:style-name="ce4" table:formula="of:=GETNEUTRALFEE(baseReward;[.B27];IF(T_0/[.B27]+1&gt;W_0;T_0/[.B27]+1;W_0))*T_0*[.C27]" office:value-type="string" office:string-value="" calcext:value-type="error">
            <text:p>#VALUE!</text:p>
          </table:table-cell>
          <table:table-cell table:style-name="ce4" table:formula="of:=GETNEUTRALFEE(baseReward;[.$B27];IF(T_0/[.$B27]+1&gt;W_0;T_0/[.$B27]+1;W_0))*T_0*[.D27]" office:value-type="string" office:string-value="" calcext:value-type="error">
            <text:p>#VALUE!</text:p>
          </table:table-cell>
          <table:table-cell table:style-name="ce4" table:formula="of:=GETNEUTRALFEE(baseReward;[.B27];IF(T_0/[.B27]+1&gt;W_0;T_0/[.B27]+1;W_0))*T_0*[.E27]" office:value-type="string" office:string-value="" calcext:value-type="error">
            <text:p>#VALUE!</text:p>
          </table:table-cell>
          <table:table-cell table:formula="of:=GETNEUTRALFEEOLD(baseReward;[.$B27];W_0)*T_0*[.$C27]" office:value-type="float" office:value="0.2873" calcext:value-type="float">
            <text:p>0.2873</text:p>
          </table:table-cell>
          <table:table-cell table:formula="of:=GETNEUTRALFEEOLD(baseReward;[.$B27];W_0)*T_0*[.$D27]" office:value-type="float" office:value="0.901670472631945" calcext:value-type="float">
            <text:p>0.901670472631945</text:p>
          </table:table-cell>
          <table:table-cell table:formula="of:=GETNEUTRALFEEOLD(baseReward;[.$B27];W_0)*T_0*[.$E27]" office:value-type="float" office:value="0.0915426339281856" calcext:value-type="float">
            <text:p>0.091542633928186</text:p>
          </table:table-cell>
          <table:table-cell table:formula="of:=GETNEUTRALFEEOLD(baseReward;[.$B27];IF(T_0/[.$B27]+1&gt;W_0;T_0/[.$B27]+1;W_0))*T_0*[.$C27]" office:value-type="string" office:string-value="" calcext:value-type="error">
            <text:p>#VALUE!</text:p>
          </table:table-cell>
          <table:table-cell table:formula="of:=GETNEUTRALFEEOLD(baseReward;[.$B27];IF(T_0/[.$B27]+1&gt;W_0;T_0/[.$B27]+1;W_0))*T_0*[.$D27]" office:value-type="string" office:string-value="" calcext:value-type="error">
            <text:p>#VALUE!</text:p>
          </table:table-cell>
          <table:table-cell table:formula="of:=GETNEUTRALFEEOLD(baseReward;[.$B27];IF(T_0/[.$B27]+1&gt;W_0;T_0/[.$B27]+1;W_0))*T_0*[.$E27]" office:value-type="string" office:string-value="" calcext:value-type="error">
            <text:p>#VALUE!</text:p>
          </table:table-cell>
          <table:table-cell table:style-name="ce4" table:formula="of:=GETNEUTRALFEE(baseReward;[.$B27];T_0/[.$B27]+1)*T_0*[.$C27]" office:value-type="string" office:string-value="" calcext:value-type="error">
            <text:p>#VALUE!</text:p>
          </table:table-cell>
          <table:table-cell table:style-name="ce4" table:formula="of:=GETNEUTRALFEE(baseReward;[.$B27];T_0/[.$B27]+1)*T_0*[.$D27]" office:value-type="string" office:string-value="" calcext:value-type="error">
            <text:p>#VALUE!</text:p>
          </table:table-cell>
          <table:table-cell table:style-name="ce4" table:formula="of:=GETNEUTRALFEE(baseReward;[.$B27];T_0/[.$B27]+1)*T_0*[.$E27]" office:value-type="string" office:string-value="" calcext:value-type="error">
            <text:p>#VALUE!</text:p>
          </table:table-cell>
          <table:table-cell table:style-name="ce4" table:formula="of:=GETNEUTRALFEE(baseReward;[.$B27];IF(T_0/[.$B27]+1&gt;W_0;T_0/[.$B27]+1;W_0))*[.$B27]*[.$C27]" office:value-type="string" office:string-value="" calcext:value-type="error">
            <text:p>#VALUE!</text:p>
          </table:table-cell>
          <table:table-cell table:style-name="ce4" table:formula="of:=GETNEUTRALFEE(baseReward;[.$B27];IF(T_0/[.$B27]+1&gt;W_0;T_0/[.$B27]+1;W_0))*[.$B27]*[.$D27]" office:value-type="string" office:string-value="" calcext:value-type="error">
            <text:p>#VALUE!</text:p>
          </table:table-cell>
          <table:table-cell table:style-name="ce4" table:formula="of:=GETNEUTRALFEE(baseReward;[.$B27];IF(T_0/[.$B27]+1&gt;W_0;T_0/[.$B27]+1;W_0))*[.$B27]*[.$E27]" office:value-type="string" office:string-value="" calcext:value-type="error">
            <text:p>#VALUE!</text:p>
          </table:table-cell>
          <table:table-cell table:formula="of:=GETNEUTRALFEEOLD(baseReward;[.$B27];IF(T_0/[.$B27]+1&gt;W_0;T_0/[.$B27]+1;W_0))*[.$B27]*[.$C27]" office:value-type="string" office:string-value="" calcext:value-type="error">
            <text:p>#VALUE!</text:p>
          </table:table-cell>
          <table:table-cell table:formula="of:=GETNEUTRALFEEOLD(baseReward;[.$B27];IF(T_0/[.$B27]+1&gt;W_0;T_0/[.$B27]+1;W_0))*[.$B27]*[.$D27]" office:value-type="string" office:string-value="" calcext:value-type="error">
            <text:p>#VALUE!</text:p>
          </table:table-cell>
          <table:table-cell table:formula="of:=GETNEUTRALFEEOLD(baseReward;[.$B27];IF(T_0/[.$B27]+1&gt;W_0;T_0/[.$B27]+1;W_0))*[.$B27]*[.$E27]" office:value-type="string" office:string-value="" calcext:value-type="error">
            <text:p>#VALUE!</text:p>
          </table:table-cell>
          <table:table-cell table:style-name="ce4" table:formula="of:=GETNEUTRALFEE(baseReward;[.$B27];T_0/[.$B27]+1)*[.$B27]*[.$C27]" office:value-type="string" office:string-value="" calcext:value-type="error">
            <text:p>#VALUE!</text:p>
          </table:table-cell>
          <table:table-cell table:style-name="ce4" table:formula="of:=GETNEUTRALFEE(baseReward;[.$B27];T_0/[.$B27]+1)*[.$B27]*[.$D27]" office:value-type="string" office:string-value="" calcext:value-type="error">
            <text:p>#VALUE!</text:p>
          </table:table-cell>
          <table:table-cell table:style-name="ce4" table:formula="of:=GETNEUTRALFEE(baseReward;[.$B27];T_0/[.$B27]+1)*[.$B27]*[.$E27]"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27]*1.1;T_0/(W_0-1)&lt;[.B27]*1.1^2);T_0/(W_0-1);[.B27]*1.1)" office:value-type="float" office:value="207136.272863586" calcext:value-type="float">
            <text:p>207,136</text:p>
          </table:table-cell>
          <table:table-cell table:style-name="ce3" table:formula="of:=([.B28]/[.$B$15])*XMRUSD" office:value-type="float" office:value="44.8795257871103" calcext:value-type="float">
            <text:p>45</text:p>
          </table:table-cell>
          <table:table-cell table:style-name="ce3" table:formula="of:=([.$B28]/[.$B$15])^2*XMRUSD" office:value-type="float" office:value="154.936294990454" calcext:value-type="float">
            <text:p>155</text:p>
          </table:table-cell>
          <table:table-cell table:formula="of:=XMRUSD" office:value-type="float" office:value="13" calcext:value-type="float">
            <text:p>13</text:p>
          </table:table-cell>
          <table:table-cell table:style-name="ce4" table:formula="of:=GETNEUTRALFEE(baseReward;[.B28];IF(T_0/[.B28]+1&gt;W_0;T_0/[.B28]+1;W_0))*T_0*[.C28]" office:value-type="string" office:string-value="" calcext:value-type="error">
            <text:p>#VALUE!</text:p>
          </table:table-cell>
          <table:table-cell table:style-name="ce4" table:formula="of:=GETNEUTRALFEE(baseReward;[.$B28];IF(T_0/[.$B28]+1&gt;W_0;T_0/[.$B28]+1;W_0))*T_0*[.D28]" office:value-type="string" office:string-value="" calcext:value-type="error">
            <text:p>#VALUE!</text:p>
          </table:table-cell>
          <table:table-cell table:style-name="ce4" table:formula="of:=GETNEUTRALFEE(baseReward;[.B28];IF(T_0/[.B28]+1&gt;W_0;T_0/[.B28]+1;W_0))*T_0*[.E28]" office:value-type="string" office:string-value="" calcext:value-type="error">
            <text:p>#VALUE!</text:p>
          </table:table-cell>
          <table:table-cell table:formula="of:=GETNEUTRALFEEOLD(baseReward;[.$B28];W_0)*T_0*[.$C28]" office:value-type="float" office:value="0.2873" calcext:value-type="float">
            <text:p>0.2873</text:p>
          </table:table-cell>
          <table:table-cell table:formula="of:=GETNEUTRALFEEOLD(baseReward;[.$B28];W_0)*T_0*[.$D28]" office:value-type="float" office:value="0.991837519895139" calcext:value-type="float">
            <text:p>0.991837519895139</text:p>
          </table:table-cell>
          <table:table-cell table:formula="of:=GETNEUTRALFEEOLD(baseReward;[.$B28];W_0)*T_0*[.$E28]" office:value-type="float" office:value="0.0832205762983505" calcext:value-type="float">
            <text:p>0.083220576298351</text:p>
          </table:table-cell>
          <table:table-cell table:formula="of:=GETNEUTRALFEEOLD(baseReward;[.$B28];IF(T_0/[.$B28]+1&gt;W_0;T_0/[.$B28]+1;W_0))*T_0*[.$C28]" office:value-type="string" office:string-value="" calcext:value-type="error">
            <text:p>#VALUE!</text:p>
          </table:table-cell>
          <table:table-cell table:formula="of:=GETNEUTRALFEEOLD(baseReward;[.$B28];IF(T_0/[.$B28]+1&gt;W_0;T_0/[.$B28]+1;W_0))*T_0*[.$D28]" office:value-type="string" office:string-value="" calcext:value-type="error">
            <text:p>#VALUE!</text:p>
          </table:table-cell>
          <table:table-cell table:formula="of:=GETNEUTRALFEEOLD(baseReward;[.$B28];IF(T_0/[.$B28]+1&gt;W_0;T_0/[.$B28]+1;W_0))*T_0*[.$E28]" office:value-type="string" office:string-value="" calcext:value-type="error">
            <text:p>#VALUE!</text:p>
          </table:table-cell>
          <table:table-cell table:style-name="ce4" table:formula="of:=GETNEUTRALFEE(baseReward;[.$B28];T_0/[.$B28]+1)*T_0*[.$C28]" office:value-type="string" office:string-value="" calcext:value-type="error">
            <text:p>#VALUE!</text:p>
          </table:table-cell>
          <table:table-cell table:style-name="ce4" table:formula="of:=GETNEUTRALFEE(baseReward;[.$B28];T_0/[.$B28]+1)*T_0*[.$D28]" office:value-type="string" office:string-value="" calcext:value-type="error">
            <text:p>#VALUE!</text:p>
          </table:table-cell>
          <table:table-cell table:style-name="ce4" table:formula="of:=GETNEUTRALFEE(baseReward;[.$B28];T_0/[.$B28]+1)*T_0*[.$E28]" office:value-type="string" office:string-value="" calcext:value-type="error">
            <text:p>#VALUE!</text:p>
          </table:table-cell>
          <table:table-cell table:style-name="ce4" table:formula="of:=GETNEUTRALFEE(baseReward;[.$B28];IF(T_0/[.$B28]+1&gt;W_0;T_0/[.$B28]+1;W_0))*[.$B28]*[.$C28]" office:value-type="string" office:string-value="" calcext:value-type="error">
            <text:p>#VALUE!</text:p>
          </table:table-cell>
          <table:table-cell table:style-name="ce4" table:formula="of:=GETNEUTRALFEE(baseReward;[.$B28];IF(T_0/[.$B28]+1&gt;W_0;T_0/[.$B28]+1;W_0))*[.$B28]*[.$D28]" office:value-type="string" office:string-value="" calcext:value-type="error">
            <text:p>#VALUE!</text:p>
          </table:table-cell>
          <table:table-cell table:style-name="ce4" table:formula="of:=GETNEUTRALFEE(baseReward;[.$B28];IF(T_0/[.$B28]+1&gt;W_0;T_0/[.$B28]+1;W_0))*[.$B28]*[.$E28]" office:value-type="string" office:string-value="" calcext:value-type="error">
            <text:p>#VALUE!</text:p>
          </table:table-cell>
          <table:table-cell table:formula="of:=GETNEUTRALFEEOLD(baseReward;[.$B28];IF(T_0/[.$B28]+1&gt;W_0;T_0/[.$B28]+1;W_0))*[.$B28]*[.$C28]" office:value-type="string" office:string-value="" calcext:value-type="error">
            <text:p>#VALUE!</text:p>
          </table:table-cell>
          <table:table-cell table:formula="of:=GETNEUTRALFEEOLD(baseReward;[.$B28];IF(T_0/[.$B28]+1&gt;W_0;T_0/[.$B28]+1;W_0))*[.$B28]*[.$D28]" office:value-type="string" office:string-value="" calcext:value-type="error">
            <text:p>#VALUE!</text:p>
          </table:table-cell>
          <table:table-cell table:formula="of:=GETNEUTRALFEEOLD(baseReward;[.$B28];IF(T_0/[.$B28]+1&gt;W_0;T_0/[.$B28]+1;W_0))*[.$B28]*[.$E28]" office:value-type="string" office:string-value="" calcext:value-type="error">
            <text:p>#VALUE!</text:p>
          </table:table-cell>
          <table:table-cell table:style-name="ce4" table:formula="of:=GETNEUTRALFEE(baseReward;[.$B28];T_0/[.$B28]+1)*[.$B28]*[.$C28]" office:value-type="string" office:string-value="" calcext:value-type="error">
            <text:p>#VALUE!</text:p>
          </table:table-cell>
          <table:table-cell table:style-name="ce4" table:formula="of:=GETNEUTRALFEE(baseReward;[.$B28];T_0/[.$B28]+1)*[.$B28]*[.$D28]" office:value-type="string" office:string-value="" calcext:value-type="error">
            <text:p>#VALUE!</text:p>
          </table:table-cell>
          <table:table-cell table:style-name="ce4" table:formula="of:=GETNEUTRALFEE(baseReward;[.$B28];T_0/[.$B28]+1)*[.$B28]*[.$E28]"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28]*1.1;T_0/(W_0-1)&lt;[.B28]*1.1^2);T_0/(W_0-1);[.B28]*1.1)" office:value-type="float" office:value="227849.900149945" calcext:value-type="float">
            <text:p>227,850</text:p>
          </table:table-cell>
          <table:table-cell table:style-name="ce3" table:formula="of:=([.B29]/[.$B$15])*XMRUSD" office:value-type="float" office:value="49.3674783658214" calcext:value-type="float">
            <text:p>49</text:p>
          </table:table-cell>
          <table:table-cell table:style-name="ce3" table:formula="of:=([.$B29]/[.$B$15])^2*XMRUSD" office:value-type="float" office:value="187.472916938449" calcext:value-type="float">
            <text:p>187</text:p>
          </table:table-cell>
          <table:table-cell table:formula="of:=XMRUSD" office:value-type="float" office:value="13" calcext:value-type="float">
            <text:p>13</text:p>
          </table:table-cell>
          <table:table-cell table:style-name="ce4" table:formula="of:=GETNEUTRALFEE(baseReward;[.B29];IF(T_0/[.B29]+1&gt;W_0;T_0/[.B29]+1;W_0))*T_0*[.C29]" office:value-type="string" office:string-value="" calcext:value-type="error">
            <text:p>#VALUE!</text:p>
          </table:table-cell>
          <table:table-cell table:style-name="ce4" table:formula="of:=GETNEUTRALFEE(baseReward;[.$B29];IF(T_0/[.$B29]+1&gt;W_0;T_0/[.$B29]+1;W_0))*T_0*[.D29]" office:value-type="string" office:string-value="" calcext:value-type="error">
            <text:p>#VALUE!</text:p>
          </table:table-cell>
          <table:table-cell table:style-name="ce4" table:formula="of:=GETNEUTRALFEE(baseReward;[.B29];IF(T_0/[.B29]+1&gt;W_0;T_0/[.B29]+1;W_0))*T_0*[.E29]" office:value-type="string" office:string-value="" calcext:value-type="error">
            <text:p>#VALUE!</text:p>
          </table:table-cell>
          <table:table-cell table:formula="of:=GETNEUTRALFEEOLD(baseReward;[.$B29];W_0)*T_0*[.$C29]" office:value-type="float" office:value="0.2873" calcext:value-type="float">
            <text:p>0.2873</text:p>
          </table:table-cell>
          <table:table-cell table:formula="of:=GETNEUTRALFEEOLD(baseReward;[.$B29];W_0)*T_0*[.$D29]" office:value-type="float" office:value="1.09102127188465" calcext:value-type="float">
            <text:p>1.09102127188465</text:p>
          </table:table-cell>
          <table:table-cell table:formula="of:=GETNEUTRALFEEOLD(baseReward;[.$B29];W_0)*T_0*[.$E29]" office:value-type="float" office:value="0.0756550693621368" calcext:value-type="float">
            <text:p>0.075655069362137</text:p>
          </table:table-cell>
          <table:table-cell table:formula="of:=GETNEUTRALFEEOLD(baseReward;[.$B29];IF(T_0/[.$B29]+1&gt;W_0;T_0/[.$B29]+1;W_0))*T_0*[.$C29]" office:value-type="string" office:string-value="" calcext:value-type="error">
            <text:p>#VALUE!</text:p>
          </table:table-cell>
          <table:table-cell table:formula="of:=GETNEUTRALFEEOLD(baseReward;[.$B29];IF(T_0/[.$B29]+1&gt;W_0;T_0/[.$B29]+1;W_0))*T_0*[.$D29]" office:value-type="string" office:string-value="" calcext:value-type="error">
            <text:p>#VALUE!</text:p>
          </table:table-cell>
          <table:table-cell table:formula="of:=GETNEUTRALFEEOLD(baseReward;[.$B29];IF(T_0/[.$B29]+1&gt;W_0;T_0/[.$B29]+1;W_0))*T_0*[.$E29]" office:value-type="string" office:string-value="" calcext:value-type="error">
            <text:p>#VALUE!</text:p>
          </table:table-cell>
          <table:table-cell table:style-name="ce4" table:formula="of:=GETNEUTRALFEE(baseReward;[.$B29];T_0/[.$B29]+1)*T_0*[.$C29]" office:value-type="string" office:string-value="" calcext:value-type="error">
            <text:p>#VALUE!</text:p>
          </table:table-cell>
          <table:table-cell table:style-name="ce4" table:formula="of:=GETNEUTRALFEE(baseReward;[.$B29];T_0/[.$B29]+1)*T_0*[.$D29]" office:value-type="string" office:string-value="" calcext:value-type="error">
            <text:p>#VALUE!</text:p>
          </table:table-cell>
          <table:table-cell table:style-name="ce4" table:formula="of:=GETNEUTRALFEE(baseReward;[.$B29];T_0/[.$B29]+1)*T_0*[.$E29]" office:value-type="string" office:string-value="" calcext:value-type="error">
            <text:p>#VALUE!</text:p>
          </table:table-cell>
          <table:table-cell table:style-name="ce4" table:formula="of:=GETNEUTRALFEE(baseReward;[.$B29];IF(T_0/[.$B29]+1&gt;W_0;T_0/[.$B29]+1;W_0))*[.$B29]*[.$C29]" office:value-type="string" office:string-value="" calcext:value-type="error">
            <text:p>#VALUE!</text:p>
          </table:table-cell>
          <table:table-cell table:style-name="ce4" table:formula="of:=GETNEUTRALFEE(baseReward;[.$B29];IF(T_0/[.$B29]+1&gt;W_0;T_0/[.$B29]+1;W_0))*[.$B29]*[.$D29]" office:value-type="string" office:string-value="" calcext:value-type="error">
            <text:p>#VALUE!</text:p>
          </table:table-cell>
          <table:table-cell table:style-name="ce4" table:formula="of:=GETNEUTRALFEE(baseReward;[.$B29];IF(T_0/[.$B29]+1&gt;W_0;T_0/[.$B29]+1;W_0))*[.$B29]*[.$E29]" office:value-type="string" office:string-value="" calcext:value-type="error">
            <text:p>#VALUE!</text:p>
          </table:table-cell>
          <table:table-cell table:formula="of:=GETNEUTRALFEEOLD(baseReward;[.$B29];IF(T_0/[.$B29]+1&gt;W_0;T_0/[.$B29]+1;W_0))*[.$B29]*[.$C29]" office:value-type="string" office:string-value="" calcext:value-type="error">
            <text:p>#VALUE!</text:p>
          </table:table-cell>
          <table:table-cell table:formula="of:=GETNEUTRALFEEOLD(baseReward;[.$B29];IF(T_0/[.$B29]+1&gt;W_0;T_0/[.$B29]+1;W_0))*[.$B29]*[.$D29]" office:value-type="string" office:string-value="" calcext:value-type="error">
            <text:p>#VALUE!</text:p>
          </table:table-cell>
          <table:table-cell table:formula="of:=GETNEUTRALFEEOLD(baseReward;[.$B29];IF(T_0/[.$B29]+1&gt;W_0;T_0/[.$B29]+1;W_0))*[.$B29]*[.$E29]" office:value-type="string" office:string-value="" calcext:value-type="error">
            <text:p>#VALUE!</text:p>
          </table:table-cell>
          <table:table-cell table:style-name="ce4" table:formula="of:=GETNEUTRALFEE(baseReward;[.$B29];T_0/[.$B29]+1)*[.$B29]*[.$C29]" office:value-type="string" office:string-value="" calcext:value-type="error">
            <text:p>#VALUE!</text:p>
          </table:table-cell>
          <table:table-cell table:style-name="ce4" table:formula="of:=GETNEUTRALFEE(baseReward;[.$B29];T_0/[.$B29]+1)*[.$B29]*[.$D29]" office:value-type="string" office:string-value="" calcext:value-type="error">
            <text:p>#VALUE!</text:p>
          </table:table-cell>
          <table:table-cell table:style-name="ce4" table:formula="of:=GETNEUTRALFEE(baseReward;[.$B29];T_0/[.$B29]+1)*[.$B29]*[.$E29]"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29]*1.1;T_0/(W_0-1)&lt;[.B29]*1.1^2);T_0/(W_0-1);[.B29]*1.1)" office:value-type="float" office:value="250634.890164939" calcext:value-type="float">
            <text:p>250,635</text:p>
          </table:table-cell>
          <table:table-cell table:style-name="ce3" table:formula="of:=([.B30]/[.$B$15])*XMRUSD" office:value-type="float" office:value="54.3042262024035" calcext:value-type="float">
            <text:p>54</text:p>
          </table:table-cell>
          <table:table-cell table:style-name="ce3" table:formula="of:=([.$B30]/[.$B$15])^2*XMRUSD" office:value-type="float" office:value="226.842229495524" calcext:value-type="float">
            <text:p>227</text:p>
          </table:table-cell>
          <table:table-cell table:formula="of:=XMRUSD" office:value-type="float" office:value="13" calcext:value-type="float">
            <text:p>13</text:p>
          </table:table-cell>
          <table:table-cell table:style-name="ce4" table:formula="of:=GETNEUTRALFEE(baseReward;[.B30];IF(T_0/[.B30]+1&gt;W_0;T_0/[.B30]+1;W_0))*T_0*[.C30]" office:value-type="string" office:string-value="" calcext:value-type="error">
            <text:p>#VALUE!</text:p>
          </table:table-cell>
          <table:table-cell table:style-name="ce4" table:formula="of:=GETNEUTRALFEE(baseReward;[.$B30];IF(T_0/[.$B30]+1&gt;W_0;T_0/[.$B30]+1;W_0))*T_0*[.D30]" office:value-type="string" office:string-value="" calcext:value-type="error">
            <text:p>#VALUE!</text:p>
          </table:table-cell>
          <table:table-cell table:style-name="ce4" table:formula="of:=GETNEUTRALFEE(baseReward;[.B30];IF(T_0/[.B30]+1&gt;W_0;T_0/[.B30]+1;W_0))*T_0*[.E30]" office:value-type="string" office:string-value="" calcext:value-type="error">
            <text:p>#VALUE!</text:p>
          </table:table-cell>
          <table:table-cell table:formula="of:=GETNEUTRALFEEOLD(baseReward;[.$B30];W_0)*T_0*[.$C30]" office:value-type="float" office:value="0.2873" calcext:value-type="float">
            <text:p>0.2873</text:p>
          </table:table-cell>
          <table:table-cell table:formula="of:=GETNEUTRALFEEOLD(baseReward;[.$B30];W_0)*T_0*[.$D30]" office:value-type="float" office:value="1.20012339907312" calcext:value-type="float">
            <text:p>1.20012339907312</text:p>
          </table:table-cell>
          <table:table-cell table:formula="of:=GETNEUTRALFEEOLD(baseReward;[.$B30];W_0)*T_0*[.$E30]" office:value-type="float" office:value="0.0687773357837607" calcext:value-type="float">
            <text:p>0.068777335783761</text:p>
          </table:table-cell>
          <table:table-cell table:formula="of:=GETNEUTRALFEEOLD(baseReward;[.$B30];IF(T_0/[.$B30]+1&gt;W_0;T_0/[.$B30]+1;W_0))*T_0*[.$C30]" office:value-type="string" office:string-value="" calcext:value-type="error">
            <text:p>#VALUE!</text:p>
          </table:table-cell>
          <table:table-cell table:formula="of:=GETNEUTRALFEEOLD(baseReward;[.$B30];IF(T_0/[.$B30]+1&gt;W_0;T_0/[.$B30]+1;W_0))*T_0*[.$D30]" office:value-type="string" office:string-value="" calcext:value-type="error">
            <text:p>#VALUE!</text:p>
          </table:table-cell>
          <table:table-cell table:formula="of:=GETNEUTRALFEEOLD(baseReward;[.$B30];IF(T_0/[.$B30]+1&gt;W_0;T_0/[.$B30]+1;W_0))*T_0*[.$E30]" office:value-type="string" office:string-value="" calcext:value-type="error">
            <text:p>#VALUE!</text:p>
          </table:table-cell>
          <table:table-cell table:style-name="ce4" table:formula="of:=GETNEUTRALFEE(baseReward;[.$B30];T_0/[.$B30]+1)*T_0*[.$C30]" office:value-type="string" office:string-value="" calcext:value-type="error">
            <text:p>#VALUE!</text:p>
          </table:table-cell>
          <table:table-cell table:style-name="ce4" table:formula="of:=GETNEUTRALFEE(baseReward;[.$B30];T_0/[.$B30]+1)*T_0*[.$D30]" office:value-type="string" office:string-value="" calcext:value-type="error">
            <text:p>#VALUE!</text:p>
          </table:table-cell>
          <table:table-cell table:style-name="ce4" table:formula="of:=GETNEUTRALFEE(baseReward;[.$B30];T_0/[.$B30]+1)*T_0*[.$E30]" office:value-type="string" office:string-value="" calcext:value-type="error">
            <text:p>#VALUE!</text:p>
          </table:table-cell>
          <table:table-cell table:style-name="ce4" table:formula="of:=GETNEUTRALFEE(baseReward;[.$B30];IF(T_0/[.$B30]+1&gt;W_0;T_0/[.$B30]+1;W_0))*[.$B30]*[.$C30]" office:value-type="string" office:string-value="" calcext:value-type="error">
            <text:p>#VALUE!</text:p>
          </table:table-cell>
          <table:table-cell table:style-name="ce4" table:formula="of:=GETNEUTRALFEE(baseReward;[.$B30];IF(T_0/[.$B30]+1&gt;W_0;T_0/[.$B30]+1;W_0))*[.$B30]*[.$D30]" office:value-type="string" office:string-value="" calcext:value-type="error">
            <text:p>#VALUE!</text:p>
          </table:table-cell>
          <table:table-cell table:style-name="ce4" table:formula="of:=GETNEUTRALFEE(baseReward;[.$B30];IF(T_0/[.$B30]+1&gt;W_0;T_0/[.$B30]+1;W_0))*[.$B30]*[.$E30]" office:value-type="string" office:string-value="" calcext:value-type="error">
            <text:p>#VALUE!</text:p>
          </table:table-cell>
          <table:table-cell table:formula="of:=GETNEUTRALFEEOLD(baseReward;[.$B30];IF(T_0/[.$B30]+1&gt;W_0;T_0/[.$B30]+1;W_0))*[.$B30]*[.$C30]" office:value-type="string" office:string-value="" calcext:value-type="error">
            <text:p>#VALUE!</text:p>
          </table:table-cell>
          <table:table-cell table:formula="of:=GETNEUTRALFEEOLD(baseReward;[.$B30];IF(T_0/[.$B30]+1&gt;W_0;T_0/[.$B30]+1;W_0))*[.$B30]*[.$D30]" office:value-type="string" office:string-value="" calcext:value-type="error">
            <text:p>#VALUE!</text:p>
          </table:table-cell>
          <table:table-cell table:formula="of:=GETNEUTRALFEEOLD(baseReward;[.$B30];IF(T_0/[.$B30]+1&gt;W_0;T_0/[.$B30]+1;W_0))*[.$B30]*[.$E30]" office:value-type="string" office:string-value="" calcext:value-type="error">
            <text:p>#VALUE!</text:p>
          </table:table-cell>
          <table:table-cell table:style-name="ce4" table:formula="of:=GETNEUTRALFEE(baseReward;[.$B30];T_0/[.$B30]+1)*[.$B30]*[.$C30]" office:value-type="string" office:string-value="" calcext:value-type="error">
            <text:p>#VALUE!</text:p>
          </table:table-cell>
          <table:table-cell table:style-name="ce4" table:formula="of:=GETNEUTRALFEE(baseReward;[.$B30];T_0/[.$B30]+1)*[.$B30]*[.$D30]" office:value-type="string" office:string-value="" calcext:value-type="error">
            <text:p>#VALUE!</text:p>
          </table:table-cell>
          <table:table-cell table:style-name="ce4" table:formula="of:=GETNEUTRALFEE(baseReward;[.$B30];T_0/[.$B30]+1)*[.$B30]*[.$E30]"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30]*1.1;T_0/(W_0-1)&lt;[.B30]*1.1^2);T_0/(W_0-1);[.B30]*1.1)" office:value-type="float" office:value="275698.379181433" calcext:value-type="float">
            <text:p>275,698</text:p>
          </table:table-cell>
          <table:table-cell table:style-name="ce3" table:formula="of:=([.B31]/[.$B$15])*XMRUSD" office:value-type="float" office:value="59.7346488226439" calcext:value-type="float">
            <text:p>60</text:p>
          </table:table-cell>
          <table:table-cell table:style-name="ce3" table:formula="of:=([.$B31]/[.$B$15])^2*XMRUSD" office:value-type="float" office:value="274.479097689584" calcext:value-type="float">
            <text:p>274</text:p>
          </table:table-cell>
          <table:table-cell table:formula="of:=XMRUSD" office:value-type="float" office:value="13" calcext:value-type="float">
            <text:p>13</text:p>
          </table:table-cell>
          <table:table-cell table:style-name="ce4" table:formula="of:=GETNEUTRALFEE(baseReward;[.B31];IF(T_0/[.B31]+1&gt;W_0;T_0/[.B31]+1;W_0))*T_0*[.C31]" office:value-type="string" office:string-value="" calcext:value-type="error">
            <text:p>#VALUE!</text:p>
          </table:table-cell>
          <table:table-cell table:style-name="ce4" table:formula="of:=GETNEUTRALFEE(baseReward;[.$B31];IF(T_0/[.$B31]+1&gt;W_0;T_0/[.$B31]+1;W_0))*T_0*[.D31]" office:value-type="string" office:string-value="" calcext:value-type="error">
            <text:p>#VALUE!</text:p>
          </table:table-cell>
          <table:table-cell table:style-name="ce4" table:formula="of:=GETNEUTRALFEE(baseReward;[.B31];IF(T_0/[.B31]+1&gt;W_0;T_0/[.B31]+1;W_0))*T_0*[.E31]" office:value-type="string" office:string-value="" calcext:value-type="error">
            <text:p>#VALUE!</text:p>
          </table:table-cell>
          <table:table-cell table:formula="of:=GETNEUTRALFEEOLD(baseReward;[.$B31];W_0)*T_0*[.$C31]" office:value-type="float" office:value="0.2873" calcext:value-type="float">
            <text:p>0.2873</text:p>
          </table:table-cell>
          <table:table-cell table:formula="of:=GETNEUTRALFEEOLD(baseReward;[.$B31];W_0)*T_0*[.$D31]" office:value-type="float" office:value="1.32013573898043" calcext:value-type="float">
            <text:p>1.32013573898043</text:p>
          </table:table-cell>
          <table:table-cell table:formula="of:=GETNEUTRALFEEOLD(baseReward;[.$B31];W_0)*T_0*[.$E31]" office:value-type="float" office:value="0.0625248507125098" calcext:value-type="float">
            <text:p>0.06252485071251</text:p>
          </table:table-cell>
          <table:table-cell table:formula="of:=GETNEUTRALFEEOLD(baseReward;[.$B31];IF(T_0/[.$B31]+1&gt;W_0;T_0/[.$B31]+1;W_0))*T_0*[.$C31]" office:value-type="string" office:string-value="" calcext:value-type="error">
            <text:p>#VALUE!</text:p>
          </table:table-cell>
          <table:table-cell table:formula="of:=GETNEUTRALFEEOLD(baseReward;[.$B31];IF(T_0/[.$B31]+1&gt;W_0;T_0/[.$B31]+1;W_0))*T_0*[.$D31]" office:value-type="string" office:string-value="" calcext:value-type="error">
            <text:p>#VALUE!</text:p>
          </table:table-cell>
          <table:table-cell table:formula="of:=GETNEUTRALFEEOLD(baseReward;[.$B31];IF(T_0/[.$B31]+1&gt;W_0;T_0/[.$B31]+1;W_0))*T_0*[.$E31]" office:value-type="string" office:string-value="" calcext:value-type="error">
            <text:p>#VALUE!</text:p>
          </table:table-cell>
          <table:table-cell table:style-name="ce4" table:formula="of:=GETNEUTRALFEE(baseReward;[.$B31];T_0/[.$B31]+1)*T_0*[.$C31]" office:value-type="string" office:string-value="" calcext:value-type="error">
            <text:p>#VALUE!</text:p>
          </table:table-cell>
          <table:table-cell table:style-name="ce4" table:formula="of:=GETNEUTRALFEE(baseReward;[.$B31];T_0/[.$B31]+1)*T_0*[.$D31]" office:value-type="string" office:string-value="" calcext:value-type="error">
            <text:p>#VALUE!</text:p>
          </table:table-cell>
          <table:table-cell table:style-name="ce4" table:formula="of:=GETNEUTRALFEE(baseReward;[.$B31];T_0/[.$B31]+1)*T_0*[.$E31]" office:value-type="string" office:string-value="" calcext:value-type="error">
            <text:p>#VALUE!</text:p>
          </table:table-cell>
          <table:table-cell table:style-name="ce4" table:formula="of:=GETNEUTRALFEE(baseReward;[.$B31];IF(T_0/[.$B31]+1&gt;W_0;T_0/[.$B31]+1;W_0))*[.$B31]*[.$C31]" office:value-type="string" office:string-value="" calcext:value-type="error">
            <text:p>#VALUE!</text:p>
          </table:table-cell>
          <table:table-cell table:style-name="ce4" table:formula="of:=GETNEUTRALFEE(baseReward;[.$B31];IF(T_0/[.$B31]+1&gt;W_0;T_0/[.$B31]+1;W_0))*[.$B31]*[.$D31]" office:value-type="string" office:string-value="" calcext:value-type="error">
            <text:p>#VALUE!</text:p>
          </table:table-cell>
          <table:table-cell table:style-name="ce4" table:formula="of:=GETNEUTRALFEE(baseReward;[.$B31];IF(T_0/[.$B31]+1&gt;W_0;T_0/[.$B31]+1;W_0))*[.$B31]*[.$E31]" office:value-type="string" office:string-value="" calcext:value-type="error">
            <text:p>#VALUE!</text:p>
          </table:table-cell>
          <table:table-cell table:formula="of:=GETNEUTRALFEEOLD(baseReward;[.$B31];IF(T_0/[.$B31]+1&gt;W_0;T_0/[.$B31]+1;W_0))*[.$B31]*[.$C31]" office:value-type="string" office:string-value="" calcext:value-type="error">
            <text:p>#VALUE!</text:p>
          </table:table-cell>
          <table:table-cell table:formula="of:=GETNEUTRALFEEOLD(baseReward;[.$B31];IF(T_0/[.$B31]+1&gt;W_0;T_0/[.$B31]+1;W_0))*[.$B31]*[.$D31]" office:value-type="string" office:string-value="" calcext:value-type="error">
            <text:p>#VALUE!</text:p>
          </table:table-cell>
          <table:table-cell table:formula="of:=GETNEUTRALFEEOLD(baseReward;[.$B31];IF(T_0/[.$B31]+1&gt;W_0;T_0/[.$B31]+1;W_0))*[.$B31]*[.$E31]" office:value-type="string" office:string-value="" calcext:value-type="error">
            <text:p>#VALUE!</text:p>
          </table:table-cell>
          <table:table-cell table:style-name="ce4" table:formula="of:=GETNEUTRALFEE(baseReward;[.$B31];T_0/[.$B31]+1)*[.$B31]*[.$C31]" office:value-type="string" office:string-value="" calcext:value-type="error">
            <text:p>#VALUE!</text:p>
          </table:table-cell>
          <table:table-cell table:style-name="ce4" table:formula="of:=GETNEUTRALFEE(baseReward;[.$B31];T_0/[.$B31]+1)*[.$B31]*[.$D31]" office:value-type="string" office:string-value="" calcext:value-type="error">
            <text:p>#VALUE!</text:p>
          </table:table-cell>
          <table:table-cell table:style-name="ce4" table:formula="of:=GETNEUTRALFEE(baseReward;[.$B31];T_0/[.$B31]+1)*[.$B31]*[.$E31]"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31]*1.1;T_0/(W_0-1)&lt;[.B31]*1.1^2);T_0/(W_0-1);[.B31]*1.1)" office:value-type="float" office:value="303268.217099577" calcext:value-type="float">
            <text:p>303,268</text:p>
          </table:table-cell>
          <table:table-cell table:style-name="ce3" table:formula="of:=([.B32]/[.$B$15])*XMRUSD" office:value-type="float" office:value="65.7081137049083" calcext:value-type="float">
            <text:p>66</text:p>
          </table:table-cell>
          <table:table-cell table:style-name="ce3" table:formula="of:=([.$B32]/[.$B$15])^2*XMRUSD" office:value-type="float" office:value="332.119708204396" calcext:value-type="float">
            <text:p>332</text:p>
          </table:table-cell>
          <table:table-cell table:formula="of:=XMRUSD" office:value-type="float" office:value="13" calcext:value-type="float">
            <text:p>13</text:p>
          </table:table-cell>
          <table:table-cell table:style-name="ce4" table:formula="of:=GETNEUTRALFEE(baseReward;[.B32];IF(T_0/[.B32]+1&gt;W_0;T_0/[.B32]+1;W_0))*T_0*[.C32]" office:value-type="string" office:string-value="" calcext:value-type="error">
            <text:p>#VALUE!</text:p>
          </table:table-cell>
          <table:table-cell table:style-name="ce4" table:formula="of:=GETNEUTRALFEE(baseReward;[.$B32];IF(T_0/[.$B32]+1&gt;W_0;T_0/[.$B32]+1;W_0))*T_0*[.D32]" office:value-type="string" office:string-value="" calcext:value-type="error">
            <text:p>#VALUE!</text:p>
          </table:table-cell>
          <table:table-cell table:style-name="ce4" table:formula="of:=GETNEUTRALFEE(baseReward;[.B32];IF(T_0/[.B32]+1&gt;W_0;T_0/[.B32]+1;W_0))*T_0*[.E32]" office:value-type="string" office:string-value="" calcext:value-type="error">
            <text:p>#VALUE!</text:p>
          </table:table-cell>
          <table:table-cell table:formula="of:=GETNEUTRALFEEOLD(baseReward;[.$B32];W_0)*T_0*[.$C32]" office:value-type="float" office:value="0.2873" calcext:value-type="float">
            <text:p>0.2873</text:p>
          </table:table-cell>
          <table:table-cell table:formula="of:=GETNEUTRALFEEOLD(baseReward;[.$B32];W_0)*T_0*[.$D32]" office:value-type="float" office:value="1.45214931287847" calcext:value-type="float">
            <text:p>1.45214931287847</text:p>
          </table:table-cell>
          <table:table-cell table:formula="of:=GETNEUTRALFEEOLD(baseReward;[.$B32];W_0)*T_0*[.$E32]" office:value-type="float" office:value="0.0568407733750089" calcext:value-type="float">
            <text:p>0.056840773375009</text:p>
          </table:table-cell>
          <table:table-cell table:formula="of:=GETNEUTRALFEEOLD(baseReward;[.$B32];IF(T_0/[.$B32]+1&gt;W_0;T_0/[.$B32]+1;W_0))*T_0*[.$C32]" office:value-type="string" office:string-value="" calcext:value-type="error">
            <text:p>#VALUE!</text:p>
          </table:table-cell>
          <table:table-cell table:formula="of:=GETNEUTRALFEEOLD(baseReward;[.$B32];IF(T_0/[.$B32]+1&gt;W_0;T_0/[.$B32]+1;W_0))*T_0*[.$D32]" office:value-type="string" office:string-value="" calcext:value-type="error">
            <text:p>#VALUE!</text:p>
          </table:table-cell>
          <table:table-cell table:formula="of:=GETNEUTRALFEEOLD(baseReward;[.$B32];IF(T_0/[.$B32]+1&gt;W_0;T_0/[.$B32]+1;W_0))*T_0*[.$E32]" office:value-type="string" office:string-value="" calcext:value-type="error">
            <text:p>#VALUE!</text:p>
          </table:table-cell>
          <table:table-cell table:style-name="ce4" table:formula="of:=GETNEUTRALFEE(baseReward;[.$B32];T_0/[.$B32]+1)*T_0*[.$C32]" office:value-type="string" office:string-value="" calcext:value-type="error">
            <text:p>#VALUE!</text:p>
          </table:table-cell>
          <table:table-cell table:style-name="ce4" table:formula="of:=GETNEUTRALFEE(baseReward;[.$B32];T_0/[.$B32]+1)*T_0*[.$D32]" office:value-type="string" office:string-value="" calcext:value-type="error">
            <text:p>#VALUE!</text:p>
          </table:table-cell>
          <table:table-cell table:style-name="ce4" table:formula="of:=GETNEUTRALFEE(baseReward;[.$B32];T_0/[.$B32]+1)*T_0*[.$E32]" office:value-type="string" office:string-value="" calcext:value-type="error">
            <text:p>#VALUE!</text:p>
          </table:table-cell>
          <table:table-cell table:style-name="ce4" table:formula="of:=GETNEUTRALFEE(baseReward;[.$B32];IF(T_0/[.$B32]+1&gt;W_0;T_0/[.$B32]+1;W_0))*[.$B32]*[.$C32]" office:value-type="string" office:string-value="" calcext:value-type="error">
            <text:p>#VALUE!</text:p>
          </table:table-cell>
          <table:table-cell table:style-name="ce4" table:formula="of:=GETNEUTRALFEE(baseReward;[.$B32];IF(T_0/[.$B32]+1&gt;W_0;T_0/[.$B32]+1;W_0))*[.$B32]*[.$D32]" office:value-type="string" office:string-value="" calcext:value-type="error">
            <text:p>#VALUE!</text:p>
          </table:table-cell>
          <table:table-cell table:style-name="ce4" table:formula="of:=GETNEUTRALFEE(baseReward;[.$B32];IF(T_0/[.$B32]+1&gt;W_0;T_0/[.$B32]+1;W_0))*[.$B32]*[.$E32]" office:value-type="string" office:string-value="" calcext:value-type="error">
            <text:p>#VALUE!</text:p>
          </table:table-cell>
          <table:table-cell table:formula="of:=GETNEUTRALFEEOLD(baseReward;[.$B32];IF(T_0/[.$B32]+1&gt;W_0;T_0/[.$B32]+1;W_0))*[.$B32]*[.$C32]" office:value-type="string" office:string-value="" calcext:value-type="error">
            <text:p>#VALUE!</text:p>
          </table:table-cell>
          <table:table-cell table:formula="of:=GETNEUTRALFEEOLD(baseReward;[.$B32];IF(T_0/[.$B32]+1&gt;W_0;T_0/[.$B32]+1;W_0))*[.$B32]*[.$D32]" office:value-type="string" office:string-value="" calcext:value-type="error">
            <text:p>#VALUE!</text:p>
          </table:table-cell>
          <table:table-cell table:formula="of:=GETNEUTRALFEEOLD(baseReward;[.$B32];IF(T_0/[.$B32]+1&gt;W_0;T_0/[.$B32]+1;W_0))*[.$B32]*[.$E32]" office:value-type="string" office:string-value="" calcext:value-type="error">
            <text:p>#VALUE!</text:p>
          </table:table-cell>
          <table:table-cell table:style-name="ce4" table:formula="of:=GETNEUTRALFEE(baseReward;[.$B32];T_0/[.$B32]+1)*[.$B32]*[.$C32]" office:value-type="string" office:string-value="" calcext:value-type="error">
            <text:p>#VALUE!</text:p>
          </table:table-cell>
          <table:table-cell table:style-name="ce4" table:formula="of:=GETNEUTRALFEE(baseReward;[.$B32];T_0/[.$B32]+1)*[.$B32]*[.$D32]" office:value-type="string" office:string-value="" calcext:value-type="error">
            <text:p>#VALUE!</text:p>
          </table:table-cell>
          <table:table-cell table:style-name="ce4" table:formula="of:=GETNEUTRALFEE(baseReward;[.$B32];T_0/[.$B32]+1)*[.$B32]*[.$E32]"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32]*1.1;T_0/(W_0-1)&lt;[.B32]*1.1^2);T_0/(W_0-1);[.B32]*1.1)" office:value-type="float" office:value="333595.038809534" calcext:value-type="float">
            <text:p>333,595</text:p>
          </table:table-cell>
          <table:table-cell table:style-name="ce3" table:formula="of:=([.B33]/[.$B$15])*XMRUSD" office:value-type="float" office:value="72.2789250753991" calcext:value-type="float">
            <text:p>72</text:p>
          </table:table-cell>
          <table:table-cell table:style-name="ce3" table:formula="of:=([.$B33]/[.$B$15])^2*XMRUSD" office:value-type="float" office:value="401.86484692732" calcext:value-type="float">
            <text:p>402</text:p>
          </table:table-cell>
          <table:table-cell table:formula="of:=XMRUSD" office:value-type="float" office:value="13" calcext:value-type="float">
            <text:p>13</text:p>
          </table:table-cell>
          <table:table-cell table:style-name="ce4" table:formula="of:=GETNEUTRALFEE(baseReward;[.B33];IF(T_0/[.B33]+1&gt;W_0;T_0/[.B33]+1;W_0))*T_0*[.C33]" office:value-type="string" office:string-value="" calcext:value-type="error">
            <text:p>#VALUE!</text:p>
          </table:table-cell>
          <table:table-cell table:style-name="ce4" table:formula="of:=GETNEUTRALFEE(baseReward;[.$B33];IF(T_0/[.$B33]+1&gt;W_0;T_0/[.$B33]+1;W_0))*T_0*[.D33]" office:value-type="string" office:string-value="" calcext:value-type="error">
            <text:p>#VALUE!</text:p>
          </table:table-cell>
          <table:table-cell table:style-name="ce4" table:formula="of:=GETNEUTRALFEE(baseReward;[.B33];IF(T_0/[.B33]+1&gt;W_0;T_0/[.B33]+1;W_0))*T_0*[.E33]" office:value-type="string" office:string-value="" calcext:value-type="error">
            <text:p>#VALUE!</text:p>
          </table:table-cell>
          <table:table-cell table:formula="of:=GETNEUTRALFEEOLD(baseReward;[.$B33];W_0)*T_0*[.$C33]" office:value-type="float" office:value="0.2873" calcext:value-type="float">
            <text:p>0.2873</text:p>
          </table:table-cell>
          <table:table-cell table:formula="of:=GETNEUTRALFEEOLD(baseReward;[.$B33];W_0)*T_0*[.$D33]" office:value-type="float" office:value="1.59736424416632" calcext:value-type="float">
            <text:p>1.59736424416632</text:p>
          </table:table-cell>
          <table:table-cell table:formula="of:=GETNEUTRALFEEOLD(baseReward;[.$B33];W_0)*T_0*[.$E33]" office:value-type="float" office:value="0.0516734303409171" calcext:value-type="float">
            <text:p>0.051673430340917</text:p>
          </table:table-cell>
          <table:table-cell table:formula="of:=GETNEUTRALFEEOLD(baseReward;[.$B33];IF(T_0/[.$B33]+1&gt;W_0;T_0/[.$B33]+1;W_0))*T_0*[.$C33]" office:value-type="string" office:string-value="" calcext:value-type="error">
            <text:p>#VALUE!</text:p>
          </table:table-cell>
          <table:table-cell table:formula="of:=GETNEUTRALFEEOLD(baseReward;[.$B33];IF(T_0/[.$B33]+1&gt;W_0;T_0/[.$B33]+1;W_0))*T_0*[.$D33]" office:value-type="string" office:string-value="" calcext:value-type="error">
            <text:p>#VALUE!</text:p>
          </table:table-cell>
          <table:table-cell table:formula="of:=GETNEUTRALFEEOLD(baseReward;[.$B33];IF(T_0/[.$B33]+1&gt;W_0;T_0/[.$B33]+1;W_0))*T_0*[.$E33]" office:value-type="string" office:string-value="" calcext:value-type="error">
            <text:p>#VALUE!</text:p>
          </table:table-cell>
          <table:table-cell table:style-name="ce4" table:formula="of:=GETNEUTRALFEE(baseReward;[.$B33];T_0/[.$B33]+1)*T_0*[.$C33]" office:value-type="string" office:string-value="" calcext:value-type="error">
            <text:p>#VALUE!</text:p>
          </table:table-cell>
          <table:table-cell table:style-name="ce4" table:formula="of:=GETNEUTRALFEE(baseReward;[.$B33];T_0/[.$B33]+1)*T_0*[.$D33]" office:value-type="string" office:string-value="" calcext:value-type="error">
            <text:p>#VALUE!</text:p>
          </table:table-cell>
          <table:table-cell table:style-name="ce4" table:formula="of:=GETNEUTRALFEE(baseReward;[.$B33];T_0/[.$B33]+1)*T_0*[.$E33]" office:value-type="string" office:string-value="" calcext:value-type="error">
            <text:p>#VALUE!</text:p>
          </table:table-cell>
          <table:table-cell table:style-name="ce4" table:formula="of:=GETNEUTRALFEE(baseReward;[.$B33];IF(T_0/[.$B33]+1&gt;W_0;T_0/[.$B33]+1;W_0))*[.$B33]*[.$C33]" office:value-type="string" office:string-value="" calcext:value-type="error">
            <text:p>#VALUE!</text:p>
          </table:table-cell>
          <table:table-cell table:style-name="ce4" table:formula="of:=GETNEUTRALFEE(baseReward;[.$B33];IF(T_0/[.$B33]+1&gt;W_0;T_0/[.$B33]+1;W_0))*[.$B33]*[.$D33]" office:value-type="string" office:string-value="" calcext:value-type="error">
            <text:p>#VALUE!</text:p>
          </table:table-cell>
          <table:table-cell table:style-name="ce4" table:formula="of:=GETNEUTRALFEE(baseReward;[.$B33];IF(T_0/[.$B33]+1&gt;W_0;T_0/[.$B33]+1;W_0))*[.$B33]*[.$E33]" office:value-type="string" office:string-value="" calcext:value-type="error">
            <text:p>#VALUE!</text:p>
          </table:table-cell>
          <table:table-cell table:formula="of:=GETNEUTRALFEEOLD(baseReward;[.$B33];IF(T_0/[.$B33]+1&gt;W_0;T_0/[.$B33]+1;W_0))*[.$B33]*[.$C33]" office:value-type="string" office:string-value="" calcext:value-type="error">
            <text:p>#VALUE!</text:p>
          </table:table-cell>
          <table:table-cell table:formula="of:=GETNEUTRALFEEOLD(baseReward;[.$B33];IF(T_0/[.$B33]+1&gt;W_0;T_0/[.$B33]+1;W_0))*[.$B33]*[.$D33]" office:value-type="string" office:string-value="" calcext:value-type="error">
            <text:p>#VALUE!</text:p>
          </table:table-cell>
          <table:table-cell table:formula="of:=GETNEUTRALFEEOLD(baseReward;[.$B33];IF(T_0/[.$B33]+1&gt;W_0;T_0/[.$B33]+1;W_0))*[.$B33]*[.$E33]" office:value-type="string" office:string-value="" calcext:value-type="error">
            <text:p>#VALUE!</text:p>
          </table:table-cell>
          <table:table-cell table:style-name="ce4" table:formula="of:=GETNEUTRALFEE(baseReward;[.$B33];T_0/[.$B33]+1)*[.$B33]*[.$C33]" office:value-type="string" office:string-value="" calcext:value-type="error">
            <text:p>#VALUE!</text:p>
          </table:table-cell>
          <table:table-cell table:style-name="ce4" table:formula="of:=GETNEUTRALFEE(baseReward;[.$B33];T_0/[.$B33]+1)*[.$B33]*[.$D33]" office:value-type="string" office:string-value="" calcext:value-type="error">
            <text:p>#VALUE!</text:p>
          </table:table-cell>
          <table:table-cell table:style-name="ce4" table:formula="of:=GETNEUTRALFEE(baseReward;[.$B33];T_0/[.$B33]+1)*[.$B33]*[.$E33]"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33]*1.1;T_0/(W_0-1)&lt;[.B33]*1.1^2);T_0/(W_0-1);[.B33]*1.1)" office:value-type="float" office:value="366954.542690488" calcext:value-type="float">
            <text:p>366,955</text:p>
          </table:table-cell>
          <table:table-cell table:style-name="ce3" table:formula="of:=([.B34]/[.$B$15])*XMRUSD" office:value-type="float" office:value="79.506817582939" calcext:value-type="float">
            <text:p>80</text:p>
          </table:table-cell>
          <table:table-cell table:style-name="ce3" table:formula="of:=([.$B34]/[.$B$15])^2*XMRUSD" office:value-type="float" office:value="486.256464782057" calcext:value-type="float">
            <text:p>486</text:p>
          </table:table-cell>
          <table:table-cell table:formula="of:=XMRUSD" office:value-type="float" office:value="13" calcext:value-type="float">
            <text:p>13</text:p>
          </table:table-cell>
          <table:table-cell table:style-name="ce4" table:formula="of:=GETNEUTRALFEE(baseReward;[.B34];IF(T_0/[.B34]+1&gt;W_0;T_0/[.B34]+1;W_0))*T_0*[.C34]" office:value-type="string" office:string-value="" calcext:value-type="error">
            <text:p>#VALUE!</text:p>
          </table:table-cell>
          <table:table-cell table:style-name="ce4" table:formula="of:=GETNEUTRALFEE(baseReward;[.$B34];IF(T_0/[.$B34]+1&gt;W_0;T_0/[.$B34]+1;W_0))*T_0*[.D34]" office:value-type="string" office:string-value="" calcext:value-type="error">
            <text:p>#VALUE!</text:p>
          </table:table-cell>
          <table:table-cell table:style-name="ce4" table:formula="of:=GETNEUTRALFEE(baseReward;[.B34];IF(T_0/[.B34]+1&gt;W_0;T_0/[.B34]+1;W_0))*T_0*[.E34]" office:value-type="string" office:string-value="" calcext:value-type="error">
            <text:p>#VALUE!</text:p>
          </table:table-cell>
          <table:table-cell table:formula="of:=GETNEUTRALFEEOLD(baseReward;[.$B34];W_0)*T_0*[.$C34]" office:value-type="float" office:value="0.2873" calcext:value-type="float">
            <text:p>0.2873</text:p>
          </table:table-cell>
          <table:table-cell table:formula="of:=GETNEUTRALFEEOLD(baseReward;[.$B34];W_0)*T_0*[.$D34]" office:value-type="float" office:value="1.75710066858295" calcext:value-type="float">
            <text:p>1.75710066858295</text:p>
          </table:table-cell>
          <table:table-cell table:formula="of:=GETNEUTRALFEEOLD(baseReward;[.$B34];W_0)*T_0*[.$E34]" office:value-type="float" office:value="0.0469758457644701" calcext:value-type="float">
            <text:p>0.04697584576447</text:p>
          </table:table-cell>
          <table:table-cell table:formula="of:=GETNEUTRALFEEOLD(baseReward;[.$B34];IF(T_0/[.$B34]+1&gt;W_0;T_0/[.$B34]+1;W_0))*T_0*[.$C34]" office:value-type="string" office:string-value="" calcext:value-type="error">
            <text:p>#VALUE!</text:p>
          </table:table-cell>
          <table:table-cell table:formula="of:=GETNEUTRALFEEOLD(baseReward;[.$B34];IF(T_0/[.$B34]+1&gt;W_0;T_0/[.$B34]+1;W_0))*T_0*[.$D34]" office:value-type="string" office:string-value="" calcext:value-type="error">
            <text:p>#VALUE!</text:p>
          </table:table-cell>
          <table:table-cell table:formula="of:=GETNEUTRALFEEOLD(baseReward;[.$B34];IF(T_0/[.$B34]+1&gt;W_0;T_0/[.$B34]+1;W_0))*T_0*[.$E34]" office:value-type="string" office:string-value="" calcext:value-type="error">
            <text:p>#VALUE!</text:p>
          </table:table-cell>
          <table:table-cell table:style-name="ce4" table:formula="of:=GETNEUTRALFEE(baseReward;[.$B34];T_0/[.$B34]+1)*T_0*[.$C34]" office:value-type="string" office:string-value="" calcext:value-type="error">
            <text:p>#VALUE!</text:p>
          </table:table-cell>
          <table:table-cell table:style-name="ce4" table:formula="of:=GETNEUTRALFEE(baseReward;[.$B34];T_0/[.$B34]+1)*T_0*[.$D34]" office:value-type="string" office:string-value="" calcext:value-type="error">
            <text:p>#VALUE!</text:p>
          </table:table-cell>
          <table:table-cell table:style-name="ce4" table:formula="of:=GETNEUTRALFEE(baseReward;[.$B34];T_0/[.$B34]+1)*T_0*[.$E34]" office:value-type="string" office:string-value="" calcext:value-type="error">
            <text:p>#VALUE!</text:p>
          </table:table-cell>
          <table:table-cell table:style-name="ce4" table:formula="of:=GETNEUTRALFEE(baseReward;[.$B34];IF(T_0/[.$B34]+1&gt;W_0;T_0/[.$B34]+1;W_0))*[.$B34]*[.$C34]" office:value-type="string" office:string-value="" calcext:value-type="error">
            <text:p>#VALUE!</text:p>
          </table:table-cell>
          <table:table-cell table:style-name="ce4" table:formula="of:=GETNEUTRALFEE(baseReward;[.$B34];IF(T_0/[.$B34]+1&gt;W_0;T_0/[.$B34]+1;W_0))*[.$B34]*[.$D34]" office:value-type="string" office:string-value="" calcext:value-type="error">
            <text:p>#VALUE!</text:p>
          </table:table-cell>
          <table:table-cell table:style-name="ce4" table:formula="of:=GETNEUTRALFEE(baseReward;[.$B34];IF(T_0/[.$B34]+1&gt;W_0;T_0/[.$B34]+1;W_0))*[.$B34]*[.$E34]" office:value-type="string" office:string-value="" calcext:value-type="error">
            <text:p>#VALUE!</text:p>
          </table:table-cell>
          <table:table-cell table:formula="of:=GETNEUTRALFEEOLD(baseReward;[.$B34];IF(T_0/[.$B34]+1&gt;W_0;T_0/[.$B34]+1;W_0))*[.$B34]*[.$C34]" office:value-type="string" office:string-value="" calcext:value-type="error">
            <text:p>#VALUE!</text:p>
          </table:table-cell>
          <table:table-cell table:formula="of:=GETNEUTRALFEEOLD(baseReward;[.$B34];IF(T_0/[.$B34]+1&gt;W_0;T_0/[.$B34]+1;W_0))*[.$B34]*[.$D34]" office:value-type="string" office:string-value="" calcext:value-type="error">
            <text:p>#VALUE!</text:p>
          </table:table-cell>
          <table:table-cell table:formula="of:=GETNEUTRALFEEOLD(baseReward;[.$B34];IF(T_0/[.$B34]+1&gt;W_0;T_0/[.$B34]+1;W_0))*[.$B34]*[.$E34]" office:value-type="string" office:string-value="" calcext:value-type="error">
            <text:p>#VALUE!</text:p>
          </table:table-cell>
          <table:table-cell table:style-name="ce4" table:formula="of:=GETNEUTRALFEE(baseReward;[.$B34];T_0/[.$B34]+1)*[.$B34]*[.$C34]" office:value-type="string" office:string-value="" calcext:value-type="error">
            <text:p>#VALUE!</text:p>
          </table:table-cell>
          <table:table-cell table:style-name="ce4" table:formula="of:=GETNEUTRALFEE(baseReward;[.$B34];T_0/[.$B34]+1)*[.$B34]*[.$D34]" office:value-type="string" office:string-value="" calcext:value-type="error">
            <text:p>#VALUE!</text:p>
          </table:table-cell>
          <table:table-cell table:style-name="ce4" table:formula="of:=GETNEUTRALFEE(baseReward;[.$B34];T_0/[.$B34]+1)*[.$B34]*[.$E34]"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34]*1.1;T_0/(W_0-1)&lt;[.B34]*1.1^2);T_0/(W_0-1);[.B34]*1.1)" office:value-type="float" office:value="403649.996959537" calcext:value-type="float">
            <text:p>403,650</text:p>
          </table:table-cell>
          <table:table-cell table:style-name="ce3" table:formula="of:=([.B35]/[.$B$15])*XMRUSD" office:value-type="float" office:value="87.4574993412329" calcext:value-type="float">
            <text:p>87</text:p>
          </table:table-cell>
          <table:table-cell table:style-name="ce3" table:formula="of:=([.$B35]/[.$B$15])^2*XMRUSD" office:value-type="float" office:value="588.370322386289" calcext:value-type="float">
            <text:p>588</text:p>
          </table:table-cell>
          <table:table-cell table:formula="of:=XMRUSD" office:value-type="float" office:value="13" calcext:value-type="float">
            <text:p>13</text:p>
          </table:table-cell>
          <table:table-cell table:style-name="ce4" table:formula="of:=GETNEUTRALFEE(baseReward;[.B35];IF(T_0/[.B35]+1&gt;W_0;T_0/[.B35]+1;W_0))*T_0*[.C35]" office:value-type="string" office:string-value="" calcext:value-type="error">
            <text:p>#VALUE!</text:p>
          </table:table-cell>
          <table:table-cell table:style-name="ce4" table:formula="of:=GETNEUTRALFEE(baseReward;[.$B35];IF(T_0/[.$B35]+1&gt;W_0;T_0/[.$B35]+1;W_0))*T_0*[.D35]" office:value-type="string" office:string-value="" calcext:value-type="error">
            <text:p>#VALUE!</text:p>
          </table:table-cell>
          <table:table-cell table:style-name="ce4" table:formula="of:=GETNEUTRALFEE(baseReward;[.B35];IF(T_0/[.B35]+1&gt;W_0;T_0/[.B35]+1;W_0))*T_0*[.E35]" office:value-type="string" office:string-value="" calcext:value-type="error">
            <text:p>#VALUE!</text:p>
          </table:table-cell>
          <table:table-cell table:formula="of:=GETNEUTRALFEEOLD(baseReward;[.$B35];W_0)*T_0*[.$C35]" office:value-type="float" office:value="0.2873" calcext:value-type="float">
            <text:p>0.2873</text:p>
          </table:table-cell>
          <table:table-cell table:formula="of:=GETNEUTRALFEEOLD(baseReward;[.$B35];W_0)*T_0*[.$D35]" office:value-type="float" office:value="1.93281073544125" calcext:value-type="float">
            <text:p>1.93281073544125</text:p>
          </table:table-cell>
          <table:table-cell table:formula="of:=GETNEUTRALFEEOLD(baseReward;[.$B35];W_0)*T_0*[.$E35]" office:value-type="float" office:value="0.0427053143313365" calcext:value-type="float">
            <text:p>0.042705314331337</text:p>
          </table:table-cell>
          <table:table-cell table:formula="of:=GETNEUTRALFEEOLD(baseReward;[.$B35];IF(T_0/[.$B35]+1&gt;W_0;T_0/[.$B35]+1;W_0))*T_0*[.$C35]" office:value-type="string" office:string-value="" calcext:value-type="error">
            <text:p>#VALUE!</text:p>
          </table:table-cell>
          <table:table-cell table:formula="of:=GETNEUTRALFEEOLD(baseReward;[.$B35];IF(T_0/[.$B35]+1&gt;W_0;T_0/[.$B35]+1;W_0))*T_0*[.$D35]" office:value-type="string" office:string-value="" calcext:value-type="error">
            <text:p>#VALUE!</text:p>
          </table:table-cell>
          <table:table-cell table:formula="of:=GETNEUTRALFEEOLD(baseReward;[.$B35];IF(T_0/[.$B35]+1&gt;W_0;T_0/[.$B35]+1;W_0))*T_0*[.$E35]" office:value-type="string" office:string-value="" calcext:value-type="error">
            <text:p>#VALUE!</text:p>
          </table:table-cell>
          <table:table-cell table:style-name="ce4" table:formula="of:=GETNEUTRALFEE(baseReward;[.$B35];T_0/[.$B35]+1)*T_0*[.$C35]" office:value-type="string" office:string-value="" calcext:value-type="error">
            <text:p>#VALUE!</text:p>
          </table:table-cell>
          <table:table-cell table:style-name="ce4" table:formula="of:=GETNEUTRALFEE(baseReward;[.$B35];T_0/[.$B35]+1)*T_0*[.$D35]" office:value-type="string" office:string-value="" calcext:value-type="error">
            <text:p>#VALUE!</text:p>
          </table:table-cell>
          <table:table-cell table:style-name="ce4" table:formula="of:=GETNEUTRALFEE(baseReward;[.$B35];T_0/[.$B35]+1)*T_0*[.$E35]" office:value-type="string" office:string-value="" calcext:value-type="error">
            <text:p>#VALUE!</text:p>
          </table:table-cell>
          <table:table-cell table:style-name="ce4" table:formula="of:=GETNEUTRALFEE(baseReward;[.$B35];IF(T_0/[.$B35]+1&gt;W_0;T_0/[.$B35]+1;W_0))*[.$B35]*[.$C35]" office:value-type="string" office:string-value="" calcext:value-type="error">
            <text:p>#VALUE!</text:p>
          </table:table-cell>
          <table:table-cell table:style-name="ce4" table:formula="of:=GETNEUTRALFEE(baseReward;[.$B35];IF(T_0/[.$B35]+1&gt;W_0;T_0/[.$B35]+1;W_0))*[.$B35]*[.$D35]" office:value-type="string" office:string-value="" calcext:value-type="error">
            <text:p>#VALUE!</text:p>
          </table:table-cell>
          <table:table-cell table:style-name="ce4" table:formula="of:=GETNEUTRALFEE(baseReward;[.$B35];IF(T_0/[.$B35]+1&gt;W_0;T_0/[.$B35]+1;W_0))*[.$B35]*[.$E35]" office:value-type="string" office:string-value="" calcext:value-type="error">
            <text:p>#VALUE!</text:p>
          </table:table-cell>
          <table:table-cell table:formula="of:=GETNEUTRALFEEOLD(baseReward;[.$B35];IF(T_0/[.$B35]+1&gt;W_0;T_0/[.$B35]+1;W_0))*[.$B35]*[.$C35]" office:value-type="string" office:string-value="" calcext:value-type="error">
            <text:p>#VALUE!</text:p>
          </table:table-cell>
          <table:table-cell table:formula="of:=GETNEUTRALFEEOLD(baseReward;[.$B35];IF(T_0/[.$B35]+1&gt;W_0;T_0/[.$B35]+1;W_0))*[.$B35]*[.$D35]" office:value-type="string" office:string-value="" calcext:value-type="error">
            <text:p>#VALUE!</text:p>
          </table:table-cell>
          <table:table-cell table:formula="of:=GETNEUTRALFEEOLD(baseReward;[.$B35];IF(T_0/[.$B35]+1&gt;W_0;T_0/[.$B35]+1;W_0))*[.$B35]*[.$E35]" office:value-type="string" office:string-value="" calcext:value-type="error">
            <text:p>#VALUE!</text:p>
          </table:table-cell>
          <table:table-cell table:style-name="ce4" table:formula="of:=GETNEUTRALFEE(baseReward;[.$B35];T_0/[.$B35]+1)*[.$B35]*[.$C35]" office:value-type="string" office:string-value="" calcext:value-type="error">
            <text:p>#VALUE!</text:p>
          </table:table-cell>
          <table:table-cell table:style-name="ce4" table:formula="of:=GETNEUTRALFEE(baseReward;[.$B35];T_0/[.$B35]+1)*[.$B35]*[.$D35]" office:value-type="string" office:string-value="" calcext:value-type="error">
            <text:p>#VALUE!</text:p>
          </table:table-cell>
          <table:table-cell table:style-name="ce4" table:formula="of:=GETNEUTRALFEE(baseReward;[.$B35];T_0/[.$B35]+1)*[.$B35]*[.$E35]"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35]*1.1;T_0/(W_0-1)&lt;[.B35]*1.1^2);T_0/(W_0-1);[.B35]*1.1)" office:value-type="float" office:value="444014.99665549" calcext:value-type="float">
            <text:p>444,015</text:p>
          </table:table-cell>
          <table:table-cell table:style-name="ce3" table:formula="of:=([.B36]/[.$B$15])*XMRUSD" office:value-type="float" office:value="96.2032492753562" calcext:value-type="float">
            <text:p>96</text:p>
          </table:table-cell>
          <table:table-cell table:style-name="ce3" table:formula="of:=([.$B36]/[.$B$15])^2*XMRUSD" office:value-type="float" office:value="711.92809008741" calcext:value-type="float">
            <text:p>712</text:p>
          </table:table-cell>
          <table:table-cell table:formula="of:=XMRUSD" office:value-type="float" office:value="13" calcext:value-type="float">
            <text:p>13</text:p>
          </table:table-cell>
          <table:table-cell table:style-name="ce4" table:formula="of:=GETNEUTRALFEE(baseReward;[.B36];IF(T_0/[.B36]+1&gt;W_0;T_0/[.B36]+1;W_0))*T_0*[.C36]" office:value-type="string" office:string-value="" calcext:value-type="error">
            <text:p>#VALUE!</text:p>
          </table:table-cell>
          <table:table-cell table:style-name="ce4" table:formula="of:=GETNEUTRALFEE(baseReward;[.$B36];IF(T_0/[.$B36]+1&gt;W_0;T_0/[.$B36]+1;W_0))*T_0*[.D36]" office:value-type="string" office:string-value="" calcext:value-type="error">
            <text:p>#VALUE!</text:p>
          </table:table-cell>
          <table:table-cell table:style-name="ce4" table:formula="of:=GETNEUTRALFEE(baseReward;[.B36];IF(T_0/[.B36]+1&gt;W_0;T_0/[.B36]+1;W_0))*T_0*[.E36]" office:value-type="string" office:string-value="" calcext:value-type="error">
            <text:p>#VALUE!</text:p>
          </table:table-cell>
          <table:table-cell table:formula="of:=GETNEUTRALFEEOLD(baseReward;[.$B36];W_0)*T_0*[.$C36]" office:value-type="float" office:value="0.2873" calcext:value-type="float">
            <text:p>0.2873</text:p>
          </table:table-cell>
          <table:table-cell table:formula="of:=GETNEUTRALFEEOLD(baseReward;[.$B36];W_0)*T_0*[.$D36]" office:value-type="float" office:value="2.12609180898537" calcext:value-type="float">
            <text:p>2.12609180898537</text:p>
          </table:table-cell>
          <table:table-cell table:formula="of:=GETNEUTRALFEEOLD(baseReward;[.$B36];W_0)*T_0*[.$E36]" office:value-type="float" office:value="0.0388230130284877" calcext:value-type="float">
            <text:p>0.038823013028488</text:p>
          </table:table-cell>
          <table:table-cell table:formula="of:=GETNEUTRALFEEOLD(baseReward;[.$B36];IF(T_0/[.$B36]+1&gt;W_0;T_0/[.$B36]+1;W_0))*T_0*[.$C36]" office:value-type="string" office:string-value="" calcext:value-type="error">
            <text:p>#VALUE!</text:p>
          </table:table-cell>
          <table:table-cell table:formula="of:=GETNEUTRALFEEOLD(baseReward;[.$B36];IF(T_0/[.$B36]+1&gt;W_0;T_0/[.$B36]+1;W_0))*T_0*[.$D36]" office:value-type="string" office:string-value="" calcext:value-type="error">
            <text:p>#VALUE!</text:p>
          </table:table-cell>
          <table:table-cell table:formula="of:=GETNEUTRALFEEOLD(baseReward;[.$B36];IF(T_0/[.$B36]+1&gt;W_0;T_0/[.$B36]+1;W_0))*T_0*[.$E36]" office:value-type="string" office:string-value="" calcext:value-type="error">
            <text:p>#VALUE!</text:p>
          </table:table-cell>
          <table:table-cell table:style-name="ce4" table:formula="of:=GETNEUTRALFEE(baseReward;[.$B36];T_0/[.$B36]+1)*T_0*[.$C36]" office:value-type="string" office:string-value="" calcext:value-type="error">
            <text:p>#VALUE!</text:p>
          </table:table-cell>
          <table:table-cell table:style-name="ce4" table:formula="of:=GETNEUTRALFEE(baseReward;[.$B36];T_0/[.$B36]+1)*T_0*[.$D36]" office:value-type="string" office:string-value="" calcext:value-type="error">
            <text:p>#VALUE!</text:p>
          </table:table-cell>
          <table:table-cell table:style-name="ce4" table:formula="of:=GETNEUTRALFEE(baseReward;[.$B36];T_0/[.$B36]+1)*T_0*[.$E36]" office:value-type="string" office:string-value="" calcext:value-type="error">
            <text:p>#VALUE!</text:p>
          </table:table-cell>
          <table:table-cell table:style-name="ce4" table:formula="of:=GETNEUTRALFEE(baseReward;[.$B36];IF(T_0/[.$B36]+1&gt;W_0;T_0/[.$B36]+1;W_0))*[.$B36]*[.$C36]" office:value-type="string" office:string-value="" calcext:value-type="error">
            <text:p>#VALUE!</text:p>
          </table:table-cell>
          <table:table-cell table:style-name="ce4" table:formula="of:=GETNEUTRALFEE(baseReward;[.$B36];IF(T_0/[.$B36]+1&gt;W_0;T_0/[.$B36]+1;W_0))*[.$B36]*[.$D36]" office:value-type="string" office:string-value="" calcext:value-type="error">
            <text:p>#VALUE!</text:p>
          </table:table-cell>
          <table:table-cell table:style-name="ce4" table:formula="of:=GETNEUTRALFEE(baseReward;[.$B36];IF(T_0/[.$B36]+1&gt;W_0;T_0/[.$B36]+1;W_0))*[.$B36]*[.$E36]" office:value-type="string" office:string-value="" calcext:value-type="error">
            <text:p>#VALUE!</text:p>
          </table:table-cell>
          <table:table-cell table:formula="of:=GETNEUTRALFEEOLD(baseReward;[.$B36];IF(T_0/[.$B36]+1&gt;W_0;T_0/[.$B36]+1;W_0))*[.$B36]*[.$C36]" office:value-type="string" office:string-value="" calcext:value-type="error">
            <text:p>#VALUE!</text:p>
          </table:table-cell>
          <table:table-cell table:formula="of:=GETNEUTRALFEEOLD(baseReward;[.$B36];IF(T_0/[.$B36]+1&gt;W_0;T_0/[.$B36]+1;W_0))*[.$B36]*[.$D36]" office:value-type="string" office:string-value="" calcext:value-type="error">
            <text:p>#VALUE!</text:p>
          </table:table-cell>
          <table:table-cell table:formula="of:=GETNEUTRALFEEOLD(baseReward;[.$B36];IF(T_0/[.$B36]+1&gt;W_0;T_0/[.$B36]+1;W_0))*[.$B36]*[.$E36]" office:value-type="string" office:string-value="" calcext:value-type="error">
            <text:p>#VALUE!</text:p>
          </table:table-cell>
          <table:table-cell table:style-name="ce4" table:formula="of:=GETNEUTRALFEE(baseReward;[.$B36];T_0/[.$B36]+1)*[.$B36]*[.$C36]" office:value-type="string" office:string-value="" calcext:value-type="error">
            <text:p>#VALUE!</text:p>
          </table:table-cell>
          <table:table-cell table:style-name="ce4" table:formula="of:=GETNEUTRALFEE(baseReward;[.$B36];T_0/[.$B36]+1)*[.$B36]*[.$D36]" office:value-type="string" office:string-value="" calcext:value-type="error">
            <text:p>#VALUE!</text:p>
          </table:table-cell>
          <table:table-cell table:style-name="ce4" table:formula="of:=GETNEUTRALFEE(baseReward;[.$B36];T_0/[.$B36]+1)*[.$B36]*[.$E36]" office:value-type="string" office:string-value="" calcext:value-type="error">
            <text:p>#VALUE!</text:p>
          </table:table-cell>
          <table:table-cell table:style-name="ce4" table:number-columns-repeated="3"/>
          <table:table-cell table:number-columns-repeated="995"/>
        </table:table-row>
        <table:table-row table:style-name="ro2">
          <table:table-cell/>
          <table:table-cell table:style-name="ce3" table:formula="of:=IF(AND(T_0/(W_0-1)&gt;[.B36]*1.1;T_0/(W_0-1)&lt;[.B36]*1.1^2);T_0/(W_0-1);[.B36]*1.1)" office:value-type="float" office:value="488416.496321039" calcext:value-type="float">
            <text:p>488,416</text:p>
          </table:table-cell>
          <table:table-cell table:style-name="ce3" table:formula="of:=([.B37]/[.$B$15])*XMRUSD" office:value-type="float" office:value="105.823574202892" calcext:value-type="float">
            <text:p>106</text:p>
          </table:table-cell>
          <table:table-cell table:style-name="ce3" table:formula="of:=([.$B37]/[.$B$15])^2*XMRUSD" office:value-type="float" office:value="861.432989005766" calcext:value-type="float">
            <text:p>861</text:p>
          </table:table-cell>
          <table:table-cell table:formula="of:=XMRUSD" office:value-type="float" office:value="13" calcext:value-type="float">
            <text:p>13</text:p>
          </table:table-cell>
          <table:table-cell table:style-name="ce4" table:formula="of:=GETNEUTRALFEE(baseReward;[.B37];IF(T_0/[.B37]+1&gt;W_0;T_0/[.B37]+1;W_0))*T_0*[.C37]" office:value-type="string" office:string-value="" calcext:value-type="error">
            <text:p>#VALUE!</text:p>
          </table:table-cell>
          <table:table-cell table:style-name="ce4" table:formula="of:=GETNEUTRALFEE(baseReward;[.$B37];IF(T_0/[.$B37]+1&gt;W_0;T_0/[.$B37]+1;W_0))*T_0*[.D37]" office:value-type="string" office:string-value="" calcext:value-type="error">
            <text:p>#VALUE!</text:p>
          </table:table-cell>
          <table:table-cell table:style-name="ce4" table:formula="of:=GETNEUTRALFEE(baseReward;[.B37];IF(T_0/[.B37]+1&gt;W_0;T_0/[.B37]+1;W_0))*T_0*[.E37]" office:value-type="string" office:string-value="" calcext:value-type="error">
            <text:p>#VALUE!</text:p>
          </table:table-cell>
          <table:table-cell table:formula="of:=GETNEUTRALFEEOLD(baseReward;[.$B37];W_0)*T_0*[.$C37]" office:value-type="float" office:value="0.2873" calcext:value-type="float">
            <text:p>0.2873</text:p>
          </table:table-cell>
          <table:table-cell table:formula="of:=GETNEUTRALFEEOLD(baseReward;[.$B37];W_0)*T_0*[.$D37]" office:value-type="float" office:value="2.33870098988391" calcext:value-type="float">
            <text:p>2.33870098988391</text:p>
          </table:table-cell>
          <table:table-cell table:formula="of:=GETNEUTRALFEEOLD(baseReward;[.$B37];W_0)*T_0*[.$E37]" office:value-type="float" office:value="0.0352936482077161" calcext:value-type="float">
            <text:p>0.035293648207716</text:p>
          </table:table-cell>
          <table:table-cell table:formula="of:=GETNEUTRALFEEOLD(baseReward;[.$B37];IF(T_0/[.$B37]+1&gt;W_0;T_0/[.$B37]+1;W_0))*T_0*[.$C37]" office:value-type="string" office:string-value="" calcext:value-type="error">
            <text:p>#VALUE!</text:p>
          </table:table-cell>
          <table:table-cell table:formula="of:=GETNEUTRALFEEOLD(baseReward;[.$B37];IF(T_0/[.$B37]+1&gt;W_0;T_0/[.$B37]+1;W_0))*T_0*[.$D37]" office:value-type="string" office:string-value="" calcext:value-type="error">
            <text:p>#VALUE!</text:p>
          </table:table-cell>
          <table:table-cell table:formula="of:=GETNEUTRALFEEOLD(baseReward;[.$B37];IF(T_0/[.$B37]+1&gt;W_0;T_0/[.$B37]+1;W_0))*T_0*[.$E37]" office:value-type="string" office:string-value="" calcext:value-type="error">
            <text:p>#VALUE!</text:p>
          </table:table-cell>
          <table:table-cell table:style-name="ce4" table:formula="of:=GETNEUTRALFEE(baseReward;[.$B37];T_0/[.$B37]+1)*T_0*[.$C37]" office:value-type="string" office:string-value="" calcext:value-type="error">
            <text:p>#VALUE!</text:p>
          </table:table-cell>
          <table:table-cell table:style-name="ce4" table:formula="of:=GETNEUTRALFEE(baseReward;[.$B37];T_0/[.$B37]+1)*T_0*[.$D37]" office:value-type="string" office:string-value="" calcext:value-type="error">
            <text:p>#VALUE!</text:p>
          </table:table-cell>
          <table:table-cell table:style-name="ce4" table:formula="of:=GETNEUTRALFEE(baseReward;[.$B37];T_0/[.$B37]+1)*T_0*[.$E37]" office:value-type="string" office:string-value="" calcext:value-type="error">
            <text:p>#VALUE!</text:p>
          </table:table-cell>
          <table:table-cell table:style-name="ce4" table:formula="of:=GETNEUTRALFEE(baseReward;[.$B37];IF(T_0/[.$B37]+1&gt;W_0;T_0/[.$B37]+1;W_0))*[.$B37]*[.$C37]" office:value-type="string" office:string-value="" calcext:value-type="error">
            <text:p>#VALUE!</text:p>
          </table:table-cell>
          <table:table-cell table:style-name="ce4" table:formula="of:=GETNEUTRALFEE(baseReward;[.$B37];IF(T_0/[.$B37]+1&gt;W_0;T_0/[.$B37]+1;W_0))*[.$B37]*[.$D37]" office:value-type="string" office:string-value="" calcext:value-type="error">
            <text:p>#VALUE!</text:p>
          </table:table-cell>
          <table:table-cell table:style-name="ce4" table:formula="of:=GETNEUTRALFEE(baseReward;[.$B37];IF(T_0/[.$B37]+1&gt;W_0;T_0/[.$B37]+1;W_0))*[.$B37]*[.$E37]" office:value-type="string" office:string-value="" calcext:value-type="error">
            <text:p>#VALUE!</text:p>
          </table:table-cell>
          <table:table-cell table:formula="of:=GETNEUTRALFEEOLD(baseReward;[.$B37];IF(T_0/[.$B37]+1&gt;W_0;T_0/[.$B37]+1;W_0))*[.$B37]*[.$C37]" office:value-type="string" office:string-value="" calcext:value-type="error">
            <text:p>#VALUE!</text:p>
          </table:table-cell>
          <table:table-cell table:formula="of:=GETNEUTRALFEEOLD(baseReward;[.$B37];IF(T_0/[.$B37]+1&gt;W_0;T_0/[.$B37]+1;W_0))*[.$B37]*[.$D37]" office:value-type="string" office:string-value="" calcext:value-type="error">
            <text:p>#VALUE!</text:p>
          </table:table-cell>
          <table:table-cell table:formula="of:=GETNEUTRALFEEOLD(baseReward;[.$B37];IF(T_0/[.$B37]+1&gt;W_0;T_0/[.$B37]+1;W_0))*[.$B37]*[.$E37]" office:value-type="string" office:string-value="" calcext:value-type="error">
            <text:p>#VALUE!</text:p>
          </table:table-cell>
          <table:table-cell table:style-name="ce4" table:formula="of:=GETNEUTRALFEE(baseReward;[.$B37];T_0/[.$B37]+1)*[.$B37]*[.$C37]" office:value-type="string" office:string-value="" calcext:value-type="error">
            <text:p>#VALUE!</text:p>
          </table:table-cell>
          <table:table-cell table:style-name="ce4" table:formula="of:=GETNEUTRALFEE(baseReward;[.$B37];T_0/[.$B37]+1)*[.$B37]*[.$D37]" office:value-type="string" office:string-value="" calcext:value-type="error">
            <text:p>#VALUE!</text:p>
          </table:table-cell>
          <table:table-cell table:style-name="ce4" table:formula="of:=GETNEUTRALFEE(baseReward;[.$B37];T_0/[.$B37]+1)*[.$B37]*[.$E37]" office:value-type="string" office:string-value="" calcext:value-type="error">
            <text:p>#VALUE!</text:p>
          </table:table-cell>
          <table:table-cell table:style-name="ce4" table:number-columns-repeated="3"/>
          <table:table-cell table:number-columns-repeated="3"/>
          <table:table-cell table:style-name="ce5" office:value-type="string" calcext:value-type="string" table:number-columns-spanned="5" table:number-rows-spanned="5">
            <text:p><text:span text:style-name="T3">Note:</text:span><text:span text:style-name="T4"> fee such that a 1.2% block size expansion is neutral to miner earnings (current min. fee).</text:span></text:p>
          </table:table-cell>
          <table:covered-table-cell table:number-columns-repeated="4" table:style-name="ce6"/>
          <table:table-cell table:style-name="ce5" office:value-type="string" calcext:value-type="string" table:number-columns-spanned="5" table:number-rows-spanned="5">
            <text:p><text:span text:style-name="T3">Note:</text:span><text:span text:style-name="T4"> fee such that a 1.2% block size expansion is neutral to miner earnings (current min. fee) or such that an expansion to accommodate a single typical TX size (13kB) is neutral to miner earnings, whichever is greater.</text:span></text:p>
          </table:table-cell>
          <table:covered-table-cell table:number-columns-repeated="4" table:style-name="ce6"/>
          <table:table-cell table:style-name="ce5" office:value-type="string" calcext:value-type="string" table:number-columns-spanned="5" table:number-rows-spanned="4">
            <text:p><text:span text:style-name="T3">Note:</text:span><text:span text:style-name="T4"> fee such that a single TX block size increase is neutral to miner earnings, or that a 1.2% increase is neutral - whichever is greater</text:span></text:p>
          </table:table-cell>
          <table:covered-table-cell table:number-columns-repeated="4" table:style-name="ce6"/>
          <table:table-cell table:style-name="ce5" office:value-type="string" calcext:value-type="string" table:number-columns-spanned="5" table:number-rows-spanned="4">
            <text:p><text:span text:style-name="T3">Note:</text:span><text:span text:style-name="T4"> fee such that a single TX block size increase is neutral to miner earnings</text:span></text:p>
          </table:table-cell>
          <table:covered-table-cell table:number-columns-repeated="4" table:style-name="ce6"/>
          <table:table-cell table:number-columns-repeated="972"/>
        </table:table-row>
        <table:table-row table:style-name="ro1">
          <table:table-cell/>
          <table:table-cell table:style-name="ce3" table:formula="of:=IF(AND(T_0/(W_0-1)&gt;[.B37]*1.1;T_0/(W_0-1)&lt;[.B37]*1.1^2);T_0/(W_0-1);[.B37]*1.1)" office:value-type="float" office:value="537258.145953143" calcext:value-type="float">
            <text:p>537,258</text:p>
          </table:table-cell>
          <table:table-cell table:style-name="ce3" table:formula="of:=([.B38]/[.$B$15])*XMRUSD" office:value-type="float" office:value="116.405931623181" calcext:value-type="float">
            <text:p>116</text:p>
          </table:table-cell>
          <table:table-cell table:style-name="ce3" table:formula="of:=([.$B38]/[.$B$15])^2*XMRUSD" office:value-type="float" office:value="1042.33391669698" calcext:value-type="float">
            <text:p>1,042</text:p>
          </table:table-cell>
          <table:table-cell table:formula="of:=XMRUSD" office:value-type="float" office:value="13" calcext:value-type="float">
            <text:p>13</text:p>
          </table:table-cell>
          <table:table-cell table:style-name="ce4" table:formula="of:=GETNEUTRALFEE(baseReward;[.B38];IF(T_0/[.B38]+1&gt;W_0;T_0/[.B38]+1;W_0))*T_0*[.C38]" office:value-type="string" office:string-value="" calcext:value-type="error">
            <text:p>#VALUE!</text:p>
          </table:table-cell>
          <table:table-cell table:style-name="ce4" table:formula="of:=GETNEUTRALFEE(baseReward;[.$B38];IF(T_0/[.$B38]+1&gt;W_0;T_0/[.$B38]+1;W_0))*T_0*[.D38]" office:value-type="string" office:string-value="" calcext:value-type="error">
            <text:p>#VALUE!</text:p>
          </table:table-cell>
          <table:table-cell table:style-name="ce4" table:formula="of:=GETNEUTRALFEE(baseReward;[.B38];IF(T_0/[.B38]+1&gt;W_0;T_0/[.B38]+1;W_0))*T_0*[.E38]" office:value-type="string" office:string-value="" calcext:value-type="error">
            <text:p>#VALUE!</text:p>
          </table:table-cell>
          <table:table-cell table:formula="of:=GETNEUTRALFEEOLD(baseReward;[.$B38];W_0)*T_0*[.$C38]" office:value-type="float" office:value="0.2873" calcext:value-type="float">
            <text:p>0.2873</text:p>
          </table:table-cell>
          <table:table-cell table:formula="of:=GETNEUTRALFEEOLD(baseReward;[.$B38];W_0)*T_0*[.$D38]" office:value-type="float" office:value="2.5725710888723" calcext:value-type="float">
            <text:p>2.5725710888723</text:p>
          </table:table-cell>
          <table:table-cell table:formula="of:=GETNEUTRALFEEOLD(baseReward;[.$B38];W_0)*T_0*[.$E38]" office:value-type="float" office:value="0.0320851347342873" calcext:value-type="float">
            <text:p>0.032085134734287</text:p>
          </table:table-cell>
          <table:table-cell table:formula="of:=GETNEUTRALFEEOLD(baseReward;[.$B38];IF(T_0/[.$B38]+1&gt;W_0;T_0/[.$B38]+1;W_0))*T_0*[.$C38]" office:value-type="string" office:string-value="" calcext:value-type="error">
            <text:p>#VALUE!</text:p>
          </table:table-cell>
          <table:table-cell table:formula="of:=GETNEUTRALFEEOLD(baseReward;[.$B38];IF(T_0/[.$B38]+1&gt;W_0;T_0/[.$B38]+1;W_0))*T_0*[.$D38]" office:value-type="string" office:string-value="" calcext:value-type="error">
            <text:p>#VALUE!</text:p>
          </table:table-cell>
          <table:table-cell table:formula="of:=GETNEUTRALFEEOLD(baseReward;[.$B38];IF(T_0/[.$B38]+1&gt;W_0;T_0/[.$B38]+1;W_0))*T_0*[.$E38]" office:value-type="string" office:string-value="" calcext:value-type="error">
            <text:p>#VALUE!</text:p>
          </table:table-cell>
          <table:table-cell table:style-name="ce4" table:formula="of:=GETNEUTRALFEE(baseReward;[.$B38];T_0/[.$B38]+1)*T_0*[.$C38]" office:value-type="string" office:string-value="" calcext:value-type="error">
            <text:p>#VALUE!</text:p>
          </table:table-cell>
          <table:table-cell table:style-name="ce4" table:formula="of:=GETNEUTRALFEE(baseReward;[.$B38];T_0/[.$B38]+1)*T_0*[.$D38]" office:value-type="string" office:string-value="" calcext:value-type="error">
            <text:p>#VALUE!</text:p>
          </table:table-cell>
          <table:table-cell table:style-name="ce4" table:formula="of:=GETNEUTRALFEE(baseReward;[.$B38];T_0/[.$B38]+1)*T_0*[.$E38]" office:value-type="string" office:string-value="" calcext:value-type="error">
            <text:p>#VALUE!</text:p>
          </table:table-cell>
          <table:table-cell table:style-name="ce4" table:formula="of:=GETNEUTRALFEE(baseReward;[.$B38];IF(T_0/[.$B38]+1&gt;W_0;T_0/[.$B38]+1;W_0))*[.$B38]*[.$C38]" office:value-type="string" office:string-value="" calcext:value-type="error">
            <text:p>#VALUE!</text:p>
          </table:table-cell>
          <table:table-cell table:style-name="ce4" table:formula="of:=GETNEUTRALFEE(baseReward;[.$B38];IF(T_0/[.$B38]+1&gt;W_0;T_0/[.$B38]+1;W_0))*[.$B38]*[.$D38]" office:value-type="string" office:string-value="" calcext:value-type="error">
            <text:p>#VALUE!</text:p>
          </table:table-cell>
          <table:table-cell table:style-name="ce4" table:formula="of:=GETNEUTRALFEE(baseReward;[.$B38];IF(T_0/[.$B38]+1&gt;W_0;T_0/[.$B38]+1;W_0))*[.$B38]*[.$E38]" office:value-type="string" office:string-value="" calcext:value-type="error">
            <text:p>#VALUE!</text:p>
          </table:table-cell>
          <table:table-cell table:formula="of:=GETNEUTRALFEEOLD(baseReward;[.$B38];IF(T_0/[.$B38]+1&gt;W_0;T_0/[.$B38]+1;W_0))*[.$B38]*[.$C38]" office:value-type="string" office:string-value="" calcext:value-type="error">
            <text:p>#VALUE!</text:p>
          </table:table-cell>
          <table:table-cell table:formula="of:=GETNEUTRALFEEOLD(baseReward;[.$B38];IF(T_0/[.$B38]+1&gt;W_0;T_0/[.$B38]+1;W_0))*[.$B38]*[.$D38]" office:value-type="string" office:string-value="" calcext:value-type="error">
            <text:p>#VALUE!</text:p>
          </table:table-cell>
          <table:table-cell table:formula="of:=GETNEUTRALFEEOLD(baseReward;[.$B38];IF(T_0/[.$B38]+1&gt;W_0;T_0/[.$B38]+1;W_0))*[.$B38]*[.$E38]" office:value-type="string" office:string-value="" calcext:value-type="error">
            <text:p>#VALUE!</text:p>
          </table:table-cell>
          <table:table-cell table:style-name="ce4" table:formula="of:=GETNEUTRALFEE(baseReward;[.$B38];T_0/[.$B38]+1)*[.$B38]*[.$C38]" office:value-type="string" office:string-value="" calcext:value-type="error">
            <text:p>#VALUE!</text:p>
          </table:table-cell>
          <table:table-cell table:style-name="ce4" table:formula="of:=GETNEUTRALFEE(baseReward;[.$B38];T_0/[.$B38]+1)*[.$B38]*[.$D38]" office:value-type="string" office:string-value="" calcext:value-type="error">
            <text:p>#VALUE!</text:p>
          </table:table-cell>
          <table:table-cell table:style-name="ce4" table:formula="of:=GETNEUTRALFEE(baseReward;[.$B38];T_0/[.$B38]+1)*[.$B38]*[.$E38]" office:value-type="string" office:string-value="" calcext:value-type="error">
            <text:p>#VALUE!</text:p>
          </table:table-cell>
          <table:table-cell table:style-name="ce4" table:number-columns-repeated="3"/>
          <table:table-cell table:number-columns-repeated="3"/>
          <table:covered-table-cell table:number-columns-repeated="20" table:style-name="ce6"/>
          <table:table-cell table:number-columns-repeated="972"/>
        </table:table-row>
        <table:table-row table:style-name="ro1">
          <table:table-cell/>
          <table:table-cell table:style-name="ce3" table:formula="of:=IF(AND(T_0/(W_0-1)&gt;[.B38]*1.1;T_0/(W_0-1)&lt;[.B38]*1.1^2);T_0/(W_0-1);[.B38]*1.1)" office:value-type="float" office:value="590983.960548458" calcext:value-type="float">
            <text:p>590,984</text:p>
          </table:table-cell>
          <table:table-cell table:style-name="ce3" table:formula="of:=([.B39]/[.$B$15])*XMRUSD" office:value-type="float" office:value="128.046524785499" calcext:value-type="float">
            <text:p>128</text:p>
          </table:table-cell>
          <table:table-cell table:style-name="ce3" table:formula="of:=([.$B39]/[.$B$15])^2*XMRUSD" office:value-type="float" office:value="1261.22403920334" calcext:value-type="float">
            <text:p>1,261</text:p>
          </table:table-cell>
          <table:table-cell table:formula="of:=XMRUSD" office:value-type="float" office:value="13" calcext:value-type="float">
            <text:p>13</text:p>
          </table:table-cell>
          <table:table-cell table:style-name="ce4" table:formula="of:=GETNEUTRALFEE(baseReward;[.B39];IF(T_0/[.B39]+1&gt;W_0;T_0/[.B39]+1;W_0))*T_0*[.C39]" office:value-type="string" office:string-value="" calcext:value-type="error">
            <text:p>#VALUE!</text:p>
          </table:table-cell>
          <table:table-cell table:style-name="ce4" table:formula="of:=GETNEUTRALFEE(baseReward;[.$B39];IF(T_0/[.$B39]+1&gt;W_0;T_0/[.$B39]+1;W_0))*T_0*[.D39]" office:value-type="string" office:string-value="" calcext:value-type="error">
            <text:p>#VALUE!</text:p>
          </table:table-cell>
          <table:table-cell table:style-name="ce4" table:formula="of:=GETNEUTRALFEE(baseReward;[.B39];IF(T_0/[.B39]+1&gt;W_0;T_0/[.B39]+1;W_0))*T_0*[.E39]" office:value-type="string" office:string-value="" calcext:value-type="error">
            <text:p>#VALUE!</text:p>
          </table:table-cell>
          <table:table-cell table:formula="of:=GETNEUTRALFEEOLD(baseReward;[.$B39];W_0)*T_0*[.$C39]" office:value-type="float" office:value="0.2873" calcext:value-type="float">
            <text:p>0.2873</text:p>
          </table:table-cell>
          <table:table-cell table:formula="of:=GETNEUTRALFEEOLD(baseReward;[.$B39];W_0)*T_0*[.$D39]" office:value-type="float" office:value="2.82982819775953" calcext:value-type="float">
            <text:p>2.82982819775953</text:p>
          </table:table-cell>
          <table:table-cell table:formula="of:=GETNEUTRALFEEOLD(baseReward;[.$B39];W_0)*T_0*[.$E39]" office:value-type="float" office:value="0.0291683043038976" calcext:value-type="float">
            <text:p>0.029168304303898</text:p>
          </table:table-cell>
          <table:table-cell table:formula="of:=GETNEUTRALFEEOLD(baseReward;[.$B39];IF(T_0/[.$B39]+1&gt;W_0;T_0/[.$B39]+1;W_0))*T_0*[.$C39]" office:value-type="string" office:string-value="" calcext:value-type="error">
            <text:p>#VALUE!</text:p>
          </table:table-cell>
          <table:table-cell table:formula="of:=GETNEUTRALFEEOLD(baseReward;[.$B39];IF(T_0/[.$B39]+1&gt;W_0;T_0/[.$B39]+1;W_0))*T_0*[.$D39]" office:value-type="string" office:string-value="" calcext:value-type="error">
            <text:p>#VALUE!</text:p>
          </table:table-cell>
          <table:table-cell table:formula="of:=GETNEUTRALFEEOLD(baseReward;[.$B39];IF(T_0/[.$B39]+1&gt;W_0;T_0/[.$B39]+1;W_0))*T_0*[.$E39]" office:value-type="string" office:string-value="" calcext:value-type="error">
            <text:p>#VALUE!</text:p>
          </table:table-cell>
          <table:table-cell table:style-name="ce4" table:formula="of:=GETNEUTRALFEE(baseReward;[.$B39];T_0/[.$B39]+1)*T_0*[.$C39]" office:value-type="string" office:string-value="" calcext:value-type="error">
            <text:p>#VALUE!</text:p>
          </table:table-cell>
          <table:table-cell table:style-name="ce4" table:formula="of:=GETNEUTRALFEE(baseReward;[.$B39];T_0/[.$B39]+1)*T_0*[.$D39]" office:value-type="string" office:string-value="" calcext:value-type="error">
            <text:p>#VALUE!</text:p>
          </table:table-cell>
          <table:table-cell table:style-name="ce4" table:formula="of:=GETNEUTRALFEE(baseReward;[.$B39];T_0/[.$B39]+1)*T_0*[.$E39]" office:value-type="string" office:string-value="" calcext:value-type="error">
            <text:p>#VALUE!</text:p>
          </table:table-cell>
          <table:table-cell table:style-name="ce4" table:formula="of:=GETNEUTRALFEE(baseReward;[.$B39];IF(T_0/[.$B39]+1&gt;W_0;T_0/[.$B39]+1;W_0))*[.$B39]*[.$C39]" office:value-type="string" office:string-value="" calcext:value-type="error">
            <text:p>#VALUE!</text:p>
          </table:table-cell>
          <table:table-cell table:style-name="ce4" table:formula="of:=GETNEUTRALFEE(baseReward;[.$B39];IF(T_0/[.$B39]+1&gt;W_0;T_0/[.$B39]+1;W_0))*[.$B39]*[.$D39]" office:value-type="string" office:string-value="" calcext:value-type="error">
            <text:p>#VALUE!</text:p>
          </table:table-cell>
          <table:table-cell table:style-name="ce4" table:formula="of:=GETNEUTRALFEE(baseReward;[.$B39];IF(T_0/[.$B39]+1&gt;W_0;T_0/[.$B39]+1;W_0))*[.$B39]*[.$E39]" office:value-type="string" office:string-value="" calcext:value-type="error">
            <text:p>#VALUE!</text:p>
          </table:table-cell>
          <table:table-cell table:formula="of:=GETNEUTRALFEEOLD(baseReward;[.$B39];IF(T_0/[.$B39]+1&gt;W_0;T_0/[.$B39]+1;W_0))*[.$B39]*[.$C39]" office:value-type="string" office:string-value="" calcext:value-type="error">
            <text:p>#VALUE!</text:p>
          </table:table-cell>
          <table:table-cell table:formula="of:=GETNEUTRALFEEOLD(baseReward;[.$B39];IF(T_0/[.$B39]+1&gt;W_0;T_0/[.$B39]+1;W_0))*[.$B39]*[.$D39]" office:value-type="string" office:string-value="" calcext:value-type="error">
            <text:p>#VALUE!</text:p>
          </table:table-cell>
          <table:table-cell table:formula="of:=GETNEUTRALFEEOLD(baseReward;[.$B39];IF(T_0/[.$B39]+1&gt;W_0;T_0/[.$B39]+1;W_0))*[.$B39]*[.$E39]" office:value-type="string" office:string-value="" calcext:value-type="error">
            <text:p>#VALUE!</text:p>
          </table:table-cell>
          <table:table-cell table:style-name="ce4" table:formula="of:=GETNEUTRALFEE(baseReward;[.$B39];T_0/[.$B39]+1)*[.$B39]*[.$C39]" office:value-type="string" office:string-value="" calcext:value-type="error">
            <text:p>#VALUE!</text:p>
          </table:table-cell>
          <table:table-cell table:style-name="ce4" table:formula="of:=GETNEUTRALFEE(baseReward;[.$B39];T_0/[.$B39]+1)*[.$B39]*[.$D39]" office:value-type="string" office:string-value="" calcext:value-type="error">
            <text:p>#VALUE!</text:p>
          </table:table-cell>
          <table:table-cell table:style-name="ce4" table:formula="of:=GETNEUTRALFEE(baseReward;[.$B39];T_0/[.$B39]+1)*[.$B39]*[.$E39]" office:value-type="string" office:string-value="" calcext:value-type="error">
            <text:p>#VALUE!</text:p>
          </table:table-cell>
          <table:table-cell table:style-name="ce4" table:number-columns-repeated="3"/>
          <table:table-cell table:number-columns-repeated="3"/>
          <table:covered-table-cell table:number-columns-repeated="20" table:style-name="ce6"/>
          <table:table-cell table:number-columns-repeated="972"/>
        </table:table-row>
        <table:table-row table:style-name="ro1">
          <table:table-cell/>
          <table:table-cell table:style-name="ce3" table:formula="of:=IF(AND(T_0/(W_0-1)&gt;[.B39]*1.1;T_0/(W_0-1)&lt;[.B39]*1.1^2);T_0/(W_0-1);[.B39]*1.1)" office:value-type="float" office:value="650082.356603303" calcext:value-type="float">
            <text:p>650,082</text:p>
          </table:table-cell>
          <table:table-cell table:style-name="ce3" table:formula="of:=([.B40]/[.$B$15])*XMRUSD" office:value-type="float" office:value="140.851177264049" calcext:value-type="float">
            <text:p>141</text:p>
          </table:table-cell>
          <table:table-cell table:style-name="ce3" table:formula="of:=([.$B40]/[.$B$15])^2*XMRUSD" office:value-type="float" office:value="1526.08108743604" calcext:value-type="float">
            <text:p>1,526</text:p>
          </table:table-cell>
          <table:table-cell table:formula="of:=XMRUSD" office:value-type="float" office:value="13" calcext:value-type="float">
            <text:p>13</text:p>
          </table:table-cell>
          <table:table-cell table:style-name="ce4" table:formula="of:=GETNEUTRALFEE(baseReward;[.B40];IF(T_0/[.B40]+1&gt;W_0;T_0/[.B40]+1;W_0))*T_0*[.C40]" office:value-type="string" office:string-value="" calcext:value-type="error">
            <text:p>#VALUE!</text:p>
          </table:table-cell>
          <table:table-cell table:style-name="ce4" table:formula="of:=GETNEUTRALFEE(baseReward;[.$B40];IF(T_0/[.$B40]+1&gt;W_0;T_0/[.$B40]+1;W_0))*T_0*[.D40]" office:value-type="string" office:string-value="" calcext:value-type="error">
            <text:p>#VALUE!</text:p>
          </table:table-cell>
          <table:table-cell table:style-name="ce4" table:formula="of:=GETNEUTRALFEE(baseReward;[.B40];IF(T_0/[.B40]+1&gt;W_0;T_0/[.B40]+1;W_0))*T_0*[.E40]" office:value-type="string" office:string-value="" calcext:value-type="error">
            <text:p>#VALUE!</text:p>
          </table:table-cell>
          <table:table-cell table:formula="of:=GETNEUTRALFEEOLD(baseReward;[.$B40];W_0)*T_0*[.$C40]" office:value-type="float" office:value="0.2873" calcext:value-type="float">
            <text:p>0.2873</text:p>
          </table:table-cell>
          <table:table-cell table:formula="of:=GETNEUTRALFEEOLD(baseReward;[.$B40];W_0)*T_0*[.$D40]" office:value-type="float" office:value="3.11281101753549" calcext:value-type="float">
            <text:p>3.11281101753549</text:p>
          </table:table-cell>
          <table:table-cell table:formula="of:=GETNEUTRALFEEOLD(baseReward;[.$B40];W_0)*T_0*[.$E40]" office:value-type="float" office:value="0.0265166402762705" calcext:value-type="float">
            <text:p>0.026516640276271</text:p>
          </table:table-cell>
          <table:table-cell table:formula="of:=GETNEUTRALFEEOLD(baseReward;[.$B40];IF(T_0/[.$B40]+1&gt;W_0;T_0/[.$B40]+1;W_0))*T_0*[.$C40]" office:value-type="string" office:string-value="" calcext:value-type="error">
            <text:p>#VALUE!</text:p>
          </table:table-cell>
          <table:table-cell table:formula="of:=GETNEUTRALFEEOLD(baseReward;[.$B40];IF(T_0/[.$B40]+1&gt;W_0;T_0/[.$B40]+1;W_0))*T_0*[.$D40]" office:value-type="string" office:string-value="" calcext:value-type="error">
            <text:p>#VALUE!</text:p>
          </table:table-cell>
          <table:table-cell table:formula="of:=GETNEUTRALFEEOLD(baseReward;[.$B40];IF(T_0/[.$B40]+1&gt;W_0;T_0/[.$B40]+1;W_0))*T_0*[.$E40]" office:value-type="string" office:string-value="" calcext:value-type="error">
            <text:p>#VALUE!</text:p>
          </table:table-cell>
          <table:table-cell table:style-name="ce4" table:formula="of:=GETNEUTRALFEE(baseReward;[.$B40];T_0/[.$B40]+1)*T_0*[.$C40]" office:value-type="string" office:string-value="" calcext:value-type="error">
            <text:p>#VALUE!</text:p>
          </table:table-cell>
          <table:table-cell table:style-name="ce4" table:formula="of:=GETNEUTRALFEE(baseReward;[.$B40];T_0/[.$B40]+1)*T_0*[.$D40]" office:value-type="string" office:string-value="" calcext:value-type="error">
            <text:p>#VALUE!</text:p>
          </table:table-cell>
          <table:table-cell table:style-name="ce4" table:formula="of:=GETNEUTRALFEE(baseReward;[.$B40];T_0/[.$B40]+1)*T_0*[.$E40]" office:value-type="string" office:string-value="" calcext:value-type="error">
            <text:p>#VALUE!</text:p>
          </table:table-cell>
          <table:table-cell table:style-name="ce4" table:formula="of:=GETNEUTRALFEE(baseReward;[.$B40];IF(T_0/[.$B40]+1&gt;W_0;T_0/[.$B40]+1;W_0))*[.$B40]*[.$C40]" office:value-type="string" office:string-value="" calcext:value-type="error">
            <text:p>#VALUE!</text:p>
          </table:table-cell>
          <table:table-cell table:style-name="ce4" table:formula="of:=GETNEUTRALFEE(baseReward;[.$B40];IF(T_0/[.$B40]+1&gt;W_0;T_0/[.$B40]+1;W_0))*[.$B40]*[.$D40]" office:value-type="string" office:string-value="" calcext:value-type="error">
            <text:p>#VALUE!</text:p>
          </table:table-cell>
          <table:table-cell table:style-name="ce4" table:formula="of:=GETNEUTRALFEE(baseReward;[.$B40];IF(T_0/[.$B40]+1&gt;W_0;T_0/[.$B40]+1;W_0))*[.$B40]*[.$E40]" office:value-type="string" office:string-value="" calcext:value-type="error">
            <text:p>#VALUE!</text:p>
          </table:table-cell>
          <table:table-cell table:formula="of:=GETNEUTRALFEEOLD(baseReward;[.$B40];IF(T_0/[.$B40]+1&gt;W_0;T_0/[.$B40]+1;W_0))*[.$B40]*[.$C40]" office:value-type="string" office:string-value="" calcext:value-type="error">
            <text:p>#VALUE!</text:p>
          </table:table-cell>
          <table:table-cell table:formula="of:=GETNEUTRALFEEOLD(baseReward;[.$B40];IF(T_0/[.$B40]+1&gt;W_0;T_0/[.$B40]+1;W_0))*[.$B40]*[.$D40]" office:value-type="string" office:string-value="" calcext:value-type="error">
            <text:p>#VALUE!</text:p>
          </table:table-cell>
          <table:table-cell table:formula="of:=GETNEUTRALFEEOLD(baseReward;[.$B40];IF(T_0/[.$B40]+1&gt;W_0;T_0/[.$B40]+1;W_0))*[.$B40]*[.$E40]" office:value-type="string" office:string-value="" calcext:value-type="error">
            <text:p>#VALUE!</text:p>
          </table:table-cell>
          <table:table-cell table:style-name="ce4" table:formula="of:=GETNEUTRALFEE(baseReward;[.$B40];T_0/[.$B40]+1)*[.$B40]*[.$C40]" office:value-type="string" office:string-value="" calcext:value-type="error">
            <text:p>#VALUE!</text:p>
          </table:table-cell>
          <table:table-cell table:style-name="ce4" table:formula="of:=GETNEUTRALFEE(baseReward;[.$B40];T_0/[.$B40]+1)*[.$B40]*[.$D40]" office:value-type="string" office:string-value="" calcext:value-type="error">
            <text:p>#VALUE!</text:p>
          </table:table-cell>
          <table:table-cell table:style-name="ce4" table:formula="of:=GETNEUTRALFEE(baseReward;[.$B40];T_0/[.$B40]+1)*[.$B40]*[.$E40]" office:value-type="string" office:string-value="" calcext:value-type="error">
            <text:p>#VALUE!</text:p>
          </table:table-cell>
          <table:table-cell table:style-name="ce4" table:number-columns-repeated="3"/>
          <table:table-cell table:number-columns-repeated="3"/>
          <table:covered-table-cell table:number-columns-repeated="20" table:style-name="ce6"/>
          <table:table-cell table:number-columns-repeated="972"/>
        </table:table-row>
        <table:table-row table:style-name="ro1">
          <table:table-cell/>
          <table:table-cell table:style-name="ce3" table:formula="of:=IF(AND(T_0/(W_0-1)&gt;[.B40]*1.1;T_0/(W_0-1)&lt;[.B40]*1.1^2);T_0/(W_0-1);[.B40]*1.1)" office:value-type="float" office:value="715090.592263634" calcext:value-type="float">
            <text:p>715,091</text:p>
          </table:table-cell>
          <table:table-cell table:style-name="ce3" table:formula="of:=([.B41]/[.$B$15])*XMRUSD" office:value-type="float" office:value="154.936294990454" calcext:value-type="float">
            <text:p>155</text:p>
          </table:table-cell>
          <table:table-cell table:style-name="ce3" table:formula="of:=([.$B41]/[.$B$15])^2*XMRUSD" office:value-type="float" office:value="1846.55811579761" calcext:value-type="float">
            <text:p>1,847</text:p>
          </table:table-cell>
          <table:table-cell table:formula="of:=XMRUSD" office:value-type="float" office:value="13" calcext:value-type="float">
            <text:p>13</text:p>
          </table:table-cell>
          <table:table-cell table:style-name="ce4" table:formula="of:=GETNEUTRALFEE(baseReward;[.B41];IF(T_0/[.B41]+1&gt;W_0;T_0/[.B41]+1;W_0))*T_0*[.C41]" office:value-type="string" office:string-value="" calcext:value-type="error">
            <text:p>#VALUE!</text:p>
          </table:table-cell>
          <table:table-cell table:style-name="ce4" table:formula="of:=GETNEUTRALFEE(baseReward;[.$B41];IF(T_0/[.$B41]+1&gt;W_0;T_0/[.$B41]+1;W_0))*T_0*[.D41]" office:value-type="string" office:string-value="" calcext:value-type="error">
            <text:p>#VALUE!</text:p>
          </table:table-cell>
          <table:table-cell table:style-name="ce4" table:formula="of:=GETNEUTRALFEE(baseReward;[.B41];IF(T_0/[.B41]+1&gt;W_0;T_0/[.B41]+1;W_0))*T_0*[.E41]" office:value-type="string" office:string-value="" calcext:value-type="error">
            <text:p>#VALUE!</text:p>
          </table:table-cell>
          <table:table-cell table:formula="of:=GETNEUTRALFEEOLD(baseReward;[.$B41];W_0)*T_0*[.$C41]" office:value-type="float" office:value="0.2873" calcext:value-type="float">
            <text:p>0.2873</text:p>
          </table:table-cell>
          <table:table-cell table:formula="of:=GETNEUTRALFEEOLD(baseReward;[.$B41];W_0)*T_0*[.$D41]" office:value-type="float" office:value="3.42409211928904" calcext:value-type="float">
            <text:p>3.42409211928904</text:p>
          </table:table-cell>
          <table:table-cell table:formula="of:=GETNEUTRALFEEOLD(baseReward;[.$B41];W_0)*T_0*[.$E41]" office:value-type="float" office:value="0.0241060366147914" calcext:value-type="float">
            <text:p>0.024106036614791</text:p>
          </table:table-cell>
          <table:table-cell table:formula="of:=GETNEUTRALFEEOLD(baseReward;[.$B41];IF(T_0/[.$B41]+1&gt;W_0;T_0/[.$B41]+1;W_0))*T_0*[.$C41]" office:value-type="string" office:string-value="" calcext:value-type="error">
            <text:p>#VALUE!</text:p>
          </table:table-cell>
          <table:table-cell table:formula="of:=GETNEUTRALFEEOLD(baseReward;[.$B41];IF(T_0/[.$B41]+1&gt;W_0;T_0/[.$B41]+1;W_0))*T_0*[.$D41]" office:value-type="string" office:string-value="" calcext:value-type="error">
            <text:p>#VALUE!</text:p>
          </table:table-cell>
          <table:table-cell table:formula="of:=GETNEUTRALFEEOLD(baseReward;[.$B41];IF(T_0/[.$B41]+1&gt;W_0;T_0/[.$B41]+1;W_0))*T_0*[.$E41]" office:value-type="string" office:string-value="" calcext:value-type="error">
            <text:p>#VALUE!</text:p>
          </table:table-cell>
          <table:table-cell table:style-name="ce4" table:formula="of:=GETNEUTRALFEE(baseReward;[.$B41];T_0/[.$B41]+1)*T_0*[.$C41]" office:value-type="string" office:string-value="" calcext:value-type="error">
            <text:p>#VALUE!</text:p>
          </table:table-cell>
          <table:table-cell table:style-name="ce4" table:formula="of:=GETNEUTRALFEE(baseReward;[.$B41];T_0/[.$B41]+1)*T_0*[.$D41]" office:value-type="string" office:string-value="" calcext:value-type="error">
            <text:p>#VALUE!</text:p>
          </table:table-cell>
          <table:table-cell table:style-name="ce4" table:formula="of:=GETNEUTRALFEE(baseReward;[.$B41];T_0/[.$B41]+1)*T_0*[.$E41]" office:value-type="string" office:string-value="" calcext:value-type="error">
            <text:p>#VALUE!</text:p>
          </table:table-cell>
          <table:table-cell table:style-name="ce4" table:formula="of:=GETNEUTRALFEE(baseReward;[.$B41];IF(T_0/[.$B41]+1&gt;W_0;T_0/[.$B41]+1;W_0))*[.$B41]*[.$C41]" office:value-type="string" office:string-value="" calcext:value-type="error">
            <text:p>#VALUE!</text:p>
          </table:table-cell>
          <table:table-cell table:style-name="ce4" table:formula="of:=GETNEUTRALFEE(baseReward;[.$B41];IF(T_0/[.$B41]+1&gt;W_0;T_0/[.$B41]+1;W_0))*[.$B41]*[.$D41]" office:value-type="string" office:string-value="" calcext:value-type="error">
            <text:p>#VALUE!</text:p>
          </table:table-cell>
          <table:table-cell table:style-name="ce4" table:formula="of:=GETNEUTRALFEE(baseReward;[.$B41];IF(T_0/[.$B41]+1&gt;W_0;T_0/[.$B41]+1;W_0))*[.$B41]*[.$E41]" office:value-type="string" office:string-value="" calcext:value-type="error">
            <text:p>#VALUE!</text:p>
          </table:table-cell>
          <table:table-cell table:formula="of:=GETNEUTRALFEEOLD(baseReward;[.$B41];IF(T_0/[.$B41]+1&gt;W_0;T_0/[.$B41]+1;W_0))*[.$B41]*[.$C41]" office:value-type="string" office:string-value="" calcext:value-type="error">
            <text:p>#VALUE!</text:p>
          </table:table-cell>
          <table:table-cell table:formula="of:=GETNEUTRALFEEOLD(baseReward;[.$B41];IF(T_0/[.$B41]+1&gt;W_0;T_0/[.$B41]+1;W_0))*[.$B41]*[.$D41]" office:value-type="string" office:string-value="" calcext:value-type="error">
            <text:p>#VALUE!</text:p>
          </table:table-cell>
          <table:table-cell table:formula="of:=GETNEUTRALFEEOLD(baseReward;[.$B41];IF(T_0/[.$B41]+1&gt;W_0;T_0/[.$B41]+1;W_0))*[.$B41]*[.$E41]" office:value-type="string" office:string-value="" calcext:value-type="error">
            <text:p>#VALUE!</text:p>
          </table:table-cell>
          <table:table-cell table:style-name="ce4" table:formula="of:=GETNEUTRALFEE(baseReward;[.$B41];T_0/[.$B41]+1)*[.$B41]*[.$C41]" office:value-type="string" office:string-value="" calcext:value-type="error">
            <text:p>#VALUE!</text:p>
          </table:table-cell>
          <table:table-cell table:style-name="ce4" table:formula="of:=GETNEUTRALFEE(baseReward;[.$B41];T_0/[.$B41]+1)*[.$B41]*[.$D41]" office:value-type="string" office:string-value="" calcext:value-type="error">
            <text:p>#VALUE!</text:p>
          </table:table-cell>
          <table:table-cell table:style-name="ce4" table:formula="of:=GETNEUTRALFEE(baseReward;[.$B41];T_0/[.$B41]+1)*[.$B41]*[.$E41]" office:value-type="string" office:string-value="" calcext:value-type="error">
            <text:p>#VALUE!</text:p>
          </table:table-cell>
          <table:table-cell table:style-name="ce4" table:number-columns-repeated="3"/>
          <table:table-cell table:number-columns-repeated="3"/>
          <table:covered-table-cell table:number-columns-repeated="10" table:style-name="ce6"/>
          <table:table-cell table:number-columns-repeated="982"/>
        </table:table-row>
        <table:table-row table:style-name="ro1">
          <table:table-cell/>
          <table:table-cell table:style-name="ce3" table:formula="of:=IF(AND(T_0/(W_0-1)&gt;[.B41]*1.1;T_0/(W_0-1)&lt;[.B41]*1.1^2);T_0/(W_0-1);[.B41]*1.1)" office:value-type="float" office:value="786599.651489997" calcext:value-type="float">
            <text:p>786,600</text:p>
          </table:table-cell>
          <table:table-cell table:style-name="ce3" table:formula="of:=([.B42]/[.$B$15])*XMRUSD" office:value-type="float" office:value="170.429924489499" calcext:value-type="float">
            <text:p>170</text:p>
          </table:table-cell>
          <table:table-cell table:style-name="ce3" table:formula="of:=([.$B42]/[.$B$15])^2*XMRUSD" office:value-type="float" office:value="2234.33532011511" calcext:value-type="float">
            <text:p>2,234</text:p>
          </table:table-cell>
          <table:table-cell table:formula="of:=XMRUSD" office:value-type="float" office:value="13" calcext:value-type="float">
            <text:p>13</text:p>
          </table:table-cell>
          <table:table-cell table:style-name="ce4" table:formula="of:=GETNEUTRALFEE(baseReward;[.B42];IF(T_0/[.B42]+1&gt;W_0;T_0/[.B42]+1;W_0))*T_0*[.C42]" office:value-type="string" office:string-value="" calcext:value-type="error">
            <text:p>#VALUE!</text:p>
          </table:table-cell>
          <table:table-cell table:style-name="ce4" table:formula="of:=GETNEUTRALFEE(baseReward;[.$B42];IF(T_0/[.$B42]+1&gt;W_0;T_0/[.$B42]+1;W_0))*T_0*[.D42]" office:value-type="string" office:string-value="" calcext:value-type="error">
            <text:p>#VALUE!</text:p>
          </table:table-cell>
          <table:table-cell table:style-name="ce4" table:formula="of:=GETNEUTRALFEE(baseReward;[.B42];IF(T_0/[.B42]+1&gt;W_0;T_0/[.B42]+1;W_0))*T_0*[.E42]" office:value-type="string" office:string-value="" calcext:value-type="error">
            <text:p>#VALUE!</text:p>
          </table:table-cell>
          <table:table-cell table:formula="of:=GETNEUTRALFEEOLD(baseReward;[.$B42];W_0)*T_0*[.$C42]" office:value-type="float" office:value="0.2873" calcext:value-type="float">
            <text:p>0.2873</text:p>
          </table:table-cell>
          <table:table-cell table:formula="of:=GETNEUTRALFEEOLD(baseReward;[.$B42];W_0)*T_0*[.$D42]" office:value-type="float" office:value="3.76650133121794" calcext:value-type="float">
            <text:p>3.76650133121794</text:p>
          </table:table-cell>
          <table:table-cell table:formula="of:=GETNEUTRALFEEOLD(baseReward;[.$B42];W_0)*T_0*[.$E42]" office:value-type="float" office:value="0.0219145787407194" calcext:value-type="float">
            <text:p>0.02191457874072</text:p>
          </table:table-cell>
          <table:table-cell table:formula="of:=GETNEUTRALFEEOLD(baseReward;[.$B42];IF(T_0/[.$B42]+1&gt;W_0;T_0/[.$B42]+1;W_0))*T_0*[.$C42]" office:value-type="string" office:string-value="" calcext:value-type="error">
            <text:p>#VALUE!</text:p>
          </table:table-cell>
          <table:table-cell table:formula="of:=GETNEUTRALFEEOLD(baseReward;[.$B42];IF(T_0/[.$B42]+1&gt;W_0;T_0/[.$B42]+1;W_0))*T_0*[.$D42]" office:value-type="string" office:string-value="" calcext:value-type="error">
            <text:p>#VALUE!</text:p>
          </table:table-cell>
          <table:table-cell table:formula="of:=GETNEUTRALFEEOLD(baseReward;[.$B42];IF(T_0/[.$B42]+1&gt;W_0;T_0/[.$B42]+1;W_0))*T_0*[.$E42]" office:value-type="string" office:string-value="" calcext:value-type="error">
            <text:p>#VALUE!</text:p>
          </table:table-cell>
          <table:table-cell table:style-name="ce4" table:formula="of:=GETNEUTRALFEE(baseReward;[.$B42];T_0/[.$B42]+1)*T_0*[.$C42]" office:value-type="string" office:string-value="" calcext:value-type="error">
            <text:p>#VALUE!</text:p>
          </table:table-cell>
          <table:table-cell table:style-name="ce4" table:formula="of:=GETNEUTRALFEE(baseReward;[.$B42];T_0/[.$B42]+1)*T_0*[.$D42]" office:value-type="string" office:string-value="" calcext:value-type="error">
            <text:p>#VALUE!</text:p>
          </table:table-cell>
          <table:table-cell table:style-name="ce4" table:formula="of:=GETNEUTRALFEE(baseReward;[.$B42];T_0/[.$B42]+1)*T_0*[.$E42]" office:value-type="string" office:string-value="" calcext:value-type="error">
            <text:p>#VALUE!</text:p>
          </table:table-cell>
          <table:table-cell table:style-name="ce4" table:formula="of:=GETNEUTRALFEE(baseReward;[.$B42];IF(T_0/[.$B42]+1&gt;W_0;T_0/[.$B42]+1;W_0))*[.$B42]*[.$C42]" office:value-type="string" office:string-value="" calcext:value-type="error">
            <text:p>#VALUE!</text:p>
          </table:table-cell>
          <table:table-cell table:style-name="ce4" table:formula="of:=GETNEUTRALFEE(baseReward;[.$B42];IF(T_0/[.$B42]+1&gt;W_0;T_0/[.$B42]+1;W_0))*[.$B42]*[.$D42]" office:value-type="string" office:string-value="" calcext:value-type="error">
            <text:p>#VALUE!</text:p>
          </table:table-cell>
          <table:table-cell table:style-name="ce4" table:formula="of:=GETNEUTRALFEE(baseReward;[.$B42];IF(T_0/[.$B42]+1&gt;W_0;T_0/[.$B42]+1;W_0))*[.$B42]*[.$E42]" office:value-type="string" office:string-value="" calcext:value-type="error">
            <text:p>#VALUE!</text:p>
          </table:table-cell>
          <table:table-cell table:formula="of:=GETNEUTRALFEEOLD(baseReward;[.$B42];IF(T_0/[.$B42]+1&gt;W_0;T_0/[.$B42]+1;W_0))*[.$B42]*[.$C42]" office:value-type="string" office:string-value="" calcext:value-type="error">
            <text:p>#VALUE!</text:p>
          </table:table-cell>
          <table:table-cell table:formula="of:=GETNEUTRALFEEOLD(baseReward;[.$B42];IF(T_0/[.$B42]+1&gt;W_0;T_0/[.$B42]+1;W_0))*[.$B42]*[.$D42]" office:value-type="string" office:string-value="" calcext:value-type="error">
            <text:p>#VALUE!</text:p>
          </table:table-cell>
          <table:table-cell table:formula="of:=GETNEUTRALFEEOLD(baseReward;[.$B42];IF(T_0/[.$B42]+1&gt;W_0;T_0/[.$B42]+1;W_0))*[.$B42]*[.$E42]" office:value-type="string" office:string-value="" calcext:value-type="error">
            <text:p>#VALUE!</text:p>
          </table:table-cell>
          <table:table-cell table:style-name="ce4" table:formula="of:=GETNEUTRALFEE(baseReward;[.$B42];T_0/[.$B42]+1)*[.$B42]*[.$C42]" office:value-type="string" office:string-value="" calcext:value-type="error">
            <text:p>#VALUE!</text:p>
          </table:table-cell>
          <table:table-cell table:style-name="ce4" table:formula="of:=GETNEUTRALFEE(baseReward;[.$B42];T_0/[.$B42]+1)*[.$B42]*[.$D42]" office:value-type="string" office:string-value="" calcext:value-type="error">
            <text:p>#VALUE!</text:p>
          </table:table-cell>
          <table:table-cell table:style-name="ce4" table:formula="of:=GETNEUTRALFEE(baseReward;[.$B42];T_0/[.$B42]+1)*[.$B42]*[.$E42]"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42]*1.1;T_0/(W_0-1)&lt;[.B42]*1.1^2);T_0/(W_0-1);[.B42]*1.1)" office:value-type="float" office:value="865259.616638997" calcext:value-type="float">
            <text:p>865,260</text:p>
          </table:table-cell>
          <table:table-cell table:style-name="ce3" table:formula="of:=([.B43]/[.$B$15])*XMRUSD" office:value-type="float" office:value="187.472916938449" calcext:value-type="float">
            <text:p>187</text:p>
          </table:table-cell>
          <table:table-cell table:style-name="ce3" table:formula="of:=([.$B43]/[.$B$15])^2*XMRUSD" office:value-type="float" office:value="2703.54573733929" calcext:value-type="float">
            <text:p>2,704</text:p>
          </table:table-cell>
          <table:table-cell table:formula="of:=XMRUSD" office:value-type="float" office:value="13" calcext:value-type="float">
            <text:p>13</text:p>
          </table:table-cell>
          <table:table-cell table:style-name="ce4" table:formula="of:=GETNEUTRALFEE(baseReward;[.B43];IF(T_0/[.B43]+1&gt;W_0;T_0/[.B43]+1;W_0))*T_0*[.C43]" office:value-type="string" office:string-value="" calcext:value-type="error">
            <text:p>#VALUE!</text:p>
          </table:table-cell>
          <table:table-cell table:style-name="ce4" table:formula="of:=GETNEUTRALFEE(baseReward;[.$B43];IF(T_0/[.$B43]+1&gt;W_0;T_0/[.$B43]+1;W_0))*T_0*[.D43]" office:value-type="string" office:string-value="" calcext:value-type="error">
            <text:p>#VALUE!</text:p>
          </table:table-cell>
          <table:table-cell table:style-name="ce4" table:formula="of:=GETNEUTRALFEE(baseReward;[.B43];IF(T_0/[.B43]+1&gt;W_0;T_0/[.B43]+1;W_0))*T_0*[.E43]" office:value-type="string" office:string-value="" calcext:value-type="error">
            <text:p>#VALUE!</text:p>
          </table:table-cell>
          <table:table-cell table:formula="of:=GETNEUTRALFEEOLD(baseReward;[.$B43];W_0)*T_0*[.$C43]" office:value-type="float" office:value="0.2873" calcext:value-type="float">
            <text:p>0.2873</text:p>
          </table:table-cell>
          <table:table-cell table:formula="of:=GETNEUTRALFEEOLD(baseReward;[.$B43];W_0)*T_0*[.$D43]" office:value-type="float" office:value="4.14315146433973" calcext:value-type="float">
            <text:p>4.14315146433973</text:p>
          </table:table-cell>
          <table:table-cell table:formula="of:=GETNEUTRALFEEOLD(baseReward;[.$B43];W_0)*T_0*[.$E43]" office:value-type="float" office:value="0.019922344309745" calcext:value-type="float">
            <text:p>0.019922344309745</text:p>
          </table:table-cell>
          <table:table-cell table:formula="of:=GETNEUTRALFEEOLD(baseReward;[.$B43];IF(T_0/[.$B43]+1&gt;W_0;T_0/[.$B43]+1;W_0))*T_0*[.$C43]" office:value-type="string" office:string-value="" calcext:value-type="error">
            <text:p>#VALUE!</text:p>
          </table:table-cell>
          <table:table-cell table:formula="of:=GETNEUTRALFEEOLD(baseReward;[.$B43];IF(T_0/[.$B43]+1&gt;W_0;T_0/[.$B43]+1;W_0))*T_0*[.$D43]" office:value-type="string" office:string-value="" calcext:value-type="error">
            <text:p>#VALUE!</text:p>
          </table:table-cell>
          <table:table-cell table:formula="of:=GETNEUTRALFEEOLD(baseReward;[.$B43];IF(T_0/[.$B43]+1&gt;W_0;T_0/[.$B43]+1;W_0))*T_0*[.$E43]" office:value-type="string" office:string-value="" calcext:value-type="error">
            <text:p>#VALUE!</text:p>
          </table:table-cell>
          <table:table-cell table:style-name="ce4" table:formula="of:=GETNEUTRALFEE(baseReward;[.$B43];T_0/[.$B43]+1)*T_0*[.$C43]" office:value-type="string" office:string-value="" calcext:value-type="error">
            <text:p>#VALUE!</text:p>
          </table:table-cell>
          <table:table-cell table:style-name="ce4" table:formula="of:=GETNEUTRALFEE(baseReward;[.$B43];T_0/[.$B43]+1)*T_0*[.$D43]" office:value-type="string" office:string-value="" calcext:value-type="error">
            <text:p>#VALUE!</text:p>
          </table:table-cell>
          <table:table-cell table:style-name="ce4" table:formula="of:=GETNEUTRALFEE(baseReward;[.$B43];T_0/[.$B43]+1)*T_0*[.$E43]" office:value-type="string" office:string-value="" calcext:value-type="error">
            <text:p>#VALUE!</text:p>
          </table:table-cell>
          <table:table-cell table:style-name="ce4" table:formula="of:=GETNEUTRALFEE(baseReward;[.$B43];IF(T_0/[.$B43]+1&gt;W_0;T_0/[.$B43]+1;W_0))*[.$B43]*[.$C43]" office:value-type="string" office:string-value="" calcext:value-type="error">
            <text:p>#VALUE!</text:p>
          </table:table-cell>
          <table:table-cell table:style-name="ce4" table:formula="of:=GETNEUTRALFEE(baseReward;[.$B43];IF(T_0/[.$B43]+1&gt;W_0;T_0/[.$B43]+1;W_0))*[.$B43]*[.$D43]" office:value-type="string" office:string-value="" calcext:value-type="error">
            <text:p>#VALUE!</text:p>
          </table:table-cell>
          <table:table-cell table:style-name="ce4" table:formula="of:=GETNEUTRALFEE(baseReward;[.$B43];IF(T_0/[.$B43]+1&gt;W_0;T_0/[.$B43]+1;W_0))*[.$B43]*[.$E43]" office:value-type="string" office:string-value="" calcext:value-type="error">
            <text:p>#VALUE!</text:p>
          </table:table-cell>
          <table:table-cell table:formula="of:=GETNEUTRALFEEOLD(baseReward;[.$B43];IF(T_0/[.$B43]+1&gt;W_0;T_0/[.$B43]+1;W_0))*[.$B43]*[.$C43]" office:value-type="string" office:string-value="" calcext:value-type="error">
            <text:p>#VALUE!</text:p>
          </table:table-cell>
          <table:table-cell table:formula="of:=GETNEUTRALFEEOLD(baseReward;[.$B43];IF(T_0/[.$B43]+1&gt;W_0;T_0/[.$B43]+1;W_0))*[.$B43]*[.$D43]" office:value-type="string" office:string-value="" calcext:value-type="error">
            <text:p>#VALUE!</text:p>
          </table:table-cell>
          <table:table-cell table:formula="of:=GETNEUTRALFEEOLD(baseReward;[.$B43];IF(T_0/[.$B43]+1&gt;W_0;T_0/[.$B43]+1;W_0))*[.$B43]*[.$E43]" office:value-type="string" office:string-value="" calcext:value-type="error">
            <text:p>#VALUE!</text:p>
          </table:table-cell>
          <table:table-cell table:style-name="ce4" table:formula="of:=GETNEUTRALFEE(baseReward;[.$B43];T_0/[.$B43]+1)*[.$B43]*[.$C43]" office:value-type="string" office:string-value="" calcext:value-type="error">
            <text:p>#VALUE!</text:p>
          </table:table-cell>
          <table:table-cell table:style-name="ce4" table:formula="of:=GETNEUTRALFEE(baseReward;[.$B43];T_0/[.$B43]+1)*[.$B43]*[.$D43]" office:value-type="string" office:string-value="" calcext:value-type="error">
            <text:p>#VALUE!</text:p>
          </table:table-cell>
          <table:table-cell table:style-name="ce4" table:formula="of:=GETNEUTRALFEE(baseReward;[.$B43];T_0/[.$B43]+1)*[.$B43]*[.$E43]" office:value-type="string" office:string-value="" calcext:value-type="error">
            <text:p>#VALUE!</text:p>
          </table:table-cell>
          <table:table-cell table:style-name="ce4" table:number-columns-repeated="3"/>
          <table:table-cell table:number-columns-repeated="8"/>
          <table:table-cell>
            <draw:frame table:end-cell-address="Sheet1.AP65" table:end-x="50.26pt" table:end-y="14.97pt" draw:z-index="0" draw:name="Chart 36" draw:style-name="gr1" draw:text-style-name="P1" svg:width="263.06pt" svg:height="344.95pt" svg:x="0pt" svg:y="0pt">
              <loext:p draw:notify-on-update-of-ranges="Sheet1.V14:Sheet1.V14 Sheet1.V15:Sheet1.V239 Sheet1.B15:Sheet1.B239 Sheet1.U14:Sheet1.U14 Sheet1.U15:Sheet1.U239 Sheet1.B15:Sheet1.B239 Sheet1.W14:Sheet1.W14 Sheet1.W15:Sheet1.W239 Sheet1.B15:Sheet1.B239"/>
              <draw:object xlink:href="./Object 1" xlink:type="simple" xlink:show="embed" xlink:actuate="onLoad"/>
              <draw:image xlink:href="./ObjectReplacements/Object 1" xlink:type="simple" xlink:show="embed" xlink:actuate="onLoad"/>
            </draw:frame>
          </table:table-cell>
          <table:table-cell table:number-columns-repeated="4"/>
          <table:table-cell>
            <draw:frame table:end-cell-address="Sheet1.AU65" table:end-x="50.26pt" table:end-y="14.97pt" draw:z-index="1" draw:name="Chart 39" draw:style-name="gr1" draw:text-style-name="P1" svg:width="263.08pt" svg:height="344.95pt" svg:x="0pt" svg:y="0pt">
              <loext:p draw:notify-on-update-of-ranges="Sheet1.S14:Sheet1.S14 Sheet1.S15:Sheet1.S239 Sheet1.B15:Sheet1.B239 Sheet1.R14:Sheet1.R14 Sheet1.R15:Sheet1.R239 Sheet1.B15:Sheet1.B239 Sheet1.T14:Sheet1.T14 Sheet1.T15:Sheet1.T239 Sheet1.B15:Sheet1.B239"/>
              <draw:object xlink:href="./Object 2" xlink:type="simple" xlink:show="embed" xlink:actuate="onLoad"/>
              <draw:image xlink:href="./ObjectReplacements/Object 2" xlink:type="simple" xlink:show="embed" xlink:actuate="onLoad"/>
            </draw:frame>
          </table:table-cell>
          <table:table-cell table:number-columns-repeated="4"/>
          <table:table-cell>
            <draw:frame table:end-cell-address="Sheet1.AZ65" table:end-x="50.26pt" table:end-y="14.97pt" draw:z-index="2" draw:name="Chart 40" draw:style-name="gr1" draw:text-style-name="P1" svg:width="263.06pt" svg:height="344.95pt" svg:x="0pt" svg:y="0pt">
              <loext:p draw:notify-on-update-of-ranges="Sheet1.P14:Sheet1.P14 Sheet1.P15:Sheet1.P239 Sheet1.B15:Sheet1.B239 Sheet1.O14:Sheet1.O14 Sheet1.O15:Sheet1.O239 Sheet1.B15:Sheet1.B239 Sheet1.Q14:Sheet1.Q14 Sheet1.Q15:Sheet1.Q239 Sheet1.B15:Sheet1.B239"/>
              <draw:object xlink:href="./Object 3" xlink:type="simple" xlink:show="embed" xlink:actuate="onLoad"/>
              <draw:image xlink:href="./ObjectReplacements/Object 3" xlink:type="simple" xlink:show="embed" xlink:actuate="onLoad"/>
            </draw:frame>
          </table:table-cell>
          <table:table-cell table:number-columns-repeated="976"/>
        </table:table-row>
        <table:table-row table:style-name="ro1">
          <table:table-cell/>
          <table:table-cell table:style-name="ce3" table:formula="of:=IF(AND(T_0/(W_0-1)&gt;[.B43]*1.1;T_0/(W_0-1)&lt;[.B43]*1.1^2);T_0/(W_0-1);[.B43]*1.1)" office:value-type="float" office:value="951785.578302897" calcext:value-type="float">
            <text:p>951,786</text:p>
          </table:table-cell>
          <table:table-cell table:style-name="ce3" table:formula="of:=([.B44]/[.$B$15])*XMRUSD" office:value-type="float" office:value="206.220208632294" calcext:value-type="float">
            <text:p>206</text:p>
          </table:table-cell>
          <table:table-cell table:style-name="ce3" table:formula="of:=([.$B44]/[.$B$15])^2*XMRUSD" office:value-type="float" office:value="3271.29034218054" calcext:value-type="float">
            <text:p>3,271</text:p>
          </table:table-cell>
          <table:table-cell table:formula="of:=XMRUSD" office:value-type="float" office:value="13" calcext:value-type="float">
            <text:p>13</text:p>
          </table:table-cell>
          <table:table-cell table:style-name="ce4" table:formula="of:=GETNEUTRALFEE(baseReward;[.B44];IF(T_0/[.B44]+1&gt;W_0;T_0/[.B44]+1;W_0))*T_0*[.C44]" office:value-type="string" office:string-value="" calcext:value-type="error">
            <text:p>#VALUE!</text:p>
          </table:table-cell>
          <table:table-cell table:style-name="ce4" table:formula="of:=GETNEUTRALFEE(baseReward;[.$B44];IF(T_0/[.$B44]+1&gt;W_0;T_0/[.$B44]+1;W_0))*T_0*[.D44]" office:value-type="string" office:string-value="" calcext:value-type="error">
            <text:p>#VALUE!</text:p>
          </table:table-cell>
          <table:table-cell table:style-name="ce4" table:formula="of:=GETNEUTRALFEE(baseReward;[.B44];IF(T_0/[.B44]+1&gt;W_0;T_0/[.B44]+1;W_0))*T_0*[.E44]" office:value-type="string" office:string-value="" calcext:value-type="error">
            <text:p>#VALUE!</text:p>
          </table:table-cell>
          <table:table-cell table:formula="of:=GETNEUTRALFEEOLD(baseReward;[.$B44];W_0)*T_0*[.$C44]" office:value-type="float" office:value="0.2873" calcext:value-type="float">
            <text:p>0.2873</text:p>
          </table:table-cell>
          <table:table-cell table:formula="of:=GETNEUTRALFEEOLD(baseReward;[.$B44];W_0)*T_0*[.$D44]" office:value-type="float" office:value="4.55746661077371" calcext:value-type="float">
            <text:p>4.55746661077371</text:p>
          </table:table-cell>
          <table:table-cell table:formula="of:=GETNEUTRALFEEOLD(baseReward;[.$B44];W_0)*T_0*[.$E44]" office:value-type="float" office:value="0.0181112220997681" calcext:value-type="float">
            <text:p>0.018111222099768</text:p>
          </table:table-cell>
          <table:table-cell table:formula="of:=GETNEUTRALFEEOLD(baseReward;[.$B44];IF(T_0/[.$B44]+1&gt;W_0;T_0/[.$B44]+1;W_0))*T_0*[.$C44]" office:value-type="string" office:string-value="" calcext:value-type="error">
            <text:p>#VALUE!</text:p>
          </table:table-cell>
          <table:table-cell table:formula="of:=GETNEUTRALFEEOLD(baseReward;[.$B44];IF(T_0/[.$B44]+1&gt;W_0;T_0/[.$B44]+1;W_0))*T_0*[.$D44]" office:value-type="string" office:string-value="" calcext:value-type="error">
            <text:p>#VALUE!</text:p>
          </table:table-cell>
          <table:table-cell table:formula="of:=GETNEUTRALFEEOLD(baseReward;[.$B44];IF(T_0/[.$B44]+1&gt;W_0;T_0/[.$B44]+1;W_0))*T_0*[.$E44]" office:value-type="string" office:string-value="" calcext:value-type="error">
            <text:p>#VALUE!</text:p>
          </table:table-cell>
          <table:table-cell table:style-name="ce4" table:formula="of:=GETNEUTRALFEE(baseReward;[.$B44];T_0/[.$B44]+1)*T_0*[.$C44]" office:value-type="string" office:string-value="" calcext:value-type="error">
            <text:p>#VALUE!</text:p>
          </table:table-cell>
          <table:table-cell table:style-name="ce4" table:formula="of:=GETNEUTRALFEE(baseReward;[.$B44];T_0/[.$B44]+1)*T_0*[.$D44]" office:value-type="string" office:string-value="" calcext:value-type="error">
            <text:p>#VALUE!</text:p>
          </table:table-cell>
          <table:table-cell table:style-name="ce4" table:formula="of:=GETNEUTRALFEE(baseReward;[.$B44];T_0/[.$B44]+1)*T_0*[.$E44]" office:value-type="string" office:string-value="" calcext:value-type="error">
            <text:p>#VALUE!</text:p>
          </table:table-cell>
          <table:table-cell table:style-name="ce4" table:formula="of:=GETNEUTRALFEE(baseReward;[.$B44];IF(T_0/[.$B44]+1&gt;W_0;T_0/[.$B44]+1;W_0))*[.$B44]*[.$C44]" office:value-type="string" office:string-value="" calcext:value-type="error">
            <text:p>#VALUE!</text:p>
          </table:table-cell>
          <table:table-cell table:style-name="ce4" table:formula="of:=GETNEUTRALFEE(baseReward;[.$B44];IF(T_0/[.$B44]+1&gt;W_0;T_0/[.$B44]+1;W_0))*[.$B44]*[.$D44]" office:value-type="string" office:string-value="" calcext:value-type="error">
            <text:p>#VALUE!</text:p>
          </table:table-cell>
          <table:table-cell table:style-name="ce4" table:formula="of:=GETNEUTRALFEE(baseReward;[.$B44];IF(T_0/[.$B44]+1&gt;W_0;T_0/[.$B44]+1;W_0))*[.$B44]*[.$E44]" office:value-type="string" office:string-value="" calcext:value-type="error">
            <text:p>#VALUE!</text:p>
          </table:table-cell>
          <table:table-cell table:formula="of:=GETNEUTRALFEEOLD(baseReward;[.$B44];IF(T_0/[.$B44]+1&gt;W_0;T_0/[.$B44]+1;W_0))*[.$B44]*[.$C44]" office:value-type="string" office:string-value="" calcext:value-type="error">
            <text:p>#VALUE!</text:p>
          </table:table-cell>
          <table:table-cell table:formula="of:=GETNEUTRALFEEOLD(baseReward;[.$B44];IF(T_0/[.$B44]+1&gt;W_0;T_0/[.$B44]+1;W_0))*[.$B44]*[.$D44]" office:value-type="string" office:string-value="" calcext:value-type="error">
            <text:p>#VALUE!</text:p>
          </table:table-cell>
          <table:table-cell table:formula="of:=GETNEUTRALFEEOLD(baseReward;[.$B44];IF(T_0/[.$B44]+1&gt;W_0;T_0/[.$B44]+1;W_0))*[.$B44]*[.$E44]" office:value-type="string" office:string-value="" calcext:value-type="error">
            <text:p>#VALUE!</text:p>
          </table:table-cell>
          <table:table-cell table:style-name="ce4" table:formula="of:=GETNEUTRALFEE(baseReward;[.$B44];T_0/[.$B44]+1)*[.$B44]*[.$C44]" office:value-type="string" office:string-value="" calcext:value-type="error">
            <text:p>#VALUE!</text:p>
          </table:table-cell>
          <table:table-cell table:style-name="ce4" table:formula="of:=GETNEUTRALFEE(baseReward;[.$B44];T_0/[.$B44]+1)*[.$B44]*[.$D44]" office:value-type="string" office:string-value="" calcext:value-type="error">
            <text:p>#VALUE!</text:p>
          </table:table-cell>
          <table:table-cell table:style-name="ce4" table:formula="of:=GETNEUTRALFEE(baseReward;[.$B44];T_0/[.$B44]+1)*[.$B44]*[.$E44]"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44]*1.1;T_0/(W_0-1)&lt;[.B44]*1.1^2);T_0/(W_0-1);[.B44]*1.1)" office:value-type="float" office:value="1083333.33333333" calcext:value-type="float">
            <text:p>1,083,333</text:p>
          </table:table-cell>
          <table:table-cell table:style-name="ce3" table:formula="of:=([.B45]/[.$B$15])*XMRUSD" office:value-type="float" office:value="234.722222222222" calcext:value-type="float">
            <text:p>235</text:p>
          </table:table-cell>
          <table:table-cell table:style-name="ce3" table:formula="of:=([.$B45]/[.$B$15])^2*XMRUSD" office:value-type="float" office:value="4238.04012345678" calcext:value-type="float">
            <text:p>4,238</text:p>
          </table:table-cell>
          <table:table-cell table:formula="of:=XMRUSD" office:value-type="float" office:value="13" calcext:value-type="float">
            <text:p>13</text:p>
          </table:table-cell>
          <table:table-cell table:style-name="ce4" table:formula="of:=GETNEUTRALFEE(baseReward;[.B45];IF(T_0/[.B45]+1&gt;W_0;T_0/[.B45]+1;W_0))*T_0*[.C45]" office:value-type="string" office:string-value="" calcext:value-type="error">
            <text:p>#VALUE!</text:p>
          </table:table-cell>
          <table:table-cell table:style-name="ce4" table:formula="of:=GETNEUTRALFEE(baseReward;[.$B45];IF(T_0/[.$B45]+1&gt;W_0;T_0/[.$B45]+1;W_0))*T_0*[.D45]" office:value-type="string" office:string-value="" calcext:value-type="error">
            <text:p>#VALUE!</text:p>
          </table:table-cell>
          <table:table-cell table:style-name="ce4" table:formula="of:=GETNEUTRALFEE(baseReward;[.B45];IF(T_0/[.B45]+1&gt;W_0;T_0/[.B45]+1;W_0))*T_0*[.E45]" office:value-type="string" office:string-value="" calcext:value-type="error">
            <text:p>#VALUE!</text:p>
          </table:table-cell>
          <table:table-cell table:formula="of:=GETNEUTRALFEEOLD(baseReward;[.$B45];W_0)*T_0*[.$C45]" office:value-type="float" office:value="0.2873" calcext:value-type="float">
            <text:p>0.2873</text:p>
          </table:table-cell>
          <table:table-cell table:formula="of:=GETNEUTRALFEEOLD(baseReward;[.$B45];W_0)*T_0*[.$D45]" office:value-type="float" office:value="5.18736111111111" calcext:value-type="float">
            <text:p>5.18736111111111</text:p>
          </table:table-cell>
          <table:table-cell table:formula="of:=GETNEUTRALFEEOLD(baseReward;[.$B45];W_0)*T_0*[.$E45]" office:value-type="float" office:value="0.015912" calcext:value-type="float">
            <text:p>0.015912</text:p>
          </table:table-cell>
          <table:table-cell table:formula="of:=GETNEUTRALFEEOLD(baseReward;[.$B45];IF(T_0/[.$B45]+1&gt;W_0;T_0/[.$B45]+1;W_0))*T_0*[.$C45]" office:value-type="string" office:string-value="" calcext:value-type="error">
            <text:p>#VALUE!</text:p>
          </table:table-cell>
          <table:table-cell table:formula="of:=GETNEUTRALFEEOLD(baseReward;[.$B45];IF(T_0/[.$B45]+1&gt;W_0;T_0/[.$B45]+1;W_0))*T_0*[.$D45]" office:value-type="string" office:string-value="" calcext:value-type="error">
            <text:p>#VALUE!</text:p>
          </table:table-cell>
          <table:table-cell table:formula="of:=GETNEUTRALFEEOLD(baseReward;[.$B45];IF(T_0/[.$B45]+1&gt;W_0;T_0/[.$B45]+1;W_0))*T_0*[.$E45]" office:value-type="string" office:string-value="" calcext:value-type="error">
            <text:p>#VALUE!</text:p>
          </table:table-cell>
          <table:table-cell table:style-name="ce4" table:formula="of:=GETNEUTRALFEE(baseReward;[.$B45];T_0/[.$B45]+1)*T_0*[.$C45]" office:value-type="string" office:string-value="" calcext:value-type="error">
            <text:p>#VALUE!</text:p>
          </table:table-cell>
          <table:table-cell table:style-name="ce4" table:formula="of:=GETNEUTRALFEE(baseReward;[.$B45];T_0/[.$B45]+1)*T_0*[.$D45]" office:value-type="string" office:string-value="" calcext:value-type="error">
            <text:p>#VALUE!</text:p>
          </table:table-cell>
          <table:table-cell table:style-name="ce4" table:formula="of:=GETNEUTRALFEE(baseReward;[.$B45];T_0/[.$B45]+1)*T_0*[.$E45]" office:value-type="string" office:string-value="" calcext:value-type="error">
            <text:p>#VALUE!</text:p>
          </table:table-cell>
          <table:table-cell table:style-name="ce4" table:formula="of:=GETNEUTRALFEE(baseReward;[.$B45];IF(T_0/[.$B45]+1&gt;W_0;T_0/[.$B45]+1;W_0))*[.$B45]*[.$C45]" office:value-type="string" office:string-value="" calcext:value-type="error">
            <text:p>#VALUE!</text:p>
          </table:table-cell>
          <table:table-cell table:style-name="ce4" table:formula="of:=GETNEUTRALFEE(baseReward;[.$B45];IF(T_0/[.$B45]+1&gt;W_0;T_0/[.$B45]+1;W_0))*[.$B45]*[.$D45]" office:value-type="string" office:string-value="" calcext:value-type="error">
            <text:p>#VALUE!</text:p>
          </table:table-cell>
          <table:table-cell table:style-name="ce4" table:formula="of:=GETNEUTRALFEE(baseReward;[.$B45];IF(T_0/[.$B45]+1&gt;W_0;T_0/[.$B45]+1;W_0))*[.$B45]*[.$E45]" office:value-type="string" office:string-value="" calcext:value-type="error">
            <text:p>#VALUE!</text:p>
          </table:table-cell>
          <table:table-cell table:formula="of:=GETNEUTRALFEEOLD(baseReward;[.$B45];IF(T_0/[.$B45]+1&gt;W_0;T_0/[.$B45]+1;W_0))*[.$B45]*[.$C45]" office:value-type="string" office:string-value="" calcext:value-type="error">
            <text:p>#VALUE!</text:p>
          </table:table-cell>
          <table:table-cell table:formula="of:=GETNEUTRALFEEOLD(baseReward;[.$B45];IF(T_0/[.$B45]+1&gt;W_0;T_0/[.$B45]+1;W_0))*[.$B45]*[.$D45]" office:value-type="string" office:string-value="" calcext:value-type="error">
            <text:p>#VALUE!</text:p>
          </table:table-cell>
          <table:table-cell table:formula="of:=GETNEUTRALFEEOLD(baseReward;[.$B45];IF(T_0/[.$B45]+1&gt;W_0;T_0/[.$B45]+1;W_0))*[.$B45]*[.$E45]" office:value-type="string" office:string-value="" calcext:value-type="error">
            <text:p>#VALUE!</text:p>
          </table:table-cell>
          <table:table-cell table:style-name="ce4" table:formula="of:=GETNEUTRALFEE(baseReward;[.$B45];T_0/[.$B45]+1)*[.$B45]*[.$C45]" office:value-type="string" office:string-value="" calcext:value-type="error">
            <text:p>#VALUE!</text:p>
          </table:table-cell>
          <table:table-cell table:style-name="ce4" table:formula="of:=GETNEUTRALFEE(baseReward;[.$B45];T_0/[.$B45]+1)*[.$B45]*[.$D45]" office:value-type="string" office:string-value="" calcext:value-type="error">
            <text:p>#VALUE!</text:p>
          </table:table-cell>
          <table:table-cell table:style-name="ce4" table:formula="of:=GETNEUTRALFEE(baseReward;[.$B45];T_0/[.$B45]+1)*[.$B45]*[.$E45]"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45]*1.1;T_0/(W_0-1)&lt;[.B45]*1.1^2);T_0/(W_0-1);[.B45]*1.1)" office:value-type="float" office:value="1191666.66666667" calcext:value-type="float">
            <text:p>1,191,667</text:p>
          </table:table-cell>
          <table:table-cell table:style-name="ce3" table:formula="of:=([.B46]/[.$B$15])*XMRUSD" office:value-type="float" office:value="258.194444444444" calcext:value-type="float">
            <text:p>258</text:p>
          </table:table-cell>
          <table:table-cell table:style-name="ce3" table:formula="of:=([.$B46]/[.$B$15])^2*XMRUSD" office:value-type="float" office:value="5128.02854938271" calcext:value-type="float">
            <text:p>5,128</text:p>
          </table:table-cell>
          <table:table-cell table:formula="of:=XMRUSD" office:value-type="float" office:value="13" calcext:value-type="float">
            <text:p>13</text:p>
          </table:table-cell>
          <table:table-cell table:style-name="ce4" table:formula="of:=GETNEUTRALFEE(baseReward;[.B46];IF(T_0/[.B46]+1&gt;W_0;T_0/[.B46]+1;W_0))*T_0*[.C46]" office:value-type="string" office:string-value="" calcext:value-type="error">
            <text:p>#VALUE!</text:p>
          </table:table-cell>
          <table:table-cell table:style-name="ce4" table:formula="of:=GETNEUTRALFEE(baseReward;[.$B46];IF(T_0/[.$B46]+1&gt;W_0;T_0/[.$B46]+1;W_0))*T_0*[.D46]" office:value-type="string" office:string-value="" calcext:value-type="error">
            <text:p>#VALUE!</text:p>
          </table:table-cell>
          <table:table-cell table:style-name="ce4" table:formula="of:=GETNEUTRALFEE(baseReward;[.B46];IF(T_0/[.B46]+1&gt;W_0;T_0/[.B46]+1;W_0))*T_0*[.E46]" office:value-type="string" office:string-value="" calcext:value-type="error">
            <text:p>#VALUE!</text:p>
          </table:table-cell>
          <table:table-cell table:formula="of:=GETNEUTRALFEEOLD(baseReward;[.$B46];W_0)*T_0*[.$C46]" office:value-type="float" office:value="0.2873" calcext:value-type="float">
            <text:p>0.2873</text:p>
          </table:table-cell>
          <table:table-cell table:formula="of:=GETNEUTRALFEEOLD(baseReward;[.$B46];W_0)*T_0*[.$D46]" office:value-type="float" office:value="5.70609722222222" calcext:value-type="float">
            <text:p>5.70609722222222</text:p>
          </table:table-cell>
          <table:table-cell table:formula="of:=GETNEUTRALFEEOLD(baseReward;[.$B46];W_0)*T_0*[.$E46]" office:value-type="float" office:value="0.0144654545454546" calcext:value-type="float">
            <text:p>0.014465454545455</text:p>
          </table:table-cell>
          <table:table-cell table:formula="of:=GETNEUTRALFEEOLD(baseReward;[.$B46];IF(T_0/[.$B46]+1&gt;W_0;T_0/[.$B46]+1;W_0))*T_0*[.$C46]" office:value-type="string" office:string-value="" calcext:value-type="error">
            <text:p>#VALUE!</text:p>
          </table:table-cell>
          <table:table-cell table:formula="of:=GETNEUTRALFEEOLD(baseReward;[.$B46];IF(T_0/[.$B46]+1&gt;W_0;T_0/[.$B46]+1;W_0))*T_0*[.$D46]" office:value-type="string" office:string-value="" calcext:value-type="error">
            <text:p>#VALUE!</text:p>
          </table:table-cell>
          <table:table-cell table:formula="of:=GETNEUTRALFEEOLD(baseReward;[.$B46];IF(T_0/[.$B46]+1&gt;W_0;T_0/[.$B46]+1;W_0))*T_0*[.$E46]" office:value-type="string" office:string-value="" calcext:value-type="error">
            <text:p>#VALUE!</text:p>
          </table:table-cell>
          <table:table-cell table:style-name="ce4" table:formula="of:=GETNEUTRALFEE(baseReward;[.$B46];T_0/[.$B46]+1)*T_0*[.$C46]" office:value-type="string" office:string-value="" calcext:value-type="error">
            <text:p>#VALUE!</text:p>
          </table:table-cell>
          <table:table-cell table:style-name="ce4" table:formula="of:=GETNEUTRALFEE(baseReward;[.$B46];T_0/[.$B46]+1)*T_0*[.$D46]" office:value-type="string" office:string-value="" calcext:value-type="error">
            <text:p>#VALUE!</text:p>
          </table:table-cell>
          <table:table-cell table:style-name="ce4" table:formula="of:=GETNEUTRALFEE(baseReward;[.$B46];T_0/[.$B46]+1)*T_0*[.$E46]" office:value-type="string" office:string-value="" calcext:value-type="error">
            <text:p>#VALUE!</text:p>
          </table:table-cell>
          <table:table-cell table:style-name="ce4" table:formula="of:=GETNEUTRALFEE(baseReward;[.$B46];IF(T_0/[.$B46]+1&gt;W_0;T_0/[.$B46]+1;W_0))*[.$B46]*[.$C46]" office:value-type="string" office:string-value="" calcext:value-type="error">
            <text:p>#VALUE!</text:p>
          </table:table-cell>
          <table:table-cell table:style-name="ce4" table:formula="of:=GETNEUTRALFEE(baseReward;[.$B46];IF(T_0/[.$B46]+1&gt;W_0;T_0/[.$B46]+1;W_0))*[.$B46]*[.$D46]" office:value-type="string" office:string-value="" calcext:value-type="error">
            <text:p>#VALUE!</text:p>
          </table:table-cell>
          <table:table-cell table:style-name="ce4" table:formula="of:=GETNEUTRALFEE(baseReward;[.$B46];IF(T_0/[.$B46]+1&gt;W_0;T_0/[.$B46]+1;W_0))*[.$B46]*[.$E46]" office:value-type="string" office:string-value="" calcext:value-type="error">
            <text:p>#VALUE!</text:p>
          </table:table-cell>
          <table:table-cell table:formula="of:=GETNEUTRALFEEOLD(baseReward;[.$B46];IF(T_0/[.$B46]+1&gt;W_0;T_0/[.$B46]+1;W_0))*[.$B46]*[.$C46]" office:value-type="string" office:string-value="" calcext:value-type="error">
            <text:p>#VALUE!</text:p>
          </table:table-cell>
          <table:table-cell table:formula="of:=GETNEUTRALFEEOLD(baseReward;[.$B46];IF(T_0/[.$B46]+1&gt;W_0;T_0/[.$B46]+1;W_0))*[.$B46]*[.$D46]" office:value-type="string" office:string-value="" calcext:value-type="error">
            <text:p>#VALUE!</text:p>
          </table:table-cell>
          <table:table-cell table:formula="of:=GETNEUTRALFEEOLD(baseReward;[.$B46];IF(T_0/[.$B46]+1&gt;W_0;T_0/[.$B46]+1;W_0))*[.$B46]*[.$E46]" office:value-type="string" office:string-value="" calcext:value-type="error">
            <text:p>#VALUE!</text:p>
          </table:table-cell>
          <table:table-cell table:style-name="ce4" table:formula="of:=GETNEUTRALFEE(baseReward;[.$B46];T_0/[.$B46]+1)*[.$B46]*[.$C46]" office:value-type="string" office:string-value="" calcext:value-type="error">
            <text:p>#VALUE!</text:p>
          </table:table-cell>
          <table:table-cell table:style-name="ce4" table:formula="of:=GETNEUTRALFEE(baseReward;[.$B46];T_0/[.$B46]+1)*[.$B46]*[.$D46]" office:value-type="string" office:string-value="" calcext:value-type="error">
            <text:p>#VALUE!</text:p>
          </table:table-cell>
          <table:table-cell table:style-name="ce4" table:formula="of:=GETNEUTRALFEE(baseReward;[.$B46];T_0/[.$B46]+1)*[.$B46]*[.$E46]"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46]*1.1;T_0/(W_0-1)&lt;[.B46]*1.1^2);T_0/(W_0-1);[.B46]*1.1)" office:value-type="float" office:value="1310833.33333333" calcext:value-type="float">
            <text:p>1,310,833</text:p>
          </table:table-cell>
          <table:table-cell table:style-name="ce3" table:formula="of:=([.B47]/[.$B$15])*XMRUSD" office:value-type="float" office:value="284.013888888889" calcext:value-type="float">
            <text:p>284</text:p>
          </table:table-cell>
          <table:table-cell table:style-name="ce3" table:formula="of:=([.$B47]/[.$B$15])^2*XMRUSD" office:value-type="float" office:value="6204.91454475308" calcext:value-type="float">
            <text:p>6,205</text:p>
          </table:table-cell>
          <table:table-cell table:formula="of:=XMRUSD" office:value-type="float" office:value="13" calcext:value-type="float">
            <text:p>13</text:p>
          </table:table-cell>
          <table:table-cell table:style-name="ce4" table:formula="of:=GETNEUTRALFEE(baseReward;[.B47];IF(T_0/[.B47]+1&gt;W_0;T_0/[.B47]+1;W_0))*T_0*[.C47]" office:value-type="string" office:string-value="" calcext:value-type="error">
            <text:p>#VALUE!</text:p>
          </table:table-cell>
          <table:table-cell table:style-name="ce4" table:formula="of:=GETNEUTRALFEE(baseReward;[.$B47];IF(T_0/[.$B47]+1&gt;W_0;T_0/[.$B47]+1;W_0))*T_0*[.D47]" office:value-type="string" office:string-value="" calcext:value-type="error">
            <text:p>#VALUE!</text:p>
          </table:table-cell>
          <table:table-cell table:style-name="ce4" table:formula="of:=GETNEUTRALFEE(baseReward;[.B47];IF(T_0/[.B47]+1&gt;W_0;T_0/[.B47]+1;W_0))*T_0*[.E47]" office:value-type="string" office:string-value="" calcext:value-type="error">
            <text:p>#VALUE!</text:p>
          </table:table-cell>
          <table:table-cell table:formula="of:=GETNEUTRALFEEOLD(baseReward;[.$B47];W_0)*T_0*[.$C47]" office:value-type="float" office:value="0.2873" calcext:value-type="float">
            <text:p>0.2873</text:p>
          </table:table-cell>
          <table:table-cell table:formula="of:=GETNEUTRALFEEOLD(baseReward;[.$B47];W_0)*T_0*[.$D47]" office:value-type="float" office:value="6.27670694444444" calcext:value-type="float">
            <text:p>6.27670694444444</text:p>
          </table:table-cell>
          <table:table-cell table:formula="of:=GETNEUTRALFEEOLD(baseReward;[.$B47];W_0)*T_0*[.$E47]" office:value-type="float" office:value="0.0131504132231405" calcext:value-type="float">
            <text:p>0.013150413223141</text:p>
          </table:table-cell>
          <table:table-cell table:formula="of:=GETNEUTRALFEEOLD(baseReward;[.$B47];IF(T_0/[.$B47]+1&gt;W_0;T_0/[.$B47]+1;W_0))*T_0*[.$C47]" office:value-type="string" office:string-value="" calcext:value-type="error">
            <text:p>#VALUE!</text:p>
          </table:table-cell>
          <table:table-cell table:formula="of:=GETNEUTRALFEEOLD(baseReward;[.$B47];IF(T_0/[.$B47]+1&gt;W_0;T_0/[.$B47]+1;W_0))*T_0*[.$D47]" office:value-type="string" office:string-value="" calcext:value-type="error">
            <text:p>#VALUE!</text:p>
          </table:table-cell>
          <table:table-cell table:formula="of:=GETNEUTRALFEEOLD(baseReward;[.$B47];IF(T_0/[.$B47]+1&gt;W_0;T_0/[.$B47]+1;W_0))*T_0*[.$E47]" office:value-type="string" office:string-value="" calcext:value-type="error">
            <text:p>#VALUE!</text:p>
          </table:table-cell>
          <table:table-cell table:style-name="ce4" table:formula="of:=GETNEUTRALFEE(baseReward;[.$B47];T_0/[.$B47]+1)*T_0*[.$C47]" office:value-type="string" office:string-value="" calcext:value-type="error">
            <text:p>#VALUE!</text:p>
          </table:table-cell>
          <table:table-cell table:style-name="ce4" table:formula="of:=GETNEUTRALFEE(baseReward;[.$B47];T_0/[.$B47]+1)*T_0*[.$D47]" office:value-type="string" office:string-value="" calcext:value-type="error">
            <text:p>#VALUE!</text:p>
          </table:table-cell>
          <table:table-cell table:style-name="ce4" table:formula="of:=GETNEUTRALFEE(baseReward;[.$B47];T_0/[.$B47]+1)*T_0*[.$E47]" office:value-type="string" office:string-value="" calcext:value-type="error">
            <text:p>#VALUE!</text:p>
          </table:table-cell>
          <table:table-cell table:style-name="ce4" table:formula="of:=GETNEUTRALFEE(baseReward;[.$B47];IF(T_0/[.$B47]+1&gt;W_0;T_0/[.$B47]+1;W_0))*[.$B47]*[.$C47]" office:value-type="string" office:string-value="" calcext:value-type="error">
            <text:p>#VALUE!</text:p>
          </table:table-cell>
          <table:table-cell table:style-name="ce4" table:formula="of:=GETNEUTRALFEE(baseReward;[.$B47];IF(T_0/[.$B47]+1&gt;W_0;T_0/[.$B47]+1;W_0))*[.$B47]*[.$D47]" office:value-type="string" office:string-value="" calcext:value-type="error">
            <text:p>#VALUE!</text:p>
          </table:table-cell>
          <table:table-cell table:style-name="ce4" table:formula="of:=GETNEUTRALFEE(baseReward;[.$B47];IF(T_0/[.$B47]+1&gt;W_0;T_0/[.$B47]+1;W_0))*[.$B47]*[.$E47]" office:value-type="string" office:string-value="" calcext:value-type="error">
            <text:p>#VALUE!</text:p>
          </table:table-cell>
          <table:table-cell table:formula="of:=GETNEUTRALFEEOLD(baseReward;[.$B47];IF(T_0/[.$B47]+1&gt;W_0;T_0/[.$B47]+1;W_0))*[.$B47]*[.$C47]" office:value-type="string" office:string-value="" calcext:value-type="error">
            <text:p>#VALUE!</text:p>
          </table:table-cell>
          <table:table-cell table:formula="of:=GETNEUTRALFEEOLD(baseReward;[.$B47];IF(T_0/[.$B47]+1&gt;W_0;T_0/[.$B47]+1;W_0))*[.$B47]*[.$D47]" office:value-type="string" office:string-value="" calcext:value-type="error">
            <text:p>#VALUE!</text:p>
          </table:table-cell>
          <table:table-cell table:formula="of:=GETNEUTRALFEEOLD(baseReward;[.$B47];IF(T_0/[.$B47]+1&gt;W_0;T_0/[.$B47]+1;W_0))*[.$B47]*[.$E47]" office:value-type="string" office:string-value="" calcext:value-type="error">
            <text:p>#VALUE!</text:p>
          </table:table-cell>
          <table:table-cell table:style-name="ce4" table:formula="of:=GETNEUTRALFEE(baseReward;[.$B47];T_0/[.$B47]+1)*[.$B47]*[.$C47]" office:value-type="string" office:string-value="" calcext:value-type="error">
            <text:p>#VALUE!</text:p>
          </table:table-cell>
          <table:table-cell table:style-name="ce4" table:formula="of:=GETNEUTRALFEE(baseReward;[.$B47];T_0/[.$B47]+1)*[.$B47]*[.$D47]" office:value-type="string" office:string-value="" calcext:value-type="error">
            <text:p>#VALUE!</text:p>
          </table:table-cell>
          <table:table-cell table:style-name="ce4" table:formula="of:=GETNEUTRALFEE(baseReward;[.$B47];T_0/[.$B47]+1)*[.$B47]*[.$E47]"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47]*1.1;T_0/(W_0-1)&lt;[.B47]*1.1^2);T_0/(W_0-1);[.B47]*1.1)" office:value-type="float" office:value="1441916.66666667" calcext:value-type="float">
            <text:p>1,441,917</text:p>
          </table:table-cell>
          <table:table-cell table:style-name="ce3" table:formula="of:=([.B48]/[.$B$15])*XMRUSD" office:value-type="float" office:value="312.415277777777" calcext:value-type="float">
            <text:p>312</text:p>
          </table:table-cell>
          <table:table-cell table:style-name="ce3" table:formula="of:=([.$B48]/[.$B$15])^2*XMRUSD" office:value-type="float" office:value="7507.94659915122" calcext:value-type="float">
            <text:p>7,508</text:p>
          </table:table-cell>
          <table:table-cell table:formula="of:=XMRUSD" office:value-type="float" office:value="13" calcext:value-type="float">
            <text:p>13</text:p>
          </table:table-cell>
          <table:table-cell table:style-name="ce4" table:formula="of:=GETNEUTRALFEE(baseReward;[.B48];IF(T_0/[.B48]+1&gt;W_0;T_0/[.B48]+1;W_0))*T_0*[.C48]" office:value-type="string" office:string-value="" calcext:value-type="error">
            <text:p>#VALUE!</text:p>
          </table:table-cell>
          <table:table-cell table:style-name="ce4" table:formula="of:=GETNEUTRALFEE(baseReward;[.$B48];IF(T_0/[.$B48]+1&gt;W_0;T_0/[.$B48]+1;W_0))*T_0*[.D48]" office:value-type="string" office:string-value="" calcext:value-type="error">
            <text:p>#VALUE!</text:p>
          </table:table-cell>
          <table:table-cell table:style-name="ce4" table:formula="of:=GETNEUTRALFEE(baseReward;[.B48];IF(T_0/[.B48]+1&gt;W_0;T_0/[.B48]+1;W_0))*T_0*[.E48]" office:value-type="string" office:string-value="" calcext:value-type="error">
            <text:p>#VALUE!</text:p>
          </table:table-cell>
          <table:table-cell table:formula="of:=GETNEUTRALFEEOLD(baseReward;[.$B48];W_0)*T_0*[.$C48]" office:value-type="float" office:value="0.2873" calcext:value-type="float">
            <text:p>0.2873</text:p>
          </table:table-cell>
          <table:table-cell table:formula="of:=GETNEUTRALFEEOLD(baseReward;[.$B48];W_0)*T_0*[.$D48]" office:value-type="float" office:value="6.90437763888889" calcext:value-type="float">
            <text:p>6.90437763888889</text:p>
          </table:table-cell>
          <table:table-cell table:formula="of:=GETNEUTRALFEEOLD(baseReward;[.$B48];W_0)*T_0*[.$E48]" office:value-type="float" office:value="0.0119549211119459" calcext:value-type="float">
            <text:p>0.011954921111946</text:p>
          </table:table-cell>
          <table:table-cell table:formula="of:=GETNEUTRALFEEOLD(baseReward;[.$B48];IF(T_0/[.$B48]+1&gt;W_0;T_0/[.$B48]+1;W_0))*T_0*[.$C48]" office:value-type="string" office:string-value="" calcext:value-type="error">
            <text:p>#VALUE!</text:p>
          </table:table-cell>
          <table:table-cell table:formula="of:=GETNEUTRALFEEOLD(baseReward;[.$B48];IF(T_0/[.$B48]+1&gt;W_0;T_0/[.$B48]+1;W_0))*T_0*[.$D48]" office:value-type="string" office:string-value="" calcext:value-type="error">
            <text:p>#VALUE!</text:p>
          </table:table-cell>
          <table:table-cell table:formula="of:=GETNEUTRALFEEOLD(baseReward;[.$B48];IF(T_0/[.$B48]+1&gt;W_0;T_0/[.$B48]+1;W_0))*T_0*[.$E48]" office:value-type="string" office:string-value="" calcext:value-type="error">
            <text:p>#VALUE!</text:p>
          </table:table-cell>
          <table:table-cell table:style-name="ce4" table:formula="of:=GETNEUTRALFEE(baseReward;[.$B48];T_0/[.$B48]+1)*T_0*[.$C48]" office:value-type="string" office:string-value="" calcext:value-type="error">
            <text:p>#VALUE!</text:p>
          </table:table-cell>
          <table:table-cell table:style-name="ce4" table:formula="of:=GETNEUTRALFEE(baseReward;[.$B48];T_0/[.$B48]+1)*T_0*[.$D48]" office:value-type="string" office:string-value="" calcext:value-type="error">
            <text:p>#VALUE!</text:p>
          </table:table-cell>
          <table:table-cell table:style-name="ce4" table:formula="of:=GETNEUTRALFEE(baseReward;[.$B48];T_0/[.$B48]+1)*T_0*[.$E48]" office:value-type="string" office:string-value="" calcext:value-type="error">
            <text:p>#VALUE!</text:p>
          </table:table-cell>
          <table:table-cell table:style-name="ce4" table:formula="of:=GETNEUTRALFEE(baseReward;[.$B48];IF(T_0/[.$B48]+1&gt;W_0;T_0/[.$B48]+1;W_0))*[.$B48]*[.$C48]" office:value-type="string" office:string-value="" calcext:value-type="error">
            <text:p>#VALUE!</text:p>
          </table:table-cell>
          <table:table-cell table:style-name="ce4" table:formula="of:=GETNEUTRALFEE(baseReward;[.$B48];IF(T_0/[.$B48]+1&gt;W_0;T_0/[.$B48]+1;W_0))*[.$B48]*[.$D48]" office:value-type="string" office:string-value="" calcext:value-type="error">
            <text:p>#VALUE!</text:p>
          </table:table-cell>
          <table:table-cell table:style-name="ce4" table:formula="of:=GETNEUTRALFEE(baseReward;[.$B48];IF(T_0/[.$B48]+1&gt;W_0;T_0/[.$B48]+1;W_0))*[.$B48]*[.$E48]" office:value-type="string" office:string-value="" calcext:value-type="error">
            <text:p>#VALUE!</text:p>
          </table:table-cell>
          <table:table-cell table:formula="of:=GETNEUTRALFEEOLD(baseReward;[.$B48];IF(T_0/[.$B48]+1&gt;W_0;T_0/[.$B48]+1;W_0))*[.$B48]*[.$C48]" office:value-type="string" office:string-value="" calcext:value-type="error">
            <text:p>#VALUE!</text:p>
          </table:table-cell>
          <table:table-cell table:formula="of:=GETNEUTRALFEEOLD(baseReward;[.$B48];IF(T_0/[.$B48]+1&gt;W_0;T_0/[.$B48]+1;W_0))*[.$B48]*[.$D48]" office:value-type="string" office:string-value="" calcext:value-type="error">
            <text:p>#VALUE!</text:p>
          </table:table-cell>
          <table:table-cell table:formula="of:=GETNEUTRALFEEOLD(baseReward;[.$B48];IF(T_0/[.$B48]+1&gt;W_0;T_0/[.$B48]+1;W_0))*[.$B48]*[.$E48]" office:value-type="string" office:string-value="" calcext:value-type="error">
            <text:p>#VALUE!</text:p>
          </table:table-cell>
          <table:table-cell table:style-name="ce4" table:formula="of:=GETNEUTRALFEE(baseReward;[.$B48];T_0/[.$B48]+1)*[.$B48]*[.$C48]" office:value-type="string" office:string-value="" calcext:value-type="error">
            <text:p>#VALUE!</text:p>
          </table:table-cell>
          <table:table-cell table:style-name="ce4" table:formula="of:=GETNEUTRALFEE(baseReward;[.$B48];T_0/[.$B48]+1)*[.$B48]*[.$D48]" office:value-type="string" office:string-value="" calcext:value-type="error">
            <text:p>#VALUE!</text:p>
          </table:table-cell>
          <table:table-cell table:style-name="ce4" table:formula="of:=GETNEUTRALFEE(baseReward;[.$B48];T_0/[.$B48]+1)*[.$B48]*[.$E48]"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48]*1.1;T_0/(W_0-1)&lt;[.B48]*1.1^2);T_0/(W_0-1);[.B48]*1.1)" office:value-type="float" office:value="1586108.33333333" calcext:value-type="float">
            <text:p>1,586,108</text:p>
          </table:table-cell>
          <table:table-cell table:style-name="ce3" table:formula="of:=([.B49]/[.$B$15])*XMRUSD" office:value-type="float" office:value="343.656805555555" calcext:value-type="float">
            <text:p>344</text:p>
          </table:table-cell>
          <table:table-cell table:style-name="ce3" table:formula="of:=([.$B49]/[.$B$15])^2*XMRUSD" office:value-type="float" office:value="9084.61538497298" calcext:value-type="float">
            <text:p>9,085</text:p>
          </table:table-cell>
          <table:table-cell table:formula="of:=XMRUSD" office:value-type="float" office:value="13" calcext:value-type="float">
            <text:p>13</text:p>
          </table:table-cell>
          <table:table-cell table:style-name="ce4" table:formula="of:=GETNEUTRALFEE(baseReward;[.B49];IF(T_0/[.B49]+1&gt;W_0;T_0/[.B49]+1;W_0))*T_0*[.C49]" office:value-type="string" office:string-value="" calcext:value-type="error">
            <text:p>#VALUE!</text:p>
          </table:table-cell>
          <table:table-cell table:style-name="ce4" table:formula="of:=GETNEUTRALFEE(baseReward;[.$B49];IF(T_0/[.$B49]+1&gt;W_0;T_0/[.$B49]+1;W_0))*T_0*[.D49]" office:value-type="string" office:string-value="" calcext:value-type="error">
            <text:p>#VALUE!</text:p>
          </table:table-cell>
          <table:table-cell table:style-name="ce4" table:formula="of:=GETNEUTRALFEE(baseReward;[.B49];IF(T_0/[.B49]+1&gt;W_0;T_0/[.B49]+1;W_0))*T_0*[.E49]" office:value-type="string" office:string-value="" calcext:value-type="error">
            <text:p>#VALUE!</text:p>
          </table:table-cell>
          <table:table-cell table:formula="of:=GETNEUTRALFEEOLD(baseReward;[.$B49];W_0)*T_0*[.$C49]" office:value-type="float" office:value="0.2873" calcext:value-type="float">
            <text:p>0.2873</text:p>
          </table:table-cell>
          <table:table-cell table:formula="of:=GETNEUTRALFEEOLD(baseReward;[.$B49];W_0)*T_0*[.$D49]" office:value-type="float" office:value="7.59481540277778" calcext:value-type="float">
            <text:p>7.59481540277778</text:p>
          </table:table-cell>
          <table:table-cell table:formula="of:=GETNEUTRALFEEOLD(baseReward;[.$B49];W_0)*T_0*[.$E49]" office:value-type="float" office:value="0.010868110101769" calcext:value-type="float">
            <text:p>0.010868110101769</text:p>
          </table:table-cell>
          <table:table-cell table:formula="of:=GETNEUTRALFEEOLD(baseReward;[.$B49];IF(T_0/[.$B49]+1&gt;W_0;T_0/[.$B49]+1;W_0))*T_0*[.$C49]" office:value-type="string" office:string-value="" calcext:value-type="error">
            <text:p>#VALUE!</text:p>
          </table:table-cell>
          <table:table-cell table:formula="of:=GETNEUTRALFEEOLD(baseReward;[.$B49];IF(T_0/[.$B49]+1&gt;W_0;T_0/[.$B49]+1;W_0))*T_0*[.$D49]" office:value-type="string" office:string-value="" calcext:value-type="error">
            <text:p>#VALUE!</text:p>
          </table:table-cell>
          <table:table-cell table:formula="of:=GETNEUTRALFEEOLD(baseReward;[.$B49];IF(T_0/[.$B49]+1&gt;W_0;T_0/[.$B49]+1;W_0))*T_0*[.$E49]" office:value-type="string" office:string-value="" calcext:value-type="error">
            <text:p>#VALUE!</text:p>
          </table:table-cell>
          <table:table-cell table:style-name="ce4" table:formula="of:=GETNEUTRALFEE(baseReward;[.$B49];T_0/[.$B49]+1)*T_0*[.$C49]" office:value-type="string" office:string-value="" calcext:value-type="error">
            <text:p>#VALUE!</text:p>
          </table:table-cell>
          <table:table-cell table:style-name="ce4" table:formula="of:=GETNEUTRALFEE(baseReward;[.$B49];T_0/[.$B49]+1)*T_0*[.$D49]" office:value-type="string" office:string-value="" calcext:value-type="error">
            <text:p>#VALUE!</text:p>
          </table:table-cell>
          <table:table-cell table:style-name="ce4" table:formula="of:=GETNEUTRALFEE(baseReward;[.$B49];T_0/[.$B49]+1)*T_0*[.$E49]" office:value-type="string" office:string-value="" calcext:value-type="error">
            <text:p>#VALUE!</text:p>
          </table:table-cell>
          <table:table-cell table:style-name="ce4" table:formula="of:=GETNEUTRALFEE(baseReward;[.$B49];IF(T_0/[.$B49]+1&gt;W_0;T_0/[.$B49]+1;W_0))*[.$B49]*[.$C49]" office:value-type="string" office:string-value="" calcext:value-type="error">
            <text:p>#VALUE!</text:p>
          </table:table-cell>
          <table:table-cell table:style-name="ce4" table:formula="of:=GETNEUTRALFEE(baseReward;[.$B49];IF(T_0/[.$B49]+1&gt;W_0;T_0/[.$B49]+1;W_0))*[.$B49]*[.$D49]" office:value-type="string" office:string-value="" calcext:value-type="error">
            <text:p>#VALUE!</text:p>
          </table:table-cell>
          <table:table-cell table:style-name="ce4" table:formula="of:=GETNEUTRALFEE(baseReward;[.$B49];IF(T_0/[.$B49]+1&gt;W_0;T_0/[.$B49]+1;W_0))*[.$B49]*[.$E49]" office:value-type="string" office:string-value="" calcext:value-type="error">
            <text:p>#VALUE!</text:p>
          </table:table-cell>
          <table:table-cell table:formula="of:=GETNEUTRALFEEOLD(baseReward;[.$B49];IF(T_0/[.$B49]+1&gt;W_0;T_0/[.$B49]+1;W_0))*[.$B49]*[.$C49]" office:value-type="string" office:string-value="" calcext:value-type="error">
            <text:p>#VALUE!</text:p>
          </table:table-cell>
          <table:table-cell table:formula="of:=GETNEUTRALFEEOLD(baseReward;[.$B49];IF(T_0/[.$B49]+1&gt;W_0;T_0/[.$B49]+1;W_0))*[.$B49]*[.$D49]" office:value-type="string" office:string-value="" calcext:value-type="error">
            <text:p>#VALUE!</text:p>
          </table:table-cell>
          <table:table-cell table:formula="of:=GETNEUTRALFEEOLD(baseReward;[.$B49];IF(T_0/[.$B49]+1&gt;W_0;T_0/[.$B49]+1;W_0))*[.$B49]*[.$E49]" office:value-type="string" office:string-value="" calcext:value-type="error">
            <text:p>#VALUE!</text:p>
          </table:table-cell>
          <table:table-cell table:style-name="ce4" table:formula="of:=GETNEUTRALFEE(baseReward;[.$B49];T_0/[.$B49]+1)*[.$B49]*[.$C49]" office:value-type="string" office:string-value="" calcext:value-type="error">
            <text:p>#VALUE!</text:p>
          </table:table-cell>
          <table:table-cell table:style-name="ce4" table:formula="of:=GETNEUTRALFEE(baseReward;[.$B49];T_0/[.$B49]+1)*[.$B49]*[.$D49]" office:value-type="string" office:string-value="" calcext:value-type="error">
            <text:p>#VALUE!</text:p>
          </table:table-cell>
          <table:table-cell table:style-name="ce4" table:formula="of:=GETNEUTRALFEE(baseReward;[.$B49];T_0/[.$B49]+1)*[.$B49]*[.$E49]"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49]*1.1;T_0/(W_0-1)&lt;[.B49]*1.1^2);T_0/(W_0-1);[.B49]*1.1)" office:value-type="float" office:value="1744719.16666667" calcext:value-type="float">
            <text:p>1,744,719</text:p>
          </table:table-cell>
          <table:table-cell table:style-name="ce3" table:formula="of:=([.B50]/[.$B$15])*XMRUSD" office:value-type="float" office:value="378.022486111111" calcext:value-type="float">
            <text:p>378</text:p>
          </table:table-cell>
          <table:table-cell table:style-name="ce3" table:formula="of:=([.$B50]/[.$B$15])^2*XMRUSD" office:value-type="float" office:value="10992.3846158173" calcext:value-type="float">
            <text:p>10,992</text:p>
          </table:table-cell>
          <table:table-cell table:formula="of:=XMRUSD" office:value-type="float" office:value="13" calcext:value-type="float">
            <text:p>13</text:p>
          </table:table-cell>
          <table:table-cell table:style-name="ce4" table:formula="of:=GETNEUTRALFEE(baseReward;[.B50];IF(T_0/[.B50]+1&gt;W_0;T_0/[.B50]+1;W_0))*T_0*[.C50]" office:value-type="string" office:string-value="" calcext:value-type="error">
            <text:p>#VALUE!</text:p>
          </table:table-cell>
          <table:table-cell table:style-name="ce4" table:formula="of:=GETNEUTRALFEE(baseReward;[.$B50];IF(T_0/[.$B50]+1&gt;W_0;T_0/[.$B50]+1;W_0))*T_0*[.D50]" office:value-type="string" office:string-value="" calcext:value-type="error">
            <text:p>#VALUE!</text:p>
          </table:table-cell>
          <table:table-cell table:style-name="ce4" table:formula="of:=GETNEUTRALFEE(baseReward;[.B50];IF(T_0/[.B50]+1&gt;W_0;T_0/[.B50]+1;W_0))*T_0*[.E50]" office:value-type="string" office:string-value="" calcext:value-type="error">
            <text:p>#VALUE!</text:p>
          </table:table-cell>
          <table:table-cell table:formula="of:=GETNEUTRALFEEOLD(baseReward;[.$B50];W_0)*T_0*[.$C50]" office:value-type="float" office:value="0.2873" calcext:value-type="float">
            <text:p>0.2873</text:p>
          </table:table-cell>
          <table:table-cell table:formula="of:=GETNEUTRALFEEOLD(baseReward;[.$B50];W_0)*T_0*[.$D50]" office:value-type="float" office:value="8.35429694305556" calcext:value-type="float">
            <text:p>8.35429694305556</text:p>
          </table:table-cell>
          <table:table-cell table:formula="of:=GETNEUTRALFEEOLD(baseReward;[.$B50];W_0)*T_0*[.$E50]" office:value-type="float" office:value="0.00988010009251729" calcext:value-type="float">
            <text:p>0.009880100092517</text:p>
          </table:table-cell>
          <table:table-cell table:formula="of:=GETNEUTRALFEEOLD(baseReward;[.$B50];IF(T_0/[.$B50]+1&gt;W_0;T_0/[.$B50]+1;W_0))*T_0*[.$C50]" office:value-type="string" office:string-value="" calcext:value-type="error">
            <text:p>#VALUE!</text:p>
          </table:table-cell>
          <table:table-cell table:formula="of:=GETNEUTRALFEEOLD(baseReward;[.$B50];IF(T_0/[.$B50]+1&gt;W_0;T_0/[.$B50]+1;W_0))*T_0*[.$D50]" office:value-type="string" office:string-value="" calcext:value-type="error">
            <text:p>#VALUE!</text:p>
          </table:table-cell>
          <table:table-cell table:formula="of:=GETNEUTRALFEEOLD(baseReward;[.$B50];IF(T_0/[.$B50]+1&gt;W_0;T_0/[.$B50]+1;W_0))*T_0*[.$E50]" office:value-type="string" office:string-value="" calcext:value-type="error">
            <text:p>#VALUE!</text:p>
          </table:table-cell>
          <table:table-cell table:style-name="ce4" table:formula="of:=GETNEUTRALFEE(baseReward;[.$B50];T_0/[.$B50]+1)*T_0*[.$C50]" office:value-type="string" office:string-value="" calcext:value-type="error">
            <text:p>#VALUE!</text:p>
          </table:table-cell>
          <table:table-cell table:style-name="ce4" table:formula="of:=GETNEUTRALFEE(baseReward;[.$B50];T_0/[.$B50]+1)*T_0*[.$D50]" office:value-type="string" office:string-value="" calcext:value-type="error">
            <text:p>#VALUE!</text:p>
          </table:table-cell>
          <table:table-cell table:style-name="ce4" table:formula="of:=GETNEUTRALFEE(baseReward;[.$B50];T_0/[.$B50]+1)*T_0*[.$E50]" office:value-type="string" office:string-value="" calcext:value-type="error">
            <text:p>#VALUE!</text:p>
          </table:table-cell>
          <table:table-cell table:style-name="ce4" table:formula="of:=GETNEUTRALFEE(baseReward;[.$B50];IF(T_0/[.$B50]+1&gt;W_0;T_0/[.$B50]+1;W_0))*[.$B50]*[.$C50]" office:value-type="string" office:string-value="" calcext:value-type="error">
            <text:p>#VALUE!</text:p>
          </table:table-cell>
          <table:table-cell table:style-name="ce4" table:formula="of:=GETNEUTRALFEE(baseReward;[.$B50];IF(T_0/[.$B50]+1&gt;W_0;T_0/[.$B50]+1;W_0))*[.$B50]*[.$D50]" office:value-type="string" office:string-value="" calcext:value-type="error">
            <text:p>#VALUE!</text:p>
          </table:table-cell>
          <table:table-cell table:style-name="ce4" table:formula="of:=GETNEUTRALFEE(baseReward;[.$B50];IF(T_0/[.$B50]+1&gt;W_0;T_0/[.$B50]+1;W_0))*[.$B50]*[.$E50]" office:value-type="string" office:string-value="" calcext:value-type="error">
            <text:p>#VALUE!</text:p>
          </table:table-cell>
          <table:table-cell table:formula="of:=GETNEUTRALFEEOLD(baseReward;[.$B50];IF(T_0/[.$B50]+1&gt;W_0;T_0/[.$B50]+1;W_0))*[.$B50]*[.$C50]" office:value-type="string" office:string-value="" calcext:value-type="error">
            <text:p>#VALUE!</text:p>
          </table:table-cell>
          <table:table-cell table:formula="of:=GETNEUTRALFEEOLD(baseReward;[.$B50];IF(T_0/[.$B50]+1&gt;W_0;T_0/[.$B50]+1;W_0))*[.$B50]*[.$D50]" office:value-type="string" office:string-value="" calcext:value-type="error">
            <text:p>#VALUE!</text:p>
          </table:table-cell>
          <table:table-cell table:formula="of:=GETNEUTRALFEEOLD(baseReward;[.$B50];IF(T_0/[.$B50]+1&gt;W_0;T_0/[.$B50]+1;W_0))*[.$B50]*[.$E50]" office:value-type="string" office:string-value="" calcext:value-type="error">
            <text:p>#VALUE!</text:p>
          </table:table-cell>
          <table:table-cell table:style-name="ce4" table:formula="of:=GETNEUTRALFEE(baseReward;[.$B50];T_0/[.$B50]+1)*[.$B50]*[.$C50]" office:value-type="string" office:string-value="" calcext:value-type="error">
            <text:p>#VALUE!</text:p>
          </table:table-cell>
          <table:table-cell table:style-name="ce4" table:formula="of:=GETNEUTRALFEE(baseReward;[.$B50];T_0/[.$B50]+1)*[.$B50]*[.$D50]" office:value-type="string" office:string-value="" calcext:value-type="error">
            <text:p>#VALUE!</text:p>
          </table:table-cell>
          <table:table-cell table:style-name="ce4" table:formula="of:=GETNEUTRALFEE(baseReward;[.$B50];T_0/[.$B50]+1)*[.$B50]*[.$E50]"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0]*1.1;T_0/(W_0-1)&lt;[.B50]*1.1^2);T_0/(W_0-1);[.B50]*1.1)" office:value-type="float" office:value="1919191.08333333" calcext:value-type="float">
            <text:p>1,919,191</text:p>
          </table:table-cell>
          <table:table-cell table:style-name="ce3" table:formula="of:=([.B51]/[.$B$15])*XMRUSD" office:value-type="float" office:value="415.824734722222" calcext:value-type="float">
            <text:p>416</text:p>
          </table:table-cell>
          <table:table-cell table:style-name="ce3" table:formula="of:=([.$B51]/[.$B$15])^2*XMRUSD" office:value-type="float" office:value="13300.785385139" calcext:value-type="float">
            <text:p>13,301</text:p>
          </table:table-cell>
          <table:table-cell table:formula="of:=XMRUSD" office:value-type="float" office:value="13" calcext:value-type="float">
            <text:p>13</text:p>
          </table:table-cell>
          <table:table-cell table:style-name="ce4" table:formula="of:=GETNEUTRALFEE(baseReward;[.B51];IF(T_0/[.B51]+1&gt;W_0;T_0/[.B51]+1;W_0))*T_0*[.C51]" office:value-type="string" office:string-value="" calcext:value-type="error">
            <text:p>#VALUE!</text:p>
          </table:table-cell>
          <table:table-cell table:style-name="ce4" table:formula="of:=GETNEUTRALFEE(baseReward;[.$B51];IF(T_0/[.$B51]+1&gt;W_0;T_0/[.$B51]+1;W_0))*T_0*[.D51]" office:value-type="string" office:string-value="" calcext:value-type="error">
            <text:p>#VALUE!</text:p>
          </table:table-cell>
          <table:table-cell table:style-name="ce4" table:formula="of:=GETNEUTRALFEE(baseReward;[.B51];IF(T_0/[.B51]+1&gt;W_0;T_0/[.B51]+1;W_0))*T_0*[.E51]" office:value-type="string" office:string-value="" calcext:value-type="error">
            <text:p>#VALUE!</text:p>
          </table:table-cell>
          <table:table-cell table:formula="of:=GETNEUTRALFEEOLD(baseReward;[.$B51];W_0)*T_0*[.$C51]" office:value-type="float" office:value="0.2873" calcext:value-type="float">
            <text:p>0.2873</text:p>
          </table:table-cell>
          <table:table-cell table:formula="of:=GETNEUTRALFEEOLD(baseReward;[.$B51];W_0)*T_0*[.$D51]" office:value-type="float" office:value="9.18972663736112" calcext:value-type="float">
            <text:p>9.18972663736112</text:p>
          </table:table-cell>
          <table:table-cell table:formula="of:=GETNEUTRALFEEOLD(baseReward;[.$B51];W_0)*T_0*[.$E51]" office:value-type="float" office:value="0.00898190917501572" calcext:value-type="float">
            <text:p>0.008981909175016</text:p>
          </table:table-cell>
          <table:table-cell table:formula="of:=GETNEUTRALFEEOLD(baseReward;[.$B51];IF(T_0/[.$B51]+1&gt;W_0;T_0/[.$B51]+1;W_0))*T_0*[.$C51]" office:value-type="string" office:string-value="" calcext:value-type="error">
            <text:p>#VALUE!</text:p>
          </table:table-cell>
          <table:table-cell table:formula="of:=GETNEUTRALFEEOLD(baseReward;[.$B51];IF(T_0/[.$B51]+1&gt;W_0;T_0/[.$B51]+1;W_0))*T_0*[.$D51]" office:value-type="string" office:string-value="" calcext:value-type="error">
            <text:p>#VALUE!</text:p>
          </table:table-cell>
          <table:table-cell table:formula="of:=GETNEUTRALFEEOLD(baseReward;[.$B51];IF(T_0/[.$B51]+1&gt;W_0;T_0/[.$B51]+1;W_0))*T_0*[.$E51]" office:value-type="string" office:string-value="" calcext:value-type="error">
            <text:p>#VALUE!</text:p>
          </table:table-cell>
          <table:table-cell table:style-name="ce4" table:formula="of:=GETNEUTRALFEE(baseReward;[.$B51];T_0/[.$B51]+1)*T_0*[.$C51]" office:value-type="string" office:string-value="" calcext:value-type="error">
            <text:p>#VALUE!</text:p>
          </table:table-cell>
          <table:table-cell table:style-name="ce4" table:formula="of:=GETNEUTRALFEE(baseReward;[.$B51];T_0/[.$B51]+1)*T_0*[.$D51]" office:value-type="string" office:string-value="" calcext:value-type="error">
            <text:p>#VALUE!</text:p>
          </table:table-cell>
          <table:table-cell table:style-name="ce4" table:formula="of:=GETNEUTRALFEE(baseReward;[.$B51];T_0/[.$B51]+1)*T_0*[.$E51]" office:value-type="string" office:string-value="" calcext:value-type="error">
            <text:p>#VALUE!</text:p>
          </table:table-cell>
          <table:table-cell table:style-name="ce4" table:formula="of:=GETNEUTRALFEE(baseReward;[.$B51];IF(T_0/[.$B51]+1&gt;W_0;T_0/[.$B51]+1;W_0))*[.$B51]*[.$C51]" office:value-type="string" office:string-value="" calcext:value-type="error">
            <text:p>#VALUE!</text:p>
          </table:table-cell>
          <table:table-cell table:style-name="ce4" table:formula="of:=GETNEUTRALFEE(baseReward;[.$B51];IF(T_0/[.$B51]+1&gt;W_0;T_0/[.$B51]+1;W_0))*[.$B51]*[.$D51]" office:value-type="string" office:string-value="" calcext:value-type="error">
            <text:p>#VALUE!</text:p>
          </table:table-cell>
          <table:table-cell table:style-name="ce4" table:formula="of:=GETNEUTRALFEE(baseReward;[.$B51];IF(T_0/[.$B51]+1&gt;W_0;T_0/[.$B51]+1;W_0))*[.$B51]*[.$E51]" office:value-type="string" office:string-value="" calcext:value-type="error">
            <text:p>#VALUE!</text:p>
          </table:table-cell>
          <table:table-cell table:formula="of:=GETNEUTRALFEEOLD(baseReward;[.$B51];IF(T_0/[.$B51]+1&gt;W_0;T_0/[.$B51]+1;W_0))*[.$B51]*[.$C51]" office:value-type="string" office:string-value="" calcext:value-type="error">
            <text:p>#VALUE!</text:p>
          </table:table-cell>
          <table:table-cell table:formula="of:=GETNEUTRALFEEOLD(baseReward;[.$B51];IF(T_0/[.$B51]+1&gt;W_0;T_0/[.$B51]+1;W_0))*[.$B51]*[.$D51]" office:value-type="string" office:string-value="" calcext:value-type="error">
            <text:p>#VALUE!</text:p>
          </table:table-cell>
          <table:table-cell table:formula="of:=GETNEUTRALFEEOLD(baseReward;[.$B51];IF(T_0/[.$B51]+1&gt;W_0;T_0/[.$B51]+1;W_0))*[.$B51]*[.$E51]" office:value-type="string" office:string-value="" calcext:value-type="error">
            <text:p>#VALUE!</text:p>
          </table:table-cell>
          <table:table-cell table:style-name="ce4" table:formula="of:=GETNEUTRALFEE(baseReward;[.$B51];T_0/[.$B51]+1)*[.$B51]*[.$C51]" office:value-type="string" office:string-value="" calcext:value-type="error">
            <text:p>#VALUE!</text:p>
          </table:table-cell>
          <table:table-cell table:style-name="ce4" table:formula="of:=GETNEUTRALFEE(baseReward;[.$B51];T_0/[.$B51]+1)*[.$B51]*[.$D51]" office:value-type="string" office:string-value="" calcext:value-type="error">
            <text:p>#VALUE!</text:p>
          </table:table-cell>
          <table:table-cell table:style-name="ce4" table:formula="of:=GETNEUTRALFEE(baseReward;[.$B51];T_0/[.$B51]+1)*[.$B51]*[.$E51]"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1]*1.1;T_0/(W_0-1)&lt;[.B51]*1.1^2);T_0/(W_0-1);[.B51]*1.1)" office:value-type="float" office:value="2111110.19166667" calcext:value-type="float">
            <text:p>2,111,110</text:p>
          </table:table-cell>
          <table:table-cell table:style-name="ce3" table:formula="of:=([.B52]/[.$B$15])*XMRUSD" office:value-type="float" office:value="457.407208194444" calcext:value-type="float">
            <text:p>457</text:p>
          </table:table-cell>
          <table:table-cell table:style-name="ce3" table:formula="of:=([.$B52]/[.$B$15])^2*XMRUSD" office:value-type="float" office:value="16093.9503160181" calcext:value-type="float">
            <text:p>16,094</text:p>
          </table:table-cell>
          <table:table-cell table:formula="of:=XMRUSD" office:value-type="float" office:value="13" calcext:value-type="float">
            <text:p>13</text:p>
          </table:table-cell>
          <table:table-cell table:style-name="ce4" table:formula="of:=GETNEUTRALFEE(baseReward;[.B52];IF(T_0/[.B52]+1&gt;W_0;T_0/[.B52]+1;W_0))*T_0*[.C52]" office:value-type="string" office:string-value="" calcext:value-type="error">
            <text:p>#VALUE!</text:p>
          </table:table-cell>
          <table:table-cell table:style-name="ce4" table:formula="of:=GETNEUTRALFEE(baseReward;[.$B52];IF(T_0/[.$B52]+1&gt;W_0;T_0/[.$B52]+1;W_0))*T_0*[.D52]" office:value-type="string" office:string-value="" calcext:value-type="error">
            <text:p>#VALUE!</text:p>
          </table:table-cell>
          <table:table-cell table:style-name="ce4" table:formula="of:=GETNEUTRALFEE(baseReward;[.B52];IF(T_0/[.B52]+1&gt;W_0;T_0/[.B52]+1;W_0))*T_0*[.E52]" office:value-type="string" office:string-value="" calcext:value-type="error">
            <text:p>#VALUE!</text:p>
          </table:table-cell>
          <table:table-cell table:formula="of:=GETNEUTRALFEEOLD(baseReward;[.$B52];W_0)*T_0*[.$C52]" office:value-type="float" office:value="0.2873" calcext:value-type="float">
            <text:p>0.2873</text:p>
          </table:table-cell>
          <table:table-cell table:formula="of:=GETNEUTRALFEEOLD(baseReward;[.$B52];W_0)*T_0*[.$D52]" office:value-type="float" office:value="10.1086993010972" calcext:value-type="float">
            <text:p>10.1086993010972</text:p>
          </table:table-cell>
          <table:table-cell table:formula="of:=GETNEUTRALFEEOLD(baseReward;[.$B52];W_0)*T_0*[.$E52]" office:value-type="float" office:value="0.00816537197728702" calcext:value-type="float">
            <text:p>0.008165371977287</text:p>
          </table:table-cell>
          <table:table-cell table:formula="of:=GETNEUTRALFEEOLD(baseReward;[.$B52];IF(T_0/[.$B52]+1&gt;W_0;T_0/[.$B52]+1;W_0))*T_0*[.$C52]" office:value-type="string" office:string-value="" calcext:value-type="error">
            <text:p>#VALUE!</text:p>
          </table:table-cell>
          <table:table-cell table:formula="of:=GETNEUTRALFEEOLD(baseReward;[.$B52];IF(T_0/[.$B52]+1&gt;W_0;T_0/[.$B52]+1;W_0))*T_0*[.$D52]" office:value-type="string" office:string-value="" calcext:value-type="error">
            <text:p>#VALUE!</text:p>
          </table:table-cell>
          <table:table-cell table:formula="of:=GETNEUTRALFEEOLD(baseReward;[.$B52];IF(T_0/[.$B52]+1&gt;W_0;T_0/[.$B52]+1;W_0))*T_0*[.$E52]" office:value-type="string" office:string-value="" calcext:value-type="error">
            <text:p>#VALUE!</text:p>
          </table:table-cell>
          <table:table-cell table:style-name="ce4" table:formula="of:=GETNEUTRALFEE(baseReward;[.$B52];T_0/[.$B52]+1)*T_0*[.$C52]" office:value-type="string" office:string-value="" calcext:value-type="error">
            <text:p>#VALUE!</text:p>
          </table:table-cell>
          <table:table-cell table:style-name="ce4" table:formula="of:=GETNEUTRALFEE(baseReward;[.$B52];T_0/[.$B52]+1)*T_0*[.$D52]" office:value-type="string" office:string-value="" calcext:value-type="error">
            <text:p>#VALUE!</text:p>
          </table:table-cell>
          <table:table-cell table:style-name="ce4" table:formula="of:=GETNEUTRALFEE(baseReward;[.$B52];T_0/[.$B52]+1)*T_0*[.$E52]" office:value-type="string" office:string-value="" calcext:value-type="error">
            <text:p>#VALUE!</text:p>
          </table:table-cell>
          <table:table-cell table:style-name="ce4" table:formula="of:=GETNEUTRALFEE(baseReward;[.$B52];IF(T_0/[.$B52]+1&gt;W_0;T_0/[.$B52]+1;W_0))*[.$B52]*[.$C52]" office:value-type="string" office:string-value="" calcext:value-type="error">
            <text:p>#VALUE!</text:p>
          </table:table-cell>
          <table:table-cell table:style-name="ce4" table:formula="of:=GETNEUTRALFEE(baseReward;[.$B52];IF(T_0/[.$B52]+1&gt;W_0;T_0/[.$B52]+1;W_0))*[.$B52]*[.$D52]" office:value-type="string" office:string-value="" calcext:value-type="error">
            <text:p>#VALUE!</text:p>
          </table:table-cell>
          <table:table-cell table:style-name="ce4" table:formula="of:=GETNEUTRALFEE(baseReward;[.$B52];IF(T_0/[.$B52]+1&gt;W_0;T_0/[.$B52]+1;W_0))*[.$B52]*[.$E52]" office:value-type="string" office:string-value="" calcext:value-type="error">
            <text:p>#VALUE!</text:p>
          </table:table-cell>
          <table:table-cell table:formula="of:=GETNEUTRALFEEOLD(baseReward;[.$B52];IF(T_0/[.$B52]+1&gt;W_0;T_0/[.$B52]+1;W_0))*[.$B52]*[.$C52]" office:value-type="string" office:string-value="" calcext:value-type="error">
            <text:p>#VALUE!</text:p>
          </table:table-cell>
          <table:table-cell table:formula="of:=GETNEUTRALFEEOLD(baseReward;[.$B52];IF(T_0/[.$B52]+1&gt;W_0;T_0/[.$B52]+1;W_0))*[.$B52]*[.$D52]" office:value-type="string" office:string-value="" calcext:value-type="error">
            <text:p>#VALUE!</text:p>
          </table:table-cell>
          <table:table-cell table:formula="of:=GETNEUTRALFEEOLD(baseReward;[.$B52];IF(T_0/[.$B52]+1&gt;W_0;T_0/[.$B52]+1;W_0))*[.$B52]*[.$E52]" office:value-type="string" office:string-value="" calcext:value-type="error">
            <text:p>#VALUE!</text:p>
          </table:table-cell>
          <table:table-cell table:style-name="ce4" table:formula="of:=GETNEUTRALFEE(baseReward;[.$B52];T_0/[.$B52]+1)*[.$B52]*[.$C52]" office:value-type="string" office:string-value="" calcext:value-type="error">
            <text:p>#VALUE!</text:p>
          </table:table-cell>
          <table:table-cell table:style-name="ce4" table:formula="of:=GETNEUTRALFEE(baseReward;[.$B52];T_0/[.$B52]+1)*[.$B52]*[.$D52]" office:value-type="string" office:string-value="" calcext:value-type="error">
            <text:p>#VALUE!</text:p>
          </table:table-cell>
          <table:table-cell table:style-name="ce4" table:formula="of:=GETNEUTRALFEE(baseReward;[.$B52];T_0/[.$B52]+1)*[.$B52]*[.$E52]"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2]*1.1;T_0/(W_0-1)&lt;[.B52]*1.1^2);T_0/(W_0-1);[.B52]*1.1)" office:value-type="float" office:value="2322221.21083333" calcext:value-type="float">
            <text:p>2,322,221</text:p>
          </table:table-cell>
          <table:table-cell table:style-name="ce3" table:formula="of:=([.B53]/[.$B$15])*XMRUSD" office:value-type="float" office:value="503.147929013889" calcext:value-type="float">
            <text:p>503</text:p>
          </table:table-cell>
          <table:table-cell table:style-name="ce3" table:formula="of:=([.$B53]/[.$B$15])^2*XMRUSD" office:value-type="float" office:value="19473.6798823819" calcext:value-type="float">
            <text:p>19,474</text:p>
          </table:table-cell>
          <table:table-cell table:formula="of:=XMRUSD" office:value-type="float" office:value="13" calcext:value-type="float">
            <text:p>13</text:p>
          </table:table-cell>
          <table:table-cell table:style-name="ce4" table:formula="of:=GETNEUTRALFEE(baseReward;[.B53];IF(T_0/[.B53]+1&gt;W_0;T_0/[.B53]+1;W_0))*T_0*[.C53]" office:value-type="string" office:string-value="" calcext:value-type="error">
            <text:p>#VALUE!</text:p>
          </table:table-cell>
          <table:table-cell table:style-name="ce4" table:formula="of:=GETNEUTRALFEE(baseReward;[.$B53];IF(T_0/[.$B53]+1&gt;W_0;T_0/[.$B53]+1;W_0))*T_0*[.D53]" office:value-type="string" office:string-value="" calcext:value-type="error">
            <text:p>#VALUE!</text:p>
          </table:table-cell>
          <table:table-cell table:style-name="ce4" table:formula="of:=GETNEUTRALFEE(baseReward;[.B53];IF(T_0/[.B53]+1&gt;W_0;T_0/[.B53]+1;W_0))*T_0*[.E53]" office:value-type="string" office:string-value="" calcext:value-type="error">
            <text:p>#VALUE!</text:p>
          </table:table-cell>
          <table:table-cell table:formula="of:=GETNEUTRALFEEOLD(baseReward;[.$B53];W_0)*T_0*[.$C53]" office:value-type="float" office:value="0.2873" calcext:value-type="float">
            <text:p>0.2873</text:p>
          </table:table-cell>
          <table:table-cell table:formula="of:=GETNEUTRALFEEOLD(baseReward;[.$B53];W_0)*T_0*[.$D53]" office:value-type="float" office:value="11.119569231207" calcext:value-type="float">
            <text:p>11.119569231207</text:p>
          </table:table-cell>
          <table:table-cell table:formula="of:=GETNEUTRALFEEOLD(baseReward;[.$B53];W_0)*T_0*[.$E53]" office:value-type="float" office:value="0.00742306543389729" calcext:value-type="float">
            <text:p>0.007423065433897</text:p>
          </table:table-cell>
          <table:table-cell table:formula="of:=GETNEUTRALFEEOLD(baseReward;[.$B53];IF(T_0/[.$B53]+1&gt;W_0;T_0/[.$B53]+1;W_0))*T_0*[.$C53]" office:value-type="string" office:string-value="" calcext:value-type="error">
            <text:p>#VALUE!</text:p>
          </table:table-cell>
          <table:table-cell table:formula="of:=GETNEUTRALFEEOLD(baseReward;[.$B53];IF(T_0/[.$B53]+1&gt;W_0;T_0/[.$B53]+1;W_0))*T_0*[.$D53]" office:value-type="string" office:string-value="" calcext:value-type="error">
            <text:p>#VALUE!</text:p>
          </table:table-cell>
          <table:table-cell table:formula="of:=GETNEUTRALFEEOLD(baseReward;[.$B53];IF(T_0/[.$B53]+1&gt;W_0;T_0/[.$B53]+1;W_0))*T_0*[.$E53]" office:value-type="string" office:string-value="" calcext:value-type="error">
            <text:p>#VALUE!</text:p>
          </table:table-cell>
          <table:table-cell table:style-name="ce4" table:formula="of:=GETNEUTRALFEE(baseReward;[.$B53];T_0/[.$B53]+1)*T_0*[.$C53]" office:value-type="string" office:string-value="" calcext:value-type="error">
            <text:p>#VALUE!</text:p>
          </table:table-cell>
          <table:table-cell table:style-name="ce4" table:formula="of:=GETNEUTRALFEE(baseReward;[.$B53];T_0/[.$B53]+1)*T_0*[.$D53]" office:value-type="string" office:string-value="" calcext:value-type="error">
            <text:p>#VALUE!</text:p>
          </table:table-cell>
          <table:table-cell table:style-name="ce4" table:formula="of:=GETNEUTRALFEE(baseReward;[.$B53];T_0/[.$B53]+1)*T_0*[.$E53]" office:value-type="string" office:string-value="" calcext:value-type="error">
            <text:p>#VALUE!</text:p>
          </table:table-cell>
          <table:table-cell table:style-name="ce4" table:formula="of:=GETNEUTRALFEE(baseReward;[.$B53];IF(T_0/[.$B53]+1&gt;W_0;T_0/[.$B53]+1;W_0))*[.$B53]*[.$C53]" office:value-type="string" office:string-value="" calcext:value-type="error">
            <text:p>#VALUE!</text:p>
          </table:table-cell>
          <table:table-cell table:style-name="ce4" table:formula="of:=GETNEUTRALFEE(baseReward;[.$B53];IF(T_0/[.$B53]+1&gt;W_0;T_0/[.$B53]+1;W_0))*[.$B53]*[.$D53]" office:value-type="string" office:string-value="" calcext:value-type="error">
            <text:p>#VALUE!</text:p>
          </table:table-cell>
          <table:table-cell table:style-name="ce4" table:formula="of:=GETNEUTRALFEE(baseReward;[.$B53];IF(T_0/[.$B53]+1&gt;W_0;T_0/[.$B53]+1;W_0))*[.$B53]*[.$E53]" office:value-type="string" office:string-value="" calcext:value-type="error">
            <text:p>#VALUE!</text:p>
          </table:table-cell>
          <table:table-cell table:formula="of:=GETNEUTRALFEEOLD(baseReward;[.$B53];IF(T_0/[.$B53]+1&gt;W_0;T_0/[.$B53]+1;W_0))*[.$B53]*[.$C53]" office:value-type="string" office:string-value="" calcext:value-type="error">
            <text:p>#VALUE!</text:p>
          </table:table-cell>
          <table:table-cell table:formula="of:=GETNEUTRALFEEOLD(baseReward;[.$B53];IF(T_0/[.$B53]+1&gt;W_0;T_0/[.$B53]+1;W_0))*[.$B53]*[.$D53]" office:value-type="string" office:string-value="" calcext:value-type="error">
            <text:p>#VALUE!</text:p>
          </table:table-cell>
          <table:table-cell table:formula="of:=GETNEUTRALFEEOLD(baseReward;[.$B53];IF(T_0/[.$B53]+1&gt;W_0;T_0/[.$B53]+1;W_0))*[.$B53]*[.$E53]" office:value-type="string" office:string-value="" calcext:value-type="error">
            <text:p>#VALUE!</text:p>
          </table:table-cell>
          <table:table-cell table:style-name="ce4" table:formula="of:=GETNEUTRALFEE(baseReward;[.$B53];T_0/[.$B53]+1)*[.$B53]*[.$C53]" office:value-type="string" office:string-value="" calcext:value-type="error">
            <text:p>#VALUE!</text:p>
          </table:table-cell>
          <table:table-cell table:style-name="ce4" table:formula="of:=GETNEUTRALFEE(baseReward;[.$B53];T_0/[.$B53]+1)*[.$B53]*[.$D53]" office:value-type="string" office:string-value="" calcext:value-type="error">
            <text:p>#VALUE!</text:p>
          </table:table-cell>
          <table:table-cell table:style-name="ce4" table:formula="of:=GETNEUTRALFEE(baseReward;[.$B53];T_0/[.$B53]+1)*[.$B53]*[.$E53]"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3]*1.1;T_0/(W_0-1)&lt;[.B53]*1.1^2);T_0/(W_0-1);[.B53]*1.1)" office:value-type="float" office:value="2554443.33191667" calcext:value-type="float">
            <text:p>2,554,443</text:p>
          </table:table-cell>
          <table:table-cell table:style-name="ce3" table:formula="of:=([.B54]/[.$B$15])*XMRUSD" office:value-type="float" office:value="553.462721915278" calcext:value-type="float">
            <text:p>553</text:p>
          </table:table-cell>
          <table:table-cell table:style-name="ce3" table:formula="of:=([.$B54]/[.$B$15])^2*XMRUSD" office:value-type="float" office:value="23563.1526576822" calcext:value-type="float">
            <text:p>23,563</text:p>
          </table:table-cell>
          <table:table-cell table:formula="of:=XMRUSD" office:value-type="float" office:value="13" calcext:value-type="float">
            <text:p>13</text:p>
          </table:table-cell>
          <table:table-cell table:style-name="ce4" table:formula="of:=GETNEUTRALFEE(baseReward;[.B54];IF(T_0/[.B54]+1&gt;W_0;T_0/[.B54]+1;W_0))*T_0*[.C54]" office:value-type="string" office:string-value="" calcext:value-type="error">
            <text:p>#VALUE!</text:p>
          </table:table-cell>
          <table:table-cell table:style-name="ce4" table:formula="of:=GETNEUTRALFEE(baseReward;[.$B54];IF(T_0/[.$B54]+1&gt;W_0;T_0/[.$B54]+1;W_0))*T_0*[.D54]" office:value-type="string" office:string-value="" calcext:value-type="error">
            <text:p>#VALUE!</text:p>
          </table:table-cell>
          <table:table-cell table:style-name="ce4" table:formula="of:=GETNEUTRALFEE(baseReward;[.B54];IF(T_0/[.B54]+1&gt;W_0;T_0/[.B54]+1;W_0))*T_0*[.E54]" office:value-type="string" office:string-value="" calcext:value-type="error">
            <text:p>#VALUE!</text:p>
          </table:table-cell>
          <table:table-cell table:formula="of:=GETNEUTRALFEEOLD(baseReward;[.$B54];W_0)*T_0*[.$C54]" office:value-type="float" office:value="0.2873" calcext:value-type="float">
            <text:p>0.2873</text:p>
          </table:table-cell>
          <table:table-cell table:formula="of:=GETNEUTRALFEEOLD(baseReward;[.$B54];W_0)*T_0*[.$D54]" office:value-type="float" office:value="12.2315261543277" calcext:value-type="float">
            <text:p>12.2315261543277</text:p>
          </table:table-cell>
          <table:table-cell table:formula="of:=GETNEUTRALFEEOLD(baseReward;[.$B54];W_0)*T_0*[.$E54]" office:value-type="float" office:value="0.00674824130354299" calcext:value-type="float">
            <text:p>0.006748241303543</text:p>
          </table:table-cell>
          <table:table-cell table:formula="of:=GETNEUTRALFEEOLD(baseReward;[.$B54];IF(T_0/[.$B54]+1&gt;W_0;T_0/[.$B54]+1;W_0))*T_0*[.$C54]" office:value-type="string" office:string-value="" calcext:value-type="error">
            <text:p>#VALUE!</text:p>
          </table:table-cell>
          <table:table-cell table:formula="of:=GETNEUTRALFEEOLD(baseReward;[.$B54];IF(T_0/[.$B54]+1&gt;W_0;T_0/[.$B54]+1;W_0))*T_0*[.$D54]" office:value-type="string" office:string-value="" calcext:value-type="error">
            <text:p>#VALUE!</text:p>
          </table:table-cell>
          <table:table-cell table:formula="of:=GETNEUTRALFEEOLD(baseReward;[.$B54];IF(T_0/[.$B54]+1&gt;W_0;T_0/[.$B54]+1;W_0))*T_0*[.$E54]" office:value-type="string" office:string-value="" calcext:value-type="error">
            <text:p>#VALUE!</text:p>
          </table:table-cell>
          <table:table-cell table:style-name="ce4" table:formula="of:=GETNEUTRALFEE(baseReward;[.$B54];T_0/[.$B54]+1)*T_0*[.$C54]" office:value-type="string" office:string-value="" calcext:value-type="error">
            <text:p>#VALUE!</text:p>
          </table:table-cell>
          <table:table-cell table:style-name="ce4" table:formula="of:=GETNEUTRALFEE(baseReward;[.$B54];T_0/[.$B54]+1)*T_0*[.$D54]" office:value-type="string" office:string-value="" calcext:value-type="error">
            <text:p>#VALUE!</text:p>
          </table:table-cell>
          <table:table-cell table:style-name="ce4" table:formula="of:=GETNEUTRALFEE(baseReward;[.$B54];T_0/[.$B54]+1)*T_0*[.$E54]" office:value-type="string" office:string-value="" calcext:value-type="error">
            <text:p>#VALUE!</text:p>
          </table:table-cell>
          <table:table-cell table:style-name="ce4" table:formula="of:=GETNEUTRALFEE(baseReward;[.$B54];IF(T_0/[.$B54]+1&gt;W_0;T_0/[.$B54]+1;W_0))*[.$B54]*[.$C54]" office:value-type="string" office:string-value="" calcext:value-type="error">
            <text:p>#VALUE!</text:p>
          </table:table-cell>
          <table:table-cell table:style-name="ce4" table:formula="of:=GETNEUTRALFEE(baseReward;[.$B54];IF(T_0/[.$B54]+1&gt;W_0;T_0/[.$B54]+1;W_0))*[.$B54]*[.$D54]" office:value-type="string" office:string-value="" calcext:value-type="error">
            <text:p>#VALUE!</text:p>
          </table:table-cell>
          <table:table-cell table:style-name="ce4" table:formula="of:=GETNEUTRALFEE(baseReward;[.$B54];IF(T_0/[.$B54]+1&gt;W_0;T_0/[.$B54]+1;W_0))*[.$B54]*[.$E54]" office:value-type="string" office:string-value="" calcext:value-type="error">
            <text:p>#VALUE!</text:p>
          </table:table-cell>
          <table:table-cell table:formula="of:=GETNEUTRALFEEOLD(baseReward;[.$B54];IF(T_0/[.$B54]+1&gt;W_0;T_0/[.$B54]+1;W_0))*[.$B54]*[.$C54]" office:value-type="string" office:string-value="" calcext:value-type="error">
            <text:p>#VALUE!</text:p>
          </table:table-cell>
          <table:table-cell table:formula="of:=GETNEUTRALFEEOLD(baseReward;[.$B54];IF(T_0/[.$B54]+1&gt;W_0;T_0/[.$B54]+1;W_0))*[.$B54]*[.$D54]" office:value-type="string" office:string-value="" calcext:value-type="error">
            <text:p>#VALUE!</text:p>
          </table:table-cell>
          <table:table-cell table:formula="of:=GETNEUTRALFEEOLD(baseReward;[.$B54];IF(T_0/[.$B54]+1&gt;W_0;T_0/[.$B54]+1;W_0))*[.$B54]*[.$E54]" office:value-type="string" office:string-value="" calcext:value-type="error">
            <text:p>#VALUE!</text:p>
          </table:table-cell>
          <table:table-cell table:style-name="ce4" table:formula="of:=GETNEUTRALFEE(baseReward;[.$B54];T_0/[.$B54]+1)*[.$B54]*[.$C54]" office:value-type="string" office:string-value="" calcext:value-type="error">
            <text:p>#VALUE!</text:p>
          </table:table-cell>
          <table:table-cell table:style-name="ce4" table:formula="of:=GETNEUTRALFEE(baseReward;[.$B54];T_0/[.$B54]+1)*[.$B54]*[.$D54]" office:value-type="string" office:string-value="" calcext:value-type="error">
            <text:p>#VALUE!</text:p>
          </table:table-cell>
          <table:table-cell table:style-name="ce4" table:formula="of:=GETNEUTRALFEE(baseReward;[.$B54];T_0/[.$B54]+1)*[.$B54]*[.$E54]"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4]*1.1;T_0/(W_0-1)&lt;[.B54]*1.1^2);T_0/(W_0-1);[.B54]*1.1)" office:value-type="float" office:value="2809887.66510833" calcext:value-type="float">
            <text:p>2,809,888</text:p>
          </table:table-cell>
          <table:table-cell table:style-name="ce3" table:formula="of:=([.B55]/[.$B$15])*XMRUSD" office:value-type="float" office:value="608.808994106806" calcext:value-type="float">
            <text:p>609</text:p>
          </table:table-cell>
          <table:table-cell table:style-name="ce3" table:formula="of:=([.$B55]/[.$B$15])^2*XMRUSD" office:value-type="float" office:value="28511.4147157954" calcext:value-type="float">
            <text:p>28,511</text:p>
          </table:table-cell>
          <table:table-cell table:formula="of:=XMRUSD" office:value-type="float" office:value="13" calcext:value-type="float">
            <text:p>13</text:p>
          </table:table-cell>
          <table:table-cell table:style-name="ce4" table:formula="of:=GETNEUTRALFEE(baseReward;[.B55];IF(T_0/[.B55]+1&gt;W_0;T_0/[.B55]+1;W_0))*T_0*[.C55]" office:value-type="string" office:string-value="" calcext:value-type="error">
            <text:p>#VALUE!</text:p>
          </table:table-cell>
          <table:table-cell table:style-name="ce4" table:formula="of:=GETNEUTRALFEE(baseReward;[.$B55];IF(T_0/[.$B55]+1&gt;W_0;T_0/[.$B55]+1;W_0))*T_0*[.D55]" office:value-type="string" office:string-value="" calcext:value-type="error">
            <text:p>#VALUE!</text:p>
          </table:table-cell>
          <table:table-cell table:style-name="ce4" table:formula="of:=GETNEUTRALFEE(baseReward;[.B55];IF(T_0/[.B55]+1&gt;W_0;T_0/[.B55]+1;W_0))*T_0*[.E55]" office:value-type="string" office:string-value="" calcext:value-type="error">
            <text:p>#VALUE!</text:p>
          </table:table-cell>
          <table:table-cell table:formula="of:=GETNEUTRALFEEOLD(baseReward;[.$B55];W_0)*T_0*[.$C55]" office:value-type="float" office:value="0.2873" calcext:value-type="float">
            <text:p>0.2873</text:p>
          </table:table-cell>
          <table:table-cell table:formula="of:=GETNEUTRALFEEOLD(baseReward;[.$B55];W_0)*T_0*[.$D55]" office:value-type="float" office:value="13.4546787697604" calcext:value-type="float">
            <text:p>13.4546787697604</text:p>
          </table:table-cell>
          <table:table-cell table:formula="of:=GETNEUTRALFEEOLD(baseReward;[.$B55];W_0)*T_0*[.$E55]" office:value-type="float" office:value="0.00613476482140271" calcext:value-type="float">
            <text:p>0.006134764821403</text:p>
          </table:table-cell>
          <table:table-cell table:formula="of:=GETNEUTRALFEEOLD(baseReward;[.$B55];IF(T_0/[.$B55]+1&gt;W_0;T_0/[.$B55]+1;W_0))*T_0*[.$C55]" office:value-type="string" office:string-value="" calcext:value-type="error">
            <text:p>#VALUE!</text:p>
          </table:table-cell>
          <table:table-cell table:formula="of:=GETNEUTRALFEEOLD(baseReward;[.$B55];IF(T_0/[.$B55]+1&gt;W_0;T_0/[.$B55]+1;W_0))*T_0*[.$D55]" office:value-type="string" office:string-value="" calcext:value-type="error">
            <text:p>#VALUE!</text:p>
          </table:table-cell>
          <table:table-cell table:formula="of:=GETNEUTRALFEEOLD(baseReward;[.$B55];IF(T_0/[.$B55]+1&gt;W_0;T_0/[.$B55]+1;W_0))*T_0*[.$E55]" office:value-type="string" office:string-value="" calcext:value-type="error">
            <text:p>#VALUE!</text:p>
          </table:table-cell>
          <table:table-cell table:style-name="ce4" table:formula="of:=GETNEUTRALFEE(baseReward;[.$B55];T_0/[.$B55]+1)*T_0*[.$C55]" office:value-type="string" office:string-value="" calcext:value-type="error">
            <text:p>#VALUE!</text:p>
          </table:table-cell>
          <table:table-cell table:style-name="ce4" table:formula="of:=GETNEUTRALFEE(baseReward;[.$B55];T_0/[.$B55]+1)*T_0*[.$D55]" office:value-type="string" office:string-value="" calcext:value-type="error">
            <text:p>#VALUE!</text:p>
          </table:table-cell>
          <table:table-cell table:style-name="ce4" table:formula="of:=GETNEUTRALFEE(baseReward;[.$B55];T_0/[.$B55]+1)*T_0*[.$E55]" office:value-type="string" office:string-value="" calcext:value-type="error">
            <text:p>#VALUE!</text:p>
          </table:table-cell>
          <table:table-cell table:style-name="ce4" table:formula="of:=GETNEUTRALFEE(baseReward;[.$B55];IF(T_0/[.$B55]+1&gt;W_0;T_0/[.$B55]+1;W_0))*[.$B55]*[.$C55]" office:value-type="string" office:string-value="" calcext:value-type="error">
            <text:p>#VALUE!</text:p>
          </table:table-cell>
          <table:table-cell table:style-name="ce4" table:formula="of:=GETNEUTRALFEE(baseReward;[.$B55];IF(T_0/[.$B55]+1&gt;W_0;T_0/[.$B55]+1;W_0))*[.$B55]*[.$D55]" office:value-type="string" office:string-value="" calcext:value-type="error">
            <text:p>#VALUE!</text:p>
          </table:table-cell>
          <table:table-cell table:style-name="ce4" table:formula="of:=GETNEUTRALFEE(baseReward;[.$B55];IF(T_0/[.$B55]+1&gt;W_0;T_0/[.$B55]+1;W_0))*[.$B55]*[.$E55]" office:value-type="string" office:string-value="" calcext:value-type="error">
            <text:p>#VALUE!</text:p>
          </table:table-cell>
          <table:table-cell table:formula="of:=GETNEUTRALFEEOLD(baseReward;[.$B55];IF(T_0/[.$B55]+1&gt;W_0;T_0/[.$B55]+1;W_0))*[.$B55]*[.$C55]" office:value-type="string" office:string-value="" calcext:value-type="error">
            <text:p>#VALUE!</text:p>
          </table:table-cell>
          <table:table-cell table:formula="of:=GETNEUTRALFEEOLD(baseReward;[.$B55];IF(T_0/[.$B55]+1&gt;W_0;T_0/[.$B55]+1;W_0))*[.$B55]*[.$D55]" office:value-type="string" office:string-value="" calcext:value-type="error">
            <text:p>#VALUE!</text:p>
          </table:table-cell>
          <table:table-cell table:formula="of:=GETNEUTRALFEEOLD(baseReward;[.$B55];IF(T_0/[.$B55]+1&gt;W_0;T_0/[.$B55]+1;W_0))*[.$B55]*[.$E55]" office:value-type="string" office:string-value="" calcext:value-type="error">
            <text:p>#VALUE!</text:p>
          </table:table-cell>
          <table:table-cell table:style-name="ce4" table:formula="of:=GETNEUTRALFEE(baseReward;[.$B55];T_0/[.$B55]+1)*[.$B55]*[.$C55]" office:value-type="string" office:string-value="" calcext:value-type="error">
            <text:p>#VALUE!</text:p>
          </table:table-cell>
          <table:table-cell table:style-name="ce4" table:formula="of:=GETNEUTRALFEE(baseReward;[.$B55];T_0/[.$B55]+1)*[.$B55]*[.$D55]" office:value-type="string" office:string-value="" calcext:value-type="error">
            <text:p>#VALUE!</text:p>
          </table:table-cell>
          <table:table-cell table:style-name="ce4" table:formula="of:=GETNEUTRALFEE(baseReward;[.$B55];T_0/[.$B55]+1)*[.$B55]*[.$E55]"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5]*1.1;T_0/(W_0-1)&lt;[.B55]*1.1^2);T_0/(W_0-1);[.B55]*1.1)" office:value-type="float" office:value="3090876.43161917" calcext:value-type="float">
            <text:p>3,090,876</text:p>
          </table:table-cell>
          <table:table-cell table:style-name="ce3" table:formula="of:=([.B56]/[.$B$15])*XMRUSD" office:value-type="float" office:value="669.689893517486" calcext:value-type="float">
            <text:p>670</text:p>
          </table:table-cell>
          <table:table-cell table:style-name="ce3" table:formula="of:=([.$B56]/[.$B$15])^2*XMRUSD" office:value-type="float" office:value="34498.8118061125" calcext:value-type="float">
            <text:p>34,499</text:p>
          </table:table-cell>
          <table:table-cell table:formula="of:=XMRUSD" office:value-type="float" office:value="13" calcext:value-type="float">
            <text:p>13</text:p>
          </table:table-cell>
          <table:table-cell table:style-name="ce4" table:formula="of:=GETNEUTRALFEE(baseReward;[.B56];IF(T_0/[.B56]+1&gt;W_0;T_0/[.B56]+1;W_0))*T_0*[.C56]" office:value-type="string" office:string-value="" calcext:value-type="error">
            <text:p>#VALUE!</text:p>
          </table:table-cell>
          <table:table-cell table:style-name="ce4" table:formula="of:=GETNEUTRALFEE(baseReward;[.$B56];IF(T_0/[.$B56]+1&gt;W_0;T_0/[.$B56]+1;W_0))*T_0*[.D56]" office:value-type="string" office:string-value="" calcext:value-type="error">
            <text:p>#VALUE!</text:p>
          </table:table-cell>
          <table:table-cell table:style-name="ce4" table:formula="of:=GETNEUTRALFEE(baseReward;[.B56];IF(T_0/[.B56]+1&gt;W_0;T_0/[.B56]+1;W_0))*T_0*[.E56]" office:value-type="string" office:string-value="" calcext:value-type="error">
            <text:p>#VALUE!</text:p>
          </table:table-cell>
          <table:table-cell table:formula="of:=GETNEUTRALFEEOLD(baseReward;[.$B56];W_0)*T_0*[.$C56]" office:value-type="float" office:value="0.2873" calcext:value-type="float">
            <text:p>0.2873</text:p>
          </table:table-cell>
          <table:table-cell table:formula="of:=GETNEUTRALFEEOLD(baseReward;[.$B56];W_0)*T_0*[.$D56]" office:value-type="float" office:value="14.8001466467365" calcext:value-type="float">
            <text:p>14.8001466467365</text:p>
          </table:table-cell>
          <table:table-cell table:formula="of:=GETNEUTRALFEEOLD(baseReward;[.$B56];W_0)*T_0*[.$E56]" office:value-type="float" office:value="0.00557705892854792" calcext:value-type="float">
            <text:p>0.005577058928548</text:p>
          </table:table-cell>
          <table:table-cell table:formula="of:=GETNEUTRALFEEOLD(baseReward;[.$B56];IF(T_0/[.$B56]+1&gt;W_0;T_0/[.$B56]+1;W_0))*T_0*[.$C56]" office:value-type="string" office:string-value="" calcext:value-type="error">
            <text:p>#VALUE!</text:p>
          </table:table-cell>
          <table:table-cell table:formula="of:=GETNEUTRALFEEOLD(baseReward;[.$B56];IF(T_0/[.$B56]+1&gt;W_0;T_0/[.$B56]+1;W_0))*T_0*[.$D56]" office:value-type="string" office:string-value="" calcext:value-type="error">
            <text:p>#VALUE!</text:p>
          </table:table-cell>
          <table:table-cell table:formula="of:=GETNEUTRALFEEOLD(baseReward;[.$B56];IF(T_0/[.$B56]+1&gt;W_0;T_0/[.$B56]+1;W_0))*T_0*[.$E56]" office:value-type="string" office:string-value="" calcext:value-type="error">
            <text:p>#VALUE!</text:p>
          </table:table-cell>
          <table:table-cell table:style-name="ce4" table:formula="of:=GETNEUTRALFEE(baseReward;[.$B56];T_0/[.$B56]+1)*T_0*[.$C56]" office:value-type="string" office:string-value="" calcext:value-type="error">
            <text:p>#VALUE!</text:p>
          </table:table-cell>
          <table:table-cell table:style-name="ce4" table:formula="of:=GETNEUTRALFEE(baseReward;[.$B56];T_0/[.$B56]+1)*T_0*[.$D56]" office:value-type="string" office:string-value="" calcext:value-type="error">
            <text:p>#VALUE!</text:p>
          </table:table-cell>
          <table:table-cell table:style-name="ce4" table:formula="of:=GETNEUTRALFEE(baseReward;[.$B56];T_0/[.$B56]+1)*T_0*[.$E56]" office:value-type="string" office:string-value="" calcext:value-type="error">
            <text:p>#VALUE!</text:p>
          </table:table-cell>
          <table:table-cell table:style-name="ce4" table:formula="of:=GETNEUTRALFEE(baseReward;[.$B56];IF(T_0/[.$B56]+1&gt;W_0;T_0/[.$B56]+1;W_0))*[.$B56]*[.$C56]" office:value-type="string" office:string-value="" calcext:value-type="error">
            <text:p>#VALUE!</text:p>
          </table:table-cell>
          <table:table-cell table:style-name="ce4" table:formula="of:=GETNEUTRALFEE(baseReward;[.$B56];IF(T_0/[.$B56]+1&gt;W_0;T_0/[.$B56]+1;W_0))*[.$B56]*[.$D56]" office:value-type="string" office:string-value="" calcext:value-type="error">
            <text:p>#VALUE!</text:p>
          </table:table-cell>
          <table:table-cell table:style-name="ce4" table:formula="of:=GETNEUTRALFEE(baseReward;[.$B56];IF(T_0/[.$B56]+1&gt;W_0;T_0/[.$B56]+1;W_0))*[.$B56]*[.$E56]" office:value-type="string" office:string-value="" calcext:value-type="error">
            <text:p>#VALUE!</text:p>
          </table:table-cell>
          <table:table-cell table:formula="of:=GETNEUTRALFEEOLD(baseReward;[.$B56];IF(T_0/[.$B56]+1&gt;W_0;T_0/[.$B56]+1;W_0))*[.$B56]*[.$C56]" office:value-type="string" office:string-value="" calcext:value-type="error">
            <text:p>#VALUE!</text:p>
          </table:table-cell>
          <table:table-cell table:formula="of:=GETNEUTRALFEEOLD(baseReward;[.$B56];IF(T_0/[.$B56]+1&gt;W_0;T_0/[.$B56]+1;W_0))*[.$B56]*[.$D56]" office:value-type="string" office:string-value="" calcext:value-type="error">
            <text:p>#VALUE!</text:p>
          </table:table-cell>
          <table:table-cell table:formula="of:=GETNEUTRALFEEOLD(baseReward;[.$B56];IF(T_0/[.$B56]+1&gt;W_0;T_0/[.$B56]+1;W_0))*[.$B56]*[.$E56]" office:value-type="string" office:string-value="" calcext:value-type="error">
            <text:p>#VALUE!</text:p>
          </table:table-cell>
          <table:table-cell table:style-name="ce4" table:formula="of:=GETNEUTRALFEE(baseReward;[.$B56];T_0/[.$B56]+1)*[.$B56]*[.$C56]" office:value-type="string" office:string-value="" calcext:value-type="error">
            <text:p>#VALUE!</text:p>
          </table:table-cell>
          <table:table-cell table:style-name="ce4" table:formula="of:=GETNEUTRALFEE(baseReward;[.$B56];T_0/[.$B56]+1)*[.$B56]*[.$D56]" office:value-type="string" office:string-value="" calcext:value-type="error">
            <text:p>#VALUE!</text:p>
          </table:table-cell>
          <table:table-cell table:style-name="ce4" table:formula="of:=GETNEUTRALFEE(baseReward;[.$B56];T_0/[.$B56]+1)*[.$B56]*[.$E56]"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6]*1.1;T_0/(W_0-1)&lt;[.B56]*1.1^2);T_0/(W_0-1);[.B56]*1.1)" office:value-type="float" office:value="3399964.07478108" calcext:value-type="float">
            <text:p>3,399,964</text:p>
          </table:table-cell>
          <table:table-cell table:style-name="ce3" table:formula="of:=([.B57]/[.$B$15])*XMRUSD" office:value-type="float" office:value="736.658882869235" calcext:value-type="float">
            <text:p>737</text:p>
          </table:table-cell>
          <table:table-cell table:style-name="ce3" table:formula="of:=([.$B57]/[.$B$15])^2*XMRUSD" office:value-type="float" office:value="41743.5622853961" calcext:value-type="float">
            <text:p>41,744</text:p>
          </table:table-cell>
          <table:table-cell table:formula="of:=XMRUSD" office:value-type="float" office:value="13" calcext:value-type="float">
            <text:p>13</text:p>
          </table:table-cell>
          <table:table-cell table:style-name="ce4" table:formula="of:=GETNEUTRALFEE(baseReward;[.B57];IF(T_0/[.B57]+1&gt;W_0;T_0/[.B57]+1;W_0))*T_0*[.C57]" office:value-type="string" office:string-value="" calcext:value-type="error">
            <text:p>#VALUE!</text:p>
          </table:table-cell>
          <table:table-cell table:style-name="ce4" table:formula="of:=GETNEUTRALFEE(baseReward;[.$B57];IF(T_0/[.$B57]+1&gt;W_0;T_0/[.$B57]+1;W_0))*T_0*[.D57]" office:value-type="string" office:string-value="" calcext:value-type="error">
            <text:p>#VALUE!</text:p>
          </table:table-cell>
          <table:table-cell table:style-name="ce4" table:formula="of:=GETNEUTRALFEE(baseReward;[.B57];IF(T_0/[.B57]+1&gt;W_0;T_0/[.B57]+1;W_0))*T_0*[.E57]" office:value-type="string" office:string-value="" calcext:value-type="error">
            <text:p>#VALUE!</text:p>
          </table:table-cell>
          <table:table-cell table:formula="of:=GETNEUTRALFEEOLD(baseReward;[.$B57];W_0)*T_0*[.$C57]" office:value-type="float" office:value="0.2873" calcext:value-type="float">
            <text:p>0.2873</text:p>
          </table:table-cell>
          <table:table-cell table:formula="of:=GETNEUTRALFEEOLD(baseReward;[.$B57];W_0)*T_0*[.$D57]" office:value-type="float" office:value="16.2801613114101" calcext:value-type="float">
            <text:p>16.2801613114101</text:p>
          </table:table-cell>
          <table:table-cell table:formula="of:=GETNEUTRALFEEOLD(baseReward;[.$B57];W_0)*T_0*[.$E57]" office:value-type="float" office:value="0.0050700535714072" calcext:value-type="float">
            <text:p>0.005070053571407</text:p>
          </table:table-cell>
          <table:table-cell table:formula="of:=GETNEUTRALFEEOLD(baseReward;[.$B57];IF(T_0/[.$B57]+1&gt;W_0;T_0/[.$B57]+1;W_0))*T_0*[.$C57]" office:value-type="string" office:string-value="" calcext:value-type="error">
            <text:p>#VALUE!</text:p>
          </table:table-cell>
          <table:table-cell table:formula="of:=GETNEUTRALFEEOLD(baseReward;[.$B57];IF(T_0/[.$B57]+1&gt;W_0;T_0/[.$B57]+1;W_0))*T_0*[.$D57]" office:value-type="string" office:string-value="" calcext:value-type="error">
            <text:p>#VALUE!</text:p>
          </table:table-cell>
          <table:table-cell table:formula="of:=GETNEUTRALFEEOLD(baseReward;[.$B57];IF(T_0/[.$B57]+1&gt;W_0;T_0/[.$B57]+1;W_0))*T_0*[.$E57]" office:value-type="string" office:string-value="" calcext:value-type="error">
            <text:p>#VALUE!</text:p>
          </table:table-cell>
          <table:table-cell table:style-name="ce4" table:formula="of:=GETNEUTRALFEE(baseReward;[.$B57];T_0/[.$B57]+1)*T_0*[.$C57]" office:value-type="string" office:string-value="" calcext:value-type="error">
            <text:p>#VALUE!</text:p>
          </table:table-cell>
          <table:table-cell table:style-name="ce4" table:formula="of:=GETNEUTRALFEE(baseReward;[.$B57];T_0/[.$B57]+1)*T_0*[.$D57]" office:value-type="string" office:string-value="" calcext:value-type="error">
            <text:p>#VALUE!</text:p>
          </table:table-cell>
          <table:table-cell table:style-name="ce4" table:formula="of:=GETNEUTRALFEE(baseReward;[.$B57];T_0/[.$B57]+1)*T_0*[.$E57]" office:value-type="string" office:string-value="" calcext:value-type="error">
            <text:p>#VALUE!</text:p>
          </table:table-cell>
          <table:table-cell table:style-name="ce4" table:formula="of:=GETNEUTRALFEE(baseReward;[.$B57];IF(T_0/[.$B57]+1&gt;W_0;T_0/[.$B57]+1;W_0))*[.$B57]*[.$C57]" office:value-type="string" office:string-value="" calcext:value-type="error">
            <text:p>#VALUE!</text:p>
          </table:table-cell>
          <table:table-cell table:style-name="ce4" table:formula="of:=GETNEUTRALFEE(baseReward;[.$B57];IF(T_0/[.$B57]+1&gt;W_0;T_0/[.$B57]+1;W_0))*[.$B57]*[.$D57]" office:value-type="string" office:string-value="" calcext:value-type="error">
            <text:p>#VALUE!</text:p>
          </table:table-cell>
          <table:table-cell table:style-name="ce4" table:formula="of:=GETNEUTRALFEE(baseReward;[.$B57];IF(T_0/[.$B57]+1&gt;W_0;T_0/[.$B57]+1;W_0))*[.$B57]*[.$E57]" office:value-type="string" office:string-value="" calcext:value-type="error">
            <text:p>#VALUE!</text:p>
          </table:table-cell>
          <table:table-cell table:formula="of:=GETNEUTRALFEEOLD(baseReward;[.$B57];IF(T_0/[.$B57]+1&gt;W_0;T_0/[.$B57]+1;W_0))*[.$B57]*[.$C57]" office:value-type="string" office:string-value="" calcext:value-type="error">
            <text:p>#VALUE!</text:p>
          </table:table-cell>
          <table:table-cell table:formula="of:=GETNEUTRALFEEOLD(baseReward;[.$B57];IF(T_0/[.$B57]+1&gt;W_0;T_0/[.$B57]+1;W_0))*[.$B57]*[.$D57]" office:value-type="string" office:string-value="" calcext:value-type="error">
            <text:p>#VALUE!</text:p>
          </table:table-cell>
          <table:table-cell table:formula="of:=GETNEUTRALFEEOLD(baseReward;[.$B57];IF(T_0/[.$B57]+1&gt;W_0;T_0/[.$B57]+1;W_0))*[.$B57]*[.$E57]" office:value-type="string" office:string-value="" calcext:value-type="error">
            <text:p>#VALUE!</text:p>
          </table:table-cell>
          <table:table-cell table:style-name="ce4" table:formula="of:=GETNEUTRALFEE(baseReward;[.$B57];T_0/[.$B57]+1)*[.$B57]*[.$C57]" office:value-type="string" office:string-value="" calcext:value-type="error">
            <text:p>#VALUE!</text:p>
          </table:table-cell>
          <table:table-cell table:style-name="ce4" table:formula="of:=GETNEUTRALFEE(baseReward;[.$B57];T_0/[.$B57]+1)*[.$B57]*[.$D57]" office:value-type="string" office:string-value="" calcext:value-type="error">
            <text:p>#VALUE!</text:p>
          </table:table-cell>
          <table:table-cell table:style-name="ce4" table:formula="of:=GETNEUTRALFEE(baseReward;[.$B57];T_0/[.$B57]+1)*[.$B57]*[.$E57]"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7]*1.1;T_0/(W_0-1)&lt;[.B57]*1.1^2);T_0/(W_0-1);[.B57]*1.1)" office:value-type="float" office:value="3739960.48225919" calcext:value-type="float">
            <text:p>3,739,960</text:p>
          </table:table-cell>
          <table:table-cell table:style-name="ce3" table:formula="of:=([.B58]/[.$B$15])*XMRUSD" office:value-type="float" office:value="810.324771156158" calcext:value-type="float">
            <text:p>810</text:p>
          </table:table-cell>
          <table:table-cell table:style-name="ce3" table:formula="of:=([.$B58]/[.$B$15])^2*XMRUSD" office:value-type="float" office:value="50509.7103653293" calcext:value-type="float">
            <text:p>50,510</text:p>
          </table:table-cell>
          <table:table-cell table:formula="of:=XMRUSD" office:value-type="float" office:value="13" calcext:value-type="float">
            <text:p>13</text:p>
          </table:table-cell>
          <table:table-cell table:style-name="ce4" table:formula="of:=GETNEUTRALFEE(baseReward;[.B58];IF(T_0/[.B58]+1&gt;W_0;T_0/[.B58]+1;W_0))*T_0*[.C58]" office:value-type="string" office:string-value="" calcext:value-type="error">
            <text:p>#VALUE!</text:p>
          </table:table-cell>
          <table:table-cell table:style-name="ce4" table:formula="of:=GETNEUTRALFEE(baseReward;[.$B58];IF(T_0/[.$B58]+1&gt;W_0;T_0/[.$B58]+1;W_0))*T_0*[.D58]" office:value-type="string" office:string-value="" calcext:value-type="error">
            <text:p>#VALUE!</text:p>
          </table:table-cell>
          <table:table-cell table:style-name="ce4" table:formula="of:=GETNEUTRALFEE(baseReward;[.B58];IF(T_0/[.B58]+1&gt;W_0;T_0/[.B58]+1;W_0))*T_0*[.E58]" office:value-type="string" office:string-value="" calcext:value-type="error">
            <text:p>#VALUE!</text:p>
          </table:table-cell>
          <table:table-cell table:formula="of:=GETNEUTRALFEEOLD(baseReward;[.$B58];W_0)*T_0*[.$C58]" office:value-type="float" office:value="0.2873" calcext:value-type="float">
            <text:p>0.2873</text:p>
          </table:table-cell>
          <table:table-cell table:formula="of:=GETNEUTRALFEEOLD(baseReward;[.$B58];W_0)*T_0*[.$D58]" office:value-type="float" office:value="17.9081774425511" calcext:value-type="float">
            <text:p>17.9081774425511</text:p>
          </table:table-cell>
          <table:table-cell table:formula="of:=GETNEUTRALFEEOLD(baseReward;[.$B58];W_0)*T_0*[.$E58]" office:value-type="float" office:value="0.00460913961037018" calcext:value-type="float">
            <text:p>0.00460913961037</text:p>
          </table:table-cell>
          <table:table-cell table:formula="of:=GETNEUTRALFEEOLD(baseReward;[.$B58];IF(T_0/[.$B58]+1&gt;W_0;T_0/[.$B58]+1;W_0))*T_0*[.$C58]" office:value-type="string" office:string-value="" calcext:value-type="error">
            <text:p>#VALUE!</text:p>
          </table:table-cell>
          <table:table-cell table:formula="of:=GETNEUTRALFEEOLD(baseReward;[.$B58];IF(T_0/[.$B58]+1&gt;W_0;T_0/[.$B58]+1;W_0))*T_0*[.$D58]" office:value-type="string" office:string-value="" calcext:value-type="error">
            <text:p>#VALUE!</text:p>
          </table:table-cell>
          <table:table-cell table:formula="of:=GETNEUTRALFEEOLD(baseReward;[.$B58];IF(T_0/[.$B58]+1&gt;W_0;T_0/[.$B58]+1;W_0))*T_0*[.$E58]" office:value-type="string" office:string-value="" calcext:value-type="error">
            <text:p>#VALUE!</text:p>
          </table:table-cell>
          <table:table-cell table:style-name="ce4" table:formula="of:=GETNEUTRALFEE(baseReward;[.$B58];T_0/[.$B58]+1)*T_0*[.$C58]" office:value-type="string" office:string-value="" calcext:value-type="error">
            <text:p>#VALUE!</text:p>
          </table:table-cell>
          <table:table-cell table:style-name="ce4" table:formula="of:=GETNEUTRALFEE(baseReward;[.$B58];T_0/[.$B58]+1)*T_0*[.$D58]" office:value-type="string" office:string-value="" calcext:value-type="error">
            <text:p>#VALUE!</text:p>
          </table:table-cell>
          <table:table-cell table:style-name="ce4" table:formula="of:=GETNEUTRALFEE(baseReward;[.$B58];T_0/[.$B58]+1)*T_0*[.$E58]" office:value-type="string" office:string-value="" calcext:value-type="error">
            <text:p>#VALUE!</text:p>
          </table:table-cell>
          <table:table-cell table:style-name="ce4" table:formula="of:=GETNEUTRALFEE(baseReward;[.$B58];IF(T_0/[.$B58]+1&gt;W_0;T_0/[.$B58]+1;W_0))*[.$B58]*[.$C58]" office:value-type="string" office:string-value="" calcext:value-type="error">
            <text:p>#VALUE!</text:p>
          </table:table-cell>
          <table:table-cell table:style-name="ce4" table:formula="of:=GETNEUTRALFEE(baseReward;[.$B58];IF(T_0/[.$B58]+1&gt;W_0;T_0/[.$B58]+1;W_0))*[.$B58]*[.$D58]" office:value-type="string" office:string-value="" calcext:value-type="error">
            <text:p>#VALUE!</text:p>
          </table:table-cell>
          <table:table-cell table:style-name="ce4" table:formula="of:=GETNEUTRALFEE(baseReward;[.$B58];IF(T_0/[.$B58]+1&gt;W_0;T_0/[.$B58]+1;W_0))*[.$B58]*[.$E58]" office:value-type="string" office:string-value="" calcext:value-type="error">
            <text:p>#VALUE!</text:p>
          </table:table-cell>
          <table:table-cell table:formula="of:=GETNEUTRALFEEOLD(baseReward;[.$B58];IF(T_0/[.$B58]+1&gt;W_0;T_0/[.$B58]+1;W_0))*[.$B58]*[.$C58]" office:value-type="string" office:string-value="" calcext:value-type="error">
            <text:p>#VALUE!</text:p>
          </table:table-cell>
          <table:table-cell table:formula="of:=GETNEUTRALFEEOLD(baseReward;[.$B58];IF(T_0/[.$B58]+1&gt;W_0;T_0/[.$B58]+1;W_0))*[.$B58]*[.$D58]" office:value-type="string" office:string-value="" calcext:value-type="error">
            <text:p>#VALUE!</text:p>
          </table:table-cell>
          <table:table-cell table:formula="of:=GETNEUTRALFEEOLD(baseReward;[.$B58];IF(T_0/[.$B58]+1&gt;W_0;T_0/[.$B58]+1;W_0))*[.$B58]*[.$E58]" office:value-type="string" office:string-value="" calcext:value-type="error">
            <text:p>#VALUE!</text:p>
          </table:table-cell>
          <table:table-cell table:style-name="ce4" table:formula="of:=GETNEUTRALFEE(baseReward;[.$B58];T_0/[.$B58]+1)*[.$B58]*[.$C58]" office:value-type="string" office:string-value="" calcext:value-type="error">
            <text:p>#VALUE!</text:p>
          </table:table-cell>
          <table:table-cell table:style-name="ce4" table:formula="of:=GETNEUTRALFEE(baseReward;[.$B58];T_0/[.$B58]+1)*[.$B58]*[.$D58]" office:value-type="string" office:string-value="" calcext:value-type="error">
            <text:p>#VALUE!</text:p>
          </table:table-cell>
          <table:table-cell table:style-name="ce4" table:formula="of:=GETNEUTRALFEE(baseReward;[.$B58];T_0/[.$B58]+1)*[.$B58]*[.$E58]"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8]*1.1;T_0/(W_0-1)&lt;[.B58]*1.1^2);T_0/(W_0-1);[.B58]*1.1)" office:value-type="float" office:value="4113956.53048511" calcext:value-type="float">
            <text:p>4,113,957</text:p>
          </table:table-cell>
          <table:table-cell table:style-name="ce3" table:formula="of:=([.B59]/[.$B$15])*XMRUSD" office:value-type="float" office:value="891.357248271774" calcext:value-type="float">
            <text:p>891</text:p>
          </table:table-cell>
          <table:table-cell table:style-name="ce3" table:formula="of:=([.$B59]/[.$B$15])^2*XMRUSD" office:value-type="float" office:value="61116.7495420484" calcext:value-type="float">
            <text:p>61,117</text:p>
          </table:table-cell>
          <table:table-cell table:formula="of:=XMRUSD" office:value-type="float" office:value="13" calcext:value-type="float">
            <text:p>13</text:p>
          </table:table-cell>
          <table:table-cell table:style-name="ce4" table:formula="of:=GETNEUTRALFEE(baseReward;[.B59];IF(T_0/[.B59]+1&gt;W_0;T_0/[.B59]+1;W_0))*T_0*[.C59]" office:value-type="string" office:string-value="" calcext:value-type="error">
            <text:p>#VALUE!</text:p>
          </table:table-cell>
          <table:table-cell table:style-name="ce4" table:formula="of:=GETNEUTRALFEE(baseReward;[.$B59];IF(T_0/[.$B59]+1&gt;W_0;T_0/[.$B59]+1;W_0))*T_0*[.D59]" office:value-type="string" office:string-value="" calcext:value-type="error">
            <text:p>#VALUE!</text:p>
          </table:table-cell>
          <table:table-cell table:style-name="ce4" table:formula="of:=GETNEUTRALFEE(baseReward;[.B59];IF(T_0/[.B59]+1&gt;W_0;T_0/[.B59]+1;W_0))*T_0*[.E59]" office:value-type="string" office:string-value="" calcext:value-type="error">
            <text:p>#VALUE!</text:p>
          </table:table-cell>
          <table:table-cell table:formula="of:=GETNEUTRALFEEOLD(baseReward;[.$B59];W_0)*T_0*[.$C59]" office:value-type="float" office:value="0.2873" calcext:value-type="float">
            <text:p>0.2873</text:p>
          </table:table-cell>
          <table:table-cell table:formula="of:=GETNEUTRALFEEOLD(baseReward;[.$B59];W_0)*T_0*[.$D59]" office:value-type="float" office:value="19.6989951868062" calcext:value-type="float">
            <text:p>19.6989951868062</text:p>
          </table:table-cell>
          <table:table-cell table:formula="of:=GETNEUTRALFEEOLD(baseReward;[.$B59];W_0)*T_0*[.$E59]" office:value-type="float" office:value="0.00419012691851835" calcext:value-type="float">
            <text:p>0.004190126918518</text:p>
          </table:table-cell>
          <table:table-cell table:formula="of:=GETNEUTRALFEEOLD(baseReward;[.$B59];IF(T_0/[.$B59]+1&gt;W_0;T_0/[.$B59]+1;W_0))*T_0*[.$C59]" office:value-type="string" office:string-value="" calcext:value-type="error">
            <text:p>#VALUE!</text:p>
          </table:table-cell>
          <table:table-cell table:formula="of:=GETNEUTRALFEEOLD(baseReward;[.$B59];IF(T_0/[.$B59]+1&gt;W_0;T_0/[.$B59]+1;W_0))*T_0*[.$D59]" office:value-type="string" office:string-value="" calcext:value-type="error">
            <text:p>#VALUE!</text:p>
          </table:table-cell>
          <table:table-cell table:formula="of:=GETNEUTRALFEEOLD(baseReward;[.$B59];IF(T_0/[.$B59]+1&gt;W_0;T_0/[.$B59]+1;W_0))*T_0*[.$E59]" office:value-type="string" office:string-value="" calcext:value-type="error">
            <text:p>#VALUE!</text:p>
          </table:table-cell>
          <table:table-cell table:style-name="ce4" table:formula="of:=GETNEUTRALFEE(baseReward;[.$B59];T_0/[.$B59]+1)*T_0*[.$C59]" office:value-type="string" office:string-value="" calcext:value-type="error">
            <text:p>#VALUE!</text:p>
          </table:table-cell>
          <table:table-cell table:style-name="ce4" table:formula="of:=GETNEUTRALFEE(baseReward;[.$B59];T_0/[.$B59]+1)*T_0*[.$D59]" office:value-type="string" office:string-value="" calcext:value-type="error">
            <text:p>#VALUE!</text:p>
          </table:table-cell>
          <table:table-cell table:style-name="ce4" table:formula="of:=GETNEUTRALFEE(baseReward;[.$B59];T_0/[.$B59]+1)*T_0*[.$E59]" office:value-type="string" office:string-value="" calcext:value-type="error">
            <text:p>#VALUE!</text:p>
          </table:table-cell>
          <table:table-cell table:style-name="ce4" table:formula="of:=GETNEUTRALFEE(baseReward;[.$B59];IF(T_0/[.$B59]+1&gt;W_0;T_0/[.$B59]+1;W_0))*[.$B59]*[.$C59]" office:value-type="string" office:string-value="" calcext:value-type="error">
            <text:p>#VALUE!</text:p>
          </table:table-cell>
          <table:table-cell table:style-name="ce4" table:formula="of:=GETNEUTRALFEE(baseReward;[.$B59];IF(T_0/[.$B59]+1&gt;W_0;T_0/[.$B59]+1;W_0))*[.$B59]*[.$D59]" office:value-type="string" office:string-value="" calcext:value-type="error">
            <text:p>#VALUE!</text:p>
          </table:table-cell>
          <table:table-cell table:style-name="ce4" table:formula="of:=GETNEUTRALFEE(baseReward;[.$B59];IF(T_0/[.$B59]+1&gt;W_0;T_0/[.$B59]+1;W_0))*[.$B59]*[.$E59]" office:value-type="string" office:string-value="" calcext:value-type="error">
            <text:p>#VALUE!</text:p>
          </table:table-cell>
          <table:table-cell table:formula="of:=GETNEUTRALFEEOLD(baseReward;[.$B59];IF(T_0/[.$B59]+1&gt;W_0;T_0/[.$B59]+1;W_0))*[.$B59]*[.$C59]" office:value-type="string" office:string-value="" calcext:value-type="error">
            <text:p>#VALUE!</text:p>
          </table:table-cell>
          <table:table-cell table:formula="of:=GETNEUTRALFEEOLD(baseReward;[.$B59];IF(T_0/[.$B59]+1&gt;W_0;T_0/[.$B59]+1;W_0))*[.$B59]*[.$D59]" office:value-type="string" office:string-value="" calcext:value-type="error">
            <text:p>#VALUE!</text:p>
          </table:table-cell>
          <table:table-cell table:formula="of:=GETNEUTRALFEEOLD(baseReward;[.$B59];IF(T_0/[.$B59]+1&gt;W_0;T_0/[.$B59]+1;W_0))*[.$B59]*[.$E59]" office:value-type="string" office:string-value="" calcext:value-type="error">
            <text:p>#VALUE!</text:p>
          </table:table-cell>
          <table:table-cell table:style-name="ce4" table:formula="of:=GETNEUTRALFEE(baseReward;[.$B59];T_0/[.$B59]+1)*[.$B59]*[.$C59]" office:value-type="string" office:string-value="" calcext:value-type="error">
            <text:p>#VALUE!</text:p>
          </table:table-cell>
          <table:table-cell table:style-name="ce4" table:formula="of:=GETNEUTRALFEE(baseReward;[.$B59];T_0/[.$B59]+1)*[.$B59]*[.$D59]" office:value-type="string" office:string-value="" calcext:value-type="error">
            <text:p>#VALUE!</text:p>
          </table:table-cell>
          <table:table-cell table:style-name="ce4" table:formula="of:=GETNEUTRALFEE(baseReward;[.$B59];T_0/[.$B59]+1)*[.$B59]*[.$E59]"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59]*1.1;T_0/(W_0-1)&lt;[.B59]*1.1^2);T_0/(W_0-1);[.B59]*1.1)" office:value-type="float" office:value="4525352.18353362" calcext:value-type="float">
            <text:p>4,525,352</text:p>
          </table:table-cell>
          <table:table-cell table:style-name="ce3" table:formula="of:=([.B60]/[.$B$15])*XMRUSD" office:value-type="float" office:value="980.492973098952" calcext:value-type="float">
            <text:p>980</text:p>
          </table:table-cell>
          <table:table-cell table:style-name="ce3" table:formula="of:=([.$B60]/[.$B$15])^2*XMRUSD" office:value-type="float" office:value="73951.2669458786" calcext:value-type="float">
            <text:p>73,951</text:p>
          </table:table-cell>
          <table:table-cell table:formula="of:=XMRUSD" office:value-type="float" office:value="13" calcext:value-type="float">
            <text:p>13</text:p>
          </table:table-cell>
          <table:table-cell table:style-name="ce4" table:formula="of:=GETNEUTRALFEE(baseReward;[.B60];IF(T_0/[.B60]+1&gt;W_0;T_0/[.B60]+1;W_0))*T_0*[.C60]" office:value-type="string" office:string-value="" calcext:value-type="error">
            <text:p>#VALUE!</text:p>
          </table:table-cell>
          <table:table-cell table:style-name="ce4" table:formula="of:=GETNEUTRALFEE(baseReward;[.$B60];IF(T_0/[.$B60]+1&gt;W_0;T_0/[.$B60]+1;W_0))*T_0*[.D60]" office:value-type="string" office:string-value="" calcext:value-type="error">
            <text:p>#VALUE!</text:p>
          </table:table-cell>
          <table:table-cell table:style-name="ce4" table:formula="of:=GETNEUTRALFEE(baseReward;[.B60];IF(T_0/[.B60]+1&gt;W_0;T_0/[.B60]+1;W_0))*T_0*[.E60]" office:value-type="string" office:string-value="" calcext:value-type="error">
            <text:p>#VALUE!</text:p>
          </table:table-cell>
          <table:table-cell table:formula="of:=GETNEUTRALFEEOLD(baseReward;[.$B60];W_0)*T_0*[.$C60]" office:value-type="float" office:value="0.2873" calcext:value-type="float">
            <text:p>0.2873</text:p>
          </table:table-cell>
          <table:table-cell table:formula="of:=GETNEUTRALFEEOLD(baseReward;[.$B60];W_0)*T_0*[.$D60]" office:value-type="float" office:value="21.6688947054869" calcext:value-type="float">
            <text:p>21.6688947054869</text:p>
          </table:table-cell>
          <table:table-cell table:formula="of:=GETNEUTRALFEEOLD(baseReward;[.$B60];W_0)*T_0*[.$E60]" office:value-type="float" office:value="0.00380920628956213" calcext:value-type="float">
            <text:p>0.003809206289562</text:p>
          </table:table-cell>
          <table:table-cell table:formula="of:=GETNEUTRALFEEOLD(baseReward;[.$B60];IF(T_0/[.$B60]+1&gt;W_0;T_0/[.$B60]+1;W_0))*T_0*[.$C60]" office:value-type="string" office:string-value="" calcext:value-type="error">
            <text:p>#VALUE!</text:p>
          </table:table-cell>
          <table:table-cell table:formula="of:=GETNEUTRALFEEOLD(baseReward;[.$B60];IF(T_0/[.$B60]+1&gt;W_0;T_0/[.$B60]+1;W_0))*T_0*[.$D60]" office:value-type="string" office:string-value="" calcext:value-type="error">
            <text:p>#VALUE!</text:p>
          </table:table-cell>
          <table:table-cell table:formula="of:=GETNEUTRALFEEOLD(baseReward;[.$B60];IF(T_0/[.$B60]+1&gt;W_0;T_0/[.$B60]+1;W_0))*T_0*[.$E60]" office:value-type="string" office:string-value="" calcext:value-type="error">
            <text:p>#VALUE!</text:p>
          </table:table-cell>
          <table:table-cell table:style-name="ce4" table:formula="of:=GETNEUTRALFEE(baseReward;[.$B60];T_0/[.$B60]+1)*T_0*[.$C60]" office:value-type="string" office:string-value="" calcext:value-type="error">
            <text:p>#VALUE!</text:p>
          </table:table-cell>
          <table:table-cell table:style-name="ce4" table:formula="of:=GETNEUTRALFEE(baseReward;[.$B60];T_0/[.$B60]+1)*T_0*[.$D60]" office:value-type="string" office:string-value="" calcext:value-type="error">
            <text:p>#VALUE!</text:p>
          </table:table-cell>
          <table:table-cell table:style-name="ce4" table:formula="of:=GETNEUTRALFEE(baseReward;[.$B60];T_0/[.$B60]+1)*T_0*[.$E60]" office:value-type="string" office:string-value="" calcext:value-type="error">
            <text:p>#VALUE!</text:p>
          </table:table-cell>
          <table:table-cell table:style-name="ce4" table:formula="of:=GETNEUTRALFEE(baseReward;[.$B60];IF(T_0/[.$B60]+1&gt;W_0;T_0/[.$B60]+1;W_0))*[.$B60]*[.$C60]" office:value-type="string" office:string-value="" calcext:value-type="error">
            <text:p>#VALUE!</text:p>
          </table:table-cell>
          <table:table-cell table:style-name="ce4" table:formula="of:=GETNEUTRALFEE(baseReward;[.$B60];IF(T_0/[.$B60]+1&gt;W_0;T_0/[.$B60]+1;W_0))*[.$B60]*[.$D60]" office:value-type="string" office:string-value="" calcext:value-type="error">
            <text:p>#VALUE!</text:p>
          </table:table-cell>
          <table:table-cell table:style-name="ce4" table:formula="of:=GETNEUTRALFEE(baseReward;[.$B60];IF(T_0/[.$B60]+1&gt;W_0;T_0/[.$B60]+1;W_0))*[.$B60]*[.$E60]" office:value-type="string" office:string-value="" calcext:value-type="error">
            <text:p>#VALUE!</text:p>
          </table:table-cell>
          <table:table-cell table:formula="of:=GETNEUTRALFEEOLD(baseReward;[.$B60];IF(T_0/[.$B60]+1&gt;W_0;T_0/[.$B60]+1;W_0))*[.$B60]*[.$C60]" office:value-type="string" office:string-value="" calcext:value-type="error">
            <text:p>#VALUE!</text:p>
          </table:table-cell>
          <table:table-cell table:formula="of:=GETNEUTRALFEEOLD(baseReward;[.$B60];IF(T_0/[.$B60]+1&gt;W_0;T_0/[.$B60]+1;W_0))*[.$B60]*[.$D60]" office:value-type="string" office:string-value="" calcext:value-type="error">
            <text:p>#VALUE!</text:p>
          </table:table-cell>
          <table:table-cell table:formula="of:=GETNEUTRALFEEOLD(baseReward;[.$B60];IF(T_0/[.$B60]+1&gt;W_0;T_0/[.$B60]+1;W_0))*[.$B60]*[.$E60]" office:value-type="string" office:string-value="" calcext:value-type="error">
            <text:p>#VALUE!</text:p>
          </table:table-cell>
          <table:table-cell table:style-name="ce4" table:formula="of:=GETNEUTRALFEE(baseReward;[.$B60];T_0/[.$B60]+1)*[.$B60]*[.$C60]" office:value-type="string" office:string-value="" calcext:value-type="error">
            <text:p>#VALUE!</text:p>
          </table:table-cell>
          <table:table-cell table:style-name="ce4" table:formula="of:=GETNEUTRALFEE(baseReward;[.$B60];T_0/[.$B60]+1)*[.$B60]*[.$D60]" office:value-type="string" office:string-value="" calcext:value-type="error">
            <text:p>#VALUE!</text:p>
          </table:table-cell>
          <table:table-cell table:style-name="ce4" table:formula="of:=GETNEUTRALFEE(baseReward;[.$B60];T_0/[.$B60]+1)*[.$B60]*[.$E60]"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60]*1.1;T_0/(W_0-1)&lt;[.B60]*1.1^2);T_0/(W_0-1);[.B60]*1.1)" office:value-type="float" office:value="4977887.40188699" calcext:value-type="float">
            <text:p>4,977,887</text:p>
          </table:table-cell>
          <table:table-cell table:style-name="ce3" table:formula="of:=([.B61]/[.$B$15])*XMRUSD" office:value-type="float" office:value="1078.54227040885" calcext:value-type="float">
            <text:p>1,079</text:p>
          </table:table-cell>
          <table:table-cell table:style-name="ce3" table:formula="of:=([.$B61]/[.$B$15])^2*XMRUSD" office:value-type="float" office:value="89481.0330045131" calcext:value-type="float">
            <text:p>89,481</text:p>
          </table:table-cell>
          <table:table-cell table:formula="of:=XMRUSD" office:value-type="float" office:value="13" calcext:value-type="float">
            <text:p>13</text:p>
          </table:table-cell>
          <table:table-cell table:style-name="ce4" table:formula="of:=GETNEUTRALFEE(baseReward;[.B61];IF(T_0/[.B61]+1&gt;W_0;T_0/[.B61]+1;W_0))*T_0*[.C61]" office:value-type="string" office:string-value="" calcext:value-type="error">
            <text:p>#VALUE!</text:p>
          </table:table-cell>
          <table:table-cell table:style-name="ce4" table:formula="of:=GETNEUTRALFEE(baseReward;[.$B61];IF(T_0/[.$B61]+1&gt;W_0;T_0/[.$B61]+1;W_0))*T_0*[.D61]" office:value-type="string" office:string-value="" calcext:value-type="error">
            <text:p>#VALUE!</text:p>
          </table:table-cell>
          <table:table-cell table:style-name="ce4" table:formula="of:=GETNEUTRALFEE(baseReward;[.B61];IF(T_0/[.B61]+1&gt;W_0;T_0/[.B61]+1;W_0))*T_0*[.E61]" office:value-type="string" office:string-value="" calcext:value-type="error">
            <text:p>#VALUE!</text:p>
          </table:table-cell>
          <table:table-cell table:formula="of:=GETNEUTRALFEEOLD(baseReward;[.$B61];W_0)*T_0*[.$C61]" office:value-type="float" office:value="0.2873" calcext:value-type="float">
            <text:p>0.2873</text:p>
          </table:table-cell>
          <table:table-cell table:formula="of:=GETNEUTRALFEEOLD(baseReward;[.$B61];W_0)*T_0*[.$D61]" office:value-type="float" office:value="23.8357841760355" calcext:value-type="float">
            <text:p>23.8357841760355</text:p>
          </table:table-cell>
          <table:table-cell table:formula="of:=GETNEUTRALFEEOLD(baseReward;[.$B61];W_0)*T_0*[.$E61]" office:value-type="float" office:value="0.00346291480869285" calcext:value-type="float">
            <text:p>0.003462914808693</text:p>
          </table:table-cell>
          <table:table-cell table:formula="of:=GETNEUTRALFEEOLD(baseReward;[.$B61];IF(T_0/[.$B61]+1&gt;W_0;T_0/[.$B61]+1;W_0))*T_0*[.$C61]" office:value-type="string" office:string-value="" calcext:value-type="error">
            <text:p>#VALUE!</text:p>
          </table:table-cell>
          <table:table-cell table:formula="of:=GETNEUTRALFEEOLD(baseReward;[.$B61];IF(T_0/[.$B61]+1&gt;W_0;T_0/[.$B61]+1;W_0))*T_0*[.$D61]" office:value-type="string" office:string-value="" calcext:value-type="error">
            <text:p>#VALUE!</text:p>
          </table:table-cell>
          <table:table-cell table:formula="of:=GETNEUTRALFEEOLD(baseReward;[.$B61];IF(T_0/[.$B61]+1&gt;W_0;T_0/[.$B61]+1;W_0))*T_0*[.$E61]" office:value-type="string" office:string-value="" calcext:value-type="error">
            <text:p>#VALUE!</text:p>
          </table:table-cell>
          <table:table-cell table:style-name="ce4" table:formula="of:=GETNEUTRALFEE(baseReward;[.$B61];T_0/[.$B61]+1)*T_0*[.$C61]" office:value-type="string" office:string-value="" calcext:value-type="error">
            <text:p>#VALUE!</text:p>
          </table:table-cell>
          <table:table-cell table:style-name="ce4" table:formula="of:=GETNEUTRALFEE(baseReward;[.$B61];T_0/[.$B61]+1)*T_0*[.$D61]" office:value-type="string" office:string-value="" calcext:value-type="error">
            <text:p>#VALUE!</text:p>
          </table:table-cell>
          <table:table-cell table:style-name="ce4" table:formula="of:=GETNEUTRALFEE(baseReward;[.$B61];T_0/[.$B61]+1)*T_0*[.$E61]" office:value-type="string" office:string-value="" calcext:value-type="error">
            <text:p>#VALUE!</text:p>
          </table:table-cell>
          <table:table-cell table:style-name="ce4" table:formula="of:=GETNEUTRALFEE(baseReward;[.$B61];IF(T_0/[.$B61]+1&gt;W_0;T_0/[.$B61]+1;W_0))*[.$B61]*[.$C61]" office:value-type="string" office:string-value="" calcext:value-type="error">
            <text:p>#VALUE!</text:p>
          </table:table-cell>
          <table:table-cell table:style-name="ce4" table:formula="of:=GETNEUTRALFEE(baseReward;[.$B61];IF(T_0/[.$B61]+1&gt;W_0;T_0/[.$B61]+1;W_0))*[.$B61]*[.$D61]" office:value-type="string" office:string-value="" calcext:value-type="error">
            <text:p>#VALUE!</text:p>
          </table:table-cell>
          <table:table-cell table:style-name="ce4" table:formula="of:=GETNEUTRALFEE(baseReward;[.$B61];IF(T_0/[.$B61]+1&gt;W_0;T_0/[.$B61]+1;W_0))*[.$B61]*[.$E61]" office:value-type="string" office:string-value="" calcext:value-type="error">
            <text:p>#VALUE!</text:p>
          </table:table-cell>
          <table:table-cell table:formula="of:=GETNEUTRALFEEOLD(baseReward;[.$B61];IF(T_0/[.$B61]+1&gt;W_0;T_0/[.$B61]+1;W_0))*[.$B61]*[.$C61]" office:value-type="string" office:string-value="" calcext:value-type="error">
            <text:p>#VALUE!</text:p>
          </table:table-cell>
          <table:table-cell table:formula="of:=GETNEUTRALFEEOLD(baseReward;[.$B61];IF(T_0/[.$B61]+1&gt;W_0;T_0/[.$B61]+1;W_0))*[.$B61]*[.$D61]" office:value-type="string" office:string-value="" calcext:value-type="error">
            <text:p>#VALUE!</text:p>
          </table:table-cell>
          <table:table-cell table:formula="of:=GETNEUTRALFEEOLD(baseReward;[.$B61];IF(T_0/[.$B61]+1&gt;W_0;T_0/[.$B61]+1;W_0))*[.$B61]*[.$E61]" office:value-type="string" office:string-value="" calcext:value-type="error">
            <text:p>#VALUE!</text:p>
          </table:table-cell>
          <table:table-cell table:style-name="ce4" table:formula="of:=GETNEUTRALFEE(baseReward;[.$B61];T_0/[.$B61]+1)*[.$B61]*[.$C61]" office:value-type="string" office:string-value="" calcext:value-type="error">
            <text:p>#VALUE!</text:p>
          </table:table-cell>
          <table:table-cell table:style-name="ce4" table:formula="of:=GETNEUTRALFEE(baseReward;[.$B61];T_0/[.$B61]+1)*[.$B61]*[.$D61]" office:value-type="string" office:string-value="" calcext:value-type="error">
            <text:p>#VALUE!</text:p>
          </table:table-cell>
          <table:table-cell table:style-name="ce4" table:formula="of:=GETNEUTRALFEE(baseReward;[.$B61];T_0/[.$B61]+1)*[.$B61]*[.$E61]"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61]*1.1;T_0/(W_0-1)&lt;[.B61]*1.1^2);T_0/(W_0-1);[.B61]*1.1)" office:value-type="float" office:value="5475676.14207569" calcext:value-type="float">
            <text:p>5,475,676</text:p>
          </table:table-cell>
          <table:table-cell table:style-name="ce3" table:formula="of:=([.B62]/[.$B$15])*XMRUSD" office:value-type="float" office:value="1186.39649744973" calcext:value-type="float">
            <text:p>1,186</text:p>
          </table:table-cell>
          <table:table-cell table:style-name="ce3" table:formula="of:=([.$B62]/[.$B$15])^2*XMRUSD" office:value-type="float" office:value="108272.049935461" calcext:value-type="float">
            <text:p>108,272</text:p>
          </table:table-cell>
          <table:table-cell table:formula="of:=XMRUSD" office:value-type="float" office:value="13" calcext:value-type="float">
            <text:p>13</text:p>
          </table:table-cell>
          <table:table-cell table:style-name="ce4" table:formula="of:=GETNEUTRALFEE(baseReward;[.B62];IF(T_0/[.B62]+1&gt;W_0;T_0/[.B62]+1;W_0))*T_0*[.C62]" office:value-type="string" office:string-value="" calcext:value-type="error">
            <text:p>#VALUE!</text:p>
          </table:table-cell>
          <table:table-cell table:style-name="ce4" table:formula="of:=GETNEUTRALFEE(baseReward;[.$B62];IF(T_0/[.$B62]+1&gt;W_0;T_0/[.$B62]+1;W_0))*T_0*[.D62]" office:value-type="string" office:string-value="" calcext:value-type="error">
            <text:p>#VALUE!</text:p>
          </table:table-cell>
          <table:table-cell table:style-name="ce4" table:formula="of:=GETNEUTRALFEE(baseReward;[.B62];IF(T_0/[.B62]+1&gt;W_0;T_0/[.B62]+1;W_0))*T_0*[.E62]" office:value-type="string" office:string-value="" calcext:value-type="error">
            <text:p>#VALUE!</text:p>
          </table:table-cell>
          <table:table-cell table:formula="of:=GETNEUTRALFEEOLD(baseReward;[.$B62];W_0)*T_0*[.$C62]" office:value-type="float" office:value="0.2873" calcext:value-type="float">
            <text:p>0.2873</text:p>
          </table:table-cell>
          <table:table-cell table:formula="of:=GETNEUTRALFEEOLD(baseReward;[.$B62];W_0)*T_0*[.$D62]" office:value-type="float" office:value="26.2193625936391" calcext:value-type="float">
            <text:p>26.2193625936391</text:p>
          </table:table-cell>
          <table:table-cell table:formula="of:=GETNEUTRALFEEOLD(baseReward;[.$B62];W_0)*T_0*[.$E62]" office:value-type="float" office:value="0.00314810437153895" calcext:value-type="float">
            <text:p>0.003148104371539</text:p>
          </table:table-cell>
          <table:table-cell table:formula="of:=GETNEUTRALFEEOLD(baseReward;[.$B62];IF(T_0/[.$B62]+1&gt;W_0;T_0/[.$B62]+1;W_0))*T_0*[.$C62]" office:value-type="string" office:string-value="" calcext:value-type="error">
            <text:p>#VALUE!</text:p>
          </table:table-cell>
          <table:table-cell table:formula="of:=GETNEUTRALFEEOLD(baseReward;[.$B62];IF(T_0/[.$B62]+1&gt;W_0;T_0/[.$B62]+1;W_0))*T_0*[.$D62]" office:value-type="string" office:string-value="" calcext:value-type="error">
            <text:p>#VALUE!</text:p>
          </table:table-cell>
          <table:table-cell table:formula="of:=GETNEUTRALFEEOLD(baseReward;[.$B62];IF(T_0/[.$B62]+1&gt;W_0;T_0/[.$B62]+1;W_0))*T_0*[.$E62]" office:value-type="string" office:string-value="" calcext:value-type="error">
            <text:p>#VALUE!</text:p>
          </table:table-cell>
          <table:table-cell table:style-name="ce4" table:formula="of:=GETNEUTRALFEE(baseReward;[.$B62];T_0/[.$B62]+1)*T_0*[.$C62]" office:value-type="string" office:string-value="" calcext:value-type="error">
            <text:p>#VALUE!</text:p>
          </table:table-cell>
          <table:table-cell table:style-name="ce4" table:formula="of:=GETNEUTRALFEE(baseReward;[.$B62];T_0/[.$B62]+1)*T_0*[.$D62]" office:value-type="string" office:string-value="" calcext:value-type="error">
            <text:p>#VALUE!</text:p>
          </table:table-cell>
          <table:table-cell table:style-name="ce4" table:formula="of:=GETNEUTRALFEE(baseReward;[.$B62];T_0/[.$B62]+1)*T_0*[.$E62]" office:value-type="string" office:string-value="" calcext:value-type="error">
            <text:p>#VALUE!</text:p>
          </table:table-cell>
          <table:table-cell table:style-name="ce4" table:formula="of:=GETNEUTRALFEE(baseReward;[.$B62];IF(T_0/[.$B62]+1&gt;W_0;T_0/[.$B62]+1;W_0))*[.$B62]*[.$C62]" office:value-type="string" office:string-value="" calcext:value-type="error">
            <text:p>#VALUE!</text:p>
          </table:table-cell>
          <table:table-cell table:style-name="ce4" table:formula="of:=GETNEUTRALFEE(baseReward;[.$B62];IF(T_0/[.$B62]+1&gt;W_0;T_0/[.$B62]+1;W_0))*[.$B62]*[.$D62]" office:value-type="string" office:string-value="" calcext:value-type="error">
            <text:p>#VALUE!</text:p>
          </table:table-cell>
          <table:table-cell table:style-name="ce4" table:formula="of:=GETNEUTRALFEE(baseReward;[.$B62];IF(T_0/[.$B62]+1&gt;W_0;T_0/[.$B62]+1;W_0))*[.$B62]*[.$E62]" office:value-type="string" office:string-value="" calcext:value-type="error">
            <text:p>#VALUE!</text:p>
          </table:table-cell>
          <table:table-cell table:formula="of:=GETNEUTRALFEEOLD(baseReward;[.$B62];IF(T_0/[.$B62]+1&gt;W_0;T_0/[.$B62]+1;W_0))*[.$B62]*[.$C62]" office:value-type="string" office:string-value="" calcext:value-type="error">
            <text:p>#VALUE!</text:p>
          </table:table-cell>
          <table:table-cell table:formula="of:=GETNEUTRALFEEOLD(baseReward;[.$B62];IF(T_0/[.$B62]+1&gt;W_0;T_0/[.$B62]+1;W_0))*[.$B62]*[.$D62]" office:value-type="string" office:string-value="" calcext:value-type="error">
            <text:p>#VALUE!</text:p>
          </table:table-cell>
          <table:table-cell table:formula="of:=GETNEUTRALFEEOLD(baseReward;[.$B62];IF(T_0/[.$B62]+1&gt;W_0;T_0/[.$B62]+1;W_0))*[.$B62]*[.$E62]" office:value-type="string" office:string-value="" calcext:value-type="error">
            <text:p>#VALUE!</text:p>
          </table:table-cell>
          <table:table-cell table:style-name="ce4" table:formula="of:=GETNEUTRALFEE(baseReward;[.$B62];T_0/[.$B62]+1)*[.$B62]*[.$C62]" office:value-type="string" office:string-value="" calcext:value-type="error">
            <text:p>#VALUE!</text:p>
          </table:table-cell>
          <table:table-cell table:style-name="ce4" table:formula="of:=GETNEUTRALFEE(baseReward;[.$B62];T_0/[.$B62]+1)*[.$B62]*[.$D62]" office:value-type="string" office:string-value="" calcext:value-type="error">
            <text:p>#VALUE!</text:p>
          </table:table-cell>
          <table:table-cell table:style-name="ce4" table:formula="of:=GETNEUTRALFEE(baseReward;[.$B62];T_0/[.$B62]+1)*[.$B62]*[.$E62]"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62]*1.1;T_0/(W_0-1)&lt;[.B62]*1.1^2);T_0/(W_0-1);[.B62]*1.1)" office:value-type="float" office:value="6023243.75628326" calcext:value-type="float">
            <text:p>6,023,244</text:p>
          </table:table-cell>
          <table:table-cell table:style-name="ce3" table:formula="of:=([.B63]/[.$B$15])*XMRUSD" office:value-type="float" office:value="1305.03614719471" calcext:value-type="float">
            <text:p>1,305</text:p>
          </table:table-cell>
          <table:table-cell table:style-name="ce3" table:formula="of:=([.$B63]/[.$B$15])^2*XMRUSD" office:value-type="float" office:value="131009.180421908" calcext:value-type="float">
            <text:p>131,009</text:p>
          </table:table-cell>
          <table:table-cell table:formula="of:=XMRUSD" office:value-type="float" office:value="13" calcext:value-type="float">
            <text:p>13</text:p>
          </table:table-cell>
          <table:table-cell table:style-name="ce4" table:formula="of:=GETNEUTRALFEE(baseReward;[.B63];IF(T_0/[.B63]+1&gt;W_0;T_0/[.B63]+1;W_0))*T_0*[.C63]" office:value-type="string" office:string-value="" calcext:value-type="error">
            <text:p>#VALUE!</text:p>
          </table:table-cell>
          <table:table-cell table:style-name="ce4" table:formula="of:=GETNEUTRALFEE(baseReward;[.$B63];IF(T_0/[.$B63]+1&gt;W_0;T_0/[.$B63]+1;W_0))*T_0*[.D63]" office:value-type="string" office:string-value="" calcext:value-type="error">
            <text:p>#VALUE!</text:p>
          </table:table-cell>
          <table:table-cell table:style-name="ce4" table:formula="of:=GETNEUTRALFEE(baseReward;[.B63];IF(T_0/[.B63]+1&gt;W_0;T_0/[.B63]+1;W_0))*T_0*[.E63]" office:value-type="string" office:string-value="" calcext:value-type="error">
            <text:p>#VALUE!</text:p>
          </table:table-cell>
          <table:table-cell table:formula="of:=GETNEUTRALFEEOLD(baseReward;[.$B63];W_0)*T_0*[.$C63]" office:value-type="float" office:value="0.2873" calcext:value-type="float">
            <text:p>0.2873</text:p>
          </table:table-cell>
          <table:table-cell table:formula="of:=GETNEUTRALFEEOLD(baseReward;[.$B63];W_0)*T_0*[.$D63]" office:value-type="float" office:value="28.841298853003" calcext:value-type="float">
            <text:p>28.841298853003</text:p>
          </table:table-cell>
          <table:table-cell table:formula="of:=GETNEUTRALFEEOLD(baseReward;[.$B63];W_0)*T_0*[.$E63]" office:value-type="float" office:value="0.00286191306503541" calcext:value-type="float">
            <text:p>0.002861913065035</text:p>
          </table:table-cell>
          <table:table-cell table:formula="of:=GETNEUTRALFEEOLD(baseReward;[.$B63];IF(T_0/[.$B63]+1&gt;W_0;T_0/[.$B63]+1;W_0))*T_0*[.$C63]" office:value-type="string" office:string-value="" calcext:value-type="error">
            <text:p>#VALUE!</text:p>
          </table:table-cell>
          <table:table-cell table:formula="of:=GETNEUTRALFEEOLD(baseReward;[.$B63];IF(T_0/[.$B63]+1&gt;W_0;T_0/[.$B63]+1;W_0))*T_0*[.$D63]" office:value-type="string" office:string-value="" calcext:value-type="error">
            <text:p>#VALUE!</text:p>
          </table:table-cell>
          <table:table-cell table:formula="of:=GETNEUTRALFEEOLD(baseReward;[.$B63];IF(T_0/[.$B63]+1&gt;W_0;T_0/[.$B63]+1;W_0))*T_0*[.$E63]" office:value-type="string" office:string-value="" calcext:value-type="error">
            <text:p>#VALUE!</text:p>
          </table:table-cell>
          <table:table-cell table:style-name="ce4" table:formula="of:=GETNEUTRALFEE(baseReward;[.$B63];T_0/[.$B63]+1)*T_0*[.$C63]" office:value-type="string" office:string-value="" calcext:value-type="error">
            <text:p>#VALUE!</text:p>
          </table:table-cell>
          <table:table-cell table:style-name="ce4" table:formula="of:=GETNEUTRALFEE(baseReward;[.$B63];T_0/[.$B63]+1)*T_0*[.$D63]" office:value-type="string" office:string-value="" calcext:value-type="error">
            <text:p>#VALUE!</text:p>
          </table:table-cell>
          <table:table-cell table:style-name="ce4" table:formula="of:=GETNEUTRALFEE(baseReward;[.$B63];T_0/[.$B63]+1)*T_0*[.$E63]" office:value-type="string" office:string-value="" calcext:value-type="error">
            <text:p>#VALUE!</text:p>
          </table:table-cell>
          <table:table-cell table:style-name="ce4" table:formula="of:=GETNEUTRALFEE(baseReward;[.$B63];IF(T_0/[.$B63]+1&gt;W_0;T_0/[.$B63]+1;W_0))*[.$B63]*[.$C63]" office:value-type="string" office:string-value="" calcext:value-type="error">
            <text:p>#VALUE!</text:p>
          </table:table-cell>
          <table:table-cell table:style-name="ce4" table:formula="of:=GETNEUTRALFEE(baseReward;[.$B63];IF(T_0/[.$B63]+1&gt;W_0;T_0/[.$B63]+1;W_0))*[.$B63]*[.$D63]" office:value-type="string" office:string-value="" calcext:value-type="error">
            <text:p>#VALUE!</text:p>
          </table:table-cell>
          <table:table-cell table:style-name="ce4" table:formula="of:=GETNEUTRALFEE(baseReward;[.$B63];IF(T_0/[.$B63]+1&gt;W_0;T_0/[.$B63]+1;W_0))*[.$B63]*[.$E63]" office:value-type="string" office:string-value="" calcext:value-type="error">
            <text:p>#VALUE!</text:p>
          </table:table-cell>
          <table:table-cell table:formula="of:=GETNEUTRALFEEOLD(baseReward;[.$B63];IF(T_0/[.$B63]+1&gt;W_0;T_0/[.$B63]+1;W_0))*[.$B63]*[.$C63]" office:value-type="string" office:string-value="" calcext:value-type="error">
            <text:p>#VALUE!</text:p>
          </table:table-cell>
          <table:table-cell table:formula="of:=GETNEUTRALFEEOLD(baseReward;[.$B63];IF(T_0/[.$B63]+1&gt;W_0;T_0/[.$B63]+1;W_0))*[.$B63]*[.$D63]" office:value-type="string" office:string-value="" calcext:value-type="error">
            <text:p>#VALUE!</text:p>
          </table:table-cell>
          <table:table-cell table:formula="of:=GETNEUTRALFEEOLD(baseReward;[.$B63];IF(T_0/[.$B63]+1&gt;W_0;T_0/[.$B63]+1;W_0))*[.$B63]*[.$E63]" office:value-type="string" office:string-value="" calcext:value-type="error">
            <text:p>#VALUE!</text:p>
          </table:table-cell>
          <table:table-cell table:style-name="ce4" table:formula="of:=GETNEUTRALFEE(baseReward;[.$B63];T_0/[.$B63]+1)*[.$B63]*[.$C63]" office:value-type="string" office:string-value="" calcext:value-type="error">
            <text:p>#VALUE!</text:p>
          </table:table-cell>
          <table:table-cell table:style-name="ce4" table:formula="of:=GETNEUTRALFEE(baseReward;[.$B63];T_0/[.$B63]+1)*[.$B63]*[.$D63]" office:value-type="string" office:string-value="" calcext:value-type="error">
            <text:p>#VALUE!</text:p>
          </table:table-cell>
          <table:table-cell table:style-name="ce4" table:formula="of:=GETNEUTRALFEE(baseReward;[.$B63];T_0/[.$B63]+1)*[.$B63]*[.$E63]"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63]*1.1;T_0/(W_0-1)&lt;[.B63]*1.1^2);T_0/(W_0-1);[.B63]*1.1)" office:value-type="float" office:value="6625568.13191158" calcext:value-type="float">
            <text:p>6,625,568</text:p>
          </table:table-cell>
          <table:table-cell table:style-name="ce3" table:formula="of:=([.B64]/[.$B$15])*XMRUSD" office:value-type="float" office:value="1435.53976191418" calcext:value-type="float">
            <text:p>1,436</text:p>
          </table:table-cell>
          <table:table-cell table:style-name="ce3" table:formula="of:=([.$B64]/[.$B$15])^2*XMRUSD" office:value-type="float" office:value="158521.108310508" calcext:value-type="float">
            <text:p>158,521</text:p>
          </table:table-cell>
          <table:table-cell table:formula="of:=XMRUSD" office:value-type="float" office:value="13" calcext:value-type="float">
            <text:p>13</text:p>
          </table:table-cell>
          <table:table-cell table:style-name="ce4" table:formula="of:=GETNEUTRALFEE(baseReward;[.B64];IF(T_0/[.B64]+1&gt;W_0;T_0/[.B64]+1;W_0))*T_0*[.C64]" office:value-type="string" office:string-value="" calcext:value-type="error">
            <text:p>#VALUE!</text:p>
          </table:table-cell>
          <table:table-cell table:style-name="ce4" table:formula="of:=GETNEUTRALFEE(baseReward;[.$B64];IF(T_0/[.$B64]+1&gt;W_0;T_0/[.$B64]+1;W_0))*T_0*[.D64]" office:value-type="string" office:string-value="" calcext:value-type="error">
            <text:p>#VALUE!</text:p>
          </table:table-cell>
          <table:table-cell table:style-name="ce4" table:formula="of:=GETNEUTRALFEE(baseReward;[.B64];IF(T_0/[.B64]+1&gt;W_0;T_0/[.B64]+1;W_0))*T_0*[.E64]" office:value-type="string" office:string-value="" calcext:value-type="error">
            <text:p>#VALUE!</text:p>
          </table:table-cell>
          <table:table-cell table:formula="of:=GETNEUTRALFEEOLD(baseReward;[.$B64];W_0)*T_0*[.$C64]" office:value-type="float" office:value="0.2873" calcext:value-type="float">
            <text:p>0.2873</text:p>
          </table:table-cell>
          <table:table-cell table:formula="of:=GETNEUTRALFEEOLD(baseReward;[.$B64];W_0)*T_0*[.$D64]" office:value-type="float" office:value="31.7254287383033" calcext:value-type="float">
            <text:p>31.7254287383033</text:p>
          </table:table-cell>
          <table:table-cell table:formula="of:=GETNEUTRALFEEOLD(baseReward;[.$B64];W_0)*T_0*[.$E64]" office:value-type="float" office:value="0.00260173915003219" calcext:value-type="float">
            <text:p>0.002601739150032</text:p>
          </table:table-cell>
          <table:table-cell table:formula="of:=GETNEUTRALFEEOLD(baseReward;[.$B64];IF(T_0/[.$B64]+1&gt;W_0;T_0/[.$B64]+1;W_0))*T_0*[.$C64]" office:value-type="string" office:string-value="" calcext:value-type="error">
            <text:p>#VALUE!</text:p>
          </table:table-cell>
          <table:table-cell table:formula="of:=GETNEUTRALFEEOLD(baseReward;[.$B64];IF(T_0/[.$B64]+1&gt;W_0;T_0/[.$B64]+1;W_0))*T_0*[.$D64]" office:value-type="string" office:string-value="" calcext:value-type="error">
            <text:p>#VALUE!</text:p>
          </table:table-cell>
          <table:table-cell table:formula="of:=GETNEUTRALFEEOLD(baseReward;[.$B64];IF(T_0/[.$B64]+1&gt;W_0;T_0/[.$B64]+1;W_0))*T_0*[.$E64]" office:value-type="string" office:string-value="" calcext:value-type="error">
            <text:p>#VALUE!</text:p>
          </table:table-cell>
          <table:table-cell table:style-name="ce4" table:formula="of:=GETNEUTRALFEE(baseReward;[.$B64];T_0/[.$B64]+1)*T_0*[.$C64]" office:value-type="string" office:string-value="" calcext:value-type="error">
            <text:p>#VALUE!</text:p>
          </table:table-cell>
          <table:table-cell table:style-name="ce4" table:formula="of:=GETNEUTRALFEE(baseReward;[.$B64];T_0/[.$B64]+1)*T_0*[.$D64]" office:value-type="string" office:string-value="" calcext:value-type="error">
            <text:p>#VALUE!</text:p>
          </table:table-cell>
          <table:table-cell table:style-name="ce4" table:formula="of:=GETNEUTRALFEE(baseReward;[.$B64];T_0/[.$B64]+1)*T_0*[.$E64]" office:value-type="string" office:string-value="" calcext:value-type="error">
            <text:p>#VALUE!</text:p>
          </table:table-cell>
          <table:table-cell table:style-name="ce4" table:formula="of:=GETNEUTRALFEE(baseReward;[.$B64];IF(T_0/[.$B64]+1&gt;W_0;T_0/[.$B64]+1;W_0))*[.$B64]*[.$C64]" office:value-type="string" office:string-value="" calcext:value-type="error">
            <text:p>#VALUE!</text:p>
          </table:table-cell>
          <table:table-cell table:style-name="ce4" table:formula="of:=GETNEUTRALFEE(baseReward;[.$B64];IF(T_0/[.$B64]+1&gt;W_0;T_0/[.$B64]+1;W_0))*[.$B64]*[.$D64]" office:value-type="string" office:string-value="" calcext:value-type="error">
            <text:p>#VALUE!</text:p>
          </table:table-cell>
          <table:table-cell table:style-name="ce4" table:formula="of:=GETNEUTRALFEE(baseReward;[.$B64];IF(T_0/[.$B64]+1&gt;W_0;T_0/[.$B64]+1;W_0))*[.$B64]*[.$E64]" office:value-type="string" office:string-value="" calcext:value-type="error">
            <text:p>#VALUE!</text:p>
          </table:table-cell>
          <table:table-cell table:formula="of:=GETNEUTRALFEEOLD(baseReward;[.$B64];IF(T_0/[.$B64]+1&gt;W_0;T_0/[.$B64]+1;W_0))*[.$B64]*[.$C64]" office:value-type="string" office:string-value="" calcext:value-type="error">
            <text:p>#VALUE!</text:p>
          </table:table-cell>
          <table:table-cell table:formula="of:=GETNEUTRALFEEOLD(baseReward;[.$B64];IF(T_0/[.$B64]+1&gt;W_0;T_0/[.$B64]+1;W_0))*[.$B64]*[.$D64]" office:value-type="string" office:string-value="" calcext:value-type="error">
            <text:p>#VALUE!</text:p>
          </table:table-cell>
          <table:table-cell table:formula="of:=GETNEUTRALFEEOLD(baseReward;[.$B64];IF(T_0/[.$B64]+1&gt;W_0;T_0/[.$B64]+1;W_0))*[.$B64]*[.$E64]" office:value-type="string" office:string-value="" calcext:value-type="error">
            <text:p>#VALUE!</text:p>
          </table:table-cell>
          <table:table-cell table:style-name="ce4" table:formula="of:=GETNEUTRALFEE(baseReward;[.$B64];T_0/[.$B64]+1)*[.$B64]*[.$C64]" office:value-type="string" office:string-value="" calcext:value-type="error">
            <text:p>#VALUE!</text:p>
          </table:table-cell>
          <table:table-cell table:style-name="ce4" table:formula="of:=GETNEUTRALFEE(baseReward;[.$B64];T_0/[.$B64]+1)*[.$B64]*[.$D64]" office:value-type="string" office:string-value="" calcext:value-type="error">
            <text:p>#VALUE!</text:p>
          </table:table-cell>
          <table:table-cell table:style-name="ce4" table:formula="of:=GETNEUTRALFEE(baseReward;[.$B64];T_0/[.$B64]+1)*[.$B64]*[.$E64]"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64]*1.1;T_0/(W_0-1)&lt;[.B64]*1.1^2);T_0/(W_0-1);[.B64]*1.1)" office:value-type="float" office:value="7288124.94510274" calcext:value-type="float">
            <text:p>7,288,125</text:p>
          </table:table-cell>
          <table:table-cell table:style-name="ce3" table:formula="of:=([.B65]/[.$B$15])*XMRUSD" office:value-type="float" office:value="1579.09373810559" calcext:value-type="float">
            <text:p>1,579</text:p>
          </table:table-cell>
          <table:table-cell table:style-name="ce3" table:formula="of:=([.$B65]/[.$B$15])^2*XMRUSD" office:value-type="float" office:value="191810.541055715" calcext:value-type="float">
            <text:p>191,811</text:p>
          </table:table-cell>
          <table:table-cell table:formula="of:=XMRUSD" office:value-type="float" office:value="13" calcext:value-type="float">
            <text:p>13</text:p>
          </table:table-cell>
          <table:table-cell table:style-name="ce4" table:formula="of:=GETNEUTRALFEE(baseReward;[.B65];IF(T_0/[.B65]+1&gt;W_0;T_0/[.B65]+1;W_0))*T_0*[.C65]" office:value-type="string" office:string-value="" calcext:value-type="error">
            <text:p>#VALUE!</text:p>
          </table:table-cell>
          <table:table-cell table:style-name="ce4" table:formula="of:=GETNEUTRALFEE(baseReward;[.$B65];IF(T_0/[.$B65]+1&gt;W_0;T_0/[.$B65]+1;W_0))*T_0*[.D65]" office:value-type="string" office:string-value="" calcext:value-type="error">
            <text:p>#VALUE!</text:p>
          </table:table-cell>
          <table:table-cell table:style-name="ce4" table:formula="of:=GETNEUTRALFEE(baseReward;[.B65];IF(T_0/[.B65]+1&gt;W_0;T_0/[.B65]+1;W_0))*T_0*[.E65]" office:value-type="string" office:string-value="" calcext:value-type="error">
            <text:p>#VALUE!</text:p>
          </table:table-cell>
          <table:table-cell table:formula="of:=GETNEUTRALFEEOLD(baseReward;[.$B65];W_0)*T_0*[.$C65]" office:value-type="float" office:value="0.2873" calcext:value-type="float">
            <text:p>0.2873</text:p>
          </table:table-cell>
          <table:table-cell table:formula="of:=GETNEUTRALFEEOLD(baseReward;[.$B65];W_0)*T_0*[.$D65]" office:value-type="float" office:value="34.8979716121337" calcext:value-type="float">
            <text:p>34.8979716121337</text:p>
          </table:table-cell>
          <table:table-cell table:formula="of:=GETNEUTRALFEEOLD(baseReward;[.$B65];W_0)*T_0*[.$E65]" office:value-type="float" office:value="0.00236521740912017" calcext:value-type="float">
            <text:p>0.00236521740912</text:p>
          </table:table-cell>
          <table:table-cell table:formula="of:=GETNEUTRALFEEOLD(baseReward;[.$B65];IF(T_0/[.$B65]+1&gt;W_0;T_0/[.$B65]+1;W_0))*T_0*[.$C65]" office:value-type="string" office:string-value="" calcext:value-type="error">
            <text:p>#VALUE!</text:p>
          </table:table-cell>
          <table:table-cell table:formula="of:=GETNEUTRALFEEOLD(baseReward;[.$B65];IF(T_0/[.$B65]+1&gt;W_0;T_0/[.$B65]+1;W_0))*T_0*[.$D65]" office:value-type="string" office:string-value="" calcext:value-type="error">
            <text:p>#VALUE!</text:p>
          </table:table-cell>
          <table:table-cell table:formula="of:=GETNEUTRALFEEOLD(baseReward;[.$B65];IF(T_0/[.$B65]+1&gt;W_0;T_0/[.$B65]+1;W_0))*T_0*[.$E65]" office:value-type="string" office:string-value="" calcext:value-type="error">
            <text:p>#VALUE!</text:p>
          </table:table-cell>
          <table:table-cell table:style-name="ce4" table:formula="of:=GETNEUTRALFEE(baseReward;[.$B65];T_0/[.$B65]+1)*T_0*[.$C65]" office:value-type="string" office:string-value="" calcext:value-type="error">
            <text:p>#VALUE!</text:p>
          </table:table-cell>
          <table:table-cell table:style-name="ce4" table:formula="of:=GETNEUTRALFEE(baseReward;[.$B65];T_0/[.$B65]+1)*T_0*[.$D65]" office:value-type="string" office:string-value="" calcext:value-type="error">
            <text:p>#VALUE!</text:p>
          </table:table-cell>
          <table:table-cell table:style-name="ce4" table:formula="of:=GETNEUTRALFEE(baseReward;[.$B65];T_0/[.$B65]+1)*T_0*[.$E65]" office:value-type="string" office:string-value="" calcext:value-type="error">
            <text:p>#VALUE!</text:p>
          </table:table-cell>
          <table:table-cell table:style-name="ce4" table:formula="of:=GETNEUTRALFEE(baseReward;[.$B65];IF(T_0/[.$B65]+1&gt;W_0;T_0/[.$B65]+1;W_0))*[.$B65]*[.$C65]" office:value-type="string" office:string-value="" calcext:value-type="error">
            <text:p>#VALUE!</text:p>
          </table:table-cell>
          <table:table-cell table:style-name="ce4" table:formula="of:=GETNEUTRALFEE(baseReward;[.$B65];IF(T_0/[.$B65]+1&gt;W_0;T_0/[.$B65]+1;W_0))*[.$B65]*[.$D65]" office:value-type="string" office:string-value="" calcext:value-type="error">
            <text:p>#VALUE!</text:p>
          </table:table-cell>
          <table:table-cell table:style-name="ce4" table:formula="of:=GETNEUTRALFEE(baseReward;[.$B65];IF(T_0/[.$B65]+1&gt;W_0;T_0/[.$B65]+1;W_0))*[.$B65]*[.$E65]" office:value-type="string" office:string-value="" calcext:value-type="error">
            <text:p>#VALUE!</text:p>
          </table:table-cell>
          <table:table-cell table:formula="of:=GETNEUTRALFEEOLD(baseReward;[.$B65];IF(T_0/[.$B65]+1&gt;W_0;T_0/[.$B65]+1;W_0))*[.$B65]*[.$C65]" office:value-type="string" office:string-value="" calcext:value-type="error">
            <text:p>#VALUE!</text:p>
          </table:table-cell>
          <table:table-cell table:formula="of:=GETNEUTRALFEEOLD(baseReward;[.$B65];IF(T_0/[.$B65]+1&gt;W_0;T_0/[.$B65]+1;W_0))*[.$B65]*[.$D65]" office:value-type="string" office:string-value="" calcext:value-type="error">
            <text:p>#VALUE!</text:p>
          </table:table-cell>
          <table:table-cell table:formula="of:=GETNEUTRALFEEOLD(baseReward;[.$B65];IF(T_0/[.$B65]+1&gt;W_0;T_0/[.$B65]+1;W_0))*[.$B65]*[.$E65]" office:value-type="string" office:string-value="" calcext:value-type="error">
            <text:p>#VALUE!</text:p>
          </table:table-cell>
          <table:table-cell table:style-name="ce4" table:formula="of:=GETNEUTRALFEE(baseReward;[.$B65];T_0/[.$B65]+1)*[.$B65]*[.$C65]" office:value-type="string" office:string-value="" calcext:value-type="error">
            <text:p>#VALUE!</text:p>
          </table:table-cell>
          <table:table-cell table:style-name="ce4" table:formula="of:=GETNEUTRALFEE(baseReward;[.$B65];T_0/[.$B65]+1)*[.$B65]*[.$D65]" office:value-type="string" office:string-value="" calcext:value-type="error">
            <text:p>#VALUE!</text:p>
          </table:table-cell>
          <table:table-cell table:style-name="ce4" table:formula="of:=GETNEUTRALFEE(baseReward;[.$B65];T_0/[.$B65]+1)*[.$B65]*[.$E65]"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65]*1.1;T_0/(W_0-1)&lt;[.B65]*1.1^2);T_0/(W_0-1);[.B65]*1.1)" office:value-type="float" office:value="8016937.43961302" calcext:value-type="float">
            <text:p>8,016,937</text:p>
          </table:table-cell>
          <table:table-cell table:style-name="ce3" table:formula="of:=([.B66]/[.$B$15])*XMRUSD" office:value-type="float" office:value="1737.00311191615" calcext:value-type="float">
            <text:p>1,737</text:p>
          </table:table-cell>
          <table:table-cell table:style-name="ce3" table:formula="of:=([.$B66]/[.$B$15])^2*XMRUSD" office:value-type="float" office:value="232090.754677415" calcext:value-type="float">
            <text:p>232,091</text:p>
          </table:table-cell>
          <table:table-cell table:formula="of:=XMRUSD" office:value-type="float" office:value="13" calcext:value-type="float">
            <text:p>13</text:p>
          </table:table-cell>
          <table:table-cell table:style-name="ce4" table:formula="of:=GETNEUTRALFEE(baseReward;[.B66];IF(T_0/[.B66]+1&gt;W_0;T_0/[.B66]+1;W_0))*T_0*[.C66]" office:value-type="string" office:string-value="" calcext:value-type="error">
            <text:p>#VALUE!</text:p>
          </table:table-cell>
          <table:table-cell table:style-name="ce4" table:formula="of:=GETNEUTRALFEE(baseReward;[.$B66];IF(T_0/[.$B66]+1&gt;W_0;T_0/[.$B66]+1;W_0))*T_0*[.D66]" office:value-type="string" office:string-value="" calcext:value-type="error">
            <text:p>#VALUE!</text:p>
          </table:table-cell>
          <table:table-cell table:style-name="ce4" table:formula="of:=GETNEUTRALFEE(baseReward;[.B66];IF(T_0/[.B66]+1&gt;W_0;T_0/[.B66]+1;W_0))*T_0*[.E66]" office:value-type="string" office:string-value="" calcext:value-type="error">
            <text:p>#VALUE!</text:p>
          </table:table-cell>
          <table:table-cell table:formula="of:=GETNEUTRALFEEOLD(baseReward;[.$B66];W_0)*T_0*[.$C66]" office:value-type="float" office:value="0.2873" calcext:value-type="float">
            <text:p>0.2873</text:p>
          </table:table-cell>
          <table:table-cell table:formula="of:=GETNEUTRALFEEOLD(baseReward;[.$B66];W_0)*T_0*[.$D66]" office:value-type="float" office:value="38.387768773347" calcext:value-type="float">
            <text:p>38.387768773347</text:p>
          </table:table-cell>
          <table:table-cell table:formula="of:=GETNEUTRALFEEOLD(baseReward;[.$B66];W_0)*T_0*[.$E66]" office:value-type="float" office:value="0.0021501976446547" calcext:value-type="float">
            <text:p>0.002150197644655</text:p>
          </table:table-cell>
          <table:table-cell table:formula="of:=GETNEUTRALFEEOLD(baseReward;[.$B66];IF(T_0/[.$B66]+1&gt;W_0;T_0/[.$B66]+1;W_0))*T_0*[.$C66]" office:value-type="string" office:string-value="" calcext:value-type="error">
            <text:p>#VALUE!</text:p>
          </table:table-cell>
          <table:table-cell table:formula="of:=GETNEUTRALFEEOLD(baseReward;[.$B66];IF(T_0/[.$B66]+1&gt;W_0;T_0/[.$B66]+1;W_0))*T_0*[.$D66]" office:value-type="string" office:string-value="" calcext:value-type="error">
            <text:p>#VALUE!</text:p>
          </table:table-cell>
          <table:table-cell table:formula="of:=GETNEUTRALFEEOLD(baseReward;[.$B66];IF(T_0/[.$B66]+1&gt;W_0;T_0/[.$B66]+1;W_0))*T_0*[.$E66]" office:value-type="string" office:string-value="" calcext:value-type="error">
            <text:p>#VALUE!</text:p>
          </table:table-cell>
          <table:table-cell table:style-name="ce4" table:formula="of:=GETNEUTRALFEE(baseReward;[.$B66];T_0/[.$B66]+1)*T_0*[.$C66]" office:value-type="string" office:string-value="" calcext:value-type="error">
            <text:p>#VALUE!</text:p>
          </table:table-cell>
          <table:table-cell table:style-name="ce4" table:formula="of:=GETNEUTRALFEE(baseReward;[.$B66];T_0/[.$B66]+1)*T_0*[.$D66]" office:value-type="string" office:string-value="" calcext:value-type="error">
            <text:p>#VALUE!</text:p>
          </table:table-cell>
          <table:table-cell table:style-name="ce4" table:formula="of:=GETNEUTRALFEE(baseReward;[.$B66];T_0/[.$B66]+1)*T_0*[.$E66]" office:value-type="string" office:string-value="" calcext:value-type="error">
            <text:p>#VALUE!</text:p>
          </table:table-cell>
          <table:table-cell table:style-name="ce4" table:formula="of:=GETNEUTRALFEE(baseReward;[.$B66];IF(T_0/[.$B66]+1&gt;W_0;T_0/[.$B66]+1;W_0))*[.$B66]*[.$C66]" office:value-type="string" office:string-value="" calcext:value-type="error">
            <text:p>#VALUE!</text:p>
          </table:table-cell>
          <table:table-cell table:style-name="ce4" table:formula="of:=GETNEUTRALFEE(baseReward;[.$B66];IF(T_0/[.$B66]+1&gt;W_0;T_0/[.$B66]+1;W_0))*[.$B66]*[.$D66]" office:value-type="string" office:string-value="" calcext:value-type="error">
            <text:p>#VALUE!</text:p>
          </table:table-cell>
          <table:table-cell table:style-name="ce4" table:formula="of:=GETNEUTRALFEE(baseReward;[.$B66];IF(T_0/[.$B66]+1&gt;W_0;T_0/[.$B66]+1;W_0))*[.$B66]*[.$E66]" office:value-type="string" office:string-value="" calcext:value-type="error">
            <text:p>#VALUE!</text:p>
          </table:table-cell>
          <table:table-cell table:formula="of:=GETNEUTRALFEEOLD(baseReward;[.$B66];IF(T_0/[.$B66]+1&gt;W_0;T_0/[.$B66]+1;W_0))*[.$B66]*[.$C66]" office:value-type="string" office:string-value="" calcext:value-type="error">
            <text:p>#VALUE!</text:p>
          </table:table-cell>
          <table:table-cell table:formula="of:=GETNEUTRALFEEOLD(baseReward;[.$B66];IF(T_0/[.$B66]+1&gt;W_0;T_0/[.$B66]+1;W_0))*[.$B66]*[.$D66]" office:value-type="string" office:string-value="" calcext:value-type="error">
            <text:p>#VALUE!</text:p>
          </table:table-cell>
          <table:table-cell table:formula="of:=GETNEUTRALFEEOLD(baseReward;[.$B66];IF(T_0/[.$B66]+1&gt;W_0;T_0/[.$B66]+1;W_0))*[.$B66]*[.$E66]" office:value-type="string" office:string-value="" calcext:value-type="error">
            <text:p>#VALUE!</text:p>
          </table:table-cell>
          <table:table-cell table:style-name="ce4" table:formula="of:=GETNEUTRALFEE(baseReward;[.$B66];T_0/[.$B66]+1)*[.$B66]*[.$C66]" office:value-type="string" office:string-value="" calcext:value-type="error">
            <text:p>#VALUE!</text:p>
          </table:table-cell>
          <table:table-cell table:style-name="ce4" table:formula="of:=GETNEUTRALFEE(baseReward;[.$B66];T_0/[.$B66]+1)*[.$B66]*[.$D66]" office:value-type="string" office:string-value="" calcext:value-type="error">
            <text:p>#VALUE!</text:p>
          </table:table-cell>
          <table:table-cell table:style-name="ce4" table:formula="of:=GETNEUTRALFEE(baseReward;[.$B66];T_0/[.$B66]+1)*[.$B66]*[.$E66]" office:value-type="string" office:string-value="" calcext:value-type="error">
            <text:p>#VALUE!</text:p>
          </table:table-cell>
          <table:table-cell table:style-name="ce4" table:number-columns-repeated="3"/>
          <table:table-cell table:number-columns-repeated="8"/>
          <table:table-cell table:style-name="ce5" office:value-type="string" calcext:value-type="string" table:number-columns-spanned="5" table:number-rows-spanned="4">
            <text:p><text:span text:style-name="T3">Note:</text:span><text:span text:style-name="T4"> fee such that a single TX block size increase is neutral to miner earnings, or that a 1.2% increase is neutral - whichever is greater</text:span></text:p>
            <text:p><text:span text:style-name="T5">*original min. fee was only the 1.2% increase</text:span></text:p>
          </table:table-cell>
          <table:covered-table-cell table:number-columns-repeated="4" table:style-name="ce6"/>
          <table:table-cell table:style-name="ce5" office:value-type="string" calcext:value-type="string" table:number-columns-spanned="5" table:number-rows-spanned="4">
            <text:p><text:span text:style-name="T3">Note:</text:span><text:span text:style-name="T4"> fee such that a single TX block size increase is neutral to miner earnings, or that a 1.2% increase is neutral - whichever is greater</text:span></text:p>
          </table:table-cell>
          <table:covered-table-cell table:number-columns-repeated="4" table:style-name="ce6"/>
          <table:table-cell table:style-name="ce5" office:value-type="string" calcext:value-type="string" table:number-columns-spanned="5" table:number-rows-spanned="4">
            <text:p><text:span text:style-name="T3">Note:</text:span><text:span text:style-name="T4"> fee such that a single TX block size increase is neutral to miner earnings</text:span></text:p>
          </table:table-cell>
          <table:covered-table-cell table:number-columns-repeated="4" table:style-name="ce6"/>
          <table:table-cell table:number-columns-repeated="972"/>
        </table:table-row>
        <table:table-row table:style-name="ro1">
          <table:table-cell/>
          <table:table-cell table:style-name="ce3" table:formula="of:=IF(AND(T_0/(W_0-1)&gt;[.B66]*1.1;T_0/(W_0-1)&lt;[.B66]*1.1^2);T_0/(W_0-1);[.B66]*1.1)" office:value-type="float" office:value="8818631.18357432" calcext:value-type="float">
            <text:p>8,818,631</text:p>
          </table:table-cell>
          <table:table-cell table:style-name="ce3" table:formula="of:=([.B67]/[.$B$15])*XMRUSD" office:value-type="float" office:value="1910.70342310777" calcext:value-type="float">
            <text:p>1,911</text:p>
          </table:table-cell>
          <table:table-cell table:style-name="ce3" table:formula="of:=([.$B67]/[.$B$15])^2*XMRUSD" office:value-type="float" office:value="280829.813159673" calcext:value-type="float">
            <text:p>280,830</text:p>
          </table:table-cell>
          <table:table-cell table:formula="of:=XMRUSD" office:value-type="float" office:value="13" calcext:value-type="float">
            <text:p>13</text:p>
          </table:table-cell>
          <table:table-cell table:style-name="ce4" table:formula="of:=GETNEUTRALFEE(baseReward;[.B67];IF(T_0/[.B67]+1&gt;W_0;T_0/[.B67]+1;W_0))*T_0*[.C67]" office:value-type="string" office:string-value="" calcext:value-type="error">
            <text:p>#VALUE!</text:p>
          </table:table-cell>
          <table:table-cell table:style-name="ce4" table:formula="of:=GETNEUTRALFEE(baseReward;[.$B67];IF(T_0/[.$B67]+1&gt;W_0;T_0/[.$B67]+1;W_0))*T_0*[.D67]" office:value-type="string" office:string-value="" calcext:value-type="error">
            <text:p>#VALUE!</text:p>
          </table:table-cell>
          <table:table-cell table:style-name="ce4" table:formula="of:=GETNEUTRALFEE(baseReward;[.B67];IF(T_0/[.B67]+1&gt;W_0;T_0/[.B67]+1;W_0))*T_0*[.E67]" office:value-type="string" office:string-value="" calcext:value-type="error">
            <text:p>#VALUE!</text:p>
          </table:table-cell>
          <table:table-cell table:formula="of:=GETNEUTRALFEEOLD(baseReward;[.$B67];W_0)*T_0*[.$C67]" office:value-type="float" office:value="0.2873" calcext:value-type="float">
            <text:p>0.2873</text:p>
          </table:table-cell>
          <table:table-cell table:formula="of:=GETNEUTRALFEEOLD(baseReward;[.$B67];W_0)*T_0*[.$D67]" office:value-type="float" office:value="42.2265456506817" calcext:value-type="float">
            <text:p>42.2265456506817</text:p>
          </table:table-cell>
          <table:table-cell table:formula="of:=GETNEUTRALFEEOLD(baseReward;[.$B67];W_0)*T_0*[.$E67]" office:value-type="float" office:value="0.00195472513150428" calcext:value-type="float">
            <text:p>0.001954725131504</text:p>
          </table:table-cell>
          <table:table-cell table:formula="of:=GETNEUTRALFEEOLD(baseReward;[.$B67];IF(T_0/[.$B67]+1&gt;W_0;T_0/[.$B67]+1;W_0))*T_0*[.$C67]" office:value-type="string" office:string-value="" calcext:value-type="error">
            <text:p>#VALUE!</text:p>
          </table:table-cell>
          <table:table-cell table:formula="of:=GETNEUTRALFEEOLD(baseReward;[.$B67];IF(T_0/[.$B67]+1&gt;W_0;T_0/[.$B67]+1;W_0))*T_0*[.$D67]" office:value-type="string" office:string-value="" calcext:value-type="error">
            <text:p>#VALUE!</text:p>
          </table:table-cell>
          <table:table-cell table:formula="of:=GETNEUTRALFEEOLD(baseReward;[.$B67];IF(T_0/[.$B67]+1&gt;W_0;T_0/[.$B67]+1;W_0))*T_0*[.$E67]" office:value-type="string" office:string-value="" calcext:value-type="error">
            <text:p>#VALUE!</text:p>
          </table:table-cell>
          <table:table-cell table:style-name="ce4" table:formula="of:=GETNEUTRALFEE(baseReward;[.$B67];T_0/[.$B67]+1)*T_0*[.$C67]" office:value-type="string" office:string-value="" calcext:value-type="error">
            <text:p>#VALUE!</text:p>
          </table:table-cell>
          <table:table-cell table:style-name="ce4" table:formula="of:=GETNEUTRALFEE(baseReward;[.$B67];T_0/[.$B67]+1)*T_0*[.$D67]" office:value-type="string" office:string-value="" calcext:value-type="error">
            <text:p>#VALUE!</text:p>
          </table:table-cell>
          <table:table-cell table:style-name="ce4" table:formula="of:=GETNEUTRALFEE(baseReward;[.$B67];T_0/[.$B67]+1)*T_0*[.$E67]" office:value-type="string" office:string-value="" calcext:value-type="error">
            <text:p>#VALUE!</text:p>
          </table:table-cell>
          <table:table-cell table:style-name="ce4" table:formula="of:=GETNEUTRALFEE(baseReward;[.$B67];IF(T_0/[.$B67]+1&gt;W_0;T_0/[.$B67]+1;W_0))*[.$B67]*[.$C67]" office:value-type="string" office:string-value="" calcext:value-type="error">
            <text:p>#VALUE!</text:p>
          </table:table-cell>
          <table:table-cell table:style-name="ce4" table:formula="of:=GETNEUTRALFEE(baseReward;[.$B67];IF(T_0/[.$B67]+1&gt;W_0;T_0/[.$B67]+1;W_0))*[.$B67]*[.$D67]" office:value-type="string" office:string-value="" calcext:value-type="error">
            <text:p>#VALUE!</text:p>
          </table:table-cell>
          <table:table-cell table:style-name="ce4" table:formula="of:=GETNEUTRALFEE(baseReward;[.$B67];IF(T_0/[.$B67]+1&gt;W_0;T_0/[.$B67]+1;W_0))*[.$B67]*[.$E67]" office:value-type="string" office:string-value="" calcext:value-type="error">
            <text:p>#VALUE!</text:p>
          </table:table-cell>
          <table:table-cell table:formula="of:=GETNEUTRALFEEOLD(baseReward;[.$B67];IF(T_0/[.$B67]+1&gt;W_0;T_0/[.$B67]+1;W_0))*[.$B67]*[.$C67]" office:value-type="string" office:string-value="" calcext:value-type="error">
            <text:p>#VALUE!</text:p>
          </table:table-cell>
          <table:table-cell table:formula="of:=GETNEUTRALFEEOLD(baseReward;[.$B67];IF(T_0/[.$B67]+1&gt;W_0;T_0/[.$B67]+1;W_0))*[.$B67]*[.$D67]" office:value-type="string" office:string-value="" calcext:value-type="error">
            <text:p>#VALUE!</text:p>
          </table:table-cell>
          <table:table-cell table:formula="of:=GETNEUTRALFEEOLD(baseReward;[.$B67];IF(T_0/[.$B67]+1&gt;W_0;T_0/[.$B67]+1;W_0))*[.$B67]*[.$E67]" office:value-type="string" office:string-value="" calcext:value-type="error">
            <text:p>#VALUE!</text:p>
          </table:table-cell>
          <table:table-cell table:style-name="ce4" table:formula="of:=GETNEUTRALFEE(baseReward;[.$B67];T_0/[.$B67]+1)*[.$B67]*[.$C67]" office:value-type="string" office:string-value="" calcext:value-type="error">
            <text:p>#VALUE!</text:p>
          </table:table-cell>
          <table:table-cell table:style-name="ce4" table:formula="of:=GETNEUTRALFEE(baseReward;[.$B67];T_0/[.$B67]+1)*[.$B67]*[.$D67]" office:value-type="string" office:string-value="" calcext:value-type="error">
            <text:p>#VALUE!</text:p>
          </table:table-cell>
          <table:table-cell table:style-name="ce4" table:formula="of:=GETNEUTRALFEE(baseReward;[.$B67];T_0/[.$B67]+1)*[.$B67]*[.$E67]" office:value-type="string" office:string-value="" calcext:value-type="error">
            <text:p>#VALUE!</text:p>
          </table:table-cell>
          <table:table-cell table:style-name="ce4" table:number-columns-repeated="3"/>
          <table:table-cell table:number-columns-repeated="8"/>
          <table:covered-table-cell table:number-columns-repeated="15" table:style-name="ce6"/>
          <table:table-cell table:number-columns-repeated="972"/>
        </table:table-row>
        <table:table-row table:style-name="ro1">
          <table:table-cell/>
          <table:table-cell table:style-name="ce3" table:formula="of:=IF(AND(T_0/(W_0-1)&gt;[.B67]*1.1;T_0/(W_0-1)&lt;[.B67]*1.1^2);T_0/(W_0-1);[.B67]*1.1)" office:value-type="float" office:value="9700494.30193175" calcext:value-type="float">
            <text:p>9,700,494</text:p>
          </table:table-cell>
          <table:table-cell table:style-name="ce3" table:formula="of:=([.B68]/[.$B$15])*XMRUSD" office:value-type="float" office:value="2101.77376541855" calcext:value-type="float">
            <text:p>2,102</text:p>
          </table:table-cell>
          <table:table-cell table:style-name="ce3" table:formula="of:=([.$B68]/[.$B$15])^2*XMRUSD" office:value-type="float" office:value="339804.073923204" calcext:value-type="float">
            <text:p>339,804</text:p>
          </table:table-cell>
          <table:table-cell table:formula="of:=XMRUSD" office:value-type="float" office:value="13" calcext:value-type="float">
            <text:p>13</text:p>
          </table:table-cell>
          <table:table-cell table:style-name="ce4" table:formula="of:=GETNEUTRALFEE(baseReward;[.B68];IF(T_0/[.B68]+1&gt;W_0;T_0/[.B68]+1;W_0))*T_0*[.C68]" office:value-type="string" office:string-value="" calcext:value-type="error">
            <text:p>#VALUE!</text:p>
          </table:table-cell>
          <table:table-cell table:style-name="ce4" table:formula="of:=GETNEUTRALFEE(baseReward;[.$B68];IF(T_0/[.$B68]+1&gt;W_0;T_0/[.$B68]+1;W_0))*T_0*[.D68]" office:value-type="string" office:string-value="" calcext:value-type="error">
            <text:p>#VALUE!</text:p>
          </table:table-cell>
          <table:table-cell table:style-name="ce4" table:formula="of:=GETNEUTRALFEE(baseReward;[.B68];IF(T_0/[.B68]+1&gt;W_0;T_0/[.B68]+1;W_0))*T_0*[.E68]" office:value-type="string" office:string-value="" calcext:value-type="error">
            <text:p>#VALUE!</text:p>
          </table:table-cell>
          <table:table-cell table:formula="of:=GETNEUTRALFEEOLD(baseReward;[.$B68];W_0)*T_0*[.$C68]" office:value-type="float" office:value="0.2873" calcext:value-type="float">
            <text:p>0.2873</text:p>
          </table:table-cell>
          <table:table-cell table:formula="of:=GETNEUTRALFEEOLD(baseReward;[.$B68];W_0)*T_0*[.$D68]" office:value-type="float" office:value="46.4492002157499" calcext:value-type="float">
            <text:p>46.4492002157499</text:p>
          </table:table-cell>
          <table:table-cell table:formula="of:=GETNEUTRALFEEOLD(baseReward;[.$B68];W_0)*T_0*[.$E68]" office:value-type="float" office:value="0.00177702284682207" calcext:value-type="float">
            <text:p>0.001777022846822</text:p>
          </table:table-cell>
          <table:table-cell table:formula="of:=GETNEUTRALFEEOLD(baseReward;[.$B68];IF(T_0/[.$B68]+1&gt;W_0;T_0/[.$B68]+1;W_0))*T_0*[.$C68]" office:value-type="string" office:string-value="" calcext:value-type="error">
            <text:p>#VALUE!</text:p>
          </table:table-cell>
          <table:table-cell table:formula="of:=GETNEUTRALFEEOLD(baseReward;[.$B68];IF(T_0/[.$B68]+1&gt;W_0;T_0/[.$B68]+1;W_0))*T_0*[.$D68]" office:value-type="string" office:string-value="" calcext:value-type="error">
            <text:p>#VALUE!</text:p>
          </table:table-cell>
          <table:table-cell table:formula="of:=GETNEUTRALFEEOLD(baseReward;[.$B68];IF(T_0/[.$B68]+1&gt;W_0;T_0/[.$B68]+1;W_0))*T_0*[.$E68]" office:value-type="string" office:string-value="" calcext:value-type="error">
            <text:p>#VALUE!</text:p>
          </table:table-cell>
          <table:table-cell table:style-name="ce4" table:formula="of:=GETNEUTRALFEE(baseReward;[.$B68];T_0/[.$B68]+1)*T_0*[.$C68]" office:value-type="string" office:string-value="" calcext:value-type="error">
            <text:p>#VALUE!</text:p>
          </table:table-cell>
          <table:table-cell table:style-name="ce4" table:formula="of:=GETNEUTRALFEE(baseReward;[.$B68];T_0/[.$B68]+1)*T_0*[.$D68]" office:value-type="string" office:string-value="" calcext:value-type="error">
            <text:p>#VALUE!</text:p>
          </table:table-cell>
          <table:table-cell table:style-name="ce4" table:formula="of:=GETNEUTRALFEE(baseReward;[.$B68];T_0/[.$B68]+1)*T_0*[.$E68]" office:value-type="string" office:string-value="" calcext:value-type="error">
            <text:p>#VALUE!</text:p>
          </table:table-cell>
          <table:table-cell table:style-name="ce4" table:formula="of:=GETNEUTRALFEE(baseReward;[.$B68];IF(T_0/[.$B68]+1&gt;W_0;T_0/[.$B68]+1;W_0))*[.$B68]*[.$C68]" office:value-type="string" office:string-value="" calcext:value-type="error">
            <text:p>#VALUE!</text:p>
          </table:table-cell>
          <table:table-cell table:style-name="ce4" table:formula="of:=GETNEUTRALFEE(baseReward;[.$B68];IF(T_0/[.$B68]+1&gt;W_0;T_0/[.$B68]+1;W_0))*[.$B68]*[.$D68]" office:value-type="string" office:string-value="" calcext:value-type="error">
            <text:p>#VALUE!</text:p>
          </table:table-cell>
          <table:table-cell table:style-name="ce4" table:formula="of:=GETNEUTRALFEE(baseReward;[.$B68];IF(T_0/[.$B68]+1&gt;W_0;T_0/[.$B68]+1;W_0))*[.$B68]*[.$E68]" office:value-type="string" office:string-value="" calcext:value-type="error">
            <text:p>#VALUE!</text:p>
          </table:table-cell>
          <table:table-cell table:formula="of:=GETNEUTRALFEEOLD(baseReward;[.$B68];IF(T_0/[.$B68]+1&gt;W_0;T_0/[.$B68]+1;W_0))*[.$B68]*[.$C68]" office:value-type="string" office:string-value="" calcext:value-type="error">
            <text:p>#VALUE!</text:p>
          </table:table-cell>
          <table:table-cell table:formula="of:=GETNEUTRALFEEOLD(baseReward;[.$B68];IF(T_0/[.$B68]+1&gt;W_0;T_0/[.$B68]+1;W_0))*[.$B68]*[.$D68]" office:value-type="string" office:string-value="" calcext:value-type="error">
            <text:p>#VALUE!</text:p>
          </table:table-cell>
          <table:table-cell table:formula="of:=GETNEUTRALFEEOLD(baseReward;[.$B68];IF(T_0/[.$B68]+1&gt;W_0;T_0/[.$B68]+1;W_0))*[.$B68]*[.$E68]" office:value-type="string" office:string-value="" calcext:value-type="error">
            <text:p>#VALUE!</text:p>
          </table:table-cell>
          <table:table-cell table:style-name="ce4" table:formula="of:=GETNEUTRALFEE(baseReward;[.$B68];T_0/[.$B68]+1)*[.$B68]*[.$C68]" office:value-type="string" office:string-value="" calcext:value-type="error">
            <text:p>#VALUE!</text:p>
          </table:table-cell>
          <table:table-cell table:style-name="ce4" table:formula="of:=GETNEUTRALFEE(baseReward;[.$B68];T_0/[.$B68]+1)*[.$B68]*[.$D68]" office:value-type="string" office:string-value="" calcext:value-type="error">
            <text:p>#VALUE!</text:p>
          </table:table-cell>
          <table:table-cell table:style-name="ce4" table:formula="of:=GETNEUTRALFEE(baseReward;[.$B68];T_0/[.$B68]+1)*[.$B68]*[.$E68]" office:value-type="string" office:string-value="" calcext:value-type="error">
            <text:p>#VALUE!</text:p>
          </table:table-cell>
          <table:table-cell table:style-name="ce4" table:number-columns-repeated="3"/>
          <table:table-cell table:number-columns-repeated="8"/>
          <table:covered-table-cell table:number-columns-repeated="15" table:style-name="ce6"/>
          <table:table-cell table:number-columns-repeated="972"/>
        </table:table-row>
        <table:table-row table:style-name="ro1">
          <table:table-cell/>
          <table:table-cell table:style-name="ce3" table:formula="of:=IF(AND(T_0/(W_0-1)&gt;[.B68]*1.1;T_0/(W_0-1)&lt;[.B68]*1.1^2);T_0/(W_0-1);[.B68]*1.1)" office:value-type="float" office:value="10670543.7321249" calcext:value-type="float">
            <text:p>10,670,544</text:p>
          </table:table-cell>
          <table:table-cell table:style-name="ce3" table:formula="of:=([.B69]/[.$B$15])*XMRUSD" office:value-type="float" office:value="2311.9511419604" calcext:value-type="float">
            <text:p>2,312</text:p>
          </table:table-cell>
          <table:table-cell table:style-name="ce3" table:formula="of:=([.$B69]/[.$B$15])^2*XMRUSD" office:value-type="float" office:value="411162.929447077" calcext:value-type="float">
            <text:p>411,163</text:p>
          </table:table-cell>
          <table:table-cell table:formula="of:=XMRUSD" office:value-type="float" office:value="13" calcext:value-type="float">
            <text:p>13</text:p>
          </table:table-cell>
          <table:table-cell table:style-name="ce4" table:formula="of:=GETNEUTRALFEE(baseReward;[.B69];IF(T_0/[.B69]+1&gt;W_0;T_0/[.B69]+1;W_0))*T_0*[.C69]" office:value-type="string" office:string-value="" calcext:value-type="error">
            <text:p>#VALUE!</text:p>
          </table:table-cell>
          <table:table-cell table:style-name="ce4" table:formula="of:=GETNEUTRALFEE(baseReward;[.$B69];IF(T_0/[.$B69]+1&gt;W_0;T_0/[.$B69]+1;W_0))*T_0*[.D69]" office:value-type="string" office:string-value="" calcext:value-type="error">
            <text:p>#VALUE!</text:p>
          </table:table-cell>
          <table:table-cell table:style-name="ce4" table:formula="of:=GETNEUTRALFEE(baseReward;[.B69];IF(T_0/[.B69]+1&gt;W_0;T_0/[.B69]+1;W_0))*T_0*[.E69]" office:value-type="string" office:string-value="" calcext:value-type="error">
            <text:p>#VALUE!</text:p>
          </table:table-cell>
          <table:table-cell table:formula="of:=GETNEUTRALFEEOLD(baseReward;[.$B69];W_0)*T_0*[.$C69]" office:value-type="float" office:value="0.2873" calcext:value-type="float">
            <text:p>0.2873</text:p>
          </table:table-cell>
          <table:table-cell table:formula="of:=GETNEUTRALFEEOLD(baseReward;[.$B69];W_0)*T_0*[.$D69]" office:value-type="float" office:value="51.0941202373249" calcext:value-type="float">
            <text:p>51.0941202373249</text:p>
          </table:table-cell>
          <table:table-cell table:formula="of:=GETNEUTRALFEEOLD(baseReward;[.$B69];W_0)*T_0*[.$E69]" office:value-type="float" office:value="0.00161547531529279" calcext:value-type="float">
            <text:p>0.001615475315293</text:p>
          </table:table-cell>
          <table:table-cell table:formula="of:=GETNEUTRALFEEOLD(baseReward;[.$B69];IF(T_0/[.$B69]+1&gt;W_0;T_0/[.$B69]+1;W_0))*T_0*[.$C69]" office:value-type="string" office:string-value="" calcext:value-type="error">
            <text:p>#VALUE!</text:p>
          </table:table-cell>
          <table:table-cell table:formula="of:=GETNEUTRALFEEOLD(baseReward;[.$B69];IF(T_0/[.$B69]+1&gt;W_0;T_0/[.$B69]+1;W_0))*T_0*[.$D69]" office:value-type="string" office:string-value="" calcext:value-type="error">
            <text:p>#VALUE!</text:p>
          </table:table-cell>
          <table:table-cell table:formula="of:=GETNEUTRALFEEOLD(baseReward;[.$B69];IF(T_0/[.$B69]+1&gt;W_0;T_0/[.$B69]+1;W_0))*T_0*[.$E69]" office:value-type="string" office:string-value="" calcext:value-type="error">
            <text:p>#VALUE!</text:p>
          </table:table-cell>
          <table:table-cell table:style-name="ce4" table:formula="of:=GETNEUTRALFEE(baseReward;[.$B69];T_0/[.$B69]+1)*T_0*[.$C69]" office:value-type="string" office:string-value="" calcext:value-type="error">
            <text:p>#VALUE!</text:p>
          </table:table-cell>
          <table:table-cell table:style-name="ce4" table:formula="of:=GETNEUTRALFEE(baseReward;[.$B69];T_0/[.$B69]+1)*T_0*[.$D69]" office:value-type="string" office:string-value="" calcext:value-type="error">
            <text:p>#VALUE!</text:p>
          </table:table-cell>
          <table:table-cell table:style-name="ce4" table:formula="of:=GETNEUTRALFEE(baseReward;[.$B69];T_0/[.$B69]+1)*T_0*[.$E69]" office:value-type="string" office:string-value="" calcext:value-type="error">
            <text:p>#VALUE!</text:p>
          </table:table-cell>
          <table:table-cell table:style-name="ce4" table:formula="of:=GETNEUTRALFEE(baseReward;[.$B69];IF(T_0/[.$B69]+1&gt;W_0;T_0/[.$B69]+1;W_0))*[.$B69]*[.$C69]" office:value-type="string" office:string-value="" calcext:value-type="error">
            <text:p>#VALUE!</text:p>
          </table:table-cell>
          <table:table-cell table:style-name="ce4" table:formula="of:=GETNEUTRALFEE(baseReward;[.$B69];IF(T_0/[.$B69]+1&gt;W_0;T_0/[.$B69]+1;W_0))*[.$B69]*[.$D69]" office:value-type="string" office:string-value="" calcext:value-type="error">
            <text:p>#VALUE!</text:p>
          </table:table-cell>
          <table:table-cell table:style-name="ce4" table:formula="of:=GETNEUTRALFEE(baseReward;[.$B69];IF(T_0/[.$B69]+1&gt;W_0;T_0/[.$B69]+1;W_0))*[.$B69]*[.$E69]" office:value-type="string" office:string-value="" calcext:value-type="error">
            <text:p>#VALUE!</text:p>
          </table:table-cell>
          <table:table-cell table:formula="of:=GETNEUTRALFEEOLD(baseReward;[.$B69];IF(T_0/[.$B69]+1&gt;W_0;T_0/[.$B69]+1;W_0))*[.$B69]*[.$C69]" office:value-type="string" office:string-value="" calcext:value-type="error">
            <text:p>#VALUE!</text:p>
          </table:table-cell>
          <table:table-cell table:formula="of:=GETNEUTRALFEEOLD(baseReward;[.$B69];IF(T_0/[.$B69]+1&gt;W_0;T_0/[.$B69]+1;W_0))*[.$B69]*[.$D69]" office:value-type="string" office:string-value="" calcext:value-type="error">
            <text:p>#VALUE!</text:p>
          </table:table-cell>
          <table:table-cell table:formula="of:=GETNEUTRALFEEOLD(baseReward;[.$B69];IF(T_0/[.$B69]+1&gt;W_0;T_0/[.$B69]+1;W_0))*[.$B69]*[.$E69]" office:value-type="string" office:string-value="" calcext:value-type="error">
            <text:p>#VALUE!</text:p>
          </table:table-cell>
          <table:table-cell table:style-name="ce4" table:formula="of:=GETNEUTRALFEE(baseReward;[.$B69];T_0/[.$B69]+1)*[.$B69]*[.$C69]" office:value-type="string" office:string-value="" calcext:value-type="error">
            <text:p>#VALUE!</text:p>
          </table:table-cell>
          <table:table-cell table:style-name="ce4" table:formula="of:=GETNEUTRALFEE(baseReward;[.$B69];T_0/[.$B69]+1)*[.$B69]*[.$D69]" office:value-type="string" office:string-value="" calcext:value-type="error">
            <text:p>#VALUE!</text:p>
          </table:table-cell>
          <table:table-cell table:style-name="ce4" table:formula="of:=GETNEUTRALFEE(baseReward;[.$B69];T_0/[.$B69]+1)*[.$B69]*[.$E69]" office:value-type="string" office:string-value="" calcext:value-type="error">
            <text:p>#VALUE!</text:p>
          </table:table-cell>
          <table:table-cell table:style-name="ce4" table:number-columns-repeated="3"/>
          <table:table-cell table:number-columns-repeated="8"/>
          <table:covered-table-cell table:number-columns-repeated="15" table:style-name="ce6"/>
          <table:table-cell table:number-columns-repeated="972"/>
        </table:table-row>
        <table:table-row table:style-name="ro1">
          <table:table-cell/>
          <table:table-cell table:style-name="ce3" table:formula="of:=IF(AND(T_0/(W_0-1)&gt;[.B69]*1.1;T_0/(W_0-1)&lt;[.B69]*1.1^2);T_0/(W_0-1);[.B69]*1.1)" office:value-type="float" office:value="11737598.1053374" calcext:value-type="float">
            <text:p>11,737,598</text:p>
          </table:table-cell>
          <table:table-cell table:style-name="ce3" table:formula="of:=([.B70]/[.$B$15])*XMRUSD" office:value-type="float" office:value="2543.14625615644" calcext:value-type="float">
            <text:p>2,543</text:p>
          </table:table-cell>
          <table:table-cell table:style-name="ce3" table:formula="of:=([.$B70]/[.$B$15])^2*XMRUSD" office:value-type="float" office:value="497507.144630963" calcext:value-type="float">
            <text:p>497,507</text:p>
          </table:table-cell>
          <table:table-cell table:formula="of:=XMRUSD" office:value-type="float" office:value="13" calcext:value-type="float">
            <text:p>13</text:p>
          </table:table-cell>
          <table:table-cell table:style-name="ce4" table:formula="of:=GETNEUTRALFEE(baseReward;[.B70];IF(T_0/[.B70]+1&gt;W_0;T_0/[.B70]+1;W_0))*T_0*[.C70]" office:value-type="string" office:string-value="" calcext:value-type="error">
            <text:p>#VALUE!</text:p>
          </table:table-cell>
          <table:table-cell table:style-name="ce4" table:formula="of:=GETNEUTRALFEE(baseReward;[.$B70];IF(T_0/[.$B70]+1&gt;W_0;T_0/[.$B70]+1;W_0))*T_0*[.D70]" office:value-type="string" office:string-value="" calcext:value-type="error">
            <text:p>#VALUE!</text:p>
          </table:table-cell>
          <table:table-cell table:style-name="ce4" table:formula="of:=GETNEUTRALFEE(baseReward;[.B70];IF(T_0/[.B70]+1&gt;W_0;T_0/[.B70]+1;W_0))*T_0*[.E70]" office:value-type="string" office:string-value="" calcext:value-type="error">
            <text:p>#VALUE!</text:p>
          </table:table-cell>
          <table:table-cell table:formula="of:=GETNEUTRALFEEOLD(baseReward;[.$B70];W_0)*T_0*[.$C70]" office:value-type="float" office:value="0.2873" calcext:value-type="float">
            <text:p>0.2873</text:p>
          </table:table-cell>
          <table:table-cell table:formula="of:=GETNEUTRALFEEOLD(baseReward;[.$B70];W_0)*T_0*[.$D70]" office:value-type="float" office:value="56.2035322610574" calcext:value-type="float">
            <text:p>56.2035322610574</text:p>
          </table:table-cell>
          <table:table-cell table:formula="of:=GETNEUTRALFEEOLD(baseReward;[.$B70];W_0)*T_0*[.$E70]" office:value-type="float" office:value="0.00146861392299345" calcext:value-type="float">
            <text:p>0.001468613922993</text:p>
          </table:table-cell>
          <table:table-cell table:formula="of:=GETNEUTRALFEEOLD(baseReward;[.$B70];IF(T_0/[.$B70]+1&gt;W_0;T_0/[.$B70]+1;W_0))*T_0*[.$C70]" office:value-type="string" office:string-value="" calcext:value-type="error">
            <text:p>#VALUE!</text:p>
          </table:table-cell>
          <table:table-cell table:formula="of:=GETNEUTRALFEEOLD(baseReward;[.$B70];IF(T_0/[.$B70]+1&gt;W_0;T_0/[.$B70]+1;W_0))*T_0*[.$D70]" office:value-type="string" office:string-value="" calcext:value-type="error">
            <text:p>#VALUE!</text:p>
          </table:table-cell>
          <table:table-cell table:formula="of:=GETNEUTRALFEEOLD(baseReward;[.$B70];IF(T_0/[.$B70]+1&gt;W_0;T_0/[.$B70]+1;W_0))*T_0*[.$E70]" office:value-type="string" office:string-value="" calcext:value-type="error">
            <text:p>#VALUE!</text:p>
          </table:table-cell>
          <table:table-cell table:style-name="ce4" table:formula="of:=GETNEUTRALFEE(baseReward;[.$B70];T_0/[.$B70]+1)*T_0*[.$C70]" office:value-type="string" office:string-value="" calcext:value-type="error">
            <text:p>#VALUE!</text:p>
          </table:table-cell>
          <table:table-cell table:style-name="ce4" table:formula="of:=GETNEUTRALFEE(baseReward;[.$B70];T_0/[.$B70]+1)*T_0*[.$D70]" office:value-type="string" office:string-value="" calcext:value-type="error">
            <text:p>#VALUE!</text:p>
          </table:table-cell>
          <table:table-cell table:style-name="ce4" table:formula="of:=GETNEUTRALFEE(baseReward;[.$B70];T_0/[.$B70]+1)*T_0*[.$E70]" office:value-type="string" office:string-value="" calcext:value-type="error">
            <text:p>#VALUE!</text:p>
          </table:table-cell>
          <table:table-cell table:style-name="ce4" table:formula="of:=GETNEUTRALFEE(baseReward;[.$B70];IF(T_0/[.$B70]+1&gt;W_0;T_0/[.$B70]+1;W_0))*[.$B70]*[.$C70]" office:value-type="string" office:string-value="" calcext:value-type="error">
            <text:p>#VALUE!</text:p>
          </table:table-cell>
          <table:table-cell table:style-name="ce4" table:formula="of:=GETNEUTRALFEE(baseReward;[.$B70];IF(T_0/[.$B70]+1&gt;W_0;T_0/[.$B70]+1;W_0))*[.$B70]*[.$D70]" office:value-type="string" office:string-value="" calcext:value-type="error">
            <text:p>#VALUE!</text:p>
          </table:table-cell>
          <table:table-cell table:style-name="ce4" table:formula="of:=GETNEUTRALFEE(baseReward;[.$B70];IF(T_0/[.$B70]+1&gt;W_0;T_0/[.$B70]+1;W_0))*[.$B70]*[.$E70]" office:value-type="string" office:string-value="" calcext:value-type="error">
            <text:p>#VALUE!</text:p>
          </table:table-cell>
          <table:table-cell table:formula="of:=GETNEUTRALFEEOLD(baseReward;[.$B70];IF(T_0/[.$B70]+1&gt;W_0;T_0/[.$B70]+1;W_0))*[.$B70]*[.$C70]" office:value-type="string" office:string-value="" calcext:value-type="error">
            <text:p>#VALUE!</text:p>
          </table:table-cell>
          <table:table-cell table:formula="of:=GETNEUTRALFEEOLD(baseReward;[.$B70];IF(T_0/[.$B70]+1&gt;W_0;T_0/[.$B70]+1;W_0))*[.$B70]*[.$D70]" office:value-type="string" office:string-value="" calcext:value-type="error">
            <text:p>#VALUE!</text:p>
          </table:table-cell>
          <table:table-cell table:formula="of:=GETNEUTRALFEEOLD(baseReward;[.$B70];IF(T_0/[.$B70]+1&gt;W_0;T_0/[.$B70]+1;W_0))*[.$B70]*[.$E70]" office:value-type="string" office:string-value="" calcext:value-type="error">
            <text:p>#VALUE!</text:p>
          </table:table-cell>
          <table:table-cell table:style-name="ce4" table:formula="of:=GETNEUTRALFEE(baseReward;[.$B70];T_0/[.$B70]+1)*[.$B70]*[.$C70]" office:value-type="string" office:string-value="" calcext:value-type="error">
            <text:p>#VALUE!</text:p>
          </table:table-cell>
          <table:table-cell table:style-name="ce4" table:formula="of:=GETNEUTRALFEE(baseReward;[.$B70];T_0/[.$B70]+1)*[.$B70]*[.$D70]" office:value-type="string" office:string-value="" calcext:value-type="error">
            <text:p>#VALUE!</text:p>
          </table:table-cell>
          <table:table-cell table:style-name="ce4" table:formula="of:=GETNEUTRALFEE(baseReward;[.$B70];T_0/[.$B70]+1)*[.$B70]*[.$E70]"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0]*1.1;T_0/(W_0-1)&lt;[.B70]*1.1^2);T_0/(W_0-1);[.B70]*1.1)" office:value-type="float" office:value="12911357.9158712" calcext:value-type="float">
            <text:p>12,911,358</text:p>
          </table:table-cell>
          <table:table-cell table:style-name="ce3" table:formula="of:=([.B71]/[.$B$15])*XMRUSD" office:value-type="float" office:value="2797.46088177209" calcext:value-type="float">
            <text:p>2,797</text:p>
          </table:table-cell>
          <table:table-cell table:style-name="ce3" table:formula="of:=([.$B71]/[.$B$15])^2*XMRUSD" office:value-type="float" office:value="601983.645003466" calcext:value-type="float">
            <text:p>601,984</text:p>
          </table:table-cell>
          <table:table-cell table:formula="of:=XMRUSD" office:value-type="float" office:value="13" calcext:value-type="float">
            <text:p>13</text:p>
          </table:table-cell>
          <table:table-cell table:style-name="ce4" table:formula="of:=GETNEUTRALFEE(baseReward;[.B71];IF(T_0/[.B71]+1&gt;W_0;T_0/[.B71]+1;W_0))*T_0*[.C71]" office:value-type="string" office:string-value="" calcext:value-type="error">
            <text:p>#VALUE!</text:p>
          </table:table-cell>
          <table:table-cell table:style-name="ce4" table:formula="of:=GETNEUTRALFEE(baseReward;[.$B71];IF(T_0/[.$B71]+1&gt;W_0;T_0/[.$B71]+1;W_0))*T_0*[.D71]" office:value-type="string" office:string-value="" calcext:value-type="error">
            <text:p>#VALUE!</text:p>
          </table:table-cell>
          <table:table-cell table:style-name="ce4" table:formula="of:=GETNEUTRALFEE(baseReward;[.B71];IF(T_0/[.B71]+1&gt;W_0;T_0/[.B71]+1;W_0))*T_0*[.E71]" office:value-type="string" office:string-value="" calcext:value-type="error">
            <text:p>#VALUE!</text:p>
          </table:table-cell>
          <table:table-cell table:formula="of:=GETNEUTRALFEEOLD(baseReward;[.$B71];W_0)*T_0*[.$C71]" office:value-type="float" office:value="0.2873" calcext:value-type="float">
            <text:p>0.2873</text:p>
          </table:table-cell>
          <table:table-cell table:formula="of:=GETNEUTRALFEEOLD(baseReward;[.$B71];W_0)*T_0*[.$D71]" office:value-type="float" office:value="61.8238854871631" calcext:value-type="float">
            <text:p>61.8238854871631</text:p>
          </table:table-cell>
          <table:table-cell table:formula="of:=GETNEUTRALFEEOLD(baseReward;[.$B71];W_0)*T_0*[.$E71]" office:value-type="float" office:value="0.00133510356635768" calcext:value-type="float">
            <text:p>0.001335103566358</text:p>
          </table:table-cell>
          <table:table-cell table:formula="of:=GETNEUTRALFEEOLD(baseReward;[.$B71];IF(T_0/[.$B71]+1&gt;W_0;T_0/[.$B71]+1;W_0))*T_0*[.$C71]" office:value-type="string" office:string-value="" calcext:value-type="error">
            <text:p>#VALUE!</text:p>
          </table:table-cell>
          <table:table-cell table:formula="of:=GETNEUTRALFEEOLD(baseReward;[.$B71];IF(T_0/[.$B71]+1&gt;W_0;T_0/[.$B71]+1;W_0))*T_0*[.$D71]" office:value-type="string" office:string-value="" calcext:value-type="error">
            <text:p>#VALUE!</text:p>
          </table:table-cell>
          <table:table-cell table:formula="of:=GETNEUTRALFEEOLD(baseReward;[.$B71];IF(T_0/[.$B71]+1&gt;W_0;T_0/[.$B71]+1;W_0))*T_0*[.$E71]" office:value-type="string" office:string-value="" calcext:value-type="error">
            <text:p>#VALUE!</text:p>
          </table:table-cell>
          <table:table-cell table:style-name="ce4" table:formula="of:=GETNEUTRALFEE(baseReward;[.$B71];T_0/[.$B71]+1)*T_0*[.$C71]" office:value-type="string" office:string-value="" calcext:value-type="error">
            <text:p>#VALUE!</text:p>
          </table:table-cell>
          <table:table-cell table:style-name="ce4" table:formula="of:=GETNEUTRALFEE(baseReward;[.$B71];T_0/[.$B71]+1)*T_0*[.$D71]" office:value-type="string" office:string-value="" calcext:value-type="error">
            <text:p>#VALUE!</text:p>
          </table:table-cell>
          <table:table-cell table:style-name="ce4" table:formula="of:=GETNEUTRALFEE(baseReward;[.$B71];T_0/[.$B71]+1)*T_0*[.$E71]" office:value-type="string" office:string-value="" calcext:value-type="error">
            <text:p>#VALUE!</text:p>
          </table:table-cell>
          <table:table-cell table:style-name="ce4" table:formula="of:=GETNEUTRALFEE(baseReward;[.$B71];IF(T_0/[.$B71]+1&gt;W_0;T_0/[.$B71]+1;W_0))*[.$B71]*[.$C71]" office:value-type="string" office:string-value="" calcext:value-type="error">
            <text:p>#VALUE!</text:p>
          </table:table-cell>
          <table:table-cell table:style-name="ce4" table:formula="of:=GETNEUTRALFEE(baseReward;[.$B71];IF(T_0/[.$B71]+1&gt;W_0;T_0/[.$B71]+1;W_0))*[.$B71]*[.$D71]" office:value-type="string" office:string-value="" calcext:value-type="error">
            <text:p>#VALUE!</text:p>
          </table:table-cell>
          <table:table-cell table:style-name="ce4" table:formula="of:=GETNEUTRALFEE(baseReward;[.$B71];IF(T_0/[.$B71]+1&gt;W_0;T_0/[.$B71]+1;W_0))*[.$B71]*[.$E71]" office:value-type="string" office:string-value="" calcext:value-type="error">
            <text:p>#VALUE!</text:p>
          </table:table-cell>
          <table:table-cell table:formula="of:=GETNEUTRALFEEOLD(baseReward;[.$B71];IF(T_0/[.$B71]+1&gt;W_0;T_0/[.$B71]+1;W_0))*[.$B71]*[.$C71]" office:value-type="string" office:string-value="" calcext:value-type="error">
            <text:p>#VALUE!</text:p>
          </table:table-cell>
          <table:table-cell table:formula="of:=GETNEUTRALFEEOLD(baseReward;[.$B71];IF(T_0/[.$B71]+1&gt;W_0;T_0/[.$B71]+1;W_0))*[.$B71]*[.$D71]" office:value-type="string" office:string-value="" calcext:value-type="error">
            <text:p>#VALUE!</text:p>
          </table:table-cell>
          <table:table-cell table:formula="of:=GETNEUTRALFEEOLD(baseReward;[.$B71];IF(T_0/[.$B71]+1&gt;W_0;T_0/[.$B71]+1;W_0))*[.$B71]*[.$E71]" office:value-type="string" office:string-value="" calcext:value-type="error">
            <text:p>#VALUE!</text:p>
          </table:table-cell>
          <table:table-cell table:style-name="ce4" table:formula="of:=GETNEUTRALFEE(baseReward;[.$B71];T_0/[.$B71]+1)*[.$B71]*[.$C71]" office:value-type="string" office:string-value="" calcext:value-type="error">
            <text:p>#VALUE!</text:p>
          </table:table-cell>
          <table:table-cell table:style-name="ce4" table:formula="of:=GETNEUTRALFEE(baseReward;[.$B71];T_0/[.$B71]+1)*[.$B71]*[.$D71]" office:value-type="string" office:string-value="" calcext:value-type="error">
            <text:p>#VALUE!</text:p>
          </table:table-cell>
          <table:table-cell table:style-name="ce4" table:formula="of:=GETNEUTRALFEE(baseReward;[.$B71];T_0/[.$B71]+1)*[.$B71]*[.$E71]"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1]*1.1;T_0/(W_0-1)&lt;[.B71]*1.1^2);T_0/(W_0-1);[.B71]*1.1)" office:value-type="float" office:value="14202493.7074583" calcext:value-type="float">
            <text:p>14,202,494</text:p>
          </table:table-cell>
          <table:table-cell table:style-name="ce3" table:formula="of:=([.B72]/[.$B$15])*XMRUSD" office:value-type="float" office:value="3077.20696994929" calcext:value-type="float">
            <text:p>3,077</text:p>
          </table:table-cell>
          <table:table-cell table:style-name="ce3" table:formula="of:=([.$B72]/[.$B$15])^2*XMRUSD" office:value-type="float" office:value="728400.210454194" calcext:value-type="float">
            <text:p>728,400</text:p>
          </table:table-cell>
          <table:table-cell table:formula="of:=XMRUSD" office:value-type="float" office:value="13" calcext:value-type="float">
            <text:p>13</text:p>
          </table:table-cell>
          <table:table-cell table:style-name="ce4" table:formula="of:=GETNEUTRALFEE(baseReward;[.B72];IF(T_0/[.B72]+1&gt;W_0;T_0/[.B72]+1;W_0))*T_0*[.C72]" office:value-type="string" office:string-value="" calcext:value-type="error">
            <text:p>#VALUE!</text:p>
          </table:table-cell>
          <table:table-cell table:style-name="ce4" table:formula="of:=GETNEUTRALFEE(baseReward;[.$B72];IF(T_0/[.$B72]+1&gt;W_0;T_0/[.$B72]+1;W_0))*T_0*[.D72]" office:value-type="string" office:string-value="" calcext:value-type="error">
            <text:p>#VALUE!</text:p>
          </table:table-cell>
          <table:table-cell table:style-name="ce4" table:formula="of:=GETNEUTRALFEE(baseReward;[.B72];IF(T_0/[.B72]+1&gt;W_0;T_0/[.B72]+1;W_0))*T_0*[.E72]" office:value-type="string" office:string-value="" calcext:value-type="error">
            <text:p>#VALUE!</text:p>
          </table:table-cell>
          <table:table-cell table:formula="of:=GETNEUTRALFEEOLD(baseReward;[.$B72];W_0)*T_0*[.$C72]" office:value-type="float" office:value="0.2873" calcext:value-type="float">
            <text:p>0.2873</text:p>
          </table:table-cell>
          <table:table-cell table:formula="of:=GETNEUTRALFEEOLD(baseReward;[.$B72];W_0)*T_0*[.$D72]" office:value-type="float" office:value="68.0062740358795" calcext:value-type="float">
            <text:p>68.0062740358795</text:p>
          </table:table-cell>
          <table:table-cell table:formula="of:=GETNEUTRALFEEOLD(baseReward;[.$B72];W_0)*T_0*[.$E72]" office:value-type="float" office:value="0.00121373051487062" calcext:value-type="float">
            <text:p>0.001213730514871</text:p>
          </table:table-cell>
          <table:table-cell table:formula="of:=GETNEUTRALFEEOLD(baseReward;[.$B72];IF(T_0/[.$B72]+1&gt;W_0;T_0/[.$B72]+1;W_0))*T_0*[.$C72]" office:value-type="string" office:string-value="" calcext:value-type="error">
            <text:p>#VALUE!</text:p>
          </table:table-cell>
          <table:table-cell table:formula="of:=GETNEUTRALFEEOLD(baseReward;[.$B72];IF(T_0/[.$B72]+1&gt;W_0;T_0/[.$B72]+1;W_0))*T_0*[.$D72]" office:value-type="string" office:string-value="" calcext:value-type="error">
            <text:p>#VALUE!</text:p>
          </table:table-cell>
          <table:table-cell table:formula="of:=GETNEUTRALFEEOLD(baseReward;[.$B72];IF(T_0/[.$B72]+1&gt;W_0;T_0/[.$B72]+1;W_0))*T_0*[.$E72]" office:value-type="string" office:string-value="" calcext:value-type="error">
            <text:p>#VALUE!</text:p>
          </table:table-cell>
          <table:table-cell table:style-name="ce4" table:formula="of:=GETNEUTRALFEE(baseReward;[.$B72];T_0/[.$B72]+1)*T_0*[.$C72]" office:value-type="string" office:string-value="" calcext:value-type="error">
            <text:p>#VALUE!</text:p>
          </table:table-cell>
          <table:table-cell table:style-name="ce4" table:formula="of:=GETNEUTRALFEE(baseReward;[.$B72];T_0/[.$B72]+1)*T_0*[.$D72]" office:value-type="string" office:string-value="" calcext:value-type="error">
            <text:p>#VALUE!</text:p>
          </table:table-cell>
          <table:table-cell table:style-name="ce4" table:formula="of:=GETNEUTRALFEE(baseReward;[.$B72];T_0/[.$B72]+1)*T_0*[.$E72]" office:value-type="string" office:string-value="" calcext:value-type="error">
            <text:p>#VALUE!</text:p>
          </table:table-cell>
          <table:table-cell table:style-name="ce4" table:formula="of:=GETNEUTRALFEE(baseReward;[.$B72];IF(T_0/[.$B72]+1&gt;W_0;T_0/[.$B72]+1;W_0))*[.$B72]*[.$C72]" office:value-type="string" office:string-value="" calcext:value-type="error">
            <text:p>#VALUE!</text:p>
          </table:table-cell>
          <table:table-cell table:style-name="ce4" table:formula="of:=GETNEUTRALFEE(baseReward;[.$B72];IF(T_0/[.$B72]+1&gt;W_0;T_0/[.$B72]+1;W_0))*[.$B72]*[.$D72]" office:value-type="string" office:string-value="" calcext:value-type="error">
            <text:p>#VALUE!</text:p>
          </table:table-cell>
          <table:table-cell table:style-name="ce4" table:formula="of:=GETNEUTRALFEE(baseReward;[.$B72];IF(T_0/[.$B72]+1&gt;W_0;T_0/[.$B72]+1;W_0))*[.$B72]*[.$E72]" office:value-type="string" office:string-value="" calcext:value-type="error">
            <text:p>#VALUE!</text:p>
          </table:table-cell>
          <table:table-cell table:formula="of:=GETNEUTRALFEEOLD(baseReward;[.$B72];IF(T_0/[.$B72]+1&gt;W_0;T_0/[.$B72]+1;W_0))*[.$B72]*[.$C72]" office:value-type="string" office:string-value="" calcext:value-type="error">
            <text:p>#VALUE!</text:p>
          </table:table-cell>
          <table:table-cell table:formula="of:=GETNEUTRALFEEOLD(baseReward;[.$B72];IF(T_0/[.$B72]+1&gt;W_0;T_0/[.$B72]+1;W_0))*[.$B72]*[.$D72]" office:value-type="string" office:string-value="" calcext:value-type="error">
            <text:p>#VALUE!</text:p>
          </table:table-cell>
          <table:table-cell table:formula="of:=GETNEUTRALFEEOLD(baseReward;[.$B72];IF(T_0/[.$B72]+1&gt;W_0;T_0/[.$B72]+1;W_0))*[.$B72]*[.$E72]" office:value-type="string" office:string-value="" calcext:value-type="error">
            <text:p>#VALUE!</text:p>
          </table:table-cell>
          <table:table-cell table:style-name="ce4" table:formula="of:=GETNEUTRALFEE(baseReward;[.$B72];T_0/[.$B72]+1)*[.$B72]*[.$C72]" office:value-type="string" office:string-value="" calcext:value-type="error">
            <text:p>#VALUE!</text:p>
          </table:table-cell>
          <table:table-cell table:style-name="ce4" table:formula="of:=GETNEUTRALFEE(baseReward;[.$B72];T_0/[.$B72]+1)*[.$B72]*[.$D72]" office:value-type="string" office:string-value="" calcext:value-type="error">
            <text:p>#VALUE!</text:p>
          </table:table-cell>
          <table:table-cell table:style-name="ce4" table:formula="of:=GETNEUTRALFEE(baseReward;[.$B72];T_0/[.$B72]+1)*[.$B72]*[.$E72]"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2]*1.1;T_0/(W_0-1)&lt;[.B72]*1.1^2);T_0/(W_0-1);[.B72]*1.1)" office:value-type="float" office:value="15622743.0782041" calcext:value-type="float">
            <text:p>15,622,743</text:p>
          </table:table-cell>
          <table:table-cell table:style-name="ce3" table:formula="of:=([.B73]/[.$B$15])*XMRUSD" office:value-type="float" office:value="3384.92766694422" calcext:value-type="float">
            <text:p>3,385</text:p>
          </table:table-cell>
          <table:table-cell table:style-name="ce3" table:formula="of:=([.$B73]/[.$B$15])^2*XMRUSD" office:value-type="float" office:value="881364.254649574" calcext:value-type="float">
            <text:p>881,364</text:p>
          </table:table-cell>
          <table:table-cell table:formula="of:=XMRUSD" office:value-type="float" office:value="13" calcext:value-type="float">
            <text:p>13</text:p>
          </table:table-cell>
          <table:table-cell table:style-name="ce4" table:formula="of:=GETNEUTRALFEE(baseReward;[.B73];IF(T_0/[.B73]+1&gt;W_0;T_0/[.B73]+1;W_0))*T_0*[.C73]" office:value-type="string" office:string-value="" calcext:value-type="error">
            <text:p>#VALUE!</text:p>
          </table:table-cell>
          <table:table-cell table:style-name="ce4" table:formula="of:=GETNEUTRALFEE(baseReward;[.$B73];IF(T_0/[.$B73]+1&gt;W_0;T_0/[.$B73]+1;W_0))*T_0*[.D73]" office:value-type="string" office:string-value="" calcext:value-type="error">
            <text:p>#VALUE!</text:p>
          </table:table-cell>
          <table:table-cell table:style-name="ce4" table:formula="of:=GETNEUTRALFEE(baseReward;[.B73];IF(T_0/[.B73]+1&gt;W_0;T_0/[.B73]+1;W_0))*T_0*[.E73]" office:value-type="string" office:string-value="" calcext:value-type="error">
            <text:p>#VALUE!</text:p>
          </table:table-cell>
          <table:table-cell table:formula="of:=GETNEUTRALFEEOLD(baseReward;[.$B73];W_0)*T_0*[.$C73]" office:value-type="float" office:value="0.2873" calcext:value-type="float">
            <text:p>0.2873</text:p>
          </table:table-cell>
          <table:table-cell table:formula="of:=GETNEUTRALFEEOLD(baseReward;[.$B73];W_0)*T_0*[.$D73]" office:value-type="float" office:value="74.8069014394674" calcext:value-type="float">
            <text:p>74.8069014394674</text:p>
          </table:table-cell>
          <table:table-cell table:formula="of:=GETNEUTRALFEEOLD(baseReward;[.$B73];W_0)*T_0*[.$E73]" office:value-type="float" office:value="0.0011033913771551" calcext:value-type="float">
            <text:p>0.001103391377155</text:p>
          </table:table-cell>
          <table:table-cell table:formula="of:=GETNEUTRALFEEOLD(baseReward;[.$B73];IF(T_0/[.$B73]+1&gt;W_0;T_0/[.$B73]+1;W_0))*T_0*[.$C73]" office:value-type="string" office:string-value="" calcext:value-type="error">
            <text:p>#VALUE!</text:p>
          </table:table-cell>
          <table:table-cell table:formula="of:=GETNEUTRALFEEOLD(baseReward;[.$B73];IF(T_0/[.$B73]+1&gt;W_0;T_0/[.$B73]+1;W_0))*T_0*[.$D73]" office:value-type="string" office:string-value="" calcext:value-type="error">
            <text:p>#VALUE!</text:p>
          </table:table-cell>
          <table:table-cell table:formula="of:=GETNEUTRALFEEOLD(baseReward;[.$B73];IF(T_0/[.$B73]+1&gt;W_0;T_0/[.$B73]+1;W_0))*T_0*[.$E73]" office:value-type="string" office:string-value="" calcext:value-type="error">
            <text:p>#VALUE!</text:p>
          </table:table-cell>
          <table:table-cell table:style-name="ce4" table:formula="of:=GETNEUTRALFEE(baseReward;[.$B73];T_0/[.$B73]+1)*T_0*[.$C73]" office:value-type="string" office:string-value="" calcext:value-type="error">
            <text:p>#VALUE!</text:p>
          </table:table-cell>
          <table:table-cell table:style-name="ce4" table:formula="of:=GETNEUTRALFEE(baseReward;[.$B73];T_0/[.$B73]+1)*T_0*[.$D73]" office:value-type="string" office:string-value="" calcext:value-type="error">
            <text:p>#VALUE!</text:p>
          </table:table-cell>
          <table:table-cell table:style-name="ce4" table:formula="of:=GETNEUTRALFEE(baseReward;[.$B73];T_0/[.$B73]+1)*T_0*[.$E73]" office:value-type="string" office:string-value="" calcext:value-type="error">
            <text:p>#VALUE!</text:p>
          </table:table-cell>
          <table:table-cell table:style-name="ce4" table:formula="of:=GETNEUTRALFEE(baseReward;[.$B73];IF(T_0/[.$B73]+1&gt;W_0;T_0/[.$B73]+1;W_0))*[.$B73]*[.$C73]" office:value-type="string" office:string-value="" calcext:value-type="error">
            <text:p>#VALUE!</text:p>
          </table:table-cell>
          <table:table-cell table:style-name="ce4" table:formula="of:=GETNEUTRALFEE(baseReward;[.$B73];IF(T_0/[.$B73]+1&gt;W_0;T_0/[.$B73]+1;W_0))*[.$B73]*[.$D73]" office:value-type="string" office:string-value="" calcext:value-type="error">
            <text:p>#VALUE!</text:p>
          </table:table-cell>
          <table:table-cell table:style-name="ce4" table:formula="of:=GETNEUTRALFEE(baseReward;[.$B73];IF(T_0/[.$B73]+1&gt;W_0;T_0/[.$B73]+1;W_0))*[.$B73]*[.$E73]" office:value-type="string" office:string-value="" calcext:value-type="error">
            <text:p>#VALUE!</text:p>
          </table:table-cell>
          <table:table-cell table:formula="of:=GETNEUTRALFEEOLD(baseReward;[.$B73];IF(T_0/[.$B73]+1&gt;W_0;T_0/[.$B73]+1;W_0))*[.$B73]*[.$C73]" office:value-type="string" office:string-value="" calcext:value-type="error">
            <text:p>#VALUE!</text:p>
          </table:table-cell>
          <table:table-cell table:formula="of:=GETNEUTRALFEEOLD(baseReward;[.$B73];IF(T_0/[.$B73]+1&gt;W_0;T_0/[.$B73]+1;W_0))*[.$B73]*[.$D73]" office:value-type="string" office:string-value="" calcext:value-type="error">
            <text:p>#VALUE!</text:p>
          </table:table-cell>
          <table:table-cell table:formula="of:=GETNEUTRALFEEOLD(baseReward;[.$B73];IF(T_0/[.$B73]+1&gt;W_0;T_0/[.$B73]+1;W_0))*[.$B73]*[.$E73]" office:value-type="string" office:string-value="" calcext:value-type="error">
            <text:p>#VALUE!</text:p>
          </table:table-cell>
          <table:table-cell table:style-name="ce4" table:formula="of:=GETNEUTRALFEE(baseReward;[.$B73];T_0/[.$B73]+1)*[.$B73]*[.$C73]" office:value-type="string" office:string-value="" calcext:value-type="error">
            <text:p>#VALUE!</text:p>
          </table:table-cell>
          <table:table-cell table:style-name="ce4" table:formula="of:=GETNEUTRALFEE(baseReward;[.$B73];T_0/[.$B73]+1)*[.$B73]*[.$D73]" office:value-type="string" office:string-value="" calcext:value-type="error">
            <text:p>#VALUE!</text:p>
          </table:table-cell>
          <table:table-cell table:style-name="ce4" table:formula="of:=GETNEUTRALFEE(baseReward;[.$B73];T_0/[.$B73]+1)*[.$B73]*[.$E73]"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3]*1.1;T_0/(W_0-1)&lt;[.B73]*1.1^2);T_0/(W_0-1);[.B73]*1.1)" office:value-type="float" office:value="17185017.3860245" calcext:value-type="float">
            <text:p>17,185,017</text:p>
          </table:table-cell>
          <table:table-cell table:style-name="ce3" table:formula="of:=([.B74]/[.$B$15])*XMRUSD" office:value-type="float" office:value="3723.42043363865" calcext:value-type="float">
            <text:p>3,723</text:p>
          </table:table-cell>
          <table:table-cell table:style-name="ce3" table:formula="of:=([.$B74]/[.$B$15])^2*XMRUSD" office:value-type="float" office:value="1066450.74812599" calcext:value-type="float">
            <text:p>1,066,451</text:p>
          </table:table-cell>
          <table:table-cell table:formula="of:=XMRUSD" office:value-type="float" office:value="13" calcext:value-type="float">
            <text:p>13</text:p>
          </table:table-cell>
          <table:table-cell table:style-name="ce4" table:formula="of:=GETNEUTRALFEE(baseReward;[.B74];IF(T_0/[.B74]+1&gt;W_0;T_0/[.B74]+1;W_0))*T_0*[.C74]" office:value-type="string" office:string-value="" calcext:value-type="error">
            <text:p>#VALUE!</text:p>
          </table:table-cell>
          <table:table-cell table:style-name="ce4" table:formula="of:=GETNEUTRALFEE(baseReward;[.$B74];IF(T_0/[.$B74]+1&gt;W_0;T_0/[.$B74]+1;W_0))*T_0*[.D74]" office:value-type="string" office:string-value="" calcext:value-type="error">
            <text:p>#VALUE!</text:p>
          </table:table-cell>
          <table:table-cell table:style-name="ce4" table:formula="of:=GETNEUTRALFEE(baseReward;[.B74];IF(T_0/[.B74]+1&gt;W_0;T_0/[.B74]+1;W_0))*T_0*[.E74]" office:value-type="string" office:string-value="" calcext:value-type="error">
            <text:p>#VALUE!</text:p>
          </table:table-cell>
          <table:table-cell table:formula="of:=GETNEUTRALFEEOLD(baseReward;[.$B74];W_0)*T_0*[.$C74]" office:value-type="float" office:value="0.2873" calcext:value-type="float">
            <text:p>0.2873</text:p>
          </table:table-cell>
          <table:table-cell table:formula="of:=GETNEUTRALFEEOLD(baseReward;[.$B74];W_0)*T_0*[.$D74]" office:value-type="float" office:value="82.2875915834142" calcext:value-type="float">
            <text:p>82.2875915834142</text:p>
          </table:table-cell>
          <table:table-cell table:formula="of:=GETNEUTRALFEEOLD(baseReward;[.$B74];W_0)*T_0*[.$E74]" office:value-type="float" office:value="0.001003083070141" calcext:value-type="float">
            <text:p>0.001003083070141</text:p>
          </table:table-cell>
          <table:table-cell table:formula="of:=GETNEUTRALFEEOLD(baseReward;[.$B74];IF(T_0/[.$B74]+1&gt;W_0;T_0/[.$B74]+1;W_0))*T_0*[.$C74]" office:value-type="string" office:string-value="" calcext:value-type="error">
            <text:p>#VALUE!</text:p>
          </table:table-cell>
          <table:table-cell table:formula="of:=GETNEUTRALFEEOLD(baseReward;[.$B74];IF(T_0/[.$B74]+1&gt;W_0;T_0/[.$B74]+1;W_0))*T_0*[.$D74]" office:value-type="string" office:string-value="" calcext:value-type="error">
            <text:p>#VALUE!</text:p>
          </table:table-cell>
          <table:table-cell table:formula="of:=GETNEUTRALFEEOLD(baseReward;[.$B74];IF(T_0/[.$B74]+1&gt;W_0;T_0/[.$B74]+1;W_0))*T_0*[.$E74]" office:value-type="string" office:string-value="" calcext:value-type="error">
            <text:p>#VALUE!</text:p>
          </table:table-cell>
          <table:table-cell table:style-name="ce4" table:formula="of:=GETNEUTRALFEE(baseReward;[.$B74];T_0/[.$B74]+1)*T_0*[.$C74]" office:value-type="string" office:string-value="" calcext:value-type="error">
            <text:p>#VALUE!</text:p>
          </table:table-cell>
          <table:table-cell table:style-name="ce4" table:formula="of:=GETNEUTRALFEE(baseReward;[.$B74];T_0/[.$B74]+1)*T_0*[.$D74]" office:value-type="string" office:string-value="" calcext:value-type="error">
            <text:p>#VALUE!</text:p>
          </table:table-cell>
          <table:table-cell table:style-name="ce4" table:formula="of:=GETNEUTRALFEE(baseReward;[.$B74];T_0/[.$B74]+1)*T_0*[.$E74]" office:value-type="string" office:string-value="" calcext:value-type="error">
            <text:p>#VALUE!</text:p>
          </table:table-cell>
          <table:table-cell table:style-name="ce4" table:formula="of:=GETNEUTRALFEE(baseReward;[.$B74];IF(T_0/[.$B74]+1&gt;W_0;T_0/[.$B74]+1;W_0))*[.$B74]*[.$C74]" office:value-type="string" office:string-value="" calcext:value-type="error">
            <text:p>#VALUE!</text:p>
          </table:table-cell>
          <table:table-cell table:style-name="ce4" table:formula="of:=GETNEUTRALFEE(baseReward;[.$B74];IF(T_0/[.$B74]+1&gt;W_0;T_0/[.$B74]+1;W_0))*[.$B74]*[.$D74]" office:value-type="string" office:string-value="" calcext:value-type="error">
            <text:p>#VALUE!</text:p>
          </table:table-cell>
          <table:table-cell table:style-name="ce4" table:formula="of:=GETNEUTRALFEE(baseReward;[.$B74];IF(T_0/[.$B74]+1&gt;W_0;T_0/[.$B74]+1;W_0))*[.$B74]*[.$E74]" office:value-type="string" office:string-value="" calcext:value-type="error">
            <text:p>#VALUE!</text:p>
          </table:table-cell>
          <table:table-cell table:formula="of:=GETNEUTRALFEEOLD(baseReward;[.$B74];IF(T_0/[.$B74]+1&gt;W_0;T_0/[.$B74]+1;W_0))*[.$B74]*[.$C74]" office:value-type="string" office:string-value="" calcext:value-type="error">
            <text:p>#VALUE!</text:p>
          </table:table-cell>
          <table:table-cell table:formula="of:=GETNEUTRALFEEOLD(baseReward;[.$B74];IF(T_0/[.$B74]+1&gt;W_0;T_0/[.$B74]+1;W_0))*[.$B74]*[.$D74]" office:value-type="string" office:string-value="" calcext:value-type="error">
            <text:p>#VALUE!</text:p>
          </table:table-cell>
          <table:table-cell table:formula="of:=GETNEUTRALFEEOLD(baseReward;[.$B74];IF(T_0/[.$B74]+1&gt;W_0;T_0/[.$B74]+1;W_0))*[.$B74]*[.$E74]" office:value-type="string" office:string-value="" calcext:value-type="error">
            <text:p>#VALUE!</text:p>
          </table:table-cell>
          <table:table-cell table:style-name="ce4" table:formula="of:=GETNEUTRALFEE(baseReward;[.$B74];T_0/[.$B74]+1)*[.$B74]*[.$C74]" office:value-type="string" office:string-value="" calcext:value-type="error">
            <text:p>#VALUE!</text:p>
          </table:table-cell>
          <table:table-cell table:style-name="ce4" table:formula="of:=GETNEUTRALFEE(baseReward;[.$B74];T_0/[.$B74]+1)*[.$B74]*[.$D74]" office:value-type="string" office:string-value="" calcext:value-type="error">
            <text:p>#VALUE!</text:p>
          </table:table-cell>
          <table:table-cell table:style-name="ce4" table:formula="of:=GETNEUTRALFEE(baseReward;[.$B74];T_0/[.$B74]+1)*[.$B74]*[.$E74]"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4]*1.1;T_0/(W_0-1)&lt;[.B74]*1.1^2);T_0/(W_0-1);[.B74]*1.1)" office:value-type="float" office:value="18903519.124627" calcext:value-type="float">
            <text:p>18,903,519</text:p>
          </table:table-cell>
          <table:table-cell table:style-name="ce3" table:formula="of:=([.B75]/[.$B$15])*XMRUSD" office:value-type="float" office:value="4095.76247700251" calcext:value-type="float">
            <text:p>4,096</text:p>
          </table:table-cell>
          <table:table-cell table:style-name="ce3" table:formula="of:=([.$B75]/[.$B$15])^2*XMRUSD" office:value-type="float" office:value="1290405.40523244" calcext:value-type="float">
            <text:p>1,290,405</text:p>
          </table:table-cell>
          <table:table-cell table:formula="of:=XMRUSD" office:value-type="float" office:value="13" calcext:value-type="float">
            <text:p>13</text:p>
          </table:table-cell>
          <table:table-cell table:style-name="ce4" table:formula="of:=GETNEUTRALFEE(baseReward;[.B75];IF(T_0/[.B75]+1&gt;W_0;T_0/[.B75]+1;W_0))*T_0*[.C75]" office:value-type="string" office:string-value="" calcext:value-type="error">
            <text:p>#VALUE!</text:p>
          </table:table-cell>
          <table:table-cell table:style-name="ce4" table:formula="of:=GETNEUTRALFEE(baseReward;[.$B75];IF(T_0/[.$B75]+1&gt;W_0;T_0/[.$B75]+1;W_0))*T_0*[.D75]" office:value-type="string" office:string-value="" calcext:value-type="error">
            <text:p>#VALUE!</text:p>
          </table:table-cell>
          <table:table-cell table:style-name="ce4" table:formula="of:=GETNEUTRALFEE(baseReward;[.B75];IF(T_0/[.B75]+1&gt;W_0;T_0/[.B75]+1;W_0))*T_0*[.E75]" office:value-type="string" office:string-value="" calcext:value-type="error">
            <text:p>#VALUE!</text:p>
          </table:table-cell>
          <table:table-cell table:formula="of:=GETNEUTRALFEEOLD(baseReward;[.$B75];W_0)*T_0*[.$C75]" office:value-type="float" office:value="0.2873" calcext:value-type="float">
            <text:p>0.2873</text:p>
          </table:table-cell>
          <table:table-cell table:formula="of:=GETNEUTRALFEEOLD(baseReward;[.$B75];W_0)*T_0*[.$D75]" office:value-type="float" office:value="90.5163507417556" calcext:value-type="float">
            <text:p>90.5163507417556</text:p>
          </table:table-cell>
          <table:table-cell table:formula="of:=GETNEUTRALFEEOLD(baseReward;[.$B75];W_0)*T_0*[.$E75]" office:value-type="float" office:value="0.000911893700128186" calcext:value-type="float">
            <text:p>0.000911893700128</text:p>
          </table:table-cell>
          <table:table-cell table:formula="of:=GETNEUTRALFEEOLD(baseReward;[.$B75];IF(T_0/[.$B75]+1&gt;W_0;T_0/[.$B75]+1;W_0))*T_0*[.$C75]" office:value-type="string" office:string-value="" calcext:value-type="error">
            <text:p>#VALUE!</text:p>
          </table:table-cell>
          <table:table-cell table:formula="of:=GETNEUTRALFEEOLD(baseReward;[.$B75];IF(T_0/[.$B75]+1&gt;W_0;T_0/[.$B75]+1;W_0))*T_0*[.$D75]" office:value-type="string" office:string-value="" calcext:value-type="error">
            <text:p>#VALUE!</text:p>
          </table:table-cell>
          <table:table-cell table:formula="of:=GETNEUTRALFEEOLD(baseReward;[.$B75];IF(T_0/[.$B75]+1&gt;W_0;T_0/[.$B75]+1;W_0))*T_0*[.$E75]" office:value-type="string" office:string-value="" calcext:value-type="error">
            <text:p>#VALUE!</text:p>
          </table:table-cell>
          <table:table-cell table:style-name="ce4" table:formula="of:=GETNEUTRALFEE(baseReward;[.$B75];T_0/[.$B75]+1)*T_0*[.$C75]" office:value-type="string" office:string-value="" calcext:value-type="error">
            <text:p>#VALUE!</text:p>
          </table:table-cell>
          <table:table-cell table:style-name="ce4" table:formula="of:=GETNEUTRALFEE(baseReward;[.$B75];T_0/[.$B75]+1)*T_0*[.$D75]" office:value-type="string" office:string-value="" calcext:value-type="error">
            <text:p>#VALUE!</text:p>
          </table:table-cell>
          <table:table-cell table:style-name="ce4" table:formula="of:=GETNEUTRALFEE(baseReward;[.$B75];T_0/[.$B75]+1)*T_0*[.$E75]" office:value-type="string" office:string-value="" calcext:value-type="error">
            <text:p>#VALUE!</text:p>
          </table:table-cell>
          <table:table-cell table:style-name="ce4" table:formula="of:=GETNEUTRALFEE(baseReward;[.$B75];IF(T_0/[.$B75]+1&gt;W_0;T_0/[.$B75]+1;W_0))*[.$B75]*[.$C75]" office:value-type="string" office:string-value="" calcext:value-type="error">
            <text:p>#VALUE!</text:p>
          </table:table-cell>
          <table:table-cell table:style-name="ce4" table:formula="of:=GETNEUTRALFEE(baseReward;[.$B75];IF(T_0/[.$B75]+1&gt;W_0;T_0/[.$B75]+1;W_0))*[.$B75]*[.$D75]" office:value-type="string" office:string-value="" calcext:value-type="error">
            <text:p>#VALUE!</text:p>
          </table:table-cell>
          <table:table-cell table:style-name="ce4" table:formula="of:=GETNEUTRALFEE(baseReward;[.$B75];IF(T_0/[.$B75]+1&gt;W_0;T_0/[.$B75]+1;W_0))*[.$B75]*[.$E75]" office:value-type="string" office:string-value="" calcext:value-type="error">
            <text:p>#VALUE!</text:p>
          </table:table-cell>
          <table:table-cell table:formula="of:=GETNEUTRALFEEOLD(baseReward;[.$B75];IF(T_0/[.$B75]+1&gt;W_0;T_0/[.$B75]+1;W_0))*[.$B75]*[.$C75]" office:value-type="string" office:string-value="" calcext:value-type="error">
            <text:p>#VALUE!</text:p>
          </table:table-cell>
          <table:table-cell table:formula="of:=GETNEUTRALFEEOLD(baseReward;[.$B75];IF(T_0/[.$B75]+1&gt;W_0;T_0/[.$B75]+1;W_0))*[.$B75]*[.$D75]" office:value-type="string" office:string-value="" calcext:value-type="error">
            <text:p>#VALUE!</text:p>
          </table:table-cell>
          <table:table-cell table:formula="of:=GETNEUTRALFEEOLD(baseReward;[.$B75];IF(T_0/[.$B75]+1&gt;W_0;T_0/[.$B75]+1;W_0))*[.$B75]*[.$E75]" office:value-type="string" office:string-value="" calcext:value-type="error">
            <text:p>#VALUE!</text:p>
          </table:table-cell>
          <table:table-cell table:style-name="ce4" table:formula="of:=GETNEUTRALFEE(baseReward;[.$B75];T_0/[.$B75]+1)*[.$B75]*[.$C75]" office:value-type="string" office:string-value="" calcext:value-type="error">
            <text:p>#VALUE!</text:p>
          </table:table-cell>
          <table:table-cell table:style-name="ce4" table:formula="of:=GETNEUTRALFEE(baseReward;[.$B75];T_0/[.$B75]+1)*[.$B75]*[.$D75]" office:value-type="string" office:string-value="" calcext:value-type="error">
            <text:p>#VALUE!</text:p>
          </table:table-cell>
          <table:table-cell table:style-name="ce4" table:formula="of:=GETNEUTRALFEE(baseReward;[.$B75];T_0/[.$B75]+1)*[.$B75]*[.$E75]"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5]*1.1;T_0/(W_0-1)&lt;[.B75]*1.1^2);T_0/(W_0-1);[.B75]*1.1)" office:value-type="float" office:value="20793871.0370897" calcext:value-type="float">
            <text:p>20,793,871</text:p>
          </table:table-cell>
          <table:table-cell table:style-name="ce3" table:formula="of:=([.B76]/[.$B$15])*XMRUSD" office:value-type="float" office:value="4505.33872470276" calcext:value-type="float">
            <text:p>4,505</text:p>
          </table:table-cell>
          <table:table-cell table:style-name="ce3" table:formula="of:=([.$B76]/[.$B$15])^2*XMRUSD" office:value-type="float" office:value="1561390.54033126" calcext:value-type="float">
            <text:p>1,561,391</text:p>
          </table:table-cell>
          <table:table-cell table:formula="of:=XMRUSD" office:value-type="float" office:value="13" calcext:value-type="float">
            <text:p>13</text:p>
          </table:table-cell>
          <table:table-cell table:style-name="ce4" table:formula="of:=GETNEUTRALFEE(baseReward;[.B76];IF(T_0/[.B76]+1&gt;W_0;T_0/[.B76]+1;W_0))*T_0*[.C76]" office:value-type="string" office:string-value="" calcext:value-type="error">
            <text:p>#VALUE!</text:p>
          </table:table-cell>
          <table:table-cell table:style-name="ce4" table:formula="of:=GETNEUTRALFEE(baseReward;[.$B76];IF(T_0/[.$B76]+1&gt;W_0;T_0/[.$B76]+1;W_0))*T_0*[.D76]" office:value-type="string" office:string-value="" calcext:value-type="error">
            <text:p>#VALUE!</text:p>
          </table:table-cell>
          <table:table-cell table:style-name="ce4" table:formula="of:=GETNEUTRALFEE(baseReward;[.B76];IF(T_0/[.B76]+1&gt;W_0;T_0/[.B76]+1;W_0))*T_0*[.E76]" office:value-type="string" office:string-value="" calcext:value-type="error">
            <text:p>#VALUE!</text:p>
          </table:table-cell>
          <table:table-cell table:formula="of:=GETNEUTRALFEEOLD(baseReward;[.$B76];W_0)*T_0*[.$C76]" office:value-type="float" office:value="0.2873" calcext:value-type="float">
            <text:p>0.2873</text:p>
          </table:table-cell>
          <table:table-cell table:formula="of:=GETNEUTRALFEEOLD(baseReward;[.$B76];W_0)*T_0*[.$D76]" office:value-type="float" office:value="99.5679858159312" calcext:value-type="float">
            <text:p>99.5679858159312</text:p>
          </table:table-cell>
          <table:table-cell table:formula="of:=GETNEUTRALFEEOLD(baseReward;[.$B76];W_0)*T_0*[.$E76]" office:value-type="float" office:value="0.000828994272843805" calcext:value-type="float">
            <text:p>0.000828994272844</text:p>
          </table:table-cell>
          <table:table-cell table:formula="of:=GETNEUTRALFEEOLD(baseReward;[.$B76];IF(T_0/[.$B76]+1&gt;W_0;T_0/[.$B76]+1;W_0))*T_0*[.$C76]" office:value-type="string" office:string-value="" calcext:value-type="error">
            <text:p>#VALUE!</text:p>
          </table:table-cell>
          <table:table-cell table:formula="of:=GETNEUTRALFEEOLD(baseReward;[.$B76];IF(T_0/[.$B76]+1&gt;W_0;T_0/[.$B76]+1;W_0))*T_0*[.$D76]" office:value-type="string" office:string-value="" calcext:value-type="error">
            <text:p>#VALUE!</text:p>
          </table:table-cell>
          <table:table-cell table:formula="of:=GETNEUTRALFEEOLD(baseReward;[.$B76];IF(T_0/[.$B76]+1&gt;W_0;T_0/[.$B76]+1;W_0))*T_0*[.$E76]" office:value-type="string" office:string-value="" calcext:value-type="error">
            <text:p>#VALUE!</text:p>
          </table:table-cell>
          <table:table-cell table:style-name="ce4" table:formula="of:=GETNEUTRALFEE(baseReward;[.$B76];T_0/[.$B76]+1)*T_0*[.$C76]" office:value-type="string" office:string-value="" calcext:value-type="error">
            <text:p>#VALUE!</text:p>
          </table:table-cell>
          <table:table-cell table:style-name="ce4" table:formula="of:=GETNEUTRALFEE(baseReward;[.$B76];T_0/[.$B76]+1)*T_0*[.$D76]" office:value-type="string" office:string-value="" calcext:value-type="error">
            <text:p>#VALUE!</text:p>
          </table:table-cell>
          <table:table-cell table:style-name="ce4" table:formula="of:=GETNEUTRALFEE(baseReward;[.$B76];T_0/[.$B76]+1)*T_0*[.$E76]" office:value-type="string" office:string-value="" calcext:value-type="error">
            <text:p>#VALUE!</text:p>
          </table:table-cell>
          <table:table-cell table:style-name="ce4" table:formula="of:=GETNEUTRALFEE(baseReward;[.$B76];IF(T_0/[.$B76]+1&gt;W_0;T_0/[.$B76]+1;W_0))*[.$B76]*[.$C76]" office:value-type="string" office:string-value="" calcext:value-type="error">
            <text:p>#VALUE!</text:p>
          </table:table-cell>
          <table:table-cell table:style-name="ce4" table:formula="of:=GETNEUTRALFEE(baseReward;[.$B76];IF(T_0/[.$B76]+1&gt;W_0;T_0/[.$B76]+1;W_0))*[.$B76]*[.$D76]" office:value-type="string" office:string-value="" calcext:value-type="error">
            <text:p>#VALUE!</text:p>
          </table:table-cell>
          <table:table-cell table:style-name="ce4" table:formula="of:=GETNEUTRALFEE(baseReward;[.$B76];IF(T_0/[.$B76]+1&gt;W_0;T_0/[.$B76]+1;W_0))*[.$B76]*[.$E76]" office:value-type="string" office:string-value="" calcext:value-type="error">
            <text:p>#VALUE!</text:p>
          </table:table-cell>
          <table:table-cell table:formula="of:=GETNEUTRALFEEOLD(baseReward;[.$B76];IF(T_0/[.$B76]+1&gt;W_0;T_0/[.$B76]+1;W_0))*[.$B76]*[.$C76]" office:value-type="string" office:string-value="" calcext:value-type="error">
            <text:p>#VALUE!</text:p>
          </table:table-cell>
          <table:table-cell table:formula="of:=GETNEUTRALFEEOLD(baseReward;[.$B76];IF(T_0/[.$B76]+1&gt;W_0;T_0/[.$B76]+1;W_0))*[.$B76]*[.$D76]" office:value-type="string" office:string-value="" calcext:value-type="error">
            <text:p>#VALUE!</text:p>
          </table:table-cell>
          <table:table-cell table:formula="of:=GETNEUTRALFEEOLD(baseReward;[.$B76];IF(T_0/[.$B76]+1&gt;W_0;T_0/[.$B76]+1;W_0))*[.$B76]*[.$E76]" office:value-type="string" office:string-value="" calcext:value-type="error">
            <text:p>#VALUE!</text:p>
          </table:table-cell>
          <table:table-cell table:style-name="ce4" table:formula="of:=GETNEUTRALFEE(baseReward;[.$B76];T_0/[.$B76]+1)*[.$B76]*[.$C76]" office:value-type="string" office:string-value="" calcext:value-type="error">
            <text:p>#VALUE!</text:p>
          </table:table-cell>
          <table:table-cell table:style-name="ce4" table:formula="of:=GETNEUTRALFEE(baseReward;[.$B76];T_0/[.$B76]+1)*[.$B76]*[.$D76]" office:value-type="string" office:string-value="" calcext:value-type="error">
            <text:p>#VALUE!</text:p>
          </table:table-cell>
          <table:table-cell table:style-name="ce4" table:formula="of:=GETNEUTRALFEE(baseReward;[.$B76];T_0/[.$B76]+1)*[.$B76]*[.$E76]"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6]*1.1;T_0/(W_0-1)&lt;[.B76]*1.1^2);T_0/(W_0-1);[.B76]*1.1)" office:value-type="float" office:value="22873258.1407986" calcext:value-type="float">
            <text:p>22,873,258</text:p>
          </table:table-cell>
          <table:table-cell table:style-name="ce3" table:formula="of:=([.B77]/[.$B$15])*XMRUSD" office:value-type="float" office:value="4955.87259717304" calcext:value-type="float">
            <text:p>4,956</text:p>
          </table:table-cell>
          <table:table-cell table:style-name="ce3" table:formula="of:=([.$B77]/[.$B$15])^2*XMRUSD" office:value-type="float" office:value="1889282.55380082" calcext:value-type="float">
            <text:p>1,889,283</text:p>
          </table:table-cell>
          <table:table-cell table:formula="of:=XMRUSD" office:value-type="float" office:value="13" calcext:value-type="float">
            <text:p>13</text:p>
          </table:table-cell>
          <table:table-cell table:style-name="ce4" table:formula="of:=GETNEUTRALFEE(baseReward;[.B77];IF(T_0/[.B77]+1&gt;W_0;T_0/[.B77]+1;W_0))*T_0*[.C77]" office:value-type="string" office:string-value="" calcext:value-type="error">
            <text:p>#VALUE!</text:p>
          </table:table-cell>
          <table:table-cell table:style-name="ce4" table:formula="of:=GETNEUTRALFEE(baseReward;[.$B77];IF(T_0/[.$B77]+1&gt;W_0;T_0/[.$B77]+1;W_0))*T_0*[.D77]" office:value-type="string" office:string-value="" calcext:value-type="error">
            <text:p>#VALUE!</text:p>
          </table:table-cell>
          <table:table-cell table:style-name="ce4" table:formula="of:=GETNEUTRALFEE(baseReward;[.B77];IF(T_0/[.B77]+1&gt;W_0;T_0/[.B77]+1;W_0))*T_0*[.E77]" office:value-type="string" office:string-value="" calcext:value-type="error">
            <text:p>#VALUE!</text:p>
          </table:table-cell>
          <table:table-cell table:formula="of:=GETNEUTRALFEEOLD(baseReward;[.$B77];W_0)*T_0*[.$C77]" office:value-type="float" office:value="0.2873" calcext:value-type="float">
            <text:p>0.2873</text:p>
          </table:table-cell>
          <table:table-cell table:formula="of:=GETNEUTRALFEEOLD(baseReward;[.$B77];W_0)*T_0*[.$D77]" office:value-type="float" office:value="109.524784397524" calcext:value-type="float">
            <text:p>109.524784397524</text:p>
          </table:table-cell>
          <table:table-cell table:formula="of:=GETNEUTRALFEEOLD(baseReward;[.$B77];W_0)*T_0*[.$E77]" office:value-type="float" office:value="0.000753631157130732" calcext:value-type="float">
            <text:p>0.000753631157131</text:p>
          </table:table-cell>
          <table:table-cell table:formula="of:=GETNEUTRALFEEOLD(baseReward;[.$B77];IF(T_0/[.$B77]+1&gt;W_0;T_0/[.$B77]+1;W_0))*T_0*[.$C77]" office:value-type="string" office:string-value="" calcext:value-type="error">
            <text:p>#VALUE!</text:p>
          </table:table-cell>
          <table:table-cell table:formula="of:=GETNEUTRALFEEOLD(baseReward;[.$B77];IF(T_0/[.$B77]+1&gt;W_0;T_0/[.$B77]+1;W_0))*T_0*[.$D77]" office:value-type="string" office:string-value="" calcext:value-type="error">
            <text:p>#VALUE!</text:p>
          </table:table-cell>
          <table:table-cell table:formula="of:=GETNEUTRALFEEOLD(baseReward;[.$B77];IF(T_0/[.$B77]+1&gt;W_0;T_0/[.$B77]+1;W_0))*T_0*[.$E77]" office:value-type="string" office:string-value="" calcext:value-type="error">
            <text:p>#VALUE!</text:p>
          </table:table-cell>
          <table:table-cell table:style-name="ce4" table:formula="of:=GETNEUTRALFEE(baseReward;[.$B77];T_0/[.$B77]+1)*T_0*[.$C77]" office:value-type="string" office:string-value="" calcext:value-type="error">
            <text:p>#VALUE!</text:p>
          </table:table-cell>
          <table:table-cell table:style-name="ce4" table:formula="of:=GETNEUTRALFEE(baseReward;[.$B77];T_0/[.$B77]+1)*T_0*[.$D77]" office:value-type="string" office:string-value="" calcext:value-type="error">
            <text:p>#VALUE!</text:p>
          </table:table-cell>
          <table:table-cell table:style-name="ce4" table:formula="of:=GETNEUTRALFEE(baseReward;[.$B77];T_0/[.$B77]+1)*T_0*[.$E77]" office:value-type="string" office:string-value="" calcext:value-type="error">
            <text:p>#VALUE!</text:p>
          </table:table-cell>
          <table:table-cell table:style-name="ce4" table:formula="of:=GETNEUTRALFEE(baseReward;[.$B77];IF(T_0/[.$B77]+1&gt;W_0;T_0/[.$B77]+1;W_0))*[.$B77]*[.$C77]" office:value-type="string" office:string-value="" calcext:value-type="error">
            <text:p>#VALUE!</text:p>
          </table:table-cell>
          <table:table-cell table:style-name="ce4" table:formula="of:=GETNEUTRALFEE(baseReward;[.$B77];IF(T_0/[.$B77]+1&gt;W_0;T_0/[.$B77]+1;W_0))*[.$B77]*[.$D77]" office:value-type="string" office:string-value="" calcext:value-type="error">
            <text:p>#VALUE!</text:p>
          </table:table-cell>
          <table:table-cell table:style-name="ce4" table:formula="of:=GETNEUTRALFEE(baseReward;[.$B77];IF(T_0/[.$B77]+1&gt;W_0;T_0/[.$B77]+1;W_0))*[.$B77]*[.$E77]" office:value-type="string" office:string-value="" calcext:value-type="error">
            <text:p>#VALUE!</text:p>
          </table:table-cell>
          <table:table-cell table:formula="of:=GETNEUTRALFEEOLD(baseReward;[.$B77];IF(T_0/[.$B77]+1&gt;W_0;T_0/[.$B77]+1;W_0))*[.$B77]*[.$C77]" office:value-type="string" office:string-value="" calcext:value-type="error">
            <text:p>#VALUE!</text:p>
          </table:table-cell>
          <table:table-cell table:formula="of:=GETNEUTRALFEEOLD(baseReward;[.$B77];IF(T_0/[.$B77]+1&gt;W_0;T_0/[.$B77]+1;W_0))*[.$B77]*[.$D77]" office:value-type="string" office:string-value="" calcext:value-type="error">
            <text:p>#VALUE!</text:p>
          </table:table-cell>
          <table:table-cell table:formula="of:=GETNEUTRALFEEOLD(baseReward;[.$B77];IF(T_0/[.$B77]+1&gt;W_0;T_0/[.$B77]+1;W_0))*[.$B77]*[.$E77]" office:value-type="string" office:string-value="" calcext:value-type="error">
            <text:p>#VALUE!</text:p>
          </table:table-cell>
          <table:table-cell table:style-name="ce4" table:formula="of:=GETNEUTRALFEE(baseReward;[.$B77];T_0/[.$B77]+1)*[.$B77]*[.$C77]" office:value-type="string" office:string-value="" calcext:value-type="error">
            <text:p>#VALUE!</text:p>
          </table:table-cell>
          <table:table-cell table:style-name="ce4" table:formula="of:=GETNEUTRALFEE(baseReward;[.$B77];T_0/[.$B77]+1)*[.$B77]*[.$D77]" office:value-type="string" office:string-value="" calcext:value-type="error">
            <text:p>#VALUE!</text:p>
          </table:table-cell>
          <table:table-cell table:style-name="ce4" table:formula="of:=GETNEUTRALFEE(baseReward;[.$B77];T_0/[.$B77]+1)*[.$B77]*[.$E77]"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7]*1.1;T_0/(W_0-1)&lt;[.B77]*1.1^2);T_0/(W_0-1);[.B77]*1.1)" office:value-type="float" office:value="25160583.9548785" calcext:value-type="float">
            <text:p>25,160,584</text:p>
          </table:table-cell>
          <table:table-cell table:style-name="ce3" table:formula="of:=([.B78]/[.$B$15])*XMRUSD" office:value-type="float" office:value="5451.45985689035" calcext:value-type="float">
            <text:p>5,451</text:p>
          </table:table-cell>
          <table:table-cell table:style-name="ce3" table:formula="of:=([.$B78]/[.$B$15])^2*XMRUSD" office:value-type="float" office:value="2286031.89009899" calcext:value-type="float">
            <text:p>2,286,032</text:p>
          </table:table-cell>
          <table:table-cell table:formula="of:=XMRUSD" office:value-type="float" office:value="13" calcext:value-type="float">
            <text:p>13</text:p>
          </table:table-cell>
          <table:table-cell table:style-name="ce4" table:formula="of:=GETNEUTRALFEE(baseReward;[.B78];IF(T_0/[.B78]+1&gt;W_0;T_0/[.B78]+1;W_0))*T_0*[.C78]" office:value-type="string" office:string-value="" calcext:value-type="error">
            <text:p>#VALUE!</text:p>
          </table:table-cell>
          <table:table-cell table:style-name="ce4" table:formula="of:=GETNEUTRALFEE(baseReward;[.$B78];IF(T_0/[.$B78]+1&gt;W_0;T_0/[.$B78]+1;W_0))*T_0*[.D78]" office:value-type="string" office:string-value="" calcext:value-type="error">
            <text:p>#VALUE!</text:p>
          </table:table-cell>
          <table:table-cell table:style-name="ce4" table:formula="of:=GETNEUTRALFEE(baseReward;[.B78];IF(T_0/[.B78]+1&gt;W_0;T_0/[.B78]+1;W_0))*T_0*[.E78]" office:value-type="string" office:string-value="" calcext:value-type="error">
            <text:p>#VALUE!</text:p>
          </table:table-cell>
          <table:table-cell table:formula="of:=GETNEUTRALFEEOLD(baseReward;[.$B78];W_0)*T_0*[.$C78]" office:value-type="float" office:value="0.2873" calcext:value-type="float">
            <text:p>0.2873</text:p>
          </table:table-cell>
          <table:table-cell table:formula="of:=GETNEUTRALFEEOLD(baseReward;[.$B78];W_0)*T_0*[.$D78]" office:value-type="float" office:value="120.477262837277" calcext:value-type="float">
            <text:p>120.477262837277</text:p>
          </table:table-cell>
          <table:table-cell table:formula="of:=GETNEUTRALFEEOLD(baseReward;[.$B78];W_0)*T_0*[.$E78]" office:value-type="float" office:value="0.00068511923375521" calcext:value-type="float">
            <text:p>0.000685119233755</text:p>
          </table:table-cell>
          <table:table-cell table:formula="of:=GETNEUTRALFEEOLD(baseReward;[.$B78];IF(T_0/[.$B78]+1&gt;W_0;T_0/[.$B78]+1;W_0))*T_0*[.$C78]" office:value-type="string" office:string-value="" calcext:value-type="error">
            <text:p>#VALUE!</text:p>
          </table:table-cell>
          <table:table-cell table:formula="of:=GETNEUTRALFEEOLD(baseReward;[.$B78];IF(T_0/[.$B78]+1&gt;W_0;T_0/[.$B78]+1;W_0))*T_0*[.$D78]" office:value-type="string" office:string-value="" calcext:value-type="error">
            <text:p>#VALUE!</text:p>
          </table:table-cell>
          <table:table-cell table:formula="of:=GETNEUTRALFEEOLD(baseReward;[.$B78];IF(T_0/[.$B78]+1&gt;W_0;T_0/[.$B78]+1;W_0))*T_0*[.$E78]" office:value-type="string" office:string-value="" calcext:value-type="error">
            <text:p>#VALUE!</text:p>
          </table:table-cell>
          <table:table-cell table:style-name="ce4" table:formula="of:=GETNEUTRALFEE(baseReward;[.$B78];T_0/[.$B78]+1)*T_0*[.$C78]" office:value-type="string" office:string-value="" calcext:value-type="error">
            <text:p>#VALUE!</text:p>
          </table:table-cell>
          <table:table-cell table:style-name="ce4" table:formula="of:=GETNEUTRALFEE(baseReward;[.$B78];T_0/[.$B78]+1)*T_0*[.$D78]" office:value-type="string" office:string-value="" calcext:value-type="error">
            <text:p>#VALUE!</text:p>
          </table:table-cell>
          <table:table-cell table:style-name="ce4" table:formula="of:=GETNEUTRALFEE(baseReward;[.$B78];T_0/[.$B78]+1)*T_0*[.$E78]" office:value-type="string" office:string-value="" calcext:value-type="error">
            <text:p>#VALUE!</text:p>
          </table:table-cell>
          <table:table-cell table:style-name="ce4" table:formula="of:=GETNEUTRALFEE(baseReward;[.$B78];IF(T_0/[.$B78]+1&gt;W_0;T_0/[.$B78]+1;W_0))*[.$B78]*[.$C78]" office:value-type="string" office:string-value="" calcext:value-type="error">
            <text:p>#VALUE!</text:p>
          </table:table-cell>
          <table:table-cell table:style-name="ce4" table:formula="of:=GETNEUTRALFEE(baseReward;[.$B78];IF(T_0/[.$B78]+1&gt;W_0;T_0/[.$B78]+1;W_0))*[.$B78]*[.$D78]" office:value-type="string" office:string-value="" calcext:value-type="error">
            <text:p>#VALUE!</text:p>
          </table:table-cell>
          <table:table-cell table:style-name="ce4" table:formula="of:=GETNEUTRALFEE(baseReward;[.$B78];IF(T_0/[.$B78]+1&gt;W_0;T_0/[.$B78]+1;W_0))*[.$B78]*[.$E78]" office:value-type="string" office:string-value="" calcext:value-type="error">
            <text:p>#VALUE!</text:p>
          </table:table-cell>
          <table:table-cell table:formula="of:=GETNEUTRALFEEOLD(baseReward;[.$B78];IF(T_0/[.$B78]+1&gt;W_0;T_0/[.$B78]+1;W_0))*[.$B78]*[.$C78]" office:value-type="string" office:string-value="" calcext:value-type="error">
            <text:p>#VALUE!</text:p>
          </table:table-cell>
          <table:table-cell table:formula="of:=GETNEUTRALFEEOLD(baseReward;[.$B78];IF(T_0/[.$B78]+1&gt;W_0;T_0/[.$B78]+1;W_0))*[.$B78]*[.$D78]" office:value-type="string" office:string-value="" calcext:value-type="error">
            <text:p>#VALUE!</text:p>
          </table:table-cell>
          <table:table-cell table:formula="of:=GETNEUTRALFEEOLD(baseReward;[.$B78];IF(T_0/[.$B78]+1&gt;W_0;T_0/[.$B78]+1;W_0))*[.$B78]*[.$E78]" office:value-type="string" office:string-value="" calcext:value-type="error">
            <text:p>#VALUE!</text:p>
          </table:table-cell>
          <table:table-cell table:style-name="ce4" table:formula="of:=GETNEUTRALFEE(baseReward;[.$B78];T_0/[.$B78]+1)*[.$B78]*[.$C78]" office:value-type="string" office:string-value="" calcext:value-type="error">
            <text:p>#VALUE!</text:p>
          </table:table-cell>
          <table:table-cell table:style-name="ce4" table:formula="of:=GETNEUTRALFEE(baseReward;[.$B78];T_0/[.$B78]+1)*[.$B78]*[.$D78]" office:value-type="string" office:string-value="" calcext:value-type="error">
            <text:p>#VALUE!</text:p>
          </table:table-cell>
          <table:table-cell table:style-name="ce4" table:formula="of:=GETNEUTRALFEE(baseReward;[.$B78];T_0/[.$B78]+1)*[.$B78]*[.$E78]"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8]*1.1;T_0/(W_0-1)&lt;[.B78]*1.1^2);T_0/(W_0-1);[.B78]*1.1)" office:value-type="float" office:value="27676642.3503664" calcext:value-type="float">
            <text:p>27,676,642</text:p>
          </table:table-cell>
          <table:table-cell table:style-name="ce3" table:formula="of:=([.B79]/[.$B$15])*XMRUSD" office:value-type="float" office:value="5996.60584257938" calcext:value-type="float">
            <text:p>5,997</text:p>
          </table:table-cell>
          <table:table-cell table:style-name="ce3" table:formula="of:=([.$B79]/[.$B$15])^2*XMRUSD" office:value-type="float" office:value="2766098.58701978" calcext:value-type="float">
            <text:p>2,766,099</text:p>
          </table:table-cell>
          <table:table-cell table:formula="of:=XMRUSD" office:value-type="float" office:value="13" calcext:value-type="float">
            <text:p>13</text:p>
          </table:table-cell>
          <table:table-cell table:style-name="ce4" table:formula="of:=GETNEUTRALFEE(baseReward;[.B79];IF(T_0/[.B79]+1&gt;W_0;T_0/[.B79]+1;W_0))*T_0*[.C79]" office:value-type="string" office:string-value="" calcext:value-type="error">
            <text:p>#VALUE!</text:p>
          </table:table-cell>
          <table:table-cell table:style-name="ce4" table:formula="of:=GETNEUTRALFEE(baseReward;[.$B79];IF(T_0/[.$B79]+1&gt;W_0;T_0/[.$B79]+1;W_0))*T_0*[.D79]" office:value-type="string" office:string-value="" calcext:value-type="error">
            <text:p>#VALUE!</text:p>
          </table:table-cell>
          <table:table-cell table:style-name="ce4" table:formula="of:=GETNEUTRALFEE(baseReward;[.B79];IF(T_0/[.B79]+1&gt;W_0;T_0/[.B79]+1;W_0))*T_0*[.E79]" office:value-type="string" office:string-value="" calcext:value-type="error">
            <text:p>#VALUE!</text:p>
          </table:table-cell>
          <table:table-cell table:formula="of:=GETNEUTRALFEEOLD(baseReward;[.$B79];W_0)*T_0*[.$C79]" office:value-type="float" office:value="0.2873" calcext:value-type="float">
            <text:p>0.2873</text:p>
          </table:table-cell>
          <table:table-cell table:formula="of:=GETNEUTRALFEEOLD(baseReward;[.$B79];W_0)*T_0*[.$D79]" office:value-type="float" office:value="132.524989121004" calcext:value-type="float">
            <text:p>132.524989121004</text:p>
          </table:table-cell>
          <table:table-cell table:formula="of:=GETNEUTRALFEEOLD(baseReward;[.$B79];W_0)*T_0*[.$E79]" office:value-type="float" office:value="0.000622835667050191" calcext:value-type="float">
            <text:p>0.00062283566705</text:p>
          </table:table-cell>
          <table:table-cell table:formula="of:=GETNEUTRALFEEOLD(baseReward;[.$B79];IF(T_0/[.$B79]+1&gt;W_0;T_0/[.$B79]+1;W_0))*T_0*[.$C79]" office:value-type="string" office:string-value="" calcext:value-type="error">
            <text:p>#VALUE!</text:p>
          </table:table-cell>
          <table:table-cell table:formula="of:=GETNEUTRALFEEOLD(baseReward;[.$B79];IF(T_0/[.$B79]+1&gt;W_0;T_0/[.$B79]+1;W_0))*T_0*[.$D79]" office:value-type="string" office:string-value="" calcext:value-type="error">
            <text:p>#VALUE!</text:p>
          </table:table-cell>
          <table:table-cell table:formula="of:=GETNEUTRALFEEOLD(baseReward;[.$B79];IF(T_0/[.$B79]+1&gt;W_0;T_0/[.$B79]+1;W_0))*T_0*[.$E79]" office:value-type="string" office:string-value="" calcext:value-type="error">
            <text:p>#VALUE!</text:p>
          </table:table-cell>
          <table:table-cell table:style-name="ce4" table:formula="of:=GETNEUTRALFEE(baseReward;[.$B79];T_0/[.$B79]+1)*T_0*[.$C79]" office:value-type="string" office:string-value="" calcext:value-type="error">
            <text:p>#VALUE!</text:p>
          </table:table-cell>
          <table:table-cell table:style-name="ce4" table:formula="of:=GETNEUTRALFEE(baseReward;[.$B79];T_0/[.$B79]+1)*T_0*[.$D79]" office:value-type="string" office:string-value="" calcext:value-type="error">
            <text:p>#VALUE!</text:p>
          </table:table-cell>
          <table:table-cell table:style-name="ce4" table:formula="of:=GETNEUTRALFEE(baseReward;[.$B79];T_0/[.$B79]+1)*T_0*[.$E79]" office:value-type="string" office:string-value="" calcext:value-type="error">
            <text:p>#VALUE!</text:p>
          </table:table-cell>
          <table:table-cell table:style-name="ce4" table:formula="of:=GETNEUTRALFEE(baseReward;[.$B79];IF(T_0/[.$B79]+1&gt;W_0;T_0/[.$B79]+1;W_0))*[.$B79]*[.$C79]" office:value-type="string" office:string-value="" calcext:value-type="error">
            <text:p>#VALUE!</text:p>
          </table:table-cell>
          <table:table-cell table:style-name="ce4" table:formula="of:=GETNEUTRALFEE(baseReward;[.$B79];IF(T_0/[.$B79]+1&gt;W_0;T_0/[.$B79]+1;W_0))*[.$B79]*[.$D79]" office:value-type="string" office:string-value="" calcext:value-type="error">
            <text:p>#VALUE!</text:p>
          </table:table-cell>
          <table:table-cell table:style-name="ce4" table:formula="of:=GETNEUTRALFEE(baseReward;[.$B79];IF(T_0/[.$B79]+1&gt;W_0;T_0/[.$B79]+1;W_0))*[.$B79]*[.$E79]" office:value-type="string" office:string-value="" calcext:value-type="error">
            <text:p>#VALUE!</text:p>
          </table:table-cell>
          <table:table-cell table:formula="of:=GETNEUTRALFEEOLD(baseReward;[.$B79];IF(T_0/[.$B79]+1&gt;W_0;T_0/[.$B79]+1;W_0))*[.$B79]*[.$C79]" office:value-type="string" office:string-value="" calcext:value-type="error">
            <text:p>#VALUE!</text:p>
          </table:table-cell>
          <table:table-cell table:formula="of:=GETNEUTRALFEEOLD(baseReward;[.$B79];IF(T_0/[.$B79]+1&gt;W_0;T_0/[.$B79]+1;W_0))*[.$B79]*[.$D79]" office:value-type="string" office:string-value="" calcext:value-type="error">
            <text:p>#VALUE!</text:p>
          </table:table-cell>
          <table:table-cell table:formula="of:=GETNEUTRALFEEOLD(baseReward;[.$B79];IF(T_0/[.$B79]+1&gt;W_0;T_0/[.$B79]+1;W_0))*[.$B79]*[.$E79]" office:value-type="string" office:string-value="" calcext:value-type="error">
            <text:p>#VALUE!</text:p>
          </table:table-cell>
          <table:table-cell table:style-name="ce4" table:formula="of:=GETNEUTRALFEE(baseReward;[.$B79];T_0/[.$B79]+1)*[.$B79]*[.$C79]" office:value-type="string" office:string-value="" calcext:value-type="error">
            <text:p>#VALUE!</text:p>
          </table:table-cell>
          <table:table-cell table:style-name="ce4" table:formula="of:=GETNEUTRALFEE(baseReward;[.$B79];T_0/[.$B79]+1)*[.$B79]*[.$D79]" office:value-type="string" office:string-value="" calcext:value-type="error">
            <text:p>#VALUE!</text:p>
          </table:table-cell>
          <table:table-cell table:style-name="ce4" table:formula="of:=GETNEUTRALFEE(baseReward;[.$B79];T_0/[.$B79]+1)*[.$B79]*[.$E79]" office:value-type="string" office:string-value="" calcext:value-type="error">
            <text:p>#VALUE!</text:p>
          </table:table-cell>
          <table:table-cell table:style-name="ce4" table:number-columns-repeated="3"/>
          <table:table-cell table:number-columns-repeated="995"/>
        </table:table-row>
        <table:table-row table:style-name="ro1">
          <table:table-cell/>
          <table:table-cell table:style-name="ce3" table:formula="of:=IF(AND(T_0/(W_0-1)&gt;[.B79]*1.1;T_0/(W_0-1)&lt;[.B79]*1.1^2);T_0/(W_0-1);[.B79]*1.1)" office:value-type="float" office:value="30444306.585403" calcext:value-type="float">
            <text:p>30,444,307</text:p>
          </table:table-cell>
          <table:table-cell table:style-name="ce3" table:formula="of:=([.B80]/[.$B$15])*XMRUSD" office:value-type="float" office:value="6596.26642683732" calcext:value-type="float">
            <text:p>6,596</text:p>
          </table:table-cell>
          <table:table-cell table:style-name="ce3" table:formula="of:=([.$B80]/[.$B$15])^2*XMRUSD" office:value-type="float" office:value="3346979.29029394" calcext:value-type="float">
            <text:p>3,346,979</text:p>
          </table:table-cell>
          <table:table-cell table:formula="of:=XMRUSD" office:value-type="float" office:value="13" calcext:value-type="float">
            <text:p>13</text:p>
          </table:table-cell>
          <table:table-cell table:style-name="ce4" table:formula="of:=GETNEUTRALFEE(baseReward;[.B80];IF(T_0/[.B80]+1&gt;W_0;T_0/[.B80]+1;W_0))*T_0*[.C80]" office:value-type="string" office:string-value="" calcext:value-type="error">
            <text:p>#VALUE!</text:p>
          </table:table-cell>
          <table:table-cell table:style-name="ce4" table:formula="of:=GETNEUTRALFEE(baseReward;[.$B80];IF(T_0/[.$B80]+1&gt;W_0;T_0/[.$B80]+1;W_0))*T_0*[.D80]" office:value-type="string" office:string-value="" calcext:value-type="error">
            <text:p>#VALUE!</text:p>
          </table:table-cell>
          <table:table-cell table:style-name="ce4" table:formula="of:=GETNEUTRALFEE(baseReward;[.B80];IF(T_0/[.B80]+1&gt;W_0;T_0/[.B80]+1;W_0))*T_0*[.E80]" office:value-type="string" office:string-value="" calcext:value-type="error">
            <text:p>#VALUE!</text:p>
          </table:table-cell>
          <table:table-cell table:formula="of:=GETNEUTRALFEEOLD(baseReward;[.$B80];W_0)*T_0*[.$C80]" office:value-type="float" office:value="0.2873" calcext:value-type="float">
            <text:p>0.2873</text:p>
          </table:table-cell>
          <table:table-cell table:formula="of:=GETNEUTRALFEEOLD(baseReward;[.$B80];W_0)*T_0*[.$D80]" office:value-type="float" office:value="145.777488033105" calcext:value-type="float">
            <text:p>145.777488033105</text:p>
          </table:table-cell>
          <table:table-cell table:formula="of:=GETNEUTRALFEEOLD(baseReward;[.$B80];W_0)*T_0*[.$E80]" office:value-type="float" office:value="0.000566214242772901" calcext:value-type="float">
            <text:p>0.000566214242773</text:p>
          </table:table-cell>
          <table:table-cell table:formula="of:=GETNEUTRALFEEOLD(baseReward;[.$B80];IF(T_0/[.$B80]+1&gt;W_0;T_0/[.$B80]+1;W_0))*T_0*[.$C80]" office:value-type="string" office:string-value="" calcext:value-type="error">
            <text:p>#VALUE!</text:p>
          </table:table-cell>
          <table:table-cell table:formula="of:=GETNEUTRALFEEOLD(baseReward;[.$B80];IF(T_0/[.$B80]+1&gt;W_0;T_0/[.$B80]+1;W_0))*T_0*[.$D80]" office:value-type="string" office:string-value="" calcext:value-type="error">
            <text:p>#VALUE!</text:p>
          </table:table-cell>
          <table:table-cell table:formula="of:=GETNEUTRALFEEOLD(baseReward;[.$B80];IF(T_0/[.$B80]+1&gt;W_0;T_0/[.$B80]+1;W_0))*T_0*[.$E80]" office:value-type="string" office:string-value="" calcext:value-type="error">
            <text:p>#VALUE!</text:p>
          </table:table-cell>
          <table:table-cell table:style-name="ce4" table:formula="of:=GETNEUTRALFEE(baseReward;[.$B80];T_0/[.$B80]+1)*T_0*[.$C80]" office:value-type="string" office:string-value="" calcext:value-type="error">
            <text:p>#VALUE!</text:p>
          </table:table-cell>
          <table:table-cell table:style-name="ce4" table:formula="of:=GETNEUTRALFEE(baseReward;[.$B80];T_0/[.$B80]+1)*T_0*[.$D80]" office:value-type="string" office:string-value="" calcext:value-type="error">
            <text:p>#VALUE!</text:p>
          </table:table-cell>
          <table:table-cell table:style-name="ce4" table:formula="of:=GETNEUTRALFEE(baseReward;[.$B80];T_0/[.$B80]+1)*T_0*[.$E80]" office:value-type="string" office:string-value="" calcext:value-type="error">
            <text:p>#VALUE!</text:p>
          </table:table-cell>
          <table:table-cell table:style-name="ce4" table:formula="of:=GETNEUTRALFEE(baseReward;[.$B80];IF(T_0/[.$B80]+1&gt;W_0;T_0/[.$B80]+1;W_0))*[.$B80]*[.$C80]" office:value-type="string" office:string-value="" calcext:value-type="error">
            <text:p>#VALUE!</text:p>
          </table:table-cell>
          <table:table-cell table:style-name="ce4" table:formula="of:=GETNEUTRALFEE(baseReward;[.$B80];IF(T_0/[.$B80]+1&gt;W_0;T_0/[.$B80]+1;W_0))*[.$B80]*[.$D80]" office:value-type="string" office:string-value="" calcext:value-type="error">
            <text:p>#VALUE!</text:p>
          </table:table-cell>
          <table:table-cell table:style-name="ce4" table:formula="of:=GETNEUTRALFEE(baseReward;[.$B80];IF(T_0/[.$B80]+1&gt;W_0;T_0/[.$B80]+1;W_0))*[.$B80]*[.$E80]" office:value-type="string" office:string-value="" calcext:value-type="error">
            <text:p>#VALUE!</text:p>
          </table:table-cell>
          <table:table-cell table:formula="of:=GETNEUTRALFEEOLD(baseReward;[.$B80];IF(T_0/[.$B80]+1&gt;W_0;T_0/[.$B80]+1;W_0))*[.$B80]*[.$C80]" office:value-type="string" office:string-value="" calcext:value-type="error">
            <text:p>#VALUE!</text:p>
          </table:table-cell>
          <table:table-cell table:formula="of:=GETNEUTRALFEEOLD(baseReward;[.$B80];IF(T_0/[.$B80]+1&gt;W_0;T_0/[.$B80]+1;W_0))*[.$B80]*[.$D80]" office:value-type="string" office:string-value="" calcext:value-type="error">
            <text:p>#VALUE!</text:p>
          </table:table-cell>
          <table:table-cell table:formula="of:=GETNEUTRALFEEOLD(baseReward;[.$B80];IF(T_0/[.$B80]+1&gt;W_0;T_0/[.$B80]+1;W_0))*[.$B80]*[.$E80]" office:value-type="string" office:string-value="" calcext:value-type="error">
            <text:p>#VALUE!</text:p>
          </table:table-cell>
          <table:table-cell table:style-name="ce4" table:formula="of:=GETNEUTRALFEE(baseReward;[.$B80];T_0/[.$B80]+1)*[.$B80]*[.$C80]" office:value-type="string" office:string-value="" calcext:value-type="error">
            <text:p>#VALUE!</text:p>
          </table:table-cell>
          <table:table-cell table:style-name="ce4" table:formula="of:=GETNEUTRALFEE(baseReward;[.$B80];T_0/[.$B80]+1)*[.$B80]*[.$D80]" office:value-type="string" office:string-value="" calcext:value-type="error">
            <text:p>#VALUE!</text:p>
          </table:table-cell>
          <table:table-cell table:style-name="ce4" table:formula="of:=GETNEUTRALFEE(baseReward;[.$B80];T_0/[.$B80]+1)*[.$B80]*[.$E80]" office:value-type="string" office:string-value="" calcext:value-type="error">
            <text:p>#VALUE!</text:p>
          </table:table-cell>
          <table:table-cell table:style-name="ce4" table:number-columns-repeated="3"/>
          <table:table-cell table:number-columns-repeated="995"/>
        </table:table-row>
        <table:table-row table:style-name="ro1" table:number-rows-repeated="159">
          <table:table-cell/>
          <table:table-cell table:style-name="ce3" table:number-columns-repeated="3"/>
          <table:table-cell/>
          <table:table-cell table:style-name="ce4" table:number-columns-repeated="3"/>
          <table:table-cell table:number-columns-repeated="6"/>
          <table:table-cell table:style-name="ce4" table:number-columns-repeated="6"/>
          <table:table-cell table:number-columns-repeated="3"/>
          <table:table-cell table:style-name="ce4" table:number-columns-repeated="6"/>
          <table:table-cell table:number-columns-repeated="995"/>
        </table:table-row>
        <table:table-row table:style-name="ro1" table:number-rows-repeated="1048336">
          <table:table-cell table:number-columns-repeated="1024"/>
        </table:table-row>
        <table:table-row table:style-name="ro1">
          <table:table-cell table:number-columns-repeated="1024"/>
        </table:table-row>
      </table:table>
      <table:table table:name="Sheet2" table:style-name="ta2">
        <table:table-column table:style-name="co8"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table:table-column table:style-name="co8"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named-range table:name="baseReward" table:base-cell-address="$Sheet1.$A$1" table:cell-range-address="$Sheet1.$B$1"/>
        <table:named-range table:name="medianBlockSize" table:base-cell-address="$Sheet1.$A$1" table:cell-range-address="$Sheet1.$B$2"/>
        <table:named-range table:name="singleTxExpansionFactor" table:base-cell-address="$Sheet1.$A$1" table:cell-range-address="$Sheet1.$B$3"/>
        <table:named-range table:name="T_0" table:base-cell-address="$Sheet1.$A$1" table:cell-range-address="$Sheet1.$F$1"/>
        <table:named-range table:name="W_0" table:base-cell-address="$Sheet1.$A$1" table:cell-range-address="$Sheet1.$F$2"/>
        <table:named-range table:name="XMRUSD" table:base-cell-address="$Sheet1.$A$1" table:cell-range-address="$Sheet1.$J$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grouping="true"/>
    </number:number-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meta:initial-creator>
    <meta:creation-date>2017-02-03T23:20:06</meta:creation-date>
    <dc:date>2017-02-20T01:53:32.315000000</dc:date>
    <meta:generator>LibreOffice/5.3.0.3$Windows_X86_64 LibreOffice_project/7074905676c47b82bbcfbea1aeefc84afe1c50e1</meta:generator>
    <meta:editing-duration>PT1M56S</meta:editing-duration>
    <meta:editing-cycles>1</meta:editing-cycles>
    <meta:document-statistic meta:table-count="3" meta:cell-count="1887" meta:object-count="9"/>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AltFormulation.xml><?xml version="1.0" encoding="utf-8"?>
<!DOCTYPE module  PUBLIC '-//OpenOffice.org//DTD OfficeDocument 1.0//EN'  'module.dtd'>
<script:module xmlns:script="http://openoffice.org/2000/script" script:name="AltFormulation" script:language="StarBasic" script:moduleType="normal">Rem Attribute VBA_ModuleType=VBAModule
Option VBASupport 1
Function getT0() As Double
    getT0 = 13000
End Function
Function getW0() As Double
    getW0 = 1.012
End Function

Function getAltNeutralFee(ByVal baseReward As Double, ByVal medianBlockSize As Double, ByVal targetExpansionFactor As Double) As Double

Dim F_n As Double
Dim M As Double
Dim R As Double
Dim W As Double
Dim T As Double
Dim T0 As Double
Dim W0 As Double
Dim a As Double

'Function inputs
R = baseReward
M = medianBlockSize
W = targetExpansionFactor

'Typical transaction size
'To be adjusted together with any TX format changes which affect the typical TX size
T0 = getT0()

'Expansion factor until which it will be neutral to increase the block size for exactly 1 typical TX size above the median
'Note that once median block size grows until the target factor, the transition formulas will be in effect
'Once the target is reached, both old and new formulas will yield the same results, so the transition is without a break
W0 = getW0()

'Block expansion factor for 1 TX above the median
T = 1 + T0 / M

'Exponentiation base
a = ((W0 - 1) ^ 2 / (T - 1) ^ 2) ^ (1 / (2 - T))

If T &gt; W0 Then
    'Neutral fee matching new penalty formulation
    F_n = a ^ (2 - W) * (R / M) * (W - 1)
Else
    'Neutral fee matching old penalty formulation
    F_n = (R / M) * (W - 1)
End If

getNeutralFee = F_n

End Function

Function getAltOptimumFee(ByVal baseReward As Double, ByVal medianBlockSize As Double, ByVal targetExpansionFactor As Double) As Double

Dim F_o As Double
Dim M As Double
Dim R As Double
Dim W As Double
Dim T As Double
Dim T0 As Double
Dim W0 As Double
Dim a As Double

'Function inputs
R = baseReward
M = medianBlockSize
W = targetExpansionFactor

'Typical transaction size
'To be adjusted together with any TX format changes which affect the typical TX size
T0 = getT0()

'Expansion factor until which it will be neutral to increase the block size for exactly 1 typical TX size above the median
'Note that once median block size grows until the target factor, the transition formulas will be in effect
'Once the target is reached, both old and new formulas will yield the same results, so the transition is without a break
W0 = getW0()

'Block expansion factor for 1 TX above the median
T = 1 + T0 / M

'Exponentiation base
a = ((W0 - 1) ^ 2 / (T - 1) ^ 2) ^ (1 / (2 - T))

If T &gt; W0 Then
    F_o = (R / M) * (W - 1) * a ^ (2 - W) * (2 + Log(a) - W * Log(a))
Else
    F_o = 2 * (R / M) * (W - 1)
End If

getOptimumFee = F_o

End Function

Function getAltBlockRewardPenalty(ByVal baseReward As Double, ByVal medianBlockSize As Double, ByVal blockSize As Double) As Double

Dim B As Double
Dim M As Double
Dim R As Double
Dim P As Double
Dim W As Double
Dim T As Double
Dim T0 As Double
Dim W0 As Double
Dim a As Double

'Function inputs
R = baseReward
B = blockSize
M = medianBlockSize

'Typical transaction size
'To be adjusted together with any TX format changes which affect the typical TX size
T0 = getT0()

'Expansion factor until which it will be neutral to increase the block size for exactly 1 typical TX size above the median
'Note that once median block size grows until the target factor, the transition formulas will be in effect
'Once the target is reached, both old and new formulas will yield the same results, so the transition is without a break
W0 = getW0()

'Actual block expansion factor
W = B / M

'Block expansion factor for 1 TX above the median
T = 1 + T0 / M

'Exponentiation base
a = ((W0 - 1) ^ 2 / (T - 1) ^ 2) ^ (1 / (2 - T))

If T &gt; W0 Then
    'Penalty according to the new formulation
    P = a ^ (2 - W) * (W - 1) ^ 2 * R
Else
    'Penalty according to the old formulation
    'Note that for T = W0, both formulations yield the same result
    P = (W - 1) ^ 2 * R
End If

getBlockRewardPenalty = P

End Function


</script:module>
</file>

<file path=Basic/VBAProject/NewFormulation.xml><?xml version="1.0" encoding="utf-8"?>
<!DOCTYPE module  PUBLIC '-//OpenOffice.org//DTD OfficeDocument 1.0//EN'  'module.dtd'>
<script:module xmlns:script="http://openoffice.org/2000/script" script:name="NewFormulation" script:language="StarBasic" script:moduleType="normal">Rem Attribute VBA_ModuleType=VBAModule
Option VBASupport 1
Function getT0() As Double
    getT0 = 13000
End Function
Function getW0() As Double
    getW0 = 1.012
End Function

Function getNeutralFee(ByVal baseReward As Double, ByVal medianBlockSize As Double, ByVal targetExpansionFactor As Double) As Double

Dim F_n As Double
Dim M As Double
Dim R As Double
Dim W As Double
Dim T As Double
Dim T0 As Double
Dim W0 As Double
Dim a As Double

'Function inputs
R = baseReward
M = medianBlockSize
W = targetExpansionFactor

'Typical transaction size
'To be adjusted together with any TX format changes which affect the typical TX size
T0 = getT0()

'Expansion factor until which it will be neutral to increase the block size for exactly 1 typical TX size above the median
'Note that once median block size grows until the target factor, the transition formulas will be in effect
'Once the target is reached, both old and new formulas will yield the same results, so the transition is without a break
W0 = getW0()

'Block expansion factor for 1 TX above the median
T = 1 + T0 / M

'Exponentiation base
a = ((W0 - 1) ^ 2 / (T - 1) ^ 2) ^ (1 / (2 - T))

If T &gt; W0 Then
    'Neutral fee matching new penalty formulation
    F_n = a ^ (2 - W) * (R / M) * (W - 1)
Else
    'Neutral fee matching old penalty formulation
    F_n = (R / M) * (W - 1)
End If

getNeutralFee = F_n

End Function

Function getOptimumFee(ByVal baseReward As Double, ByVal medianBlockSize As Double, ByVal targetExpansionFactor As Double) As Double

Dim F_o As Double
Dim M As Double
Dim R As Double
Dim W As Double
Dim T As Double
Dim T0 As Double
Dim W0 As Double
Dim a As Double

'Function inputs
R = baseReward
M = medianBlockSize
W = targetExpansionFactor

'Typical transaction size
'To be adjusted together with any TX format changes which affect the typical TX size
T0 = getT0()

'Expansion factor until which it will be neutral to increase the block size for exactly 1 typical TX size above the median
'Note that once median block size grows until the target factor, the transition formulas will be in effect
'Once the target is reached, both old and new formulas will yield the same results, so the transition is without a break
W0 = getW0()

'Block expansion factor for 1 TX above the median
T = 1 + T0 / M

'Exponentiation base
a = ((W0 - 1) ^ 2 / (T - 1) ^ 2) ^ (1 / (2 - T))

If T &gt; W0 Then
    F_o = (R / M) * (W - 1) * a ^ (2 - W) * (2 + Log(a) - W * Log(a))
Else
    F_o = 2 * (R / M) * (W - 1)
End If

getOptimumFee = F_o

End Function

Function getBlockRewardPenalty(ByVal baseReward As Double, ByVal medianBlockSize As Double, ByVal blockSize As Double) As Double

Dim B As Double
Dim M As Double
Dim R As Double
Dim P As Double
Dim W As Double
Dim T As Double
Dim T0 As Double
Dim W0 As Double
Dim a As Double

'Function inputs
R = baseReward
B = blockSize
M = medianBlockSize

'Typical transaction size
'To be adjusted together with any TX format changes which affect the typical TX size
T0 = getT0()

'Expansion factor until which it will be neutral to increase the block size for exactly 1 typical TX size above the median
'Note that once median block size grows until the target factor, the transition formulas will be in effect
'Once the target is reached, both old and new formulas will yield the same results, so the transition is without a break
W0 = getW0()

'Actual block expansion factor
W = B / M

'Block expansion factor for 1 TX above the median
T = 1 + T0 / M

'Exponentiation base
a = ((W0 - 1) ^ 2 / (T - 1) ^ 2) ^ (1 / (2 - T))

If T &gt; W0 Then
    'Penalty according to the new formulation
    P = a ^ (2 - W) * (W - 1) ^ 2 * R
Else
    'Penalty according to the old formulation
    'Note that for T = W0, both formulations yield the same result
    P = (W - 1) ^ 2 * R
End If

getBlockRewardPenalty = P

End Function

</script:module>
</file>

<file path=Basic/VBAProject/OldFormulation.xml><?xml version="1.0" encoding="utf-8"?>
<!DOCTYPE module  PUBLIC '-//OpenOffice.org//DTD OfficeDocument 1.0//EN'  'module.dtd'>
<script:module xmlns:script="http://openoffice.org/2000/script" script:name="OldFormulation" script:language="StarBasic" script:moduleType="normal">Rem Attribute VBA_ModuleType=VBAModule
Option VBASupport 1
Function getNeutralFeeOld(ByVal baseReward As Double, ByVal medianBlockSize As Double, ByVal targetExpansionFactor As Double) As Double

Dim F_n As Double
Dim M As Double
Dim R As Double
Dim W As Double
Dim T As Double
Dim W0 As Double

'Function inputs
R = baseReward
M = medianBlockSize
W = targetExpansionFactor

W0 = 1.0012

F_n = (R / M) * (W - 1)

getNeutralFeeOld = F_n

End Function

Function getOptimumFeeOld(ByVal baseReward As Double, ByVal medianBlockSize As Double, ByVal targetExpansionFactor As Double) As Double

Dim F_o As Double
Dim M As Double
Dim R As Double
Dim W As Double
Dim T As Double
Dim W0 As Double

'Function inputs
R = baseReward
M = medianBlockSize
W = targetExpansionFactor

W0 = 1.0012

F_o = 2 * (R / M) * (W - 1)

getOptimumFeeOld = F_o

End Function

Function getBlockRewardPenaltyOld(ByVal baseReward As Double, ByVal medianBlockSize As Double, ByVal blockSize As Double) As Double

Dim B As Double
Dim M As Double
Dim R As Double
Dim P As Double
Dim W As Double
Dim T As Double
Dim T0 As Double
Dim W0 As Double
Dim a As Double

'Function inputs
R = baseReward
B = blockSize
M = medianBlockSize

'Actual block expansion factor
W = B / M

P = (W - 1) ^ 2 * R

getBlockRewardPenaltyOld = P

End Function


</script:module>
</file>

<file path=Basic/VBAProject/Sheet1 (Sheet1).xml><?xml version="1.0" encoding="utf-8"?>
<!DOCTYPE module  PUBLIC '-//OpenOffice.org//DTD OfficeDocument 1.0//EN'  'module.dtd'>
<script:module xmlns:script="http://openoffice.org/2000/script" script:name="Sheet1 (Sheet1)" script:language="StarBasic">REM  *****  BASIC  *****

Sub Main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AltFormulation"/>
  <library:element library:name="NewFormulation"/>
  <library:element library:name="OldFormulation"/>
  <library:element library:name="Sheet1"/>
  <library:element library:name="Sheet2"/>
  <library:element library:name="Sheet3"/>
  <library:element library:name="ThisWorkbook"/>
  <library:element library:name="Sheet1 (Sheet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125">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graphic-properties svg:stroke-color="#4f81bd" draw:fill="solid" draw:fill-color="#ffffff"/>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5">
      <style:chart-properties loext:display-units="true" loext:display-units-built-in-unit="millions" chart:display-label="true" chart:logarithmic="false" chart:minimum="0" chart:maximum="2000000" chart:interval-major="5000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1">
      <style:chart-properties chart:display-label="true" chart:logarithmic="true" chart:maximum="100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9"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46aac4" draw:fill-color="#46aac4"/>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7d5fa0" draw:fill-color="#7d5fa0"/>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13" style:family="chart">
      <style:chart-properties chart:solid-type="cuboid" chart:symbol-type="automatic" chart:symbol-width="0.176cm" chart:symbol-height="0.176cm" chart:data-label-number="value" chart:data-label-text="false" chart:data-label-symbol="false" chart:label-position="lef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9.281cm" svg:height="12.17cm" xlink:href=".." xlink:type="simple" chart:class="chart:scatter" chart:column-mapping="0 2 1 3" chart:style-name="ch1">
        <chart:title svg:x="0.769cm" svg:y="0.378cm" chart:style-name="ch2">
          <text:p>Block Size Sustainability Cost
(old penalty, old min. fee*)</text:p>
        </chart:title>
        <chart:legend chart:legend-position="start" svg:x="2.409cm" svg:y="3.031cm" style:legend-expansion="custom" chartooo:width="4.018cm" chartooo:height="1.268cm" style:legend-expansion-aspect-ratio="3.16876971608833" chart:style-name="ch3"/>
        <chart:plot-area chart:style-name="ch4" table:cell-range-address="Sheet1.B15:Sheet1.B239 Sheet1.U14:Sheet1.W239" chart:data-source-has-labels="row" svg:x="5.394cm" svg:y="2.274cm" svg:width="3.702cm" svg:height="8.702cm">
          <chartooo:coordinate-region svg:x="6.439cm" svg:y="2.274cm" svg:width="2.412cm" svg:height="6.851cm"/>
          <chart:axis chart:dimension="x" chart:name="primary-x" chart:style-name="ch5">
            <chart:title svg:x="5.593cm" svg:y="11.219cm" chart:style-name="ch6">
              <text:p>Median Block Size, MB</text:p>
            </chart:title>
            <chart:grid chart:style-name="ch7" chart:class="major"/>
          </chart:axis>
          <chart:axis chart:dimension="y" chart:name="primary-y" chart:style-name="ch8">
            <chart:title svg:x="0.59cm" svg:y="4.775cm" chart:style-name="ch9">
              <text:p>Total Block Fees, USD</text:p>
            </chart:title>
            <chart:grid chart:style-name="ch7" chart:class="major"/>
          </chart:axis>
          <chart:series chart:style-name="ch10" chart:values-cell-range-address="Sheet1.V15:Sheet1.V239" chart:label-cell-address="Sheet1.V14:Sheet1.V14" chart:class="chart:scatter">
            <chart:domain table:cell-range-address="Sheet1.B15:Sheet1.B239"/>
            <chart:data-point chart:repeated="225"/>
          </chart:series>
          <chart:series chart:style-name="ch11" chart:values-cell-range-address="Sheet1.U15:Sheet1.U239" chart:label-cell-address="Sheet1.U14:Sheet1.U14" chart:class="chart:scatter">
            <chart:data-point chart:repeated="225"/>
          </chart:series>
          <chart:series chart:style-name="ch12" chart:values-cell-range-address="Sheet1.W15:Sheet1.W239" chart:label-cell-address="Sheet1.W14:Sheet1.W14" chart:class="chart:scatter">
            <chart:data-point chart:style-name="ch13"/>
            <chart:data-point chart:repeated="22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Square Market Price</text:p>
                <draw:g>
                  <svg:desc>Sheet1.V14:Sheet1.V14</svg:desc>
                </draw:g>
              </table:table-cell>
              <table:table-cell office:value-type="string">
                <text:p>Linear Market Price</text:p>
                <draw:g>
                  <svg:desc>Sheet1.U14:Sheet1.U14</svg:desc>
                </draw:g>
              </table:table-cell>
              <table:table-cell office:value-type="string">
                <text:p>Flat Market Price</text:p>
                <draw:g>
                  <svg:desc>Sheet1.W14:Sheet1.W14</svg:desc>
                </draw:g>
              </table:table-cell>
            </table:table-row>
          </table:table-header-rows>
          <table:table-rows>
            <table:table-row>
              <table:table-cell office:value-type="string">
                <text:p>1</text:p>
              </table:table-cell>
              <table:table-cell office:value-type="float" office:value="60000">
                <text:p>60000</text:p>
                <draw:g>
                  <svg:desc>Sheet1.B15:Sheet1.B239</svg:desc>
                </draw:g>
              </table:table-cell>
              <table:table-cell office:value-type="float" office:value="NaN">
                <text:p>NaN</text:p>
                <draw:g>
                  <svg:desc>Sheet1.V15:Sheet1.V239</svg:desc>
                </draw:g>
              </table:table-cell>
              <table:table-cell office:value-type="float" office:value="NaN">
                <text:p>NaN</text:p>
                <draw:g>
                  <svg:desc>Sheet1.U15:Sheet1.U239</svg:desc>
                </draw:g>
              </table:table-cell>
              <table:table-cell office:value-type="float" office:value="NaN">
                <text:p>NaN</text:p>
                <draw:g>
                  <svg:desc>Sheet1.W15:Sheet1.W239</svg:desc>
                </draw:g>
              </table:table-cell>
            </table:table-row>
            <table:table-row>
              <table:table-cell office:value-type="string">
                <text:p>2</text:p>
              </table:table-cell>
              <table:table-cell office:value-type="float" office:value="66000">
                <text:p>66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72600">
                <text:p>72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9860">
                <text:p>798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7846">
                <text:p>878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96630.6">
                <text:p>9663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06293.66">
                <text:p>106293.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16923.026">
                <text:p>116923.0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615.3286">
                <text:p>128615.32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41476.86146">
                <text:p>141476.861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55624.547606">
                <text:p>155624.5476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71187.0023666">
                <text:p>171187.00236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88305.70260326">
                <text:p>188305.702603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07136.272863586">
                <text:p>207136.2728635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27849.900149945">
                <text:p>227849.9001499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250634.890164939">
                <text:p>250634.8901649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75698.379181433">
                <text:p>275698.3791814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03268.217099577">
                <text:p>303268.2170995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33595.038809534">
                <text:p>333595.0388095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66954.542690488">
                <text:p>366954.5426904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03649.996959537">
                <text:p>403649.9969595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444014.99665549">
                <text:p>444014.996655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488416.496321039">
                <text:p>488416.4963210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37258.145953143">
                <text:p>537258.1459531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90983.960548458">
                <text:p>590983.9605484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50082.356603303">
                <text:p>650082.3566033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715090.592263634">
                <text:p>715090.5922636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786599.651489997">
                <text:p>786599.65148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865259.616638997">
                <text:p>865259.616638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51785.578302897">
                <text:p>951785.5783028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083333.33333333">
                <text:p>108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191666.66666667">
                <text:p>119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310833.33333333">
                <text:p>13108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441916.66666667">
                <text:p>144191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586108.33333333">
                <text:p>1586108.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744719.16666667">
                <text:p>1744719.1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919191.08333333">
                <text:p>1919191.08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2111110.19166667">
                <text:p>2111110.191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2322221.21083333">
                <text:p>2322221.2108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554443.33191667">
                <text:p>2554443.33191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809887.66510833">
                <text:p>2809887.665108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3090876.43161917">
                <text:p>3090876.431619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3399964.07478108">
                <text:p>3399964.07478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3739960.48225919">
                <text:p>3739960.482259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113956.53048511">
                <text:p>4113956.530485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525352.18353362">
                <text:p>4525352.183533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977887.40188699">
                <text:p>4977887.401886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5475676.14207569">
                <text:p>5475676.142075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6023243.75628326">
                <text:p>6023243.756283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6625568.13191158">
                <text:p>6625568.131911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7288124.94510274">
                <text:p>7288124.945102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8016937.43961302">
                <text:p>8016937.439613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8818631.18357432">
                <text:p>8818631.18357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9700494.30193175">
                <text:p>9700494.301931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0670543.7321249">
                <text:p>10670543.73212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1737598.1053374">
                <text:p>11737598.10533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2911357.9158712">
                <text:p>12911357.91587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4202493.7074583">
                <text:p>14202493.70745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5622743.0782041">
                <text:p>15622743.07820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7185017.3860245">
                <text:p>17185017.38602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8903519.124627">
                <text:p>18903519.1246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20793871.0370897">
                <text:p>20793871.03708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2873258.1407986">
                <text:p>22873258.14079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5160583.9548785">
                <text:p>25160583.954878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7676642.3503664">
                <text:p>27676642.35036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0444306.585403">
                <text:p>30444306.5854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_64 LibreOffice_project/7074905676c47b82bbcfbea1aeefc84afe1c50e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25">
      <number:number number:decimal-places="1" loext:min-decimal-places="1" number:min-integer-digits="1" number:grouping="true"/>
    </number:number-style>
    <number:number-style style:name="N126">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graphic-properties svg:stroke-color="#4f81bd" draw:fill="solid" draw:fill-color="#ffffff"/>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5">
      <style:chart-properties loext:display-units="true" loext:display-units-built-in-unit="millions" chart:display-label="true" chart:logarithmic="false" chart:minimum="0" chart:maximum="2000000" chart:interval-major="500000" chart:reverse-direction="false" text:line-break="false" loext:try-staggering-first="false" chart:link-data-style-to-source="false" chart:axis-position="0" chart:axis-label-position="outside-start"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126">
      <style:chart-properties chart:display-label="true" chart:logarithmic="true" chart:maximum="100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9"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10" style:family="chart" style:data-style-name="N2">
      <style:chart-properties chart:symbol-type="none" chart:link-data-style-to-source="true" chart:label-position="right">
        <chart:label-separator>
          <text:p>; </text:p>
        </chart:label-separator>
      </style:chart-properties>
      <style:graphic-properties svg:stroke-width="0.079cm" svg:stroke-color="#46aac4" draw:fill-color="#46aac4"/>
      <style:text-properties fo:color="#000000" style:text-position="0% 100%" fo:font-family="Calibri" fo:font-size="10pt" style:font-size-asian="10pt" style:font-size-complex="10pt"/>
    </style:style>
    <style:style style:name="ch11" style:family="chart" style:data-style-name="N2">
      <style:chart-properties chart:symbol-type="none" chart:link-data-style-to-source="true" chart:label-position="right">
        <chart:label-separator>
          <text:p>; </text:p>
        </chart:label-separator>
      </style:chart-properties>
      <style:graphic-properties svg:stroke-width="0.079cm" svg:stroke-color="#7d5fa0" draw:fill-color="#7d5fa0"/>
      <style:text-properties fo:color="#000000" style:text-position="0% 100%" fo:font-family="Calibri" fo:font-size="10pt" style:font-size-asian="10pt" style:font-size-complex="10pt"/>
    </style:style>
    <style:style style:name="ch12" style:family="chart" style:data-style-name="N2">
      <style:chart-properties chart:symbol-type="none"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13" style:family="chart">
      <style:chart-properties chart:solid-type="cuboid" chart:symbol-type="automatic" chart:symbol-width="0.176cm" chart:symbol-height="0.176cm" chart:data-label-number="value" chart:data-label-text="false" chart:data-label-symbol="false" chart:label-position="lef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9.282cm" svg:height="12.17cm" xlink:href=".." xlink:type="simple" chart:class="chart:scatter" chart:column-mapping="0 2 1 3" chart:style-name="ch1">
        <chart:title svg:x="0.77cm" svg:y="0.378cm" chart:style-name="ch2">
          <text:p>Block Size Sustainability Cost
(new penalty, new min. fee)</text:p>
        </chart:title>
        <chart:legend chart:legend-position="start" svg:x="3.7cm" svg:y="9.169cm" style:legend-expansion="custom" chartooo:width="4.018cm" chartooo:height="1.162cm" style:legend-expansion-aspect-ratio="3.4578313253012" chart:style-name="ch3"/>
        <chart:plot-area chart:style-name="ch4" table:cell-range-address="Sheet1.B15:Sheet1.B239 Sheet1.R14:Sheet1.T239" chart:data-source-has-labels="row" svg:x="5.394cm" svg:y="2.274cm" svg:width="3.703cm" svg:height="8.702cm">
          <chartooo:coordinate-region svg:x="6.704cm" svg:y="2.274cm" svg:width="2.148cm" svg:height="6.851cm"/>
          <chart:axis chart:dimension="x" chart:name="primary-x" chart:style-name="ch5">
            <chart:title svg:x="5.593cm" svg:y="11.219cm" chart:style-name="ch6">
              <text:p>Median Block Size, MB</text:p>
            </chart:title>
            <chart:grid chart:style-name="ch7" chart:class="major"/>
          </chart:axis>
          <chart:axis chart:dimension="y" chart:name="primary-y" chart:style-name="ch8">
            <chart:title svg:x="0.59cm" svg:y="4.775cm" chart:style-name="ch9">
              <text:p>Total Block Fees, USD</text:p>
            </chart:title>
            <chart:grid chart:style-name="ch7" chart:class="major"/>
          </chart:axis>
          <chart:series chart:style-name="ch10" chart:values-cell-range-address="Sheet1.S15:Sheet1.S239" chart:label-cell-address="Sheet1.S14:Sheet1.S14" chart:class="chart:scatter">
            <chart:domain table:cell-range-address="Sheet1.B15:Sheet1.B239"/>
            <chart:data-point chart:repeated="225"/>
          </chart:series>
          <chart:series chart:style-name="ch11" chart:values-cell-range-address="Sheet1.R15:Sheet1.R239" chart:label-cell-address="Sheet1.R14:Sheet1.R14" chart:class="chart:scatter">
            <chart:data-point chart:repeated="225"/>
          </chart:series>
          <chart:series chart:style-name="ch12" chart:values-cell-range-address="Sheet1.T15:Sheet1.T239" chart:label-cell-address="Sheet1.T14:Sheet1.T14" chart:class="chart:scatter">
            <chart:data-point chart:style-name="ch13"/>
            <chart:data-point chart:repeated="22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Square Market Price</text:p>
                <draw:g>
                  <svg:desc>Sheet1.S14:Sheet1.S14</svg:desc>
                </draw:g>
              </table:table-cell>
              <table:table-cell office:value-type="string">
                <text:p>Linear Market Price</text:p>
                <draw:g>
                  <svg:desc>Sheet1.R14:Sheet1.R14</svg:desc>
                </draw:g>
              </table:table-cell>
              <table:table-cell office:value-type="string">
                <text:p>Flat Market Price</text:p>
                <draw:g>
                  <svg:desc>Sheet1.T14:Sheet1.T14</svg:desc>
                </draw:g>
              </table:table-cell>
            </table:table-row>
          </table:table-header-rows>
          <table:table-rows>
            <table:table-row>
              <table:table-cell office:value-type="string">
                <text:p>1</text:p>
              </table:table-cell>
              <table:table-cell office:value-type="float" office:value="60000">
                <text:p>60000</text:p>
                <draw:g>
                  <svg:desc>Sheet1.B15:Sheet1.B239</svg:desc>
                </draw:g>
              </table:table-cell>
              <table:table-cell office:value-type="float" office:value="NaN">
                <text:p>NaN</text:p>
                <draw:g>
                  <svg:desc>Sheet1.S15:Sheet1.S239</svg:desc>
                </draw:g>
              </table:table-cell>
              <table:table-cell office:value-type="float" office:value="NaN">
                <text:p>NaN</text:p>
                <draw:g>
                  <svg:desc>Sheet1.R15:Sheet1.R239</svg:desc>
                </draw:g>
              </table:table-cell>
              <table:table-cell office:value-type="float" office:value="NaN">
                <text:p>NaN</text:p>
                <draw:g>
                  <svg:desc>Sheet1.T15:Sheet1.T239</svg:desc>
                </draw:g>
              </table:table-cell>
            </table:table-row>
            <table:table-row>
              <table:table-cell office:value-type="string">
                <text:p>2</text:p>
              </table:table-cell>
              <table:table-cell office:value-type="float" office:value="66000">
                <text:p>66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72600">
                <text:p>72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9860">
                <text:p>798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7846">
                <text:p>878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96630.6">
                <text:p>9663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06293.66">
                <text:p>106293.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16923.026">
                <text:p>116923.0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615.3286">
                <text:p>128615.32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41476.86146">
                <text:p>141476.861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55624.547606">
                <text:p>155624.5476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71187.0023666">
                <text:p>171187.00236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88305.70260326">
                <text:p>188305.702603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07136.272863586">
                <text:p>207136.2728635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27849.900149945">
                <text:p>227849.9001499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250634.890164939">
                <text:p>250634.8901649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75698.379181433">
                <text:p>275698.3791814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03268.217099577">
                <text:p>303268.2170995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33595.038809534">
                <text:p>333595.0388095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66954.542690488">
                <text:p>366954.5426904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03649.996959537">
                <text:p>403649.9969595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444014.99665549">
                <text:p>444014.996655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488416.496321039">
                <text:p>488416.4963210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37258.145953143">
                <text:p>537258.1459531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90983.960548458">
                <text:p>590983.9605484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50082.356603303">
                <text:p>650082.3566033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715090.592263634">
                <text:p>715090.5922636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786599.651489997">
                <text:p>786599.65148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865259.616638997">
                <text:p>865259.616638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51785.578302897">
                <text:p>951785.5783028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083333.33333333">
                <text:p>108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191666.66666667">
                <text:p>119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310833.33333333">
                <text:p>13108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441916.66666667">
                <text:p>144191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586108.33333333">
                <text:p>1586108.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744719.16666667">
                <text:p>1744719.1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919191.08333333">
                <text:p>1919191.08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2111110.19166667">
                <text:p>2111110.191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2322221.21083333">
                <text:p>2322221.2108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554443.33191667">
                <text:p>2554443.33191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809887.66510833">
                <text:p>2809887.665108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3090876.43161917">
                <text:p>3090876.431619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3399964.07478108">
                <text:p>3399964.07478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3739960.48225919">
                <text:p>3739960.482259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113956.53048511">
                <text:p>4113956.530485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525352.18353362">
                <text:p>4525352.183533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977887.40188699">
                <text:p>4977887.401886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5475676.14207569">
                <text:p>5475676.142075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6023243.75628326">
                <text:p>6023243.756283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6625568.13191158">
                <text:p>6625568.131911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7288124.94510274">
                <text:p>7288124.945102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8016937.43961302">
                <text:p>8016937.439613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8818631.18357432">
                <text:p>8818631.18357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9700494.30193175">
                <text:p>9700494.301931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0670543.7321249">
                <text:p>10670543.73212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1737598.1053374">
                <text:p>11737598.10533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2911357.9158712">
                <text:p>12911357.91587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4202493.7074583">
                <text:p>14202493.70745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5622743.0782041">
                <text:p>15622743.07820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7185017.3860245">
                <text:p>17185017.38602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8903519.124627">
                <text:p>18903519.1246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20793871.0370897">
                <text:p>20793871.03708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2873258.1407986">
                <text:p>22873258.14079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5160583.9548785">
                <text:p>25160583.954878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7676642.3503664">
                <text:p>27676642.35036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0444306.585403">
                <text:p>30444306.5854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_64 LibreOffice_project/7074905676c47b82bbcfbea1aeefc84afe1c50e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25">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graphic-properties svg:stroke-color="#4f81bd" draw:fill="solid" draw:fill-color="#ffffff"/>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5">
      <style:chart-properties loext:display-units="true" loext:display-units-built-in-unit="millions" chart:display-label="true" chart:logarithmic="false" chart:minimum="0" chart:maximum="2000000" chart:interval-major="500000" chart:reverse-direction="false" text:line-break="false" loext:try-staggering-first="false" chart:link-data-style-to-source="false" chart:axis-position="0" chart:axis-label-position="outside-start"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2">
      <style:chart-properties chart:display-label="true" chart:logarithmic="true" chart:maximum="100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9"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10" style:family="chart" style:data-style-name="N2">
      <style:chart-properties chart:symbol-type="none" chart:link-data-style-to-source="true" chart:label-position="right">
        <chart:label-separator>
          <text:p>; </text:p>
        </chart:label-separator>
      </style:chart-properties>
      <style:graphic-properties svg:stroke-width="0.079cm" svg:stroke-color="#46aac4" draw:fill-color="#46aac4"/>
      <style:text-properties fo:color="#000000" style:text-position="0% 100%" fo:font-family="Calibri" fo:font-size="10pt" style:font-size-asian="10pt" style:font-size-complex="10pt"/>
    </style:style>
    <style:style style:name="ch11" style:family="chart" style:data-style-name="N2">
      <style:chart-properties chart:symbol-type="none" chart:link-data-style-to-source="true" chart:label-position="right">
        <chart:label-separator>
          <text:p>; </text:p>
        </chart:label-separator>
      </style:chart-properties>
      <style:graphic-properties svg:stroke-width="0.079cm" svg:stroke-color="#7d5fa0" draw:fill-color="#7d5fa0"/>
      <style:text-properties fo:color="#000000" style:text-position="0% 100%" fo:font-family="Calibri" fo:font-size="10pt" style:font-size-asian="10pt" style:font-size-complex="10pt"/>
    </style:style>
    <style:style style:name="ch12" style:family="chart" style:data-style-name="N2">
      <style:chart-properties chart:symbol-type="none" chart:link-data-style-to-source="tru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13" style:family="chart">
      <style:chart-properties chart:solid-type="cuboid" chart:symbol-type="automatic" chart:symbol-width="0.176cm" chart:symbol-height="0.176cm" chart:data-label-number="value" chart:data-label-text="false" chart:data-label-symbol="false" chart:label-position="lef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9.281cm" svg:height="12.17cm" xlink:href=".." xlink:type="simple" chart:class="chart:scatter" chart:column-mapping="0 2 1 3" chart:style-name="ch1">
        <chart:title svg:x="0.001cm" svg:y="0.378cm" chart:style-name="ch2">
          <text:p>Block Size Sustainability Cost
(new penalty, alternative min. fee)</text:p>
        </chart:title>
        <chart:legend chart:legend-position="start" svg:x="3.036cm" svg:y="8.675cm" style:legend-expansion="custom" chartooo:width="4.018cm" chartooo:height="1.162cm" style:legend-expansion-aspect-ratio="3.4578313253012" chart:style-name="ch3"/>
        <chart:plot-area chart:style-name="ch4" table:cell-range-address="Sheet1.B15:Sheet1.B239 Sheet1.O14:Sheet1.Q239" chart:data-source-has-labels="row" svg:x="5.394cm" svg:y="2.274cm" svg:width="3.702cm" svg:height="8.702cm">
          <chartooo:coordinate-region svg:x="6.889cm" svg:y="2.274cm" svg:width="1.962cm" svg:height="6.851cm"/>
          <chart:axis chart:dimension="x" chart:name="primary-x" chart:style-name="ch5">
            <chart:title svg:x="5.593cm" svg:y="11.219cm" chart:style-name="ch6">
              <text:p>Median Block Size, MB</text:p>
            </chart:title>
            <chart:grid chart:style-name="ch7" chart:class="major"/>
          </chart:axis>
          <chart:axis chart:dimension="y" chart:name="primary-y" chart:style-name="ch8">
            <chart:title svg:x="0.59cm" svg:y="4.775cm" chart:style-name="ch9">
              <text:p>Total Block Fees, USD</text:p>
            </chart:title>
            <chart:grid chart:style-name="ch7" chart:class="major"/>
          </chart:axis>
          <chart:series chart:style-name="ch10" chart:values-cell-range-address="Sheet1.P15:Sheet1.P239" chart:label-cell-address="Sheet1.P14:Sheet1.P14" chart:class="chart:scatter">
            <chart:domain table:cell-range-address="Sheet1.B15:Sheet1.B239"/>
            <chart:data-point chart:repeated="225"/>
          </chart:series>
          <chart:series chart:style-name="ch11" chart:values-cell-range-address="Sheet1.O15:Sheet1.O239" chart:label-cell-address="Sheet1.O14:Sheet1.O14" chart:class="chart:scatter">
            <chart:data-point chart:repeated="225"/>
          </chart:series>
          <chart:series chart:style-name="ch12" chart:values-cell-range-address="Sheet1.Q15:Sheet1.Q239" chart:label-cell-address="Sheet1.Q14:Sheet1.Q14" chart:class="chart:scatter">
            <chart:data-point chart:style-name="ch13"/>
            <chart:data-point chart:repeated="22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Square Market Price</text:p>
                <draw:g>
                  <svg:desc>Sheet1.P14:Sheet1.P14</svg:desc>
                </draw:g>
              </table:table-cell>
              <table:table-cell office:value-type="string">
                <text:p>Linear Market Price</text:p>
                <draw:g>
                  <svg:desc>Sheet1.O14:Sheet1.O14</svg:desc>
                </draw:g>
              </table:table-cell>
              <table:table-cell office:value-type="string">
                <text:p>Flat Market Price</text:p>
                <draw:g>
                  <svg:desc>Sheet1.Q14:Sheet1.Q14</svg:desc>
                </draw:g>
              </table:table-cell>
            </table:table-row>
          </table:table-header-rows>
          <table:table-rows>
            <table:table-row>
              <table:table-cell office:value-type="string">
                <text:p>1</text:p>
              </table:table-cell>
              <table:table-cell office:value-type="float" office:value="60000">
                <text:p>60000</text:p>
                <draw:g>
                  <svg:desc>Sheet1.B15:Sheet1.B239</svg:desc>
                </draw:g>
              </table:table-cell>
              <table:table-cell office:value-type="float" office:value="NaN">
                <text:p>NaN</text:p>
                <draw:g>
                  <svg:desc>Sheet1.P15:Sheet1.P239</svg:desc>
                </draw:g>
              </table:table-cell>
              <table:table-cell office:value-type="float" office:value="NaN">
                <text:p>NaN</text:p>
                <draw:g>
                  <svg:desc>Sheet1.O15:Sheet1.O239</svg:desc>
                </draw:g>
              </table:table-cell>
              <table:table-cell office:value-type="float" office:value="NaN">
                <text:p>NaN</text:p>
                <draw:g>
                  <svg:desc>Sheet1.Q15:Sheet1.Q239</svg:desc>
                </draw:g>
              </table:table-cell>
            </table:table-row>
            <table:table-row>
              <table:table-cell office:value-type="string">
                <text:p>2</text:p>
              </table:table-cell>
              <table:table-cell office:value-type="float" office:value="66000">
                <text:p>66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72600">
                <text:p>72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9860">
                <text:p>798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7846">
                <text:p>878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96630.6">
                <text:p>9663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06293.66">
                <text:p>106293.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16923.026">
                <text:p>116923.0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615.3286">
                <text:p>128615.32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41476.86146">
                <text:p>141476.861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55624.547606">
                <text:p>155624.5476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71187.0023666">
                <text:p>171187.00236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88305.70260326">
                <text:p>188305.702603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07136.272863586">
                <text:p>207136.2728635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27849.900149945">
                <text:p>227849.9001499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250634.890164939">
                <text:p>250634.8901649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75698.379181433">
                <text:p>275698.3791814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03268.217099577">
                <text:p>303268.2170995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33595.038809534">
                <text:p>333595.0388095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66954.542690488">
                <text:p>366954.5426904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03649.996959537">
                <text:p>403649.9969595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444014.99665549">
                <text:p>444014.996655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488416.496321039">
                <text:p>488416.4963210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37258.145953143">
                <text:p>537258.1459531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90983.960548458">
                <text:p>590983.9605484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50082.356603303">
                <text:p>650082.3566033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715090.592263634">
                <text:p>715090.5922636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786599.651489997">
                <text:p>786599.65148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865259.616638997">
                <text:p>865259.616638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51785.578302897">
                <text:p>951785.5783028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083333.33333333">
                <text:p>108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191666.66666667">
                <text:p>119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310833.33333333">
                <text:p>13108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441916.66666667">
                <text:p>144191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586108.33333333">
                <text:p>1586108.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744719.16666667">
                <text:p>1744719.1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919191.08333333">
                <text:p>1919191.08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2111110.19166667">
                <text:p>2111110.191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2322221.21083333">
                <text:p>2322221.2108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554443.33191667">
                <text:p>2554443.33191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809887.66510833">
                <text:p>2809887.665108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3090876.43161917">
                <text:p>3090876.431619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3399964.07478108">
                <text:p>3399964.07478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3739960.48225919">
                <text:p>3739960.482259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113956.53048511">
                <text:p>4113956.530485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525352.18353362">
                <text:p>4525352.183533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977887.40188699">
                <text:p>4977887.401886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5475676.14207569">
                <text:p>5475676.142075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6023243.75628326">
                <text:p>6023243.756283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6625568.13191158">
                <text:p>6625568.131911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7288124.94510274">
                <text:p>7288124.945102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8016937.43961302">
                <text:p>8016937.439613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8818631.18357432">
                <text:p>8818631.18357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9700494.30193175">
                <text:p>9700494.301931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0670543.7321249">
                <text:p>10670543.73212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1737598.1053374">
                <text:p>11737598.10533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2911357.9158712">
                <text:p>12911357.91587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4202493.7074583">
                <text:p>14202493.70745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5622743.0782041">
                <text:p>15622743.07820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7185017.3860245">
                <text:p>17185017.38602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8903519.124627">
                <text:p>18903519.1246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20793871.0370897">
                <text:p>20793871.03708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2873258.1407986">
                <text:p>22873258.14079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5160583.9548785">
                <text:p>25160583.954878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7676642.3503664">
                <text:p>27676642.35036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0444306.585403">
                <text:p>30444306.5854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_64 LibreOffice_project/7074905676c47b82bbcfbea1aeefc84afe1c50e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number-style style:name="N125">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graphic-properties svg:stroke-color="#4f81bd" draw:fill="solid" draw:fill-color="#ffffff"/>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125">
      <style:chart-properties loext:display-units="true" loext:display-units-built-in-unit="millions" chart:display-label="true" chart:logarithmic="false" chart:minimum="0" chart:maximum="2000000" chart:interval-major="5000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1">
      <style:chart-properties chart:display-label="true" chart:logarithmic="false" chart:maximum="1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9"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46aac4" draw:fill-color="#46aac4"/>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7d5fa0" draw:fill-color="#7d5fa0"/>
      <style:text-properties fo:color="#000000" style:text-position="0% 100%" fo:font-family="Calibri" fo:font-size="10pt" style:font-size-asian="10pt" style:font-size-complex="10pt"/>
    </style:style>
    <style:style style:name="ch12" style:family="chart" style:data-style-name="N4">
      <style:chart-properties chart:symbol-type="none" chart:link-data-style-to-source="fals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13" style:family="chart">
      <style:chart-properties chart:solid-type="cuboid" chart:symbol-type="automatic" chart:symbol-width="0.176cm" chart:symbol-height="0.176cm" chart:data-label-number="value" chart:data-label-text="false" chart:data-label-symbol="false" chart:label-position="left"/>
    </style:style>
    <style:style style:name="ch14" style:family="chart" style:data-style-name="N4">
      <style:chart-properties chart:symbol-type="named-symbol" chart:symbol-name="diamond" chart:symbol-width="0.176cm" chart:symbol-height="0.176cm" chart:link-data-style-to-source="false" chart:data-label-number="value" chart:data-label-text="true" chart:data-label-symbol="fals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font-size-asian="10pt" style:font-size-complex="10pt"/>
    </style:style>
    <style:style style:name="ch15" style:family="chart">
      <style:chart-properties chart:solid-type="cuboid" chart:symbol-type="named-symbol" chart:symbol-name="diamond" chart:symbol-width="0.176cm" chart:symbol-height="0.176cm" chart:data-label-number="none" chart:data-label-text="true" chart:data-label-symbol="false" chart:label-position="bottom-left"/>
    </style:style>
    <style:style style:name="ch16" style:family="chart">
      <style:chart-properties chart:solid-type="cuboid" chart:symbol-type="named-symbol" chart:symbol-name="diamond" chart:symbol-width="0.176cm" chart:symbol-height="0.176cm" chart:data-label-number="value" chart:data-label-text="false" chart:data-label-symbol="false" chart:label-position="top-right"/>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9.281cm" svg:height="12.171cm" xlink:href=".." xlink:type="simple" chart:class="chart:scatter" chart:style-name="ch1">
        <chart:title svg:x="0.081cm" svg:y="0.378cm" chart:style-name="ch2">
          <text:p>Single TX Price
(current penalty, current min. fee)</text:p>
        </chart:title>
        <chart:legend chart:legend-position="start" svg:x="1.93cm" svg:y="2.114cm" style:legend-expansion="custom" chartooo:width="4.311cm" chartooo:height="1.5cm" style:legend-expansion-aspect-ratio="2.874" chart:style-name="ch3"/>
        <chart:plot-area chart:style-name="ch4" table:cell-range-address="Sheet1.B15:Sheet1.B239 Sheet1.I14:Sheet1.K239 Sheet1.J7:Sheet1.J9" chart:data-source-has-labels="row" svg:x="5.687cm" svg:y="2.274cm" svg:width="3.409cm" svg:height="8.703cm">
          <chartooo:coordinate-region svg:x="6.308cm" svg:y="2.274cm" svg:width="2.675cm" svg:height="6.852cm"/>
          <chart:axis chart:dimension="x" chart:name="primary-x" chart:style-name="ch5">
            <chart:title svg:x="5.739cm" svg:y="11.22cm" chart:style-name="ch6">
              <text:p>Median Block Size, MB</text:p>
            </chart:title>
            <chart:grid chart:style-name="ch7" chart:class="major"/>
          </chart:axis>
          <chart:axis chart:dimension="y" chart:name="primary-y" chart:style-name="ch8">
            <chart:title svg:x="0.48cm" svg:y="4.564cm" chart:style-name="ch9">
              <text:p>Single TX Price, USD</text:p>
            </chart:title>
            <chart:grid chart:style-name="ch7" chart:class="major"/>
          </chart:axis>
          <chart:series chart:style-name="ch10" chart:values-cell-range-address="Sheet1.J15:Sheet1.J239" chart:label-cell-address="Sheet1.J14:Sheet1.J14" chart:class="chart:scatter">
            <chart:domain table:cell-range-address="Sheet1.B15:Sheet1.B239"/>
            <chart:data-point chart:repeated="225"/>
          </chart:series>
          <chart:series chart:style-name="ch11" chart:values-cell-range-address="Sheet1.I15:Sheet1.I239" chart:label-cell-address="Sheet1.I14:Sheet1.I14" chart:class="chart:scatter">
            <chart:data-point chart:repeated="225"/>
          </chart:series>
          <chart:series chart:style-name="ch12" chart:values-cell-range-address="Sheet1.K15:Sheet1.K239" chart:label-cell-address="Sheet1.K14:Sheet1.K14" chart:class="chart:scatter">
            <chart:data-point chart:style-name="ch13"/>
            <chart:data-point chart:repeated="224"/>
          </chart:series>
          <chart:series chart:style-name="ch14" chart:values-cell-range-address="Sheet1.J8:Sheet1.J9" chart:label-cell-address="Sheet1.J7:Sheet1.J7" chart:class="chart:scatter">
            <chart:domain table:cell-range-address="Sheet1.B8:Sheet1.B9"/>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B</text:p>
              </table:table-cell>
              <table:table-cell office:value-type="string">
                <text:p>Square Market Price</text:p>
                <draw:g>
                  <svg:desc>Sheet1.J14:Sheet1.J14</svg:desc>
                </draw:g>
              </table:table-cell>
              <table:table-cell office:value-type="string">
                <text:p>Linear Market Price</text:p>
                <draw:g>
                  <svg:desc>Sheet1.I14:Sheet1.I14</svg:desc>
                </draw:g>
              </table:table-cell>
              <table:table-cell office:value-type="string">
                <text:p>Flat Market Price</text:p>
                <draw:g>
                  <svg:desc>Sheet1.K14:Sheet1.K14</svg:desc>
                </draw:g>
              </table:table-cell>
              <table:table-cell office:value-type="string">
                <text:p>Column B</text:p>
              </table:table-cell>
              <table:table-cell office:value-type="string">
                <text:p>Square Market Price</text:p>
                <draw:g>
                  <svg:desc>Sheet1.J7:Sheet1.J7</svg:desc>
                </draw:g>
              </table:table-cell>
            </table:table-row>
          </table:table-header-rows>
          <table:table-rows>
            <table:table-row>
              <table:table-cell office:value-type="string">
                <text:p>1</text:p>
              </table:table-cell>
              <table:table-cell office:value-type="float" office:value="60000">
                <text:p>60000</text:p>
                <draw:g>
                  <svg:desc>Sheet1.B15:Sheet1.B239</svg:desc>
                </draw:g>
              </table:table-cell>
              <table:table-cell office:value-type="float" office:value="0.2873">
                <text:p>0.2873</text:p>
                <draw:g>
                  <svg:desc>Sheet1.J15:Sheet1.J239</svg:desc>
                </draw:g>
              </table:table-cell>
              <table:table-cell office:value-type="float" office:value="0.2873">
                <text:p>0.2873</text:p>
                <draw:g>
                  <svg:desc>Sheet1.I15:Sheet1.I239</svg:desc>
                </draw:g>
              </table:table-cell>
              <table:table-cell office:value-type="float" office:value="0.2873">
                <text:p>0.2873</text:p>
                <draw:g>
                  <svg:desc>Sheet1.K15:Sheet1.K239</svg:desc>
                </draw:g>
              </table:table-cell>
              <table:table-cell office:value-type="float" office:value="1083333.33333333">
                <text:p>1083333.33333333</text:p>
                <draw:g>
                  <svg:desc>Sheet1.B8:Sheet1.B9</svg:desc>
                </draw:g>
              </table:table-cell>
              <table:table-cell office:value-type="float" office:value="0">
                <text:p>0</text:p>
                <draw:g>
                  <svg:desc>Sheet1.J8:Sheet1.J9</svg:desc>
                </draw:g>
              </table:table-cell>
            </table:table-row>
            <table:table-row>
              <table:table-cell office:value-type="string">
                <text:p>2</text:p>
              </table:table-cell>
              <table:table-cell office:value-type="float" office:value="66000">
                <text:p>66000</text:p>
              </table:table-cell>
              <table:table-cell office:value-type="float" office:value="0.31603">
                <text:p>0.31603</text:p>
              </table:table-cell>
              <table:table-cell office:value-type="float" office:value="0.2873">
                <text:p>0.2873</text:p>
              </table:table-cell>
              <table:table-cell office:value-type="float" office:value="0.261181818181818">
                <text:p>0.261181818181818</text:p>
              </table:table-cell>
              <table:table-cell office:value-type="float" office:value="1083333.33333333">
                <text:p>1083333.33333333</text:p>
              </table:table-cell>
              <table:table-cell office:value-type="float" office:value="5.18736111111111">
                <text:p>5.18736111111111</text:p>
              </table:table-cell>
            </table:table-row>
            <table:table-row>
              <table:table-cell office:value-type="string">
                <text:p>3</text:p>
              </table:table-cell>
              <table:table-cell office:value-type="float" office:value="72600">
                <text:p>72600</text:p>
              </table:table-cell>
              <table:table-cell office:value-type="float" office:value="0.347633">
                <text:p>0.347633</text:p>
              </table:table-cell>
              <table:table-cell office:value-type="float" office:value="0.2873">
                <text:p>0.2873</text:p>
              </table:table-cell>
              <table:table-cell office:value-type="float" office:value="0.237438016528926">
                <text:p>0.237438016528926</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9860">
                <text:p>79860</text:p>
              </table:table-cell>
              <table:table-cell office:value-type="float" office:value="0.3823963">
                <text:p>0.3823963</text:p>
              </table:table-cell>
              <table:table-cell office:value-type="float" office:value="0.2873">
                <text:p>0.2873</text:p>
              </table:table-cell>
              <table:table-cell office:value-type="float" office:value="0.215852742299023">
                <text:p>0.215852742299023</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7846">
                <text:p>87846</text:p>
              </table:table-cell>
              <table:table-cell office:value-type="float" office:value="0.42063593">
                <text:p>0.42063593</text:p>
              </table:table-cell>
              <table:table-cell office:value-type="float" office:value="0.2873">
                <text:p>0.2873</text:p>
              </table:table-cell>
              <table:table-cell office:value-type="float" office:value="0.196229765726385">
                <text:p>0.19622976572638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96630.6">
                <text:p>96630.6</text:p>
              </table:table-cell>
              <table:table-cell office:value-type="float" office:value="0.462699523000001">
                <text:p>0.462699523000001</text:p>
              </table:table-cell>
              <table:table-cell office:value-type="float" office:value="0.2873">
                <text:p>0.2873</text:p>
              </table:table-cell>
              <table:table-cell office:value-type="float" office:value="0.178390696114895">
                <text:p>0.17839069611489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06293.66">
                <text:p>106293.66</text:p>
              </table:table-cell>
              <table:table-cell office:value-type="float" office:value="0.5089694753">
                <text:p>0.5089694753</text:p>
              </table:table-cell>
              <table:table-cell office:value-type="float" office:value="0.2873">
                <text:p>0.2873</text:p>
              </table:table-cell>
              <table:table-cell office:value-type="float" office:value="0.16217336010445">
                <text:p>0.1621733601044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16923.026">
                <text:p>116923.026</text:p>
              </table:table-cell>
              <table:table-cell office:value-type="float" office:value="0.559866422830001">
                <text:p>0.559866422830001</text:p>
              </table:table-cell>
              <table:table-cell office:value-type="float" office:value="0.2873">
                <text:p>0.2873</text:p>
              </table:table-cell>
              <table:table-cell office:value-type="float" office:value="0.147430327367682">
                <text:p>0.147430327367682</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615.3286">
                <text:p>128615.3286</text:p>
              </table:table-cell>
              <table:table-cell office:value-type="float" office:value="0.615853065113001">
                <text:p>0.615853065113001</text:p>
              </table:table-cell>
              <table:table-cell office:value-type="float" office:value="0.2873">
                <text:p>0.2873</text:p>
              </table:table-cell>
              <table:table-cell office:value-type="float" office:value="0.134027570334257">
                <text:p>0.13402757033425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41476.86146">
                <text:p>141476.86146</text:p>
              </table:table-cell>
              <table:table-cell office:value-type="float" office:value="0.677438371624301">
                <text:p>0.677438371624301</text:p>
              </table:table-cell>
              <table:table-cell office:value-type="float" office:value="0.2873">
                <text:p>0.2873</text:p>
              </table:table-cell>
              <table:table-cell office:value-type="float" office:value="0.121843245758415">
                <text:p>0.12184324575841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55624.547606">
                <text:p>155624.547606</text:p>
              </table:table-cell>
              <table:table-cell office:value-type="float" office:value="0.745182208786731">
                <text:p>0.745182208786731</text:p>
              </table:table-cell>
              <table:table-cell office:value-type="float" office:value="0.2873">
                <text:p>0.2873</text:p>
              </table:table-cell>
              <table:table-cell office:value-type="float" office:value="0.110766587053105">
                <text:p>0.11076658705310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71187.0023666">
                <text:p>171187.0023666</text:p>
              </table:table-cell>
              <table:table-cell office:value-type="float" office:value="0.819700429665404">
                <text:p>0.819700429665404</text:p>
              </table:table-cell>
              <table:table-cell office:value-type="float" office:value="0.2873">
                <text:p>0.2873</text:p>
              </table:table-cell>
              <table:table-cell office:value-type="float" office:value="0.100696897321004">
                <text:p>0.10069689732100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88305.70260326">
                <text:p>188305.70260326</text:p>
              </table:table-cell>
              <table:table-cell office:value-type="float" office:value="0.901670472631945">
                <text:p>0.901670472631945</text:p>
              </table:table-cell>
              <table:table-cell office:value-type="float" office:value="0.2873">
                <text:p>0.2873</text:p>
              </table:table-cell>
              <table:table-cell office:value-type="float" office:value="0.0915426339281856">
                <text:p>0.0915426339281856</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07136.272863586">
                <text:p>207136.272863586</text:p>
              </table:table-cell>
              <table:table-cell office:value-type="float" office:value="0.991837519895139">
                <text:p>0.991837519895139</text:p>
              </table:table-cell>
              <table:table-cell office:value-type="float" office:value="0.2873">
                <text:p>0.2873</text:p>
              </table:table-cell>
              <table:table-cell office:value-type="float" office:value="0.0832205762983505">
                <text:p>0.083220576298350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27849.900149945">
                <text:p>227849.900149945</text:p>
              </table:table-cell>
              <table:table-cell office:value-type="float" office:value="1.09102127188465">
                <text:p>1.09102127188465</text:p>
              </table:table-cell>
              <table:table-cell office:value-type="float" office:value="0.2873">
                <text:p>0.2873</text:p>
              </table:table-cell>
              <table:table-cell office:value-type="float" office:value="0.0756550693621368">
                <text:p>0.0756550693621368</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250634.890164939">
                <text:p>250634.890164939</text:p>
              </table:table-cell>
              <table:table-cell office:value-type="float" office:value="1.20012339907312">
                <text:p>1.20012339907312</text:p>
              </table:table-cell>
              <table:table-cell office:value-type="float" office:value="0.2873">
                <text:p>0.2873</text:p>
              </table:table-cell>
              <table:table-cell office:value-type="float" office:value="0.0687773357837607">
                <text:p>0.0687773357837607</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75698.379181433">
                <text:p>275698.379181433</text:p>
              </table:table-cell>
              <table:table-cell office:value-type="float" office:value="1.32013573898043">
                <text:p>1.32013573898043</text:p>
              </table:table-cell>
              <table:table-cell office:value-type="float" office:value="0.2873">
                <text:p>0.2873</text:p>
              </table:table-cell>
              <table:table-cell office:value-type="float" office:value="0.0625248507125098">
                <text:p>0.0625248507125098</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03268.217099577">
                <text:p>303268.217099577</text:p>
              </table:table-cell>
              <table:table-cell office:value-type="float" office:value="1.45214931287847">
                <text:p>1.45214931287847</text:p>
              </table:table-cell>
              <table:table-cell office:value-type="float" office:value="0.2873">
                <text:p>0.2873</text:p>
              </table:table-cell>
              <table:table-cell office:value-type="float" office:value="0.0568407733750089">
                <text:p>0.0568407733750089</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33595.038809534">
                <text:p>333595.038809534</text:p>
              </table:table-cell>
              <table:table-cell office:value-type="float" office:value="1.59736424416632">
                <text:p>1.59736424416632</text:p>
              </table:table-cell>
              <table:table-cell office:value-type="float" office:value="0.2873">
                <text:p>0.2873</text:p>
              </table:table-cell>
              <table:table-cell office:value-type="float" office:value="0.0516734303409171">
                <text:p>0.0516734303409171</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66954.542690488">
                <text:p>366954.542690488</text:p>
              </table:table-cell>
              <table:table-cell office:value-type="float" office:value="1.75710066858295">
                <text:p>1.75710066858295</text:p>
              </table:table-cell>
              <table:table-cell office:value-type="float" office:value="0.2873">
                <text:p>0.2873</text:p>
              </table:table-cell>
              <table:table-cell office:value-type="float" office:value="0.0469758457644701">
                <text:p>0.0469758457644701</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03649.996959537">
                <text:p>403649.996959537</text:p>
              </table:table-cell>
              <table:table-cell office:value-type="float" office:value="1.93281073544125">
                <text:p>1.93281073544125</text:p>
              </table:table-cell>
              <table:table-cell office:value-type="float" office:value="0.2873">
                <text:p>0.2873</text:p>
              </table:table-cell>
              <table:table-cell office:value-type="float" office:value="0.0427053143313365">
                <text:p>0.0427053143313365</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444014.99665549">
                <text:p>444014.99665549</text:p>
              </table:table-cell>
              <table:table-cell office:value-type="float" office:value="2.12609180898537">
                <text:p>2.12609180898537</text:p>
              </table:table-cell>
              <table:table-cell office:value-type="float" office:value="0.2873">
                <text:p>0.2873</text:p>
              </table:table-cell>
              <table:table-cell office:value-type="float" office:value="0.0388230130284877">
                <text:p>0.0388230130284877</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488416.496321039">
                <text:p>488416.496321039</text:p>
              </table:table-cell>
              <table:table-cell office:value-type="float" office:value="2.33870098988391">
                <text:p>2.33870098988391</text:p>
              </table:table-cell>
              <table:table-cell office:value-type="float" office:value="0.2873">
                <text:p>0.2873</text:p>
              </table:table-cell>
              <table:table-cell office:value-type="float" office:value="0.0352936482077161">
                <text:p>0.0352936482077161</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37258.145953143">
                <text:p>537258.145953143</text:p>
              </table:table-cell>
              <table:table-cell office:value-type="float" office:value="2.5725710888723">
                <text:p>2.5725710888723</text:p>
              </table:table-cell>
              <table:table-cell office:value-type="float" office:value="0.2873">
                <text:p>0.2873</text:p>
              </table:table-cell>
              <table:table-cell office:value-type="float" office:value="0.0320851347342873">
                <text:p>0.0320851347342873</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90983.960548458">
                <text:p>590983.960548458</text:p>
              </table:table-cell>
              <table:table-cell office:value-type="float" office:value="2.82982819775953">
                <text:p>2.82982819775953</text:p>
              </table:table-cell>
              <table:table-cell office:value-type="float" office:value="0.2873">
                <text:p>0.2873</text:p>
              </table:table-cell>
              <table:table-cell office:value-type="float" office:value="0.0291683043038976">
                <text:p>0.0291683043038976</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50082.356603303">
                <text:p>650082.356603303</text:p>
              </table:table-cell>
              <table:table-cell office:value-type="float" office:value="3.11281101753549">
                <text:p>3.11281101753549</text:p>
              </table:table-cell>
              <table:table-cell office:value-type="float" office:value="0.2873">
                <text:p>0.2873</text:p>
              </table:table-cell>
              <table:table-cell office:value-type="float" office:value="0.0265166402762705">
                <text:p>0.0265166402762705</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715090.592263634">
                <text:p>715090.592263634</text:p>
              </table:table-cell>
              <table:table-cell office:value-type="float" office:value="3.42409211928904">
                <text:p>3.42409211928904</text:p>
              </table:table-cell>
              <table:table-cell office:value-type="float" office:value="0.2873">
                <text:p>0.2873</text:p>
              </table:table-cell>
              <table:table-cell office:value-type="float" office:value="0.0241060366147914">
                <text:p>0.0241060366147914</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786599.651489997">
                <text:p>786599.651489997</text:p>
              </table:table-cell>
              <table:table-cell office:value-type="float" office:value="3.76650133121794">
                <text:p>3.76650133121794</text:p>
              </table:table-cell>
              <table:table-cell office:value-type="float" office:value="0.2873">
                <text:p>0.2873</text:p>
              </table:table-cell>
              <table:table-cell office:value-type="float" office:value="0.0219145787407194">
                <text:p>0.0219145787407194</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865259.616638997">
                <text:p>865259.616638997</text:p>
              </table:table-cell>
              <table:table-cell office:value-type="float" office:value="4.14315146433973">
                <text:p>4.14315146433973</text:p>
              </table:table-cell>
              <table:table-cell office:value-type="float" office:value="0.2873">
                <text:p>0.2873</text:p>
              </table:table-cell>
              <table:table-cell office:value-type="float" office:value="0.019922344309745">
                <text:p>0.019922344309745</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51785.578302897">
                <text:p>951785.578302897</text:p>
              </table:table-cell>
              <table:table-cell office:value-type="float" office:value="4.55746661077371">
                <text:p>4.55746661077371</text:p>
              </table:table-cell>
              <table:table-cell office:value-type="float" office:value="0.2873">
                <text:p>0.2873</text:p>
              </table:table-cell>
              <table:table-cell office:value-type="float" office:value="0.0181112220997681">
                <text:p>0.0181112220997681</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083333.33333333">
                <text:p>1083333.33333333</text:p>
              </table:table-cell>
              <table:table-cell office:value-type="float" office:value="5.18736111111111">
                <text:p>5.18736111111111</text:p>
              </table:table-cell>
              <table:table-cell office:value-type="float" office:value="0.2873">
                <text:p>0.2873</text:p>
              </table:table-cell>
              <table:table-cell office:value-type="float" office:value="0.015912">
                <text:p>0.015912</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191666.66666667">
                <text:p>1191666.66666667</text:p>
              </table:table-cell>
              <table:table-cell office:value-type="float" office:value="5.70609722222222">
                <text:p>5.70609722222222</text:p>
              </table:table-cell>
              <table:table-cell office:value-type="float" office:value="0.2873">
                <text:p>0.2873</text:p>
              </table:table-cell>
              <table:table-cell office:value-type="float" office:value="0.0144654545454546">
                <text:p>0.0144654545454546</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310833.33333333">
                <text:p>1310833.33333333</text:p>
              </table:table-cell>
              <table:table-cell office:value-type="float" office:value="6.27670694444444">
                <text:p>6.27670694444444</text:p>
              </table:table-cell>
              <table:table-cell office:value-type="float" office:value="0.2873">
                <text:p>0.2873</text:p>
              </table:table-cell>
              <table:table-cell office:value-type="float" office:value="0.0131504132231405">
                <text:p>0.0131504132231405</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441916.66666667">
                <text:p>1441916.66666667</text:p>
              </table:table-cell>
              <table:table-cell office:value-type="float" office:value="6.90437763888889">
                <text:p>6.90437763888889</text:p>
              </table:table-cell>
              <table:table-cell office:value-type="float" office:value="0.2873">
                <text:p>0.2873</text:p>
              </table:table-cell>
              <table:table-cell office:value-type="float" office:value="0.0119549211119459">
                <text:p>0.0119549211119459</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586108.33333333">
                <text:p>1586108.33333333</text:p>
              </table:table-cell>
              <table:table-cell office:value-type="float" office:value="7.59481540277778">
                <text:p>7.59481540277778</text:p>
              </table:table-cell>
              <table:table-cell office:value-type="float" office:value="0.2873">
                <text:p>0.2873</text:p>
              </table:table-cell>
              <table:table-cell office:value-type="float" office:value="0.010868110101769">
                <text:p>0.010868110101769</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744719.16666667">
                <text:p>1744719.16666667</text:p>
              </table:table-cell>
              <table:table-cell office:value-type="float" office:value="8.35429694305556">
                <text:p>8.35429694305556</text:p>
              </table:table-cell>
              <table:table-cell office:value-type="float" office:value="0.2873">
                <text:p>0.2873</text:p>
              </table:table-cell>
              <table:table-cell office:value-type="float" office:value="0.00988010009251729">
                <text:p>0.00988010009251729</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919191.08333333">
                <text:p>1919191.08333333</text:p>
              </table:table-cell>
              <table:table-cell office:value-type="float" office:value="9.18972663736112">
                <text:p>9.18972663736112</text:p>
              </table:table-cell>
              <table:table-cell office:value-type="float" office:value="0.2873">
                <text:p>0.2873</text:p>
              </table:table-cell>
              <table:table-cell office:value-type="float" office:value="0.00898190917501572">
                <text:p>0.00898190917501572</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2111110.19166667">
                <text:p>2111110.19166667</text:p>
              </table:table-cell>
              <table:table-cell office:value-type="float" office:value="10.1086993010972">
                <text:p>10.1086993010972</text:p>
              </table:table-cell>
              <table:table-cell office:value-type="float" office:value="0.2873">
                <text:p>0.2873</text:p>
              </table:table-cell>
              <table:table-cell office:value-type="float" office:value="0.00816537197728702">
                <text:p>0.00816537197728702</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2322221.21083333">
                <text:p>2322221.21083333</text:p>
              </table:table-cell>
              <table:table-cell office:value-type="float" office:value="11.119569231207">
                <text:p>11.119569231207</text:p>
              </table:table-cell>
              <table:table-cell office:value-type="float" office:value="0.2873">
                <text:p>0.2873</text:p>
              </table:table-cell>
              <table:table-cell office:value-type="float" office:value="0.00742306543389729">
                <text:p>0.0074230654338972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554443.33191667">
                <text:p>2554443.33191667</text:p>
              </table:table-cell>
              <table:table-cell office:value-type="float" office:value="12.2315261543277">
                <text:p>12.2315261543277</text:p>
              </table:table-cell>
              <table:table-cell office:value-type="float" office:value="0.2873">
                <text:p>0.2873</text:p>
              </table:table-cell>
              <table:table-cell office:value-type="float" office:value="0.00674824130354299">
                <text:p>0.00674824130354299</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809887.66510833">
                <text:p>2809887.66510833</text:p>
              </table:table-cell>
              <table:table-cell office:value-type="float" office:value="13.4546787697604">
                <text:p>13.4546787697604</text:p>
              </table:table-cell>
              <table:table-cell office:value-type="float" office:value="0.2873">
                <text:p>0.2873</text:p>
              </table:table-cell>
              <table:table-cell office:value-type="float" office:value="0.00613476482140271">
                <text:p>0.0061347648214027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3090876.43161917">
                <text:p>3090876.43161917</text:p>
              </table:table-cell>
              <table:table-cell office:value-type="float" office:value="14.8001466467365">
                <text:p>14.8001466467365</text:p>
              </table:table-cell>
              <table:table-cell office:value-type="float" office:value="0.2873">
                <text:p>0.2873</text:p>
              </table:table-cell>
              <table:table-cell office:value-type="float" office:value="0.00557705892854792">
                <text:p>0.0055770589285479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3399964.07478108">
                <text:p>3399964.07478108</text:p>
              </table:table-cell>
              <table:table-cell office:value-type="float" office:value="16.2801613114101">
                <text:p>16.2801613114101</text:p>
              </table:table-cell>
              <table:table-cell office:value-type="float" office:value="0.2873">
                <text:p>0.2873</text:p>
              </table:table-cell>
              <table:table-cell office:value-type="float" office:value="0.0050700535714072">
                <text:p>0.0050700535714072</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3739960.48225919">
                <text:p>3739960.48225919</text:p>
              </table:table-cell>
              <table:table-cell office:value-type="float" office:value="17.9081774425511">
                <text:p>17.9081774425511</text:p>
              </table:table-cell>
              <table:table-cell office:value-type="float" office:value="0.2873">
                <text:p>0.2873</text:p>
              </table:table-cell>
              <table:table-cell office:value-type="float" office:value="0.00460913961037018">
                <text:p>0.00460913961037018</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113956.53048511">
                <text:p>4113956.53048511</text:p>
              </table:table-cell>
              <table:table-cell office:value-type="float" office:value="19.6989951868062">
                <text:p>19.6989951868062</text:p>
              </table:table-cell>
              <table:table-cell office:value-type="float" office:value="0.2873">
                <text:p>0.2873</text:p>
              </table:table-cell>
              <table:table-cell office:value-type="float" office:value="0.00419012691851835">
                <text:p>0.0041901269185183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525352.18353362">
                <text:p>4525352.18353362</text:p>
              </table:table-cell>
              <table:table-cell office:value-type="float" office:value="21.6688947054869">
                <text:p>21.6688947054869</text:p>
              </table:table-cell>
              <table:table-cell office:value-type="float" office:value="0.2873">
                <text:p>0.2873</text:p>
              </table:table-cell>
              <table:table-cell office:value-type="float" office:value="0.00380920628956213">
                <text:p>0.00380920628956213</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977887.40188699">
                <text:p>4977887.40188699</text:p>
              </table:table-cell>
              <table:table-cell office:value-type="float" office:value="23.8357841760355">
                <text:p>23.8357841760355</text:p>
              </table:table-cell>
              <table:table-cell office:value-type="float" office:value="0.2873">
                <text:p>0.2873</text:p>
              </table:table-cell>
              <table:table-cell office:value-type="float" office:value="0.00346291480869285">
                <text:p>0.00346291480869285</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5475676.14207569">
                <text:p>5475676.14207569</text:p>
              </table:table-cell>
              <table:table-cell office:value-type="float" office:value="26.2193625936391">
                <text:p>26.2193625936391</text:p>
              </table:table-cell>
              <table:table-cell office:value-type="float" office:value="0.2873">
                <text:p>0.2873</text:p>
              </table:table-cell>
              <table:table-cell office:value-type="float" office:value="0.00314810437153895">
                <text:p>0.00314810437153895</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6023243.75628326">
                <text:p>6023243.75628326</text:p>
              </table:table-cell>
              <table:table-cell office:value-type="float" office:value="28.841298853003">
                <text:p>28.841298853003</text:p>
              </table:table-cell>
              <table:table-cell office:value-type="float" office:value="0.2873">
                <text:p>0.2873</text:p>
              </table:table-cell>
              <table:table-cell office:value-type="float" office:value="0.00286191306503541">
                <text:p>0.00286191306503541</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6625568.13191158">
                <text:p>6625568.13191158</text:p>
              </table:table-cell>
              <table:table-cell office:value-type="float" office:value="31.7254287383033">
                <text:p>31.7254287383033</text:p>
              </table:table-cell>
              <table:table-cell office:value-type="float" office:value="0.2873">
                <text:p>0.2873</text:p>
              </table:table-cell>
              <table:table-cell office:value-type="float" office:value="0.00260173915003219">
                <text:p>0.00260173915003219</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7288124.94510274">
                <text:p>7288124.94510274</text:p>
              </table:table-cell>
              <table:table-cell office:value-type="float" office:value="34.8979716121337">
                <text:p>34.8979716121337</text:p>
              </table:table-cell>
              <table:table-cell office:value-type="float" office:value="0.2873">
                <text:p>0.2873</text:p>
              </table:table-cell>
              <table:table-cell office:value-type="float" office:value="0.00236521740912017">
                <text:p>0.00236521740912017</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8016937.43961302">
                <text:p>8016937.43961302</text:p>
              </table:table-cell>
              <table:table-cell office:value-type="float" office:value="38.387768773347">
                <text:p>38.387768773347</text:p>
              </table:table-cell>
              <table:table-cell office:value-type="float" office:value="0.2873">
                <text:p>0.2873</text:p>
              </table:table-cell>
              <table:table-cell office:value-type="float" office:value="0.0021501976446547">
                <text:p>0.0021501976446547</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8818631.18357432">
                <text:p>8818631.18357432</text:p>
              </table:table-cell>
              <table:table-cell office:value-type="float" office:value="42.2265456506817">
                <text:p>42.2265456506817</text:p>
              </table:table-cell>
              <table:table-cell office:value-type="float" office:value="0.2873">
                <text:p>0.2873</text:p>
              </table:table-cell>
              <table:table-cell office:value-type="float" office:value="0.00195472513150428">
                <text:p>0.00195472513150428</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9700494.30193175">
                <text:p>9700494.30193175</text:p>
              </table:table-cell>
              <table:table-cell office:value-type="float" office:value="46.4492002157499">
                <text:p>46.4492002157499</text:p>
              </table:table-cell>
              <table:table-cell office:value-type="float" office:value="0.2873">
                <text:p>0.2873</text:p>
              </table:table-cell>
              <table:table-cell office:value-type="float" office:value="0.00177702284682207">
                <text:p>0.00177702284682207</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0670543.7321249">
                <text:p>10670543.7321249</text:p>
              </table:table-cell>
              <table:table-cell office:value-type="float" office:value="51.0941202373249">
                <text:p>51.0941202373249</text:p>
              </table:table-cell>
              <table:table-cell office:value-type="float" office:value="0.2873">
                <text:p>0.2873</text:p>
              </table:table-cell>
              <table:table-cell office:value-type="float" office:value="0.00161547531529279">
                <text:p>0.00161547531529279</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1737598.1053374">
                <text:p>11737598.1053374</text:p>
              </table:table-cell>
              <table:table-cell office:value-type="float" office:value="56.2035322610574">
                <text:p>56.2035322610574</text:p>
              </table:table-cell>
              <table:table-cell office:value-type="float" office:value="0.2873">
                <text:p>0.2873</text:p>
              </table:table-cell>
              <table:table-cell office:value-type="float" office:value="0.00146861392299345">
                <text:p>0.00146861392299345</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2911357.9158712">
                <text:p>12911357.9158712</text:p>
              </table:table-cell>
              <table:table-cell office:value-type="float" office:value="61.8238854871631">
                <text:p>61.8238854871631</text:p>
              </table:table-cell>
              <table:table-cell office:value-type="float" office:value="0.2873">
                <text:p>0.2873</text:p>
              </table:table-cell>
              <table:table-cell office:value-type="float" office:value="0.00133510356635768">
                <text:p>0.00133510356635768</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4202493.7074583">
                <text:p>14202493.7074583</text:p>
              </table:table-cell>
              <table:table-cell office:value-type="float" office:value="68.0062740358795">
                <text:p>68.0062740358795</text:p>
              </table:table-cell>
              <table:table-cell office:value-type="float" office:value="0.2873">
                <text:p>0.2873</text:p>
              </table:table-cell>
              <table:table-cell office:value-type="float" office:value="0.00121373051487062">
                <text:p>0.00121373051487062</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5622743.0782041">
                <text:p>15622743.0782041</text:p>
              </table:table-cell>
              <table:table-cell office:value-type="float" office:value="74.8069014394674">
                <text:p>74.8069014394674</text:p>
              </table:table-cell>
              <table:table-cell office:value-type="float" office:value="0.2873">
                <text:p>0.2873</text:p>
              </table:table-cell>
              <table:table-cell office:value-type="float" office:value="0.0011033913771551">
                <text:p>0.0011033913771551</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7185017.3860245">
                <text:p>17185017.3860245</text:p>
              </table:table-cell>
              <table:table-cell office:value-type="float" office:value="82.2875915834142">
                <text:p>82.2875915834142</text:p>
              </table:table-cell>
              <table:table-cell office:value-type="float" office:value="0.2873">
                <text:p>0.2873</text:p>
              </table:table-cell>
              <table:table-cell office:value-type="float" office:value="0.001003083070141">
                <text:p>0.001003083070141</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8903519.124627">
                <text:p>18903519.124627</text:p>
              </table:table-cell>
              <table:table-cell office:value-type="float" office:value="90.5163507417556">
                <text:p>90.5163507417556</text:p>
              </table:table-cell>
              <table:table-cell office:value-type="float" office:value="0.2873">
                <text:p>0.2873</text:p>
              </table:table-cell>
              <table:table-cell office:value-type="float" office:value="0.000911893700128186">
                <text:p>0.000911893700128186</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20793871.0370897">
                <text:p>20793871.0370897</text:p>
              </table:table-cell>
              <table:table-cell office:value-type="float" office:value="99.5679858159312">
                <text:p>99.5679858159312</text:p>
              </table:table-cell>
              <table:table-cell office:value-type="float" office:value="0.2873">
                <text:p>0.2873</text:p>
              </table:table-cell>
              <table:table-cell office:value-type="float" office:value="0.000828994272843805">
                <text:p>0.000828994272843805</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2873258.1407986">
                <text:p>22873258.1407986</text:p>
              </table:table-cell>
              <table:table-cell office:value-type="float" office:value="109.524784397524">
                <text:p>109.524784397524</text:p>
              </table:table-cell>
              <table:table-cell office:value-type="float" office:value="0.2873">
                <text:p>0.2873</text:p>
              </table:table-cell>
              <table:table-cell office:value-type="float" office:value="0.000753631157130732">
                <text:p>0.000753631157130732</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5160583.9548785">
                <text:p>25160583.9548785</text:p>
              </table:table-cell>
              <table:table-cell office:value-type="float" office:value="120.477262837277">
                <text:p>120.477262837277</text:p>
              </table:table-cell>
              <table:table-cell office:value-type="float" office:value="0.2873">
                <text:p>0.2873</text:p>
              </table:table-cell>
              <table:table-cell office:value-type="float" office:value="0.00068511923375521">
                <text:p>0.00068511923375521</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7676642.3503664">
                <text:p>27676642.3503664</text:p>
              </table:table-cell>
              <table:table-cell office:value-type="float" office:value="132.524989121004">
                <text:p>132.524989121004</text:p>
              </table:table-cell>
              <table:table-cell office:value-type="float" office:value="0.2873">
                <text:p>0.2873</text:p>
              </table:table-cell>
              <table:table-cell office:value-type="float" office:value="0.000622835667050191">
                <text:p>0.000622835667050191</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0444306.585403">
                <text:p>30444306.585403</text:p>
              </table:table-cell>
              <table:table-cell office:value-type="float" office:value="145.777488033105">
                <text:p>145.777488033105</text:p>
              </table:table-cell>
              <table:table-cell office:value-type="float" office:value="0.2873">
                <text:p>0.2873</text:p>
              </table:table-cell>
              <table:table-cell office:value-type="float" office:value="0.000566214242772901">
                <text:p>0.000566214242772901</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_64 LibreOffice_project/7074905676c47b82bbcfbea1aeefc84afe1c50e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number-style style:name="N125">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graphic-properties svg:stroke-color="#4f81bd" draw:fill="solid" draw:fill-color="#ffffff"/>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125">
      <style:chart-properties loext:display-units="true" loext:display-units-built-in-unit="millions" chart:display-label="true" chart:logarithmic="false" chart:minimum="0" chart:maximum="2000000" chart:interval-major="5000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1">
      <style:chart-properties chart:display-label="true" chart:logarithmic="false" chart:maximum="1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9"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46aac4" draw:fill-color="#46aac4"/>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7d5fa0" draw:fill-color="#7d5fa0"/>
      <style:text-properties fo:color="#000000" style:text-position="0% 100%" fo:font-family="Calibri" fo:font-size="10pt" style:font-size-asian="10pt" style:font-size-complex="10pt"/>
    </style:style>
    <style:style style:name="ch12" style:family="chart" style:data-style-name="N4">
      <style:chart-properties chart:symbol-type="none" chart:link-data-style-to-source="fals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13" style:family="chart">
      <style:chart-properties chart:solid-type="cuboid" chart:symbol-type="automatic" chart:symbol-width="0.176cm" chart:symbol-height="0.176cm" chart:data-label-number="value" chart:data-label-text="false" chart:data-label-symbol="false" chart:label-position="left"/>
    </style:style>
    <style:style style:name="ch14" style:family="chart" style:data-style-name="N4">
      <style:chart-properties chart:symbol-type="named-symbol" chart:symbol-name="diamond" chart:symbol-width="0.176cm" chart:symbol-height="0.176cm" chart:link-data-style-to-source="false" chart:data-label-number="value" chart:data-label-text="true" chart:data-label-symbol="fals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font-size-asian="10pt" style:font-size-complex="10pt"/>
    </style:style>
    <style:style style:name="ch15" style:family="chart">
      <style:chart-properties chart:solid-type="cuboid" chart:symbol-type="named-symbol" chart:symbol-name="diamond" chart:symbol-width="0.176cm" chart:symbol-height="0.176cm" chart:data-label-number="none" chart:data-label-text="true" chart:data-label-symbol="false" chart:label-position="bottom-left"/>
    </style:style>
    <style:style style:name="ch16" style:family="chart">
      <style:chart-properties chart:solid-type="cuboid" chart:symbol-type="named-symbol" chart:symbol-name="diamond" chart:symbol-width="0.176cm" chart:symbol-height="0.176cm" chart:data-label-number="value" chart:data-label-text="false" chart:data-label-symbol="false" chart:label-position="top-right"/>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9.383cm" svg:height="12.171cm" xlink:href=".." xlink:type="simple" chart:class="chart:scatter" chart:style-name="ch1">
        <chart:title svg:x="-1.191cm" svg:y="0.378cm" chart:style-name="ch2">
          <text:p>Single TX Price
(current penalty, currently feasible min. fee)</text:p>
        </chart:title>
        <chart:legend chart:legend-position="start" svg:x="1.951cm" svg:y="2.572cm" style:legend-expansion="custom" chartooo:width="4.359cm" chartooo:height="1.5cm" style:legend-expansion-aspect-ratio="2.906" chart:style-name="ch3"/>
        <chart:plot-area chart:style-name="ch4" table:cell-range-address="Sheet1.B15:Sheet1.B239 Sheet1.L14:Sheet1.N239 Sheet1.J7:Sheet1.J9" chart:data-source-has-labels="row" svg:x="5.737cm" svg:y="2.274cm" svg:width="3.459cm" svg:height="8.703cm">
          <chartooo:coordinate-region svg:x="6.349cm" svg:y="2.274cm" svg:width="2.725cm" svg:height="6.852cm"/>
          <chart:axis chart:dimension="x" chart:name="primary-x" chart:style-name="ch5">
            <chart:title svg:x="5.814cm" svg:y="11.22cm" chart:style-name="ch6">
              <text:p>Median Block Size, MB</text:p>
            </chart:title>
            <chart:grid chart:style-name="ch7" chart:class="major"/>
          </chart:axis>
          <chart:axis chart:dimension="y" chart:name="primary-y" chart:style-name="ch8">
            <chart:title svg:x="0.485cm" svg:y="7.138cm" chart:style-name="ch9">
              <text:p>Single TX Price, USD</text:p>
            </chart:title>
            <chart:grid chart:style-name="ch7" chart:class="major"/>
          </chart:axis>
          <chart:series chart:style-name="ch10" chart:values-cell-range-address="Sheet1.M15:Sheet1.M239" chart:label-cell-address="Sheet1.M14:Sheet1.M14" chart:class="chart:scatter">
            <chart:domain table:cell-range-address="Sheet1.B15:Sheet1.B239"/>
            <chart:data-point chart:repeated="225"/>
          </chart:series>
          <chart:series chart:style-name="ch11" chart:values-cell-range-address="Sheet1.L15:Sheet1.L239" chart:label-cell-address="Sheet1.L14:Sheet1.L14" chart:class="chart:scatter">
            <chart:data-point chart:repeated="225"/>
          </chart:series>
          <chart:series chart:style-name="ch12" chart:values-cell-range-address="Sheet1.N15:Sheet1.N239" chart:label-cell-address="Sheet1.N14:Sheet1.N14" chart:class="chart:scatter">
            <chart:data-point chart:style-name="ch13"/>
            <chart:data-point chart:repeated="224"/>
          </chart:series>
          <chart:series chart:style-name="ch14" chart:values-cell-range-address="Sheet1.J8:Sheet1.J9" chart:label-cell-address="Sheet1.J7:Sheet1.J7" chart:class="chart:scatter">
            <chart:domain table:cell-range-address="Sheet1.B8:Sheet1.B9"/>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B</text:p>
              </table:table-cell>
              <table:table-cell office:value-type="string">
                <text:p>Square Market Price</text:p>
                <draw:g>
                  <svg:desc>Sheet1.M14:Sheet1.M14</svg:desc>
                </draw:g>
              </table:table-cell>
              <table:table-cell office:value-type="string">
                <text:p>Linear Market Price</text:p>
                <draw:g>
                  <svg:desc>Sheet1.L14:Sheet1.L14</svg:desc>
                </draw:g>
              </table:table-cell>
              <table:table-cell office:value-type="string">
                <text:p>Flat Market Price</text:p>
                <draw:g>
                  <svg:desc>Sheet1.N14:Sheet1.N14</svg:desc>
                </draw:g>
              </table:table-cell>
              <table:table-cell office:value-type="string">
                <text:p>Column B</text:p>
              </table:table-cell>
              <table:table-cell office:value-type="string">
                <text:p>Square Market Price</text:p>
                <draw:g>
                  <svg:desc>Sheet1.J7:Sheet1.J7</svg:desc>
                </draw:g>
              </table:table-cell>
            </table:table-row>
          </table:table-header-rows>
          <table:table-rows>
            <table:table-row>
              <table:table-cell office:value-type="string">
                <text:p>1</text:p>
              </table:table-cell>
              <table:table-cell office:value-type="float" office:value="60000">
                <text:p>60000</text:p>
                <draw:g>
                  <svg:desc>Sheet1.B15:Sheet1.B239</svg:desc>
                </draw:g>
              </table:table-cell>
              <table:table-cell office:value-type="float" office:value="NaN">
                <text:p>NaN</text:p>
                <draw:g>
                  <svg:desc>Sheet1.M15:Sheet1.M239</svg:desc>
                </draw:g>
              </table:table-cell>
              <table:table-cell office:value-type="float" office:value="NaN">
                <text:p>NaN</text:p>
                <draw:g>
                  <svg:desc>Sheet1.L15:Sheet1.L239</svg:desc>
                </draw:g>
              </table:table-cell>
              <table:table-cell office:value-type="float" office:value="NaN">
                <text:p>NaN</text:p>
                <draw:g>
                  <svg:desc>Sheet1.N15:Sheet1.N239</svg:desc>
                </draw:g>
              </table:table-cell>
              <table:table-cell office:value-type="float" office:value="1083333.33333333">
                <text:p>1083333.33333333</text:p>
                <draw:g>
                  <svg:desc>Sheet1.B8:Sheet1.B9</svg:desc>
                </draw:g>
              </table:table-cell>
              <table:table-cell office:value-type="float" office:value="0">
                <text:p>0</text:p>
                <draw:g>
                  <svg:desc>Sheet1.J8:Sheet1.J9</svg:desc>
                </draw:g>
              </table:table-cell>
            </table:table-row>
            <table:table-row>
              <table:table-cell office:value-type="string">
                <text:p>2</text:p>
              </table:table-cell>
              <table:table-cell office:value-type="float" office:value="66000">
                <text:p>66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3333.33333333">
                <text:p>1083333.33333333</text:p>
              </table:table-cell>
              <table:table-cell office:value-type="float" office:value="5.18736111111111">
                <text:p>5.18736111111111</text:p>
              </table:table-cell>
            </table:table-row>
            <table:table-row>
              <table:table-cell office:value-type="string">
                <text:p>3</text:p>
              </table:table-cell>
              <table:table-cell office:value-type="float" office:value="72600">
                <text:p>72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9860">
                <text:p>798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7846">
                <text:p>878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96630.6">
                <text:p>9663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06293.66">
                <text:p>10629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16923.026">
                <text:p>116923.0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615.3286">
                <text:p>128615.3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41476.86146">
                <text:p>141476.86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55624.547606">
                <text:p>155624.5476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71187.0023666">
                <text:p>171187.00236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88305.70260326">
                <text:p>188305.702603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07136.272863586">
                <text:p>207136.2728635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27849.900149945">
                <text:p>227849.9001499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250634.890164939">
                <text:p>250634.8901649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75698.379181433">
                <text:p>275698.3791814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03268.217099577">
                <text:p>303268.2170995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33595.038809534">
                <text:p>333595.0388095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66954.542690488">
                <text:p>366954.542690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03649.996959537">
                <text:p>403649.9969595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444014.99665549">
                <text:p>444014.996655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488416.496321039">
                <text:p>488416.4963210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37258.145953143">
                <text:p>537258.145953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90983.960548458">
                <text:p>590983.9605484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50082.356603303">
                <text:p>650082.3566033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715090.592263634">
                <text:p>715090.5922636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786599.651489997">
                <text:p>786599.651489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865259.616638997">
                <text:p>865259.616638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51785.578302897">
                <text:p>951785.5783028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083333.33333333">
                <text:p>108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191666.66666667">
                <text:p>119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310833.33333333">
                <text:p>13108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441916.66666667">
                <text:p>144191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586108.33333333">
                <text:p>1586108.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744719.16666667">
                <text:p>1744719.1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919191.08333333">
                <text:p>1919191.08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2111110.19166667">
                <text:p>2111110.191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2322221.21083333">
                <text:p>2322221.2108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554443.33191667">
                <text:p>2554443.33191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809887.66510833">
                <text:p>2809887.665108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3090876.43161917">
                <text:p>3090876.431619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3399964.07478108">
                <text:p>3399964.07478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3739960.48225919">
                <text:p>3739960.482259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113956.53048511">
                <text:p>4113956.530485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525352.18353362">
                <text:p>4525352.183533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977887.40188699">
                <text:p>4977887.401886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5475676.14207569">
                <text:p>5475676.142075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6023243.75628326">
                <text:p>6023243.756283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6625568.13191158">
                <text:p>6625568.13191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7288124.94510274">
                <text:p>7288124.945102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8016937.43961302">
                <text:p>8016937.439613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8818631.18357432">
                <text:p>8818631.18357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9700494.30193175">
                <text:p>9700494.30193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0670543.7321249">
                <text:p>10670543.73212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1737598.1053374">
                <text:p>11737598.10533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2911357.9158712">
                <text:p>12911357.91587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4202493.7074583">
                <text:p>14202493.70745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5622743.0782041">
                <text:p>15622743.07820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7185017.3860245">
                <text:p>17185017.38602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8903519.124627">
                <text:p>18903519.1246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20793871.0370897">
                <text:p>20793871.03708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2873258.1407986">
                <text:p>22873258.14079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5160583.9548785">
                <text:p>25160583.95487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7676642.3503664">
                <text:p>27676642.35036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0444306.585403">
                <text:p>30444306.5854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_64 LibreOffice_project/7074905676c47b82bbcfbea1aeefc84afe1c50e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number-style style:name="N125">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graphic-properties svg:stroke-color="#4f81bd" draw:fill="solid" draw:fill-color="#ffffff"/>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125">
      <style:chart-properties loext:display-units="true" loext:display-units-built-in-unit="millions" chart:display-label="true" chart:logarithmic="false" chart:minimum="0" chart:maximum="2000000" chart:interval-major="5000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1">
      <style:chart-properties chart:display-label="true" chart:logarithmic="false" chart:maximum="1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9"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10" style:family="chart" style:data-style-name="N2">
      <style:chart-properties chart:symbol-type="none" chart:link-data-style-to-source="true" chart:label-position="right">
        <chart:label-separator>
          <text:p>; </text:p>
        </chart:label-separator>
      </style:chart-properties>
      <style:graphic-properties svg:stroke-width="0.079cm" svg:stroke-color="#46aac4" draw:fill-color="#46aac4"/>
      <style:text-properties fo:color="#000000" style:text-position="0% 100%" fo:font-family="Calibri" fo:font-size="10pt" style:font-size-asian="10pt" style:font-size-complex="10pt"/>
    </style:style>
    <style:style style:name="ch11" style:family="chart" style:data-style-name="N2">
      <style:chart-properties chart:symbol-type="none" chart:link-data-style-to-source="true" chart:label-position="right">
        <chart:label-separator>
          <text:p>; </text:p>
        </chart:label-separator>
      </style:chart-properties>
      <style:graphic-properties svg:stroke-width="0.079cm" svg:stroke-color="#7d5fa0" draw:fill-color="#7d5fa0"/>
      <style:text-properties fo:color="#000000" style:text-position="0% 100%" fo:font-family="Calibri" fo:font-size="10pt" style:font-size-asian="10pt" style:font-size-complex="10pt"/>
    </style:style>
    <style:style style:name="ch12" style:family="chart" style:data-style-name="N4">
      <style:chart-properties chart:symbol-type="none" chart:link-data-style-to-source="false" chart:label-position="right">
        <chart:label-separator>
          <text:p>; </text:p>
        </chart:label-separator>
      </style:chart-properties>
      <style:graphic-properties svg:stroke-width="0.079cm" svg:stroke-color="#4a7ebb" draw:fill-color="#4a7ebb"/>
      <style:text-properties fo:color="#000000" style:text-position="0% 100%" fo:font-family="Calibri" fo:font-size="10pt" style:font-size-asian="10pt" style:font-size-complex="10pt"/>
    </style:style>
    <style:style style:name="ch13" style:family="chart">
      <style:chart-properties chart:solid-type="cuboid" chart:symbol-type="automatic" chart:symbol-width="0.176cm" chart:symbol-height="0.176cm" chart:data-label-number="value" chart:data-label-text="false" chart:data-label-symbol="false" chart:label-position="left"/>
    </style:style>
    <style:style style:name="ch14" style:family="chart" style:data-style-name="N4">
      <style:chart-properties chart:symbol-type="named-symbol" chart:symbol-name="diamond" chart:symbol-width="0.176cm" chart:symbol-height="0.176cm" chart:link-data-style-to-source="false" chart:data-label-number="value" chart:data-label-text="true" chart:data-label-symbol="fals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font-size-asian="10pt" style:font-size-complex="10pt"/>
    </style:style>
    <style:style style:name="ch15" style:family="chart">
      <style:chart-properties chart:solid-type="cuboid" chart:symbol-type="named-symbol" chart:symbol-name="diamond" chart:symbol-width="0.176cm" chart:symbol-height="0.176cm" chart:data-label-number="none" chart:data-label-text="true" chart:data-label-symbol="false" chart:label-position="bottom-left"/>
    </style:style>
    <style:style style:name="ch16" style:family="chart">
      <style:chart-properties chart:solid-type="cuboid" chart:symbol-type="named-symbol" chart:symbol-name="diamond" chart:symbol-width="0.176cm" chart:symbol-height="0.176cm" chart:data-label-number="value" chart:data-label-text="false" chart:data-label-symbol="false" chart:label-position="top-right"/>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9.384cm" svg:height="12.171cm" xlink:href=".." xlink:type="simple" chart:class="chart:scatter" chart:style-name="ch1">
        <chart:title svg:x="-1.19cm" svg:y="0.378cm" chart:style-name="ch2">
          <text:p>Single TX Price
(current penalty, currently feasible min. fee)</text:p>
        </chart:title>
        <chart:legend chart:legend-position="start" svg:x="1.951cm" svg:y="2.572cm" style:legend-expansion="custom" chartooo:width="4.359cm" chartooo:height="1.5cm" style:legend-expansion-aspect-ratio="2.906" chart:style-name="ch3"/>
        <chart:plot-area chart:style-name="ch4" table:cell-range-address="Sheet1.B15:Sheet1.B239 Sheet1.F14:Sheet1.H239 Sheet1.J7:Sheet1.J9" chart:data-source-has-labels="row" svg:x="5.737cm" svg:y="2.274cm" svg:width="3.46cm" svg:height="8.703cm">
          <chartooo:coordinate-region svg:x="6.349cm" svg:y="2.274cm" svg:width="2.726cm" svg:height="6.852cm"/>
          <chart:axis chart:dimension="x" chart:name="primary-x" chart:style-name="ch5">
            <chart:title svg:x="5.815cm" svg:y="11.22cm" chart:style-name="ch6">
              <text:p>Median Block Size, MB</text:p>
            </chart:title>
            <chart:grid chart:style-name="ch7" chart:class="major"/>
          </chart:axis>
          <chart:axis chart:dimension="y" chart:name="primary-y" chart:style-name="ch8">
            <chart:title svg:x="0.485cm" svg:y="7.138cm" chart:style-name="ch9">
              <text:p>Single TX Price, USD</text:p>
            </chart:title>
            <chart:grid chart:style-name="ch7" chart:class="major"/>
          </chart:axis>
          <chart:series chart:style-name="ch10" chart:values-cell-range-address="Sheet1.G15:Sheet1.G239" chart:label-cell-address="Sheet1.G14:Sheet1.G14" chart:class="chart:scatter">
            <chart:domain table:cell-range-address="Sheet1.B15:Sheet1.B239"/>
            <chart:data-point chart:repeated="225"/>
          </chart:series>
          <chart:series chart:style-name="ch11" chart:values-cell-range-address="Sheet1.F15:Sheet1.F239" chart:label-cell-address="Sheet1.F14:Sheet1.F14" chart:class="chart:scatter">
            <chart:data-point chart:repeated="225"/>
          </chart:series>
          <chart:series chart:style-name="ch12" chart:values-cell-range-address="Sheet1.H15:Sheet1.H239" chart:label-cell-address="Sheet1.H14:Sheet1.H14" chart:class="chart:scatter">
            <chart:data-point chart:style-name="ch13"/>
            <chart:data-point chart:repeated="224"/>
          </chart:series>
          <chart:series chart:style-name="ch14" chart:values-cell-range-address="Sheet1.J8:Sheet1.J9" chart:label-cell-address="Sheet1.J7:Sheet1.J7" chart:class="chart:scatter">
            <chart:domain table:cell-range-address="Sheet1.B8:Sheet1.B9"/>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B</text:p>
              </table:table-cell>
              <table:table-cell office:value-type="string">
                <text:p>Square Market Price</text:p>
                <draw:g>
                  <svg:desc>Sheet1.G14:Sheet1.G14</svg:desc>
                </draw:g>
              </table:table-cell>
              <table:table-cell office:value-type="string">
                <text:p>Linear Market Price</text:p>
                <draw:g>
                  <svg:desc>Sheet1.F14:Sheet1.F14</svg:desc>
                </draw:g>
              </table:table-cell>
              <table:table-cell office:value-type="string">
                <text:p>Flat Market Price</text:p>
                <draw:g>
                  <svg:desc>Sheet1.H14:Sheet1.H14</svg:desc>
                </draw:g>
              </table:table-cell>
              <table:table-cell office:value-type="string">
                <text:p>Column B</text:p>
              </table:table-cell>
              <table:table-cell office:value-type="string">
                <text:p>Square Market Price</text:p>
                <draw:g>
                  <svg:desc>Sheet1.J7:Sheet1.J7</svg:desc>
                </draw:g>
              </table:table-cell>
            </table:table-row>
          </table:table-header-rows>
          <table:table-rows>
            <table:table-row>
              <table:table-cell office:value-type="string">
                <text:p>1</text:p>
              </table:table-cell>
              <table:table-cell office:value-type="float" office:value="60000">
                <text:p>60000</text:p>
                <draw:g>
                  <svg:desc>Sheet1.B15:Sheet1.B239</svg:desc>
                </draw:g>
              </table:table-cell>
              <table:table-cell office:value-type="float" office:value="0.0159120000000001">
                <text:p>0.0159120000000001</text:p>
                <draw:g>
                  <svg:desc>Sheet1.G15:Sheet1.G239</svg:desc>
                </draw:g>
              </table:table-cell>
              <table:table-cell office:value-type="float" office:value="0.0159120000000001">
                <text:p>0.0159120000000001</text:p>
                <draw:g>
                  <svg:desc>Sheet1.F15:Sheet1.F239</svg:desc>
                </draw:g>
              </table:table-cell>
              <table:table-cell office:value-type="float" office:value="0.0159120000000001">
                <text:p>0.0159120000000001</text:p>
                <draw:g>
                  <svg:desc>Sheet1.H15:Sheet1.H239</svg:desc>
                </draw:g>
              </table:table-cell>
              <table:table-cell office:value-type="float" office:value="1083333.33333333">
                <text:p>1083333.33333333</text:p>
                <draw:g>
                  <svg:desc>Sheet1.B8:Sheet1.B9</svg:desc>
                </draw:g>
              </table:table-cell>
              <table:table-cell office:value-type="float" office:value="0">
                <text:p>0</text:p>
                <draw:g>
                  <svg:desc>Sheet1.J8:Sheet1.J9</svg:desc>
                </draw:g>
              </table:table-cell>
            </table:table-row>
            <table:table-row>
              <table:table-cell office:value-type="string">
                <text:p>2</text:p>
              </table:table-cell>
              <table:table-cell office:value-type="float" office:value="66000">
                <text:p>66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3333.33333333">
                <text:p>1083333.33333333</text:p>
              </table:table-cell>
              <table:table-cell office:value-type="float" office:value="5.18736111111111">
                <text:p>5.18736111111111</text:p>
              </table:table-cell>
            </table:table-row>
            <table:table-row>
              <table:table-cell office:value-type="string">
                <text:p>3</text:p>
              </table:table-cell>
              <table:table-cell office:value-type="float" office:value="72600">
                <text:p>72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9860">
                <text:p>798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7846">
                <text:p>878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96630.6">
                <text:p>9663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06293.66">
                <text:p>10629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16923.026">
                <text:p>116923.0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615.3286">
                <text:p>128615.3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41476.86146">
                <text:p>141476.86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55624.547606">
                <text:p>155624.5476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71187.0023666">
                <text:p>171187.00236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88305.70260326">
                <text:p>188305.702603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07136.272863586">
                <text:p>207136.2728635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27849.900149945">
                <text:p>227849.9001499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250634.890164939">
                <text:p>250634.8901649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275698.379181433">
                <text:p>275698.3791814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03268.217099577">
                <text:p>303268.2170995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33595.038809534">
                <text:p>333595.0388095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66954.542690488">
                <text:p>366954.542690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403649.996959537">
                <text:p>403649.9969595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444014.99665549">
                <text:p>444014.996655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488416.496321039">
                <text:p>488416.4963210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37258.145953143">
                <text:p>537258.145953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90983.960548458">
                <text:p>590983.9605484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50082.356603303">
                <text:p>650082.3566033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715090.592263634">
                <text:p>715090.5922636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786599.651489997">
                <text:p>786599.651489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865259.616638997">
                <text:p>865259.616638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51785.578302897">
                <text:p>951785.5783028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083333.33333333">
                <text:p>108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191666.66666667">
                <text:p>119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310833.33333333">
                <text:p>13108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441916.66666667">
                <text:p>144191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586108.33333333">
                <text:p>1586108.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744719.16666667">
                <text:p>1744719.1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919191.08333333">
                <text:p>1919191.08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2111110.19166667">
                <text:p>2111110.191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2322221.21083333">
                <text:p>2322221.2108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554443.33191667">
                <text:p>2554443.33191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809887.66510833">
                <text:p>2809887.665108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3090876.43161917">
                <text:p>3090876.431619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3399964.07478108">
                <text:p>3399964.07478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3739960.48225919">
                <text:p>3739960.482259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113956.53048511">
                <text:p>4113956.530485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525352.18353362">
                <text:p>4525352.183533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977887.40188699">
                <text:p>4977887.401886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5475676.14207569">
                <text:p>5475676.142075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6023243.75628326">
                <text:p>6023243.756283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6625568.13191158">
                <text:p>6625568.13191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7288124.94510274">
                <text:p>7288124.945102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8016937.43961302">
                <text:p>8016937.439613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8818631.18357432">
                <text:p>8818631.18357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9700494.30193175">
                <text:p>9700494.30193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0670543.7321249">
                <text:p>10670543.73212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1737598.1053374">
                <text:p>11737598.10533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2911357.9158712">
                <text:p>12911357.91587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4202493.7074583">
                <text:p>14202493.70745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5622743.0782041">
                <text:p>15622743.07820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7185017.3860245">
                <text:p>17185017.38602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8903519.124627">
                <text:p>18903519.1246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20793871.0370897">
                <text:p>20793871.03708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2873258.1407986">
                <text:p>22873258.14079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5160583.9548785">
                <text:p>25160583.95487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7676642.3503664">
                <text:p>27676642.35036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0444306.585403">
                <text:p>30444306.5854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_64 LibreOffice_project/7074905676c47b82bbcfbea1aeefc84afe1c50e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